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G" table:style-name="ta1">
        <table:shapes>
          <draw:frame draw:z-index="0" draw:style-name="gr1" draw:text-style-name="P1" svg:width="15.999cm" svg:height="8.999cm" svg:x="10.205cm" svg:y="2.676cm">
            <draw:object draw:notify-on-update-of-ranges="OG.A5:OG.A5 OG.A6:OG.A1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Instantaneous BPM</text:p>
          </table:table-cell>
        </table:table-row>
        <table:table-row table:style-name="ro1">
          <table:table-cell office:value-type="string" calcext:value-type="string">
            <text:p>LPF: 0.2</text:p>
          </table:table-cell>
        </table:table-row>
        <table:table-row table:style-name="ro1">
          <table:table-cell office:value-type="string" calcext:value-type="string">
            <text:p>Ignore: 0.4</text:p>
          </table:table-cell>
        </table:table-row>
        <table:table-row table:style-name="ro1">
          <table:table-cell office:value-type="string" calcext:value-type="string">
            <text:p>Filtered Dat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</table:table>
      <table:table table:name="LPF0.05 Ignore1" table:style-name="ta1">
        <table:shapes>
          <draw:frame draw:z-index="0" draw:style-name="gr1" draw:text-style-name="P1" svg:width="15.999cm" svg:height="8.999cm" svg:x="10.564cm" svg:y="2.251cm">
            <draw:object draw:notify-on-update-of-ranges="'LPF0.05 Ignore1'.A5:'LPF0.05 Ignore1'.A5 'LPF0.05 Ignore1'.A6:'LPF0.05 Ignore1'.A16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Instantaneous BPM</text:p>
          </table:table-cell>
        </table:table-row>
        <table:table-row table:style-name="ro1">
          <table:table-cell office:value-type="string" calcext:value-type="string">
            <text:p>LPF: 0.05</text:p>
          </table:table-cell>
        </table:table-row>
        <table:table-row table:style-name="ro1">
          <table:table-cell office:value-type="string" calcext:value-type="string">
            <text:p>Ignore: 1</text:p>
          </table:table-cell>
        </table:table-row>
        <table:table-row table:style-name="ro1">
          <table:table-cell office:value-type="string" calcext:value-type="string">
            <text:p>Filtered Dat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.0500030517578" calcext:value-type="float">
            <text:p>91.0500030517578</text:p>
          </table:table-cell>
        </table:table-row>
        <table:table-row table:style-name="ro1">
          <table:table-cell office:value-type="float" office:value="91.0975036621094" calcext:value-type="float">
            <text:p>91.0975036621094</text:p>
          </table:table-cell>
        </table:table-row>
        <table:table-row table:style-name="ro1">
          <table:table-cell office:value-type="float" office:value="91.192626953125" calcext:value-type="float">
            <text:p>91.192626953125</text:p>
          </table:table-cell>
        </table:table-row>
        <table:table-row table:style-name="ro1">
          <table:table-cell office:value-type="float" office:value="91.2329940795898" calcext:value-type="float">
            <text:p>91.2329940795898</text:p>
          </table:table-cell>
        </table:table-row>
        <table:table-row table:style-name="ro1">
          <table:table-cell office:value-type="float" office:value="91.2713470458984" calcext:value-type="float">
            <text:p>91.2713470458984</text:p>
          </table:table-cell>
        </table:table-row>
        <table:table-row table:style-name="ro1">
          <table:table-cell office:value-type="float" office:value="91.2077789306641" calcext:value-type="float">
            <text:p>91.2077789306641</text:p>
          </table:table-cell>
        </table:table-row>
        <table:table-row table:style-name="ro1">
          <table:table-cell office:value-type="float" office:value="91.0973892211914" calcext:value-type="float">
            <text:p>91.0973892211914</text:p>
          </table:table-cell>
        </table:table-row>
        <table:table-row table:style-name="ro1">
          <table:table-cell office:value-type="float" office:value="90.9925231933594" calcext:value-type="float">
            <text:p>90.9925231933594</text:p>
          </table:table-cell>
        </table:table-row>
        <table:table-row table:style-name="ro1">
          <table:table-cell office:value-type="float" office:value="90.9928970336914" calcext:value-type="float">
            <text:p>90.9928970336914</text:p>
          </table:table-cell>
        </table:table-row>
        <table:table-row table:style-name="ro1">
          <table:table-cell office:value-type="float" office:value="91.0432510375977" calcext:value-type="float">
            <text:p>91.0432510375977</text:p>
          </table:table-cell>
        </table:table-row>
        <table:table-row table:style-name="ro1">
          <table:table-cell office:value-type="float" office:value="91.0910873413086" calcext:value-type="float">
            <text:p>91.0910873413086</text:p>
          </table:table-cell>
        </table:table-row>
        <table:table-row table:style-name="ro1">
          <table:table-cell office:value-type="float" office:value="91.1865310668945" calcext:value-type="float">
            <text:p>91.1865310668945</text:p>
          </table:table-cell>
        </table:table-row>
        <table:table-row table:style-name="ro1">
          <table:table-cell office:value-type="float" office:value="91.4772033691406" calcext:value-type="float">
            <text:p>91.4772033691406</text:p>
          </table:table-cell>
        </table:table-row>
        <table:table-row table:style-name="ro1">
          <table:table-cell office:value-type="float" office:value="91.7533416748047" calcext:value-type="float">
            <text:p>91.7533416748047</text:p>
          </table:table-cell>
        </table:table-row>
        <table:table-row table:style-name="ro1">
          <table:table-cell office:value-type="float" office:value="92.0156784057617" calcext:value-type="float">
            <text:p>92.0156784057617</text:p>
          </table:table-cell>
        </table:table-row>
        <table:table-row table:style-name="ro1">
          <table:table-cell office:value-type="float" office:value="91.9648971557617" calcext:value-type="float">
            <text:p>91.9648971557617</text:p>
          </table:table-cell>
        </table:table-row>
        <table:table-row table:style-name="ro1">
          <table:table-cell office:value-type="float" office:value="91.6166534423828" calcext:value-type="float">
            <text:p>91.6166534423828</text:p>
          </table:table-cell>
        </table:table-row>
        <table:table-row table:style-name="ro1">
          <table:table-cell office:value-type="float" office:value="91.0358200073242" calcext:value-type="float">
            <text:p>91.0358200073242</text:p>
          </table:table-cell>
        </table:table-row>
        <table:table-row table:style-name="ro1">
          <table:table-cell office:value-type="float" office:value="90.3840255737305" calcext:value-type="float">
            <text:p>90.3840255737305</text:p>
          </table:table-cell>
        </table:table-row>
        <table:table-row table:style-name="ro1">
          <table:table-cell office:value-type="float" office:value="89.6148223876953" calcext:value-type="float">
            <text:p>89.6148223876953</text:p>
          </table:table-cell>
        </table:table-row>
        <table:table-row table:style-name="ro1">
          <table:table-cell office:value-type="float" office:value="88.93408203125" calcext:value-type="float">
            <text:p>88.93408203125</text:p>
          </table:table-cell>
        </table:table-row>
        <table:table-row table:style-name="ro1">
          <table:table-cell office:value-type="float" office:value="88.2373809814453" calcext:value-type="float">
            <text:p>88.2373809814453</text:p>
          </table:table-cell>
        </table:table-row>
        <table:table-row table:style-name="ro1">
          <table:table-cell office:value-type="float" office:value="87.8255081176758" calcext:value-type="float">
            <text:p>87.8255081176758</text:p>
          </table:table-cell>
        </table:table-row>
        <table:table-row table:style-name="ro1">
          <table:table-cell office:value-type="float" office:value="87.7342300415039" calcext:value-type="float">
            <text:p>87.7342300415039</text:p>
          </table:table-cell>
        </table:table-row>
        <table:table-row table:style-name="ro1">
          <table:table-cell office:value-type="float" office:value="88.0475158691406" calcext:value-type="float">
            <text:p>88.0475158691406</text:p>
          </table:table-cell>
        </table:table-row>
        <table:table-row table:style-name="ro1">
          <table:table-cell office:value-type="float" office:value="88.4951400756836" calcext:value-type="float">
            <text:p>88.4951400756836</text:p>
          </table:table-cell>
        </table:table-row>
        <table:table-row table:style-name="ro1">
          <table:table-cell office:value-type="float" office:value="88.9703826904297" calcext:value-type="float">
            <text:p>88.9703826904297</text:p>
          </table:table-cell>
        </table:table-row>
        <table:table-row table:style-name="ro1">
          <table:table-cell office:value-type="float" office:value="89.4718627929688" calcext:value-type="float">
            <text:p>89.4718627929688</text:p>
          </table:table-cell>
        </table:table-row>
        <table:table-row table:style-name="ro1">
          <table:table-cell office:value-type="float" office:value="89.9482727050781" calcext:value-type="float">
            <text:p>89.9482727050781</text:p>
          </table:table-cell>
        </table:table-row>
        <table:table-row table:style-name="ro1">
          <table:table-cell office:value-type="float" office:value="90.3008575439453" calcext:value-type="float">
            <text:p>90.3008575439453</text:p>
          </table:table-cell>
        </table:table-row>
        <table:table-row table:style-name="ro1">
          <table:table-cell office:value-type="float" office:value="90.9358139038086" calcext:value-type="float">
            <text:p>90.9358139038086</text:p>
          </table:table-cell>
        </table:table-row>
        <table:table-row table:style-name="ro1">
          <table:table-cell office:value-type="float" office:value="91.6890258789063" calcext:value-type="float">
            <text:p>91.6890258789063</text:p>
          </table:table-cell>
        </table:table-row>
        <table:table-row table:style-name="ro1">
          <table:table-cell office:value-type="float" office:value="92.4045715332031" calcext:value-type="float">
            <text:p>92.4045715332031</text:p>
          </table:table-cell>
        </table:table-row>
        <table:table-row table:style-name="ro1">
          <table:table-cell office:value-type="float" office:value="93.0343399047852" calcext:value-type="float">
            <text:p>93.0343399047852</text:p>
          </table:table-cell>
        </table:table-row>
        <table:table-row table:style-name="ro1">
          <table:table-cell office:value-type="float" office:value="93.1826248168945" calcext:value-type="float">
            <text:p>93.1826248168945</text:p>
          </table:table-cell>
        </table:table-row>
        <table:table-row table:style-name="ro1">
          <table:table-cell office:value-type="float" office:value="92.8734970092773" calcext:value-type="float">
            <text:p>92.8734970092773</text:p>
          </table:table-cell>
        </table:table-row>
        <table:table-row table:style-name="ro1">
          <table:table-cell office:value-type="float" office:value="92.4298248291016" calcext:value-type="float">
            <text:p>92.4298248291016</text:p>
          </table:table-cell>
        </table:table-row>
        <table:table-row table:style-name="ro1">
          <table:table-cell office:value-type="float" office:value="91.908332824707" calcext:value-type="float">
            <text:p>91.908332824707</text:p>
          </table:table-cell>
        </table:table-row>
        <table:table-row table:style-name="ro1">
          <table:table-cell office:value-type="float" office:value="91.4629135131836" calcext:value-type="float">
            <text:p>91.4629135131836</text:p>
          </table:table-cell>
        </table:table-row>
        <table:table-row table:style-name="ro1">
          <table:table-cell office:value-type="float" office:value="91.0897674560547" calcext:value-type="float">
            <text:p>91.0897674560547</text:p>
          </table:table-cell>
        </table:table-row>
        <table:table-row table:style-name="ro1">
          <table:table-cell office:value-type="float" office:value="90.9852752685547" calcext:value-type="float">
            <text:p>90.9852752685547</text:p>
          </table:table-cell>
        </table:table-row>
        <table:table-row table:style-name="ro1">
          <table:table-cell office:value-type="float" office:value="91.1360092163086" calcext:value-type="float">
            <text:p>91.1360092163086</text:p>
          </table:table-cell>
        </table:table-row>
        <table:table-row table:style-name="ro1">
          <table:table-cell office:value-type="float" office:value="91.2792053222656" calcext:value-type="float">
            <text:p>91.2792053222656</text:p>
          </table:table-cell>
        </table:table-row>
        <table:table-row table:style-name="ro1">
          <table:table-cell office:value-type="float" office:value="91.3152465820313" calcext:value-type="float">
            <text:p>91.3152465820313</text:p>
          </table:table-cell>
        </table:table-row>
        <table:table-row table:style-name="ro1">
          <table:table-cell office:value-type="float" office:value="91.3994827270508" calcext:value-type="float">
            <text:p>91.3994827270508</text:p>
          </table:table-cell>
        </table:table-row>
        <table:table-row table:style-name="ro1">
          <table:table-cell office:value-type="float" office:value="91.629508972168" calcext:value-type="float">
            <text:p>91.629508972168</text:p>
          </table:table-cell>
        </table:table-row>
        <table:table-row table:style-name="ro1">
          <table:table-cell office:value-type="float" office:value="91.7480316162109" calcext:value-type="float">
            <text:p>91.7480316162109</text:p>
          </table:table-cell>
        </table:table-row>
        <table:table-row table:style-name="ro1">
          <table:table-cell office:value-type="float" office:value="91.7106323242188" calcext:value-type="float">
            <text:p>91.7106323242188</text:p>
          </table:table-cell>
        </table:table-row>
        <table:table-row table:style-name="ro1">
          <table:table-cell office:value-type="float" office:value="91.6751022338867" calcext:value-type="float">
            <text:p>91.6751022338867</text:p>
          </table:table-cell>
        </table:table-row>
        <table:table-row table:style-name="ro1">
          <table:table-cell office:value-type="float" office:value="91.5413436889648" calcext:value-type="float">
            <text:p>91.5413436889648</text:p>
          </table:table-cell>
        </table:table-row>
        <table:table-row table:style-name="ro1">
          <table:table-cell office:value-type="float" office:value="91.3142776489258" calcext:value-type="float">
            <text:p>91.3142776489258</text:p>
          </table:table-cell>
        </table:table-row>
        <table:table-row table:style-name="ro1">
          <table:table-cell office:value-type="float" office:value="91.148567199707" calcext:value-type="float">
            <text:p>91.148567199707</text:p>
          </table:table-cell>
        </table:table-row>
        <table:table-row table:style-name="ro1">
          <table:table-cell office:value-type="float" office:value="91.1411361694336" calcext:value-type="float">
            <text:p>91.1411361694336</text:p>
          </table:table-cell>
        </table:table-row>
        <table:table-row table:style-name="ro1">
          <table:table-cell office:value-type="float" office:value="91.2340774536133" calcext:value-type="float">
            <text:p>91.2340774536133</text:p>
          </table:table-cell>
        </table:table-row>
        <table:table-row table:style-name="ro1">
          <table:table-cell office:value-type="float" office:value="91.1723709106445" calcext:value-type="float">
            <text:p>91.1723709106445</text:p>
          </table:table-cell>
        </table:table-row>
        <table:table-row table:style-name="ro1">
          <table:table-cell office:value-type="float" office:value="91.2637557983398" calcext:value-type="float">
            <text:p>91.2637557983398</text:p>
          </table:table-cell>
        </table:table-row>
        <table:table-row table:style-name="ro1">
          <table:table-cell office:value-type="float" office:value="91.4005661010742" calcext:value-type="float">
            <text:p>91.4005661010742</text:p>
          </table:table-cell>
        </table:table-row>
        <table:table-row table:style-name="ro1">
          <table:table-cell office:value-type="float" office:value="91.7305374145508" calcext:value-type="float">
            <text:p>91.7305374145508</text:p>
          </table:table-cell>
        </table:table-row>
        <table:table-row table:style-name="ro1">
          <table:table-cell office:value-type="float" office:value="91.994010925293" calcext:value-type="float">
            <text:p>91.994010925293</text:p>
          </table:table-cell>
        </table:table-row>
        <table:table-row table:style-name="ro1">
          <table:table-cell office:value-type="float" office:value="92.1443099975586" calcext:value-type="float">
            <text:p>92.1443099975586</text:p>
          </table:table-cell>
        </table:table-row>
        <table:table-row table:style-name="ro1">
          <table:table-cell office:value-type="float" office:value="92.2370910644531" calcext:value-type="float">
            <text:p>92.2370910644531</text:p>
          </table:table-cell>
        </table:table-row>
        <table:table-row table:style-name="ro1">
          <table:table-cell office:value-type="float" office:value="92.2752380371094" calcext:value-type="float">
            <text:p>92.2752380371094</text:p>
          </table:table-cell>
        </table:table-row>
        <table:table-row table:style-name="ro1">
          <table:table-cell office:value-type="float" office:value="92.2114791870117" calcext:value-type="float">
            <text:p>92.2114791870117</text:p>
          </table:table-cell>
        </table:table-row>
        <table:table-row table:style-name="ro1">
          <table:table-cell office:value-type="float" office:value="92.0509033203125" calcext:value-type="float">
            <text:p>92.0509033203125</text:p>
          </table:table-cell>
        </table:table-row>
        <table:table-row table:style-name="ro1">
          <table:table-cell office:value-type="float" office:value="91.7983551025391" calcext:value-type="float">
            <text:p>91.7983551025391</text:p>
          </table:table-cell>
        </table:table-row>
        <table:table-row table:style-name="ro1">
          <table:table-cell office:value-type="float" office:value="91.4584350585938" calcext:value-type="float">
            <text:p>91.4584350585938</text:p>
          </table:table-cell>
        </table:table-row>
        <table:table-row table:style-name="ro1">
          <table:table-cell office:value-type="float" office:value="91.2355117797852" calcext:value-type="float">
            <text:p>91.2355117797852</text:p>
          </table:table-cell>
        </table:table-row>
        <table:table-row table:style-name="ro1">
          <table:table-cell office:value-type="float" office:value="91.1237335205078" calcext:value-type="float">
            <text:p>91.1237335205078</text:p>
          </table:table-cell>
        </table:table-row>
        <table:table-row table:style-name="ro1">
          <table:table-cell office:value-type="float" office:value="91.0675430297852" calcext:value-type="float">
            <text:p>91.0675430297852</text:p>
          </table:table-cell>
        </table:table-row>
        <table:table-row table:style-name="ro1">
          <table:table-cell office:value-type="float" office:value="91.1141662597656" calcext:value-type="float">
            <text:p>91.1141662597656</text:p>
          </table:table-cell>
        </table:table-row>
        <table:table-row table:style-name="ro1">
          <table:table-cell office:value-type="float" office:value="90.9084548950195" calcext:value-type="float">
            <text:p>90.9084548950195</text:p>
          </table:table-cell>
        </table:table-row>
        <table:table-row table:style-name="ro1">
          <table:table-cell office:value-type="float" office:value="93.6130294799805" calcext:value-type="float">
            <text:p>93.6130294799805</text:p>
          </table:table-cell>
        </table:table-row>
        <table:table-row table:style-name="ro1">
          <table:table-cell office:value-type="float" office:value="91.2823791503906" calcext:value-type="float">
            <text:p>91.2823791503906</text:p>
          </table:table-cell>
        </table:table-row>
        <table:table-row table:style-name="ro1">
          <table:table-cell office:value-type="float" office:value="90.5682601928711" calcext:value-type="float">
            <text:p>90.5682601928711</text:p>
          </table:table-cell>
        </table:table-row>
        <table:table-row table:style-name="ro1">
          <table:table-cell office:value-type="float" office:value="93.2398452758789" calcext:value-type="float">
            <text:p>93.2398452758789</text:p>
          </table:table-cell>
        </table:table-row>
        <table:table-row table:style-name="ro1">
          <table:table-cell office:value-type="float" office:value="92.1778564453125" calcext:value-type="float">
            <text:p>92.1778564453125</text:p>
          </table:table-cell>
        </table:table-row>
        <table:table-row table:style-name="ro1">
          <table:table-cell office:value-type="float" office:value="94.2689666748047" calcext:value-type="float">
            <text:p>94.2689666748047</text:p>
          </table:table-cell>
        </table:table-row>
        <table:table-row table:style-name="ro1">
          <table:table-cell office:value-type="float" office:value="94.2689666748047" calcext:value-type="float">
            <text:p>94.2689666748047</text:p>
          </table:table-cell>
        </table:table-row>
        <table:table-row table:style-name="ro1">
          <table:table-cell office:value-type="float" office:value="93.155517578125" calcext:value-type="float">
            <text:p>93.155517578125</text:p>
          </table:table-cell>
        </table:table-row>
        <table:table-row table:style-name="ro1">
          <table:table-cell office:value-type="float" office:value="91.9977416992188" calcext:value-type="float">
            <text:p>91.9977416992188</text:p>
          </table:table-cell>
        </table:table-row>
        <table:table-row table:style-name="ro1">
          <table:table-cell office:value-type="float" office:value="91.9977416992188" calcext:value-type="float">
            <text:p>91.9977416992188</text:p>
          </table:table-cell>
        </table:table-row>
        <table:table-row table:style-name="ro1">
          <table:table-cell office:value-type="float" office:value="91.2978515625" calcext:value-type="float">
            <text:p>91.2978515625</text:p>
          </table:table-cell>
        </table:table-row>
        <table:table-row table:style-name="ro1">
          <table:table-cell office:value-type="float" office:value="89.1829605102539" calcext:value-type="float">
            <text:p>89.1829605102539</text:p>
          </table:table-cell>
        </table:table-row>
        <table:table-row table:style-name="ro1">
          <table:table-cell office:value-type="float" office:value="88.6238098144531" calcext:value-type="float">
            <text:p>88.6238098144531</text:p>
          </table:table-cell>
        </table:table-row>
        <table:table-row table:style-name="ro1">
          <table:table-cell office:value-type="float" office:value="92.8426208496094" calcext:value-type="float">
            <text:p>92.8426208496094</text:p>
          </table:table-cell>
        </table:table-row>
        <table:table-row table:style-name="ro1">
          <table:table-cell office:value-type="float" office:value="94.6504898071289" calcext:value-type="float">
            <text:p>94.6504898071289</text:p>
          </table:table-cell>
        </table:table-row>
        <table:table-row table:style-name="ro1">
          <table:table-cell office:value-type="float" office:value="96.9679641723633" calcext:value-type="float">
            <text:p>96.9679641723633</text:p>
          </table:table-cell>
        </table:table-row>
        <table:table-row table:style-name="ro1">
          <table:table-cell office:value-type="float" office:value="96.919563293457" calcext:value-type="float">
            <text:p>96.919563293457</text:p>
          </table:table-cell>
        </table:table-row>
        <table:table-row table:style-name="ro1">
          <table:table-cell office:value-type="float" office:value="96.923583984375" calcext:value-type="float">
            <text:p>96.923583984375</text:p>
          </table:table-cell>
        </table:table-row>
        <table:table-row table:style-name="ro1">
          <table:table-cell office:value-type="float" office:value="96.9774017333984" calcext:value-type="float">
            <text:p>96.9774017333984</text:p>
          </table:table-cell>
        </table:table-row>
        <table:table-row table:style-name="ro1">
          <table:table-cell office:value-type="float" office:value="101.678535461426" calcext:value-type="float">
            <text:p>101.678535461426</text:p>
          </table:table-cell>
        </table:table-row>
        <table:table-row table:style-name="ro1">
          <table:table-cell office:value-type="float" office:value="102.494606018066" calcext:value-type="float">
            <text:p>102.494606018066</text:p>
          </table:table-cell>
        </table:table-row>
        <table:table-row table:style-name="ro1">
          <table:table-cell office:value-type="float" office:value="100.669876098633" calcext:value-type="float">
            <text:p>100.669876098633</text:p>
          </table:table-cell>
        </table:table-row>
        <table:table-row table:style-name="ro1">
          <table:table-cell office:value-type="float" office:value="101.686386108398" calcext:value-type="float">
            <text:p>101.686386108398</text:p>
          </table:table-cell>
        </table:table-row>
        <table:table-row table:style-name="ro1">
          <table:table-cell office:value-type="float" office:value="105.502067565918" calcext:value-type="float">
            <text:p>105.502067565918</text:p>
          </table:table-cell>
        </table:table-row>
        <table:table-row table:style-name="ro1">
          <table:table-cell office:value-type="float" office:value="110.126960754395" calcext:value-type="float">
            <text:p>110.126960754395</text:p>
          </table:table-cell>
        </table:table-row>
        <table:table-row table:style-name="ro1">
          <table:table-cell office:value-type="float" office:value="110.220611572266" calcext:value-type="float">
            <text:p>110.220611572266</text:p>
          </table:table-cell>
        </table:table-row>
        <table:table-row table:style-name="ro1">
          <table:table-cell office:value-type="float" office:value="110.209579467773" calcext:value-type="float">
            <text:p>110.209579467773</text:p>
          </table:table-cell>
        </table:table-row>
        <table:table-row table:style-name="ro1">
          <table:table-cell office:value-type="float" office:value="110.249099731445" calcext:value-type="float">
            <text:p>110.249099731445</text:p>
          </table:table-cell>
        </table:table-row>
        <table:table-row table:style-name="ro1">
          <table:table-cell office:value-type="float" office:value="110.286643981934" calcext:value-type="float">
            <text:p>110.286643981934</text:p>
          </table:table-cell>
        </table:table-row>
        <table:table-row table:style-name="ro1">
          <table:table-cell office:value-type="float" office:value="110.272308349609" calcext:value-type="float">
            <text:p>110.272308349609</text:p>
          </table:table-cell>
        </table:table-row>
        <table:table-row table:style-name="ro1">
          <table:table-cell office:value-type="float" office:value="110.15869140625" calcext:value-type="float">
            <text:p>110.15869140625</text:p>
          </table:table-cell>
        </table:table-row>
        <table:table-row table:style-name="ro1">
          <table:table-cell office:value-type="float" office:value="109.050758361816" calcext:value-type="float">
            <text:p>109.050758361816</text:p>
          </table:table-cell>
        </table:table-row>
        <table:table-row table:style-name="ro1">
          <table:table-cell office:value-type="float" office:value="107.898223876953" calcext:value-type="float">
            <text:p>107.898223876953</text:p>
          </table:table-cell>
        </table:table-row>
        <table:table-row table:style-name="ro1">
          <table:table-cell office:value-type="float" office:value="106.753311157227" calcext:value-type="float">
            <text:p>106.753311157227</text:p>
          </table:table-cell>
        </table:table-row>
        <table:table-row table:style-name="ro1">
          <table:table-cell office:value-type="float" office:value="105.565643310547" calcext:value-type="float">
            <text:p>105.565643310547</text:p>
          </table:table-cell>
        </table:table-row>
        <table:table-row table:style-name="ro1">
          <table:table-cell office:value-type="float" office:value="104.487358093262" calcext:value-type="float">
            <text:p>104.487358093262</text:p>
          </table:table-cell>
        </table:table-row>
        <table:table-row table:style-name="ro1">
          <table:table-cell office:value-type="float" office:value="103.362991333008" calcext:value-type="float">
            <text:p>103.362991333008</text:p>
          </table:table-cell>
        </table:table-row>
        <table:table-row table:style-name="ro1">
          <table:table-cell office:value-type="float" office:value="102.344841003418" calcext:value-type="float">
            <text:p>102.344841003418</text:p>
          </table:table-cell>
        </table:table-row>
        <table:table-row table:style-name="ro1">
          <table:table-cell office:value-type="float" office:value="101.427597045898" calcext:value-type="float">
            <text:p>101.427597045898</text:p>
          </table:table-cell>
        </table:table-row>
        <table:table-row table:style-name="ro1">
          <table:table-cell office:value-type="float" office:value="100.706214904785" calcext:value-type="float">
            <text:p>100.706214904785</text:p>
          </table:table-cell>
        </table:table-row>
        <table:table-row table:style-name="ro1">
          <table:table-cell office:value-type="float" office:value="100.220901489258" calcext:value-type="float">
            <text:p>100.220901489258</text:p>
          </table:table-cell>
        </table:table-row>
        <table:table-row table:style-name="ro1">
          <table:table-cell office:value-type="float" office:value="99.6598587036133" calcext:value-type="float">
            <text:p>99.6598587036133</text:p>
          </table:table-cell>
        </table:table-row>
        <table:table-row table:style-name="ro1">
          <table:table-cell office:value-type="float" office:value="99.1768646240234" calcext:value-type="float">
            <text:p>99.1768646240234</text:p>
          </table:table-cell>
        </table:table-row>
        <table:table-row table:style-name="ro1">
          <table:table-cell office:value-type="float" office:value="98.6680221557617" calcext:value-type="float">
            <text:p>98.6680221557617</text:p>
          </table:table-cell>
        </table:table-row>
        <table:table-row table:style-name="ro1">
          <table:table-cell office:value-type="float" office:value="98.1346206665039" calcext:value-type="float">
            <text:p>98.1346206665039</text:p>
          </table:table-cell>
        </table:table-row>
        <table:table-row table:style-name="ro1">
          <table:table-cell office:value-type="float" office:value="97.6278915405273" calcext:value-type="float">
            <text:p>97.6278915405273</text:p>
          </table:table-cell>
        </table:table-row>
        <table:table-row table:style-name="ro1">
          <table:table-cell office:value-type="float" office:value="97.1464996337891" calcext:value-type="float">
            <text:p>97.1464996337891</text:p>
          </table:table-cell>
        </table:table-row>
        <table:table-row table:style-name="ro1">
          <table:table-cell office:value-type="float" office:value="96.539176940918" calcext:value-type="float">
            <text:p>96.539176940918</text:p>
          </table:table-cell>
        </table:table-row>
        <table:table-row table:style-name="ro1">
          <table:table-cell office:value-type="float" office:value="95.9122161865234" calcext:value-type="float">
            <text:p>95.9122161865234</text:p>
          </table:table-cell>
        </table:table-row>
        <table:table-row table:style-name="ro1">
          <table:table-cell office:value-type="float" office:value="95.1166076660156" calcext:value-type="float">
            <text:p>95.1166076660156</text:p>
          </table:table-cell>
        </table:table-row>
        <table:table-row table:style-name="ro1">
          <table:table-cell office:value-type="float" office:value="94.5607757568359" calcext:value-type="float">
            <text:p>94.5607757568359</text:p>
          </table:table-cell>
        </table:table-row>
        <table:table-row table:style-name="ro1">
          <table:table-cell office:value-type="float" office:value="93.4827346801758" calcext:value-type="float">
            <text:p>93.4827346801758</text:p>
          </table:table-cell>
        </table:table-row>
        <table:table-row table:style-name="ro1">
          <table:table-cell office:value-type="float" office:value="91.4085998535156" calcext:value-type="float">
            <text:p>91.4085998535156</text:p>
          </table:table-cell>
        </table:table-row>
        <table:table-row table:style-name="ro1">
          <table:table-cell office:value-type="float" office:value="91.6381683349609" calcext:value-type="float">
            <text:p>91.6381683349609</text:p>
          </table:table-cell>
        </table:table-row>
        <table:table-row table:style-name="ro1">
          <table:table-cell office:value-type="float" office:value="91.8562622070313" calcext:value-type="float">
            <text:p>91.8562622070313</text:p>
          </table:table-cell>
        </table:table-row>
        <table:table-row table:style-name="ro1">
          <table:table-cell office:value-type="float" office:value="92.2634506225586" calcext:value-type="float">
            <text:p>92.2634506225586</text:p>
          </table:table-cell>
        </table:table-row>
        <table:table-row table:style-name="ro1">
          <table:table-cell office:value-type="float" office:value="92.650276184082" calcext:value-type="float">
            <text:p>92.650276184082</text:p>
          </table:table-cell>
        </table:table-row>
        <table:table-row table:style-name="ro1">
          <table:table-cell office:value-type="float" office:value="93.0677642822266" calcext:value-type="float">
            <text:p>93.0677642822266</text:p>
          </table:table-cell>
        </table:table-row>
        <table:table-row table:style-name="ro1">
          <table:table-cell office:value-type="float" office:value="93.8643798828125" calcext:value-type="float">
            <text:p>93.8643798828125</text:p>
          </table:table-cell>
        </table:table-row>
        <table:table-row table:style-name="ro1">
          <table:table-cell office:value-type="float" office:value="94.821159362793" calcext:value-type="float">
            <text:p>94.821159362793</text:p>
          </table:table-cell>
        </table:table-row>
        <table:table-row table:style-name="ro1">
          <table:table-cell office:value-type="float" office:value="95.5300979614258" calcext:value-type="float">
            <text:p>95.5300979614258</text:p>
          </table:table-cell>
        </table:table-row>
        <table:table-row table:style-name="ro1">
          <table:table-cell office:value-type="float" office:value="96.3535919189453" calcext:value-type="float">
            <text:p>96.3535919189453</text:p>
          </table:table-cell>
        </table:table-row>
        <table:table-row table:style-name="ro1">
          <table:table-cell office:value-type="float" office:value="97.0359115600586" calcext:value-type="float">
            <text:p>97.0359115600586</text:p>
          </table:table-cell>
        </table:table-row>
        <table:table-row table:style-name="ro1">
          <table:table-cell office:value-type="float" office:value="97.7341156005859" calcext:value-type="float">
            <text:p>97.7341156005859</text:p>
          </table:table-cell>
        </table:table-row>
        <table:table-row table:style-name="ro1">
          <table:table-cell office:value-type="float" office:value="98.2974090576172" calcext:value-type="float">
            <text:p>98.2974090576172</text:p>
          </table:table-cell>
        </table:table-row>
        <table:table-row table:style-name="ro1">
          <table:table-cell office:value-type="float" office:value="98.5825424194336" calcext:value-type="float">
            <text:p>98.5825424194336</text:p>
          </table:table-cell>
        </table:table-row>
        <table:table-row table:style-name="ro1">
          <table:table-cell office:value-type="float" office:value="98.3534164428711" calcext:value-type="float">
            <text:p>98.3534164428711</text:p>
          </table:table-cell>
        </table:table-row>
        <table:table-row table:style-name="ro1">
          <table:table-cell office:value-type="float" office:value="98.2357482910156" calcext:value-type="float">
            <text:p>98.2357482910156</text:p>
          </table:table-cell>
        </table:table-row>
        <table:table-row table:style-name="ro1">
          <table:table-cell office:value-type="float" office:value="98.0239639282227" calcext:value-type="float">
            <text:p>98.0239639282227</text:p>
          </table:table-cell>
        </table:table-row>
        <table:table-row table:style-name="ro1">
          <table:table-cell office:value-type="float" office:value="97.4727630615234" calcext:value-type="float">
            <text:p>97.4727630615234</text:p>
          </table:table-cell>
        </table:table-row>
        <table:table-row table:style-name="ro1">
          <table:table-cell office:value-type="float" office:value="96.84912109375" calcext:value-type="float">
            <text:p>96.84912109375</text:p>
          </table:table-cell>
        </table:table-row>
        <table:table-row table:style-name="ro1">
          <table:table-cell office:value-type="float" office:value="96.2066650390625" calcext:value-type="float">
            <text:p>96.2066650390625</text:p>
          </table:table-cell>
        </table:table-row>
        <table:table-row table:style-name="ro1">
          <table:table-cell office:value-type="float" office:value="95.7463302612305" calcext:value-type="float">
            <text:p>95.7463302612305</text:p>
          </table:table-cell>
        </table:table-row>
        <table:table-row table:style-name="ro1">
          <table:table-cell office:value-type="float" office:value="95.2590103149414" calcext:value-type="float">
            <text:p>95.2590103149414</text:p>
          </table:table-cell>
        </table:table-row>
        <table:table-row table:style-name="ro1">
          <table:table-cell office:value-type="float" office:value="94.7960586547852" calcext:value-type="float">
            <text:p>94.7960586547852</text:p>
          </table:table-cell>
        </table:table-row>
        <table:table-row table:style-name="ro1">
          <table:table-cell office:value-type="float" office:value="94.3562545776367" calcext:value-type="float">
            <text:p>94.3562545776367</text:p>
          </table:table-cell>
        </table:table-row>
        <table:table-row table:style-name="ro1">
          <table:table-cell office:value-type="float" office:value="93.9884414672852" calcext:value-type="float">
            <text:p>93.9884414672852</text:p>
          </table:table-cell>
        </table:table-row>
        <table:table-row table:style-name="ro1">
          <table:table-cell office:value-type="float" office:value="93.8890228271484" calcext:value-type="float">
            <text:p>93.8890228271484</text:p>
          </table:table-cell>
        </table:table-row>
        <table:table-row table:style-name="ro1">
          <table:table-cell office:value-type="float" office:value="93.5945739746094" calcext:value-type="float">
            <text:p>93.5945739746094</text:p>
          </table:table-cell>
        </table:table-row>
        <table:table-row table:style-name="ro1">
          <table:table-cell office:value-type="float" office:value="93.3648452758789" calcext:value-type="float">
            <text:p>93.3648452758789</text:p>
          </table:table-cell>
        </table:table-row>
        <table:table-row table:style-name="ro1">
          <table:table-cell office:value-type="float" office:value="93.0466003417969" calcext:value-type="float">
            <text:p>93.0466003417969</text:p>
          </table:table-cell>
        </table:table-row>
        <table:table-row table:style-name="ro1">
          <table:table-cell office:value-type="float" office:value="92.8442687988281" calcext:value-type="float">
            <text:p>92.8442687988281</text:p>
          </table:table-cell>
        </table:table-row>
        <table:table-row table:style-name="ro1">
          <table:table-cell office:value-type="float" office:value="92.5520553588867" calcext:value-type="float">
            <text:p>92.5520553588867</text:p>
          </table:table-cell>
        </table:table-row>
        <table:table-row table:style-name="ro1">
          <table:table-cell office:value-type="float" office:value="92.2244491577148" calcext:value-type="float">
            <text:p>92.2244491577148</text:p>
          </table:table-cell>
        </table:table-row>
        <table:table-row table:style-name="ro1">
          <table:table-cell office:value-type="float" office:value="91.8132247924805" calcext:value-type="float">
            <text:p>91.8132247924805</text:p>
          </table:table-cell>
        </table:table-row>
        <table:table-row table:style-name="ro1">
          <table:table-cell office:value-type="float" office:value="91.3225631713867" calcext:value-type="float">
            <text:p>91.3225631713867</text:p>
          </table:table-cell>
        </table:table-row>
        <table:table-row table:style-name="ro1">
          <table:table-cell office:value-type="float" office:value="91.0064315795898" calcext:value-type="float">
            <text:p>91.0064315795898</text:p>
          </table:table-cell>
        </table:table-row>
        <table:table-row table:style-name="ro1">
          <table:table-cell office:value-type="float" office:value="90.8061065673828" calcext:value-type="float">
            <text:p>90.8061065673828</text:p>
          </table:table-cell>
        </table:table-row>
        <table:table-row table:style-name="ro1">
          <table:table-cell office:value-type="float" office:value="90.9658050537109" calcext:value-type="float">
            <text:p>90.9658050537109</text:p>
          </table:table-cell>
        </table:table-row>
        <table:table-row table:style-name="ro1">
          <table:table-cell office:value-type="float" office:value="91.1675186157227" calcext:value-type="float">
            <text:p>91.1675186157227</text:p>
          </table:table-cell>
        </table:table-row>
      </table:table>
      <table:table table:name="LPF0.1 Ignore1" table:style-name="ta1">
        <table:shapes>
          <draw:frame draw:z-index="0" draw:style-name="gr1" draw:text-style-name="P1" svg:width="15.999cm" svg:height="8.999cm" svg:x="10.564cm" svg:y="2.251cm">
            <draw:object draw:notify-on-update-of-ranges="'LPF0.1 Ignore1'.A5:'LPF0.1 Ignore1'.A5 'LPF0.1 Ignore1'.A6:'LPF0.1 Ignore1'.A16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Instantaneous BPM</text:p>
          </table:table-cell>
        </table:table-row>
        <table:table-row table:style-name="ro1">
          <table:table-cell office:value-type="string" calcext:value-type="string">
            <text:p>LPF: 0.1</text:p>
          </table:table-cell>
        </table:table-row>
        <table:table-row table:style-name="ro1">
          <table:table-cell office:value-type="string" calcext:value-type="string">
            <text:p>Ignore: 1</text:p>
          </table:table-cell>
        </table:table-row>
        <table:table-row table:style-name="ro1">
          <table:table-cell office:value-type="string" calcext:value-type="string">
            <text:p>Filtered Dat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.0999984741211" calcext:value-type="float">
            <text:p>91.0999984741211</text:p>
          </table:table-cell>
        </table:table-row>
        <table:table-row table:style-name="ro1">
          <table:table-cell office:value-type="float" office:value="91.1900024414063" calcext:value-type="float">
            <text:p>91.1900024414063</text:p>
          </table:table-cell>
        </table:table-row>
        <table:table-row table:style-name="ro1">
          <table:table-cell office:value-type="float" office:value="91.3710021972656" calcext:value-type="float">
            <text:p>91.3710021972656</text:p>
          </table:table-cell>
        </table:table-row>
        <table:table-row table:style-name="ro1">
          <table:table-cell office:value-type="float" office:value="91.4338989257813" calcext:value-type="float">
            <text:p>91.4338989257813</text:p>
          </table:table-cell>
        </table:table-row>
        <table:table-row table:style-name="ro1">
          <table:table-cell office:value-type="float" office:value="91.4905090332031" calcext:value-type="float">
            <text:p>91.4905090332031</text:p>
          </table:table-cell>
        </table:table-row>
        <table:table-row table:style-name="ro1">
          <table:table-cell office:value-type="float" office:value="91.3414611816406" calcext:value-type="float">
            <text:p>91.3414611816406</text:p>
          </table:table-cell>
        </table:table-row>
        <table:table-row table:style-name="ro1">
          <table:table-cell office:value-type="float" office:value="91.1073150634766" calcext:value-type="float">
            <text:p>91.1073150634766</text:p>
          </table:table-cell>
        </table:table-row>
        <table:table-row table:style-name="ro1">
          <table:table-cell office:value-type="float" office:value="90.8965835571289" calcext:value-type="float">
            <text:p>90.8965835571289</text:p>
          </table:table-cell>
        </table:table-row>
        <table:table-row table:style-name="ro1">
          <table:table-cell office:value-type="float" office:value="90.9069290161133" calcext:value-type="float">
            <text:p>90.9069290161133</text:p>
          </table:table-cell>
        </table:table-row>
        <table:table-row table:style-name="ro1">
          <table:table-cell office:value-type="float" office:value="91.0162353515625" calcext:value-type="float">
            <text:p>91.0162353515625</text:p>
          </table:table-cell>
        </table:table-row>
        <table:table-row table:style-name="ro1">
          <table:table-cell office:value-type="float" office:value="91.1146087646484" calcext:value-type="float">
            <text:p>91.1146087646484</text:p>
          </table:table-cell>
        </table:table-row>
        <table:table-row table:style-name="ro1">
          <table:table-cell office:value-type="float" office:value="91.3031463623047" calcext:value-type="float">
            <text:p>91.3031463623047</text:p>
          </table:table-cell>
        </table:table-row>
        <table:table-row table:style-name="ro1">
          <table:table-cell office:value-type="float" office:value="91.8728332519531" calcext:value-type="float">
            <text:p>91.8728332519531</text:p>
          </table:table-cell>
        </table:table-row>
        <table:table-row table:style-name="ro1">
          <table:table-cell office:value-type="float" office:value="92.3855514526367" calcext:value-type="float">
            <text:p>92.3855514526367</text:p>
          </table:table-cell>
        </table:table-row>
        <table:table-row table:style-name="ro1">
          <table:table-cell office:value-type="float" office:value="92.8470001220703" calcext:value-type="float">
            <text:p>92.8470001220703</text:p>
          </table:table-cell>
        </table:table-row>
        <table:table-row table:style-name="ro1">
          <table:table-cell office:value-type="float" office:value="92.6623001098633" calcext:value-type="float">
            <text:p>92.6623001098633</text:p>
          </table:table-cell>
        </table:table-row>
        <table:table-row table:style-name="ro1">
          <table:table-cell office:value-type="float" office:value="91.8960723876953" calcext:value-type="float">
            <text:p>91.8960723876953</text:p>
          </table:table-cell>
        </table:table-row>
        <table:table-row table:style-name="ro1">
          <table:table-cell office:value-type="float" office:value="90.7064666748047" calcext:value-type="float">
            <text:p>90.7064666748047</text:p>
          </table:table-cell>
        </table:table-row>
        <table:table-row table:style-name="ro1">
          <table:table-cell office:value-type="float" office:value="89.4358215332031" calcext:value-type="float">
            <text:p>89.4358215332031</text:p>
          </table:table-cell>
        </table:table-row>
        <table:table-row table:style-name="ro1">
          <table:table-cell office:value-type="float" office:value="87.9922409057617" calcext:value-type="float">
            <text:p>87.9922409057617</text:p>
          </table:table-cell>
        </table:table-row>
        <table:table-row table:style-name="ro1">
          <table:table-cell office:value-type="float" office:value="86.7930145263672" calcext:value-type="float">
            <text:p>86.7930145263672</text:p>
          </table:table-cell>
        </table:table-row>
        <table:table-row table:style-name="ro1">
          <table:table-cell office:value-type="float" office:value="85.6137161254883" calcext:value-type="float">
            <text:p>85.6137161254883</text:p>
          </table:table-cell>
        </table:table-row>
        <table:table-row table:style-name="ro1">
          <table:table-cell office:value-type="float" office:value="85.0523452758789" calcext:value-type="float">
            <text:p>85.0523452758789</text:p>
          </table:table-cell>
        </table:table-row>
        <table:table-row table:style-name="ro1">
          <table:table-cell office:value-type="float" office:value="85.1471099853516" calcext:value-type="float">
            <text:p>85.1471099853516</text:p>
          </table:table-cell>
        </table:table-row>
        <table:table-row table:style-name="ro1">
          <table:table-cell office:value-type="float" office:value="86.0324020385742" calcext:value-type="float">
            <text:p>86.0324020385742</text:p>
          </table:table-cell>
        </table:table-row>
        <table:table-row table:style-name="ro1">
          <table:table-cell office:value-type="float" office:value="87.1291656494141" calcext:value-type="float">
            <text:p>87.1291656494141</text:p>
          </table:table-cell>
        </table:table-row>
        <table:table-row table:style-name="ro1">
          <table:table-cell office:value-type="float" office:value="88.2162475585938" calcext:value-type="float">
            <text:p>88.2162475585938</text:p>
          </table:table-cell>
        </table:table-row>
        <table:table-row table:style-name="ro1">
          <table:table-cell office:value-type="float" office:value="89.2946243286133" calcext:value-type="float">
            <text:p>89.2946243286133</text:p>
          </table:table-cell>
        </table:table-row>
        <table:table-row table:style-name="ro1">
          <table:table-cell office:value-type="float" office:value="90.2651596069336" calcext:value-type="float">
            <text:p>90.2651596069336</text:p>
          </table:table-cell>
        </table:table-row>
        <table:table-row table:style-name="ro1">
          <table:table-cell office:value-type="float" office:value="90.9386444091797" calcext:value-type="float">
            <text:p>90.9386444091797</text:p>
          </table:table-cell>
        </table:table-row>
        <table:table-row table:style-name="ro1">
          <table:table-cell office:value-type="float" office:value="92.1447830200195" calcext:value-type="float">
            <text:p>92.1447830200195</text:p>
          </table:table-cell>
        </table:table-row>
        <table:table-row table:style-name="ro1">
          <table:table-cell office:value-type="float" office:value="93.5303039550781" calcext:value-type="float">
            <text:p>93.5303039550781</text:p>
          </table:table-cell>
        </table:table-row>
        <table:table-row table:style-name="ro1">
          <table:table-cell office:value-type="float" office:value="94.7772750854492" calcext:value-type="float">
            <text:p>94.7772750854492</text:p>
          </table:table-cell>
        </table:table-row>
        <table:table-row table:style-name="ro1">
          <table:table-cell office:value-type="float" office:value="95.7995452880859" calcext:value-type="float">
            <text:p>95.7995452880859</text:p>
          </table:table-cell>
        </table:table-row>
        <table:table-row table:style-name="ro1">
          <table:table-cell office:value-type="float" office:value="95.8195877075195" calcext:value-type="float">
            <text:p>95.8195877075195</text:p>
          </table:table-cell>
        </table:table-row>
        <table:table-row table:style-name="ro1">
          <table:table-cell office:value-type="float" office:value="94.937629699707" calcext:value-type="float">
            <text:p>94.937629699707</text:p>
          </table:table-cell>
        </table:table-row>
        <table:table-row table:style-name="ro1">
          <table:table-cell office:value-type="float" office:value="93.843864440918" calcext:value-type="float">
            <text:p>93.843864440918</text:p>
          </table:table-cell>
        </table:table-row>
        <table:table-row table:style-name="ro1">
          <table:table-cell office:value-type="float" office:value="92.6594772338867" calcext:value-type="float">
            <text:p>92.6594772338867</text:p>
          </table:table-cell>
        </table:table-row>
        <table:table-row table:style-name="ro1">
          <table:table-cell office:value-type="float" office:value="91.6935272216797" calcext:value-type="float">
            <text:p>91.6935272216797</text:p>
          </table:table-cell>
        </table:table-row>
        <table:table-row table:style-name="ro1">
          <table:table-cell office:value-type="float" office:value="90.9241714477539" calcext:value-type="float">
            <text:p>90.9241714477539</text:p>
          </table:table-cell>
        </table:table-row>
        <table:table-row table:style-name="ro1">
          <table:table-cell office:value-type="float" office:value="90.7317504882813" calcext:value-type="float">
            <text:p>90.7317504882813</text:p>
          </table:table-cell>
        </table:table-row>
        <table:table-row table:style-name="ro1">
          <table:table-cell office:value-type="float" office:value="91.0585784912109" calcext:value-type="float">
            <text:p>91.0585784912109</text:p>
          </table:table-cell>
        </table:table-row>
        <table:table-row table:style-name="ro1">
          <table:table-cell office:value-type="float" office:value="91.3527221679688" calcext:value-type="float">
            <text:p>91.3527221679688</text:p>
          </table:table-cell>
        </table:table-row>
        <table:table-row table:style-name="ro1">
          <table:table-cell office:value-type="float" office:value="91.4174499511719" calcext:value-type="float">
            <text:p>91.4174499511719</text:p>
          </table:table-cell>
        </table:table-row>
        <table:table-row table:style-name="ro1">
          <table:table-cell office:value-type="float" office:value="91.5757064819336" calcext:value-type="float">
            <text:p>91.5757064819336</text:p>
          </table:table-cell>
        </table:table-row>
        <table:table-row table:style-name="ro1">
          <table:table-cell office:value-type="float" office:value="92.0181350708008" calcext:value-type="float">
            <text:p>92.0181350708008</text:p>
          </table:table-cell>
        </table:table-row>
        <table:table-row table:style-name="ro1">
          <table:table-cell office:value-type="float" office:value="92.2163238525391" calcext:value-type="float">
            <text:p>92.2163238525391</text:p>
          </table:table-cell>
        </table:table-row>
        <table:table-row table:style-name="ro1">
          <table:table-cell office:value-type="float" office:value="92.0946884155273" calcext:value-type="float">
            <text:p>92.0946884155273</text:p>
          </table:table-cell>
        </table:table-row>
        <table:table-row table:style-name="ro1">
          <table:table-cell office:value-type="float" office:value="91.985221862793" calcext:value-type="float">
            <text:p>91.985221862793</text:p>
          </table:table-cell>
        </table:table-row>
        <table:table-row table:style-name="ro1">
          <table:table-cell office:value-type="float" office:value="91.6866989135742" calcext:value-type="float">
            <text:p>91.6866989135742</text:p>
          </table:table-cell>
        </table:table-row>
        <table:table-row table:style-name="ro1">
          <table:table-cell office:value-type="float" office:value="91.2180252075195" calcext:value-type="float">
            <text:p>91.2180252075195</text:p>
          </table:table-cell>
        </table:table-row>
        <table:table-row table:style-name="ro1">
          <table:table-cell office:value-type="float" office:value="90.8962249755859" calcext:value-type="float">
            <text:p>90.8962249755859</text:p>
          </table:table-cell>
        </table:table-row>
        <table:table-row table:style-name="ro1">
          <table:table-cell office:value-type="float" office:value="90.9066009521484" calcext:value-type="float">
            <text:p>90.9066009521484</text:p>
          </table:table-cell>
        </table:table-row>
        <table:table-row table:style-name="ro1">
          <table:table-cell office:value-type="float" office:value="91.1159439086914" calcext:value-type="float">
            <text:p>91.1159439086914</text:p>
          </table:table-cell>
        </table:table-row>
        <table:table-row table:style-name="ro1">
          <table:table-cell office:value-type="float" office:value="91.0043487548828" calcext:value-type="float">
            <text:p>91.0043487548828</text:p>
          </table:table-cell>
        </table:table-row>
        <table:table-row table:style-name="ro1">
          <table:table-cell office:value-type="float" office:value="91.2039108276367" calcext:value-type="float">
            <text:p>91.2039108276367</text:p>
          </table:table-cell>
        </table:table-row>
        <table:table-row table:style-name="ro1">
          <table:table-cell office:value-type="float" office:value="91.4835205078125" calcext:value-type="float">
            <text:p>91.4835205078125</text:p>
          </table:table-cell>
        </table:table-row>
        <table:table-row table:style-name="ro1">
          <table:table-cell office:value-type="float" office:value="92.1351699829102" calcext:value-type="float">
            <text:p>92.1351699829102</text:p>
          </table:table-cell>
        </table:table-row>
        <table:table-row table:style-name="ro1">
          <table:table-cell office:value-type="float" office:value="92.6216506958008" calcext:value-type="float">
            <text:p>92.6216506958008</text:p>
          </table:table-cell>
        </table:table-row>
        <table:table-row table:style-name="ro1">
          <table:table-cell office:value-type="float" office:value="92.859489440918" calcext:value-type="float">
            <text:p>92.859489440918</text:p>
          </table:table-cell>
        </table:table-row>
        <table:table-row table:style-name="ro1">
          <table:table-cell office:value-type="float" office:value="92.9735412597656" calcext:value-type="float">
            <text:p>92.9735412597656</text:p>
          </table:table-cell>
        </table:table-row>
        <table:table-row table:style-name="ro1">
          <table:table-cell office:value-type="float" office:value="92.976188659668" calcext:value-type="float">
            <text:p>92.976188659668</text:p>
          </table:table-cell>
        </table:table-row>
        <table:table-row table:style-name="ro1">
          <table:table-cell office:value-type="float" office:value="92.7785720825195" calcext:value-type="float">
            <text:p>92.7785720825195</text:p>
          </table:table-cell>
        </table:table-row>
        <table:table-row table:style-name="ro1">
          <table:table-cell office:value-type="float" office:value="92.4007110595703" calcext:value-type="float">
            <text:p>92.4007110595703</text:p>
          </table:table-cell>
        </table:table-row>
        <table:table-row table:style-name="ro1">
          <table:table-cell office:value-type="float" office:value="91.8606414794922" calcext:value-type="float">
            <text:p>91.8606414794922</text:p>
          </table:table-cell>
        </table:table-row>
        <table:table-row table:style-name="ro1">
          <table:table-cell office:value-type="float" office:value="91.1745758056641" calcext:value-type="float">
            <text:p>91.1745758056641</text:p>
          </table:table-cell>
        </table:table-row>
        <table:table-row table:style-name="ro1">
          <table:table-cell office:value-type="float" office:value="90.7571182250977" calcext:value-type="float">
            <text:p>90.7571182250977</text:p>
          </table:table-cell>
        </table:table-row>
        <table:table-row table:style-name="ro1">
          <table:table-cell office:value-type="float" office:value="90.5814056396484" calcext:value-type="float">
            <text:p>90.5814056396484</text:p>
          </table:table-cell>
        </table:table-row>
        <table:table-row table:style-name="ro1">
          <table:table-cell office:value-type="float" office:value="90.5232620239258" calcext:value-type="float">
            <text:p>90.5232620239258</text:p>
          </table:table-cell>
        </table:table-row>
        <table:table-row table:style-name="ro1">
          <table:table-cell office:value-type="float" office:value="90.6709365844727" calcext:value-type="float">
            <text:p>90.6709365844727</text:p>
          </table:table-cell>
        </table:table-row>
        <table:table-row table:style-name="ro1">
          <table:table-cell office:value-type="float" office:value="90.303840637207" calcext:value-type="float">
            <text:p>90.303840637207</text:p>
          </table:table-cell>
        </table:table-row>
        <table:table-row table:style-name="ro1">
          <table:table-cell office:value-type="float" office:value="95.7734603881836" calcext:value-type="float">
            <text:p>95.7734603881836</text:p>
          </table:table-cell>
        </table:table-row>
        <table:table-row table:style-name="ro1">
          <table:table-cell office:value-type="float" office:value="90.896110534668" calcext:value-type="float">
            <text:p>90.896110534668</text:p>
          </table:table-cell>
        </table:table-row>
        <table:table-row table:style-name="ro1">
          <table:table-cell office:value-type="float" office:value="89.5065002441406" calcext:value-type="float">
            <text:p>89.5065002441406</text:p>
          </table:table-cell>
        </table:table-row>
        <table:table-row table:style-name="ro1">
          <table:table-cell office:value-type="float" office:value="94.9558486938477" calcext:value-type="float">
            <text:p>94.9558486938477</text:p>
          </table:table-cell>
        </table:table-row>
        <table:table-row table:style-name="ro1">
          <table:table-cell office:value-type="float" office:value="92.6602630615234" calcext:value-type="float">
            <text:p>92.6602630615234</text:p>
          </table:table-cell>
        </table:table-row>
        <table:table-row table:style-name="ro1">
          <table:table-cell office:value-type="float" office:value="96.7942352294922" calcext:value-type="float">
            <text:p>96.7942352294922</text:p>
          </table:table-cell>
        </table:table-row>
        <table:table-row table:style-name="ro1">
          <table:table-cell office:value-type="float" office:value="96.7942352294922" calcext:value-type="float">
            <text:p>96.7942352294922</text:p>
          </table:table-cell>
        </table:table-row>
        <table:table-row table:style-name="ro1">
          <table:table-cell office:value-type="float" office:value="94.314811706543" calcext:value-type="float">
            <text:p>94.314811706543</text:p>
          </table:table-cell>
        </table:table-row>
        <table:table-row table:style-name="ro1">
          <table:table-cell office:value-type="float" office:value="91.8833312988281" calcext:value-type="float">
            <text:p>91.8833312988281</text:p>
          </table:table-cell>
        </table:table-row>
        <table:table-row table:style-name="ro1">
          <table:table-cell office:value-type="float" office:value="91.8833312988281" calcext:value-type="float">
            <text:p>91.8833312988281</text:p>
          </table:table-cell>
        </table:table-row>
        <table:table-row table:style-name="ro1">
          <table:table-cell office:value-type="float" office:value="90.4949951171875" calcext:value-type="float">
            <text:p>90.4949951171875</text:p>
          </table:table-cell>
        </table:table-row>
        <table:table-row table:style-name="ro1">
          <table:table-cell office:value-type="float" office:value="86.3454971313477" calcext:value-type="float">
            <text:p>86.3454971313477</text:p>
          </table:table-cell>
        </table:table-row>
        <table:table-row table:style-name="ro1">
          <table:table-cell office:value-type="float" office:value="85.5109481811523" calcext:value-type="float">
            <text:p>85.5109481811523</text:p>
          </table:table-cell>
        </table:table-row>
        <table:table-row table:style-name="ro1">
          <table:table-cell office:value-type="float" office:value="85.5109481811523" calcext:value-type="float">
            <text:p>85.5109481811523</text:p>
          </table:table-cell>
        </table:table-row>
        <table:table-row table:style-name="ro1">
          <table:table-cell office:value-type="float" office:value="89.8598556518555" calcext:value-type="float">
            <text:p>89.8598556518555</text:p>
          </table:table-cell>
        </table:table-row>
        <table:table-row table:style-name="ro1">
          <table:table-cell office:value-type="float" office:value="94.9738693237305" calcext:value-type="float">
            <text:p>94.9738693237305</text:p>
          </table:table-cell>
        </table:table-row>
        <table:table-row table:style-name="ro1">
          <table:table-cell office:value-type="float" office:value="95.0764846801758" calcext:value-type="float">
            <text:p>95.0764846801758</text:p>
          </table:table-cell>
        </table:table-row>
        <table:table-row table:style-name="ro1">
          <table:table-cell office:value-type="float" office:value="95.2688369750977" calcext:value-type="float">
            <text:p>95.2688369750977</text:p>
          </table:table-cell>
        </table:table-row>
        <table:table-row table:style-name="ro1">
          <table:table-cell office:value-type="float" office:value="95.5419540405273" calcext:value-type="float">
            <text:p>95.5419540405273</text:p>
          </table:table-cell>
        </table:table-row>
        <table:table-row table:style-name="ro1">
          <table:table-cell office:value-type="float" office:value="105.087760925293" calcext:value-type="float">
            <text:p>105.087760925293</text:p>
          </table:table-cell>
        </table:table-row>
        <table:table-row table:style-name="ro1">
          <table:table-cell office:value-type="float" office:value="106.378982543945" calcext:value-type="float">
            <text:p>106.378982543945</text:p>
          </table:table-cell>
        </table:table-row>
        <table:table-row table:style-name="ro1">
          <table:table-cell office:value-type="float" office:value="102.341087341309" calcext:value-type="float">
            <text:p>102.341087341309</text:p>
          </table:table-cell>
        </table:table-row>
        <table:table-row table:style-name="ro1">
          <table:table-cell office:value-type="float" office:value="104.206977844238" calcext:value-type="float">
            <text:p>104.206977844238</text:p>
          </table:table-cell>
        </table:table-row>
        <table:table-row table:style-name="ro1">
          <table:table-cell office:value-type="float" office:value="111.586280822754" calcext:value-type="float">
            <text:p>111.586280822754</text:p>
          </table:table-cell>
        </table:table-row>
        <table:table-row table:style-name="ro1">
          <table:table-cell office:value-type="float" office:value="120.227653503418" calcext:value-type="float">
            <text:p>120.227653503418</text:p>
          </table:table-cell>
        </table:table-row>
        <table:table-row table:style-name="ro1">
          <table:table-cell office:value-type="float" office:value="119.404884338379" calcext:value-type="float">
            <text:p>119.404884338379</text:p>
          </table:table-cell>
        </table:table-row>
        <table:table-row table:style-name="ro1">
          <table:table-cell office:value-type="float" office:value="118.464393615723" calcext:value-type="float">
            <text:p>118.464393615723</text:p>
          </table:table-cell>
        </table:table-row>
        <table:table-row table:style-name="ro1">
          <table:table-cell office:value-type="float" office:value="117.717956542969" calcext:value-type="float">
            <text:p>117.717956542969</text:p>
          </table:table-cell>
        </table:table-row>
        <table:table-row table:style-name="ro1">
          <table:table-cell office:value-type="float" office:value="117.046157836914" calcext:value-type="float">
            <text:p>117.046157836914</text:p>
          </table:table-cell>
        </table:table-row>
        <table:table-row table:style-name="ro1">
          <table:table-cell office:value-type="float" office:value="116.34154510498" calcext:value-type="float">
            <text:p>116.34154510498</text:p>
          </table:table-cell>
        </table:table-row>
        <table:table-row table:style-name="ro1">
          <table:table-cell office:value-type="float" office:value="115.507392883301" calcext:value-type="float">
            <text:p>115.507392883301</text:p>
          </table:table-cell>
        </table:table-row>
        <table:table-row table:style-name="ro1">
          <table:table-cell office:value-type="float" office:value="112.756652832031" calcext:value-type="float">
            <text:p>112.756652832031</text:p>
          </table:table-cell>
        </table:table-row>
        <table:table-row table:style-name="ro1">
          <table:table-cell office:value-type="float" office:value="110.080986022949" calcext:value-type="float">
            <text:p>110.080986022949</text:p>
          </table:table-cell>
        </table:table-row>
        <table:table-row table:style-name="ro1">
          <table:table-cell office:value-type="float" office:value="107.572883605957" calcext:value-type="float">
            <text:p>107.572883605957</text:p>
          </table:table-cell>
        </table:table-row>
        <table:table-row table:style-name="ro1">
          <table:table-cell office:value-type="float" office:value="105.115592956543" calcext:value-type="float">
            <text:p>105.115592956543</text:p>
          </table:table-cell>
        </table:table-row>
        <table:table-row table:style-name="ro1">
          <table:table-cell office:value-type="float" office:value="103.004035949707" calcext:value-type="float">
            <text:p>103.004035949707</text:p>
          </table:table-cell>
        </table:table-row>
        <table:table-row table:style-name="ro1">
          <table:table-cell office:value-type="float" office:value="100.903633117676" calcext:value-type="float">
            <text:p>100.903633117676</text:p>
          </table:table-cell>
        </table:table-row>
        <table:table-row table:style-name="ro1">
          <table:table-cell office:value-type="float" office:value="99.1132659912109" calcext:value-type="float">
            <text:p>99.1132659912109</text:p>
          </table:table-cell>
        </table:table-row>
        <table:table-row table:style-name="ro1">
          <table:table-cell office:value-type="float" office:value="97.601936340332" calcext:value-type="float">
            <text:p>97.601936340332</text:p>
          </table:table-cell>
        </table:table-row>
        <table:table-row table:style-name="ro1">
          <table:table-cell office:value-type="float" office:value="96.5417404174805" calcext:value-type="float">
            <text:p>96.5417404174805</text:p>
          </table:table-cell>
        </table:table-row>
        <table:table-row table:style-name="ro1">
          <table:table-cell office:value-type="float" office:value="95.9875640869141" calcext:value-type="float">
            <text:p>95.9875640869141</text:p>
          </table:table-cell>
        </table:table-row>
        <table:table-row table:style-name="ro1">
          <table:table-cell office:value-type="float" office:value="95.2888107299805" calcext:value-type="float">
            <text:p>95.2888107299805</text:p>
          </table:table-cell>
        </table:table-row>
        <table:table-row table:style-name="ro1">
          <table:table-cell office:value-type="float" office:value="94.7599258422852" calcext:value-type="float">
            <text:p>94.7599258422852</text:p>
          </table:table-cell>
        </table:table-row>
        <table:table-row table:style-name="ro1">
          <table:table-cell office:value-type="float" office:value="94.1839294433594" calcext:value-type="float">
            <text:p>94.1839294433594</text:p>
          </table:table-cell>
        </table:table-row>
        <table:table-row table:style-name="ro1">
          <table:table-cell office:value-type="float" office:value="93.5655364990234" calcext:value-type="float">
            <text:p>93.5655364990234</text:p>
          </table:table-cell>
        </table:table-row>
        <table:table-row table:style-name="ro1">
          <table:table-cell office:value-type="float" office:value="93.0089797973633" calcext:value-type="float">
            <text:p>93.0089797973633</text:p>
          </table:table-cell>
        </table:table-row>
        <table:table-row table:style-name="ro1">
          <table:table-cell office:value-type="float" office:value="92.5080795288086" calcext:value-type="float">
            <text:p>92.5080795288086</text:p>
          </table:table-cell>
        </table:table-row>
        <table:table-row table:style-name="ro1">
          <table:table-cell office:value-type="float" office:value="91.7572708129883" calcext:value-type="float">
            <text:p>91.7572708129883</text:p>
          </table:table-cell>
        </table:table-row>
        <table:table-row table:style-name="ro1">
          <table:table-cell office:value-type="float" office:value="90.9815444946289" calcext:value-type="float">
            <text:p>90.9815444946289</text:p>
          </table:table-cell>
        </table:table-row>
        <table:table-row table:style-name="ro1">
          <table:table-cell office:value-type="float" office:value="89.8833923339844" calcext:value-type="float">
            <text:p>89.8833923339844</text:p>
          </table:table-cell>
        </table:table-row>
        <table:table-row table:style-name="ro1">
          <table:table-cell office:value-type="float" office:value="89.295051574707" calcext:value-type="float">
            <text:p>89.295051574707</text:p>
          </table:table-cell>
        </table:table-row>
        <table:table-row table:style-name="ro1">
          <table:table-cell office:value-type="float" office:value="87.6655426025391" calcext:value-type="float">
            <text:p>87.6655426025391</text:p>
          </table:table-cell>
        </table:table-row>
        <table:table-row table:style-name="ro1">
          <table:table-cell office:value-type="float" office:value="84.098991394043" calcext:value-type="float">
            <text:p>84.098991394043</text:p>
          </table:table-cell>
        </table:table-row>
        <table:table-row table:style-name="ro1">
          <table:table-cell office:value-type="float" office:value="85.2890930175781" calcext:value-type="float">
            <text:p>85.2890930175781</text:p>
          </table:table-cell>
        </table:table-row>
        <table:table-row table:style-name="ro1">
          <table:table-cell office:value-type="float" office:value="86.3601837158203" calcext:value-type="float">
            <text:p>86.3601837158203</text:p>
          </table:table-cell>
        </table:table-row>
        <table:table-row table:style-name="ro1">
          <table:table-cell office:value-type="float" office:value="87.7241668701172" calcext:value-type="float">
            <text:p>87.7241668701172</text:p>
          </table:table-cell>
        </table:table-row>
        <table:table-row table:style-name="ro1">
          <table:table-cell office:value-type="float" office:value="88.9517517089844" calcext:value-type="float">
            <text:p>88.9517517089844</text:p>
          </table:table-cell>
        </table:table-row>
        <table:table-row table:style-name="ro1">
          <table:table-cell office:value-type="float" office:value="90.1565780639648" calcext:value-type="float">
            <text:p>90.1565780639648</text:p>
          </table:table-cell>
        </table:table-row>
        <table:table-row table:style-name="ro1">
          <table:table-cell office:value-type="float" office:value="92.0409240722656" calcext:value-type="float">
            <text:p>92.0409240722656</text:p>
          </table:table-cell>
        </table:table-row>
        <table:table-row table:style-name="ro1">
          <table:table-cell office:value-type="float" office:value="94.136833190918" calcext:value-type="float">
            <text:p>94.136833190918</text:p>
          </table:table-cell>
        </table:table-row>
        <table:table-row table:style-name="ro1">
          <table:table-cell office:value-type="float" office:value="95.6231536865234" calcext:value-type="float">
            <text:p>95.6231536865234</text:p>
          </table:table-cell>
        </table:table-row>
        <table:table-row table:style-name="ro1">
          <table:table-cell office:value-type="float" office:value="97.2608413696289" calcext:value-type="float">
            <text:p>97.2608413696289</text:p>
          </table:table-cell>
        </table:table-row>
        <table:table-row table:style-name="ro1">
          <table:table-cell office:value-type="float" office:value="98.5347595214844" calcext:value-type="float">
            <text:p>98.5347595214844</text:p>
          </table:table-cell>
        </table:table-row>
        <table:table-row table:style-name="ro1">
          <table:table-cell office:value-type="float" office:value="99.7812805175781" calcext:value-type="float">
            <text:p>99.7812805175781</text:p>
          </table:table-cell>
        </table:table-row>
        <table:table-row table:style-name="ro1">
          <table:table-cell office:value-type="float" office:value="100.703155517578" calcext:value-type="float">
            <text:p>100.703155517578</text:p>
          </table:table-cell>
        </table:table-row>
        <table:table-row table:style-name="ro1">
          <table:table-cell office:value-type="float" office:value="101.032836914063" calcext:value-type="float">
            <text:p>101.032836914063</text:p>
          </table:table-cell>
        </table:table-row>
        <table:table-row table:style-name="ro1">
          <table:table-cell office:value-type="float" office:value="100.329551696777" calcext:value-type="float">
            <text:p>100.329551696777</text:p>
          </table:table-cell>
        </table:table-row>
        <table:table-row table:style-name="ro1">
          <table:table-cell office:value-type="float" office:value="99.896598815918" calcext:value-type="float">
            <text:p>99.896598815918</text:p>
          </table:table-cell>
        </table:table-row>
        <table:table-row table:style-name="ro1">
          <table:table-cell office:value-type="float" office:value="99.3069381713867" calcext:value-type="float">
            <text:p>99.3069381713867</text:p>
          </table:table-cell>
        </table:table-row>
        <table:table-row table:style-name="ro1">
          <table:table-cell office:value-type="float" office:value="98.0762405395508" calcext:value-type="float">
            <text:p>98.0762405395508</text:p>
          </table:table-cell>
        </table:table-row>
        <table:table-row table:style-name="ro1">
          <table:table-cell office:value-type="float" office:value="96.7686157226563" calcext:value-type="float">
            <text:p>96.7686157226563</text:p>
          </table:table-cell>
        </table:table-row>
        <table:table-row table:style-name="ro1">
          <table:table-cell office:value-type="float" office:value="95.4917526245117" calcext:value-type="float">
            <text:p>95.4917526245117</text:p>
          </table:table-cell>
        </table:table-row>
        <table:table-row table:style-name="ro1">
          <table:table-cell office:value-type="float" office:value="94.642578125" calcext:value-type="float">
            <text:p>94.642578125</text:p>
          </table:table-cell>
        </table:table-row>
        <table:table-row table:style-name="ro1">
          <table:table-cell office:value-type="float" office:value="93.7783203125" calcext:value-type="float">
            <text:p>93.7783203125</text:p>
          </table:table-cell>
        </table:table-row>
        <table:table-row table:style-name="ro1">
          <table:table-cell office:value-type="float" office:value="93.00048828125" calcext:value-type="float">
            <text:p>93.00048828125</text:p>
          </table:table-cell>
        </table:table-row>
        <table:table-row table:style-name="ro1">
          <table:table-cell office:value-type="float" office:value="92.3004379272461" calcext:value-type="float">
            <text:p>92.3004379272461</text:p>
          </table:table-cell>
        </table:table-row>
        <table:table-row table:style-name="ro1">
          <table:table-cell office:value-type="float" office:value="91.770393371582" calcext:value-type="float">
            <text:p>91.770393371582</text:p>
          </table:table-cell>
        </table:table-row>
        <table:table-row table:style-name="ro1">
          <table:table-cell office:value-type="float" office:value="91.7933578491211" calcext:value-type="float">
            <text:p>91.7933578491211</text:p>
          </table:table-cell>
        </table:table-row>
        <table:table-row table:style-name="ro1">
          <table:table-cell office:value-type="float" office:value="91.4140243530273" calcext:value-type="float">
            <text:p>91.4140243530273</text:p>
          </table:table-cell>
        </table:table-row>
        <table:table-row table:style-name="ro1">
          <table:table-cell office:value-type="float" office:value="91.1726226806641" calcext:value-type="float">
            <text:p>91.1726226806641</text:p>
          </table:table-cell>
        </table:table-row>
        <table:table-row table:style-name="ro1">
          <table:table-cell office:value-type="float" office:value="90.7553634643555" calcext:value-type="float">
            <text:p>90.7553634643555</text:p>
          </table:table-cell>
        </table:table-row>
        <table:table-row table:style-name="ro1">
          <table:table-cell office:value-type="float" office:value="90.5798263549805" calcext:value-type="float">
            <text:p>90.5798263549805</text:p>
          </table:table-cell>
        </table:table-row>
        <table:table-row table:style-name="ro1">
          <table:table-cell office:value-type="float" office:value="90.2218399047852" calcext:value-type="float">
            <text:p>90.2218399047852</text:p>
          </table:table-cell>
        </table:table-row>
        <table:table-row table:style-name="ro1">
          <table:table-cell office:value-type="float" office:value="89.7996520996094" calcext:value-type="float">
            <text:p>89.7996520996094</text:p>
          </table:table-cell>
        </table:table-row>
        <table:table-row table:style-name="ro1">
          <table:table-cell office:value-type="float" office:value="89.2196884155273" calcext:value-type="float">
            <text:p>89.2196884155273</text:p>
          </table:table-cell>
        </table:table-row>
        <table:table-row table:style-name="ro1">
          <table:table-cell office:value-type="float" office:value="88.4977188110352" calcext:value-type="float">
            <text:p>88.4977188110352</text:p>
          </table:table-cell>
        </table:table-row>
        <table:table-row table:style-name="ro1">
          <table:table-cell office:value-type="float" office:value="88.14794921875" calcext:value-type="float">
            <text:p>88.14794921875</text:p>
          </table:table-cell>
        </table:table-row>
        <table:table-row table:style-name="ro1">
          <table:table-cell office:value-type="float" office:value="88.0331573486328" calcext:value-type="float">
            <text:p>88.0331573486328</text:p>
          </table:table-cell>
        </table:table-row>
        <table:table-row table:style-name="ro1">
          <table:table-cell office:value-type="float" office:value="88.6298446655273" calcext:value-type="float">
            <text:p>88.6298446655273</text:p>
          </table:table-cell>
        </table:table-row>
        <table:table-row table:style-name="ro1">
          <table:table-cell office:value-type="float" office:value="89.2668609619141" calcext:value-type="float">
            <text:p>89.2668609619141</text:p>
          </table:table-cell>
        </table:table-row>
      </table:table>
      <table:table table:name="LPF0.2 Ignore0.2" table:style-name="ta1">
        <table:shapes>
          <draw:frame draw:z-index="0" draw:style-name="gr1" draw:text-style-name="P1" svg:width="15.999cm" svg:height="8.999cm" svg:x="10.564cm" svg:y="2.251cm">
            <draw:object draw:notify-on-update-of-ranges="'LPF0.2 Ignore0.2'.A5:'LPF0.2 Ignore0.2'.A5 'LPF0.2 Ignore0.2'.A6:'LPF0.2 Ignore0.2'.A1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Instantaneous BPM</text:p>
          </table:table-cell>
        </table:table-row>
        <table:table-row table:style-name="ro1">
          <table:table-cell office:value-type="string" calcext:value-type="string">
            <text:p>LPF: 0.2</text:p>
          </table:table-cell>
        </table:table-row>
        <table:table-row table:style-name="ro1">
          <table:table-cell office:value-type="string" calcext:value-type="string">
            <text:p>Ignore: 0.2</text:p>
          </table:table-cell>
        </table:table-row>
        <table:table-row table:style-name="ro1">
          <table:table-cell office:value-type="string" calcext:value-type="string">
            <text:p>Filtered Dat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.1999969482422" calcext:value-type="float">
            <text:p>91.1999969482422</text:p>
          </table:table-cell>
        </table:table-row>
        <table:table-row table:style-name="ro1">
          <table:table-cell office:value-type="float" office:value="91.3600006103516" calcext:value-type="float">
            <text:p>91.3600006103516</text:p>
          </table:table-cell>
        </table:table-row>
        <table:table-row table:style-name="ro1">
          <table:table-cell office:value-type="float" office:value="91.6880035400391" calcext:value-type="float">
            <text:p>91.6880035400391</text:p>
          </table:table-cell>
        </table:table-row>
        <table:table-row table:style-name="ro1">
          <table:table-cell office:value-type="float" office:value="91.7504043579102" calcext:value-type="float">
            <text:p>91.7504043579102</text:p>
          </table:table-cell>
        </table:table-row>
        <table:table-row table:style-name="ro1">
          <table:table-cell office:value-type="float" office:value="91.8003234863281" calcext:value-type="float">
            <text:p>91.8003234863281</text:p>
          </table:table-cell>
        </table:table-row>
        <table:table-row table:style-name="ro1">
          <table:table-cell office:value-type="float" office:value="91.4402618408203" calcext:value-type="float">
            <text:p>91.4402618408203</text:p>
          </table:table-cell>
        </table:table-row>
        <table:table-row table:style-name="ro1">
          <table:table-cell office:value-type="float" office:value="90.9522094726563" calcext:value-type="float">
            <text:p>90.9522094726563</text:p>
          </table:table-cell>
        </table:table-row>
        <table:table-row table:style-name="ro1">
          <table:table-cell office:value-type="float" office:value="90.561767578125" calcext:value-type="float">
            <text:p>90.561767578125</text:p>
          </table:table-cell>
        </table:table-row>
        <table:table-row table:style-name="ro1">
          <table:table-cell office:value-type="float" office:value="90.6494140625" calcext:value-type="float">
            <text:p>90.6494140625</text:p>
          </table:table-cell>
        </table:table-row>
        <table:table-row table:style-name="ro1">
          <table:table-cell office:value-type="float" office:value="90.9195327758789" calcext:value-type="float">
            <text:p>90.9195327758789</text:p>
          </table:table-cell>
        </table:table-row>
        <table:table-row table:style-name="ro1">
          <table:table-cell office:value-type="float" office:value="91.135627746582" calcext:value-type="float">
            <text:p>91.135627746582</text:p>
          </table:table-cell>
        </table:table-row>
        <table:table-row table:style-name="ro1">
          <table:table-cell office:value-type="float" office:value="91.5084991455078" calcext:value-type="float">
            <text:p>91.5084991455078</text:p>
          </table:table-cell>
        </table:table-row>
        <table:table-row table:style-name="ro1">
          <table:table-cell office:value-type="float" office:value="92.6067962646484" calcext:value-type="float">
            <text:p>92.6067962646484</text:p>
          </table:table-cell>
        </table:table-row>
        <table:table-row table:style-name="ro1">
          <table:table-cell office:value-type="float" office:value="93.4854354858398" calcext:value-type="float">
            <text:p>93.4854354858398</text:p>
          </table:table-cell>
        </table:table-row>
        <table:table-row table:style-name="ro1">
          <table:table-cell office:value-type="float" office:value="94.188346862793" calcext:value-type="float">
            <text:p>94.188346862793</text:p>
          </table:table-cell>
        </table:table-row>
        <table:table-row table:style-name="ro1">
          <table:table-cell office:value-type="float" office:value="93.5506744384766" calcext:value-type="float">
            <text:p>93.5506744384766</text:p>
          </table:table-cell>
        </table:table-row>
        <table:table-row table:style-name="ro1">
          <table:table-cell office:value-type="float" office:value="91.8405380249023" calcext:value-type="float">
            <text:p>91.8405380249023</text:p>
          </table:table-cell>
        </table:table-row>
        <table:table-row table:style-name="ro1">
          <table:table-cell office:value-type="float" office:value="89.4724273681641" calcext:value-type="float">
            <text:p>89.4724273681641</text:p>
          </table:table-cell>
        </table:table-row>
        <table:table-row table:style-name="ro1">
          <table:table-cell office:value-type="float" office:value="87.1779403686523" calcext:value-type="float">
            <text:p>87.1779403686523</text:p>
          </table:table-cell>
        </table:table-row>
        <table:table-row table:style-name="ro1">
          <table:table-cell office:value-type="float" office:value="84.7423553466797" calcext:value-type="float">
            <text:p>84.7423553466797</text:p>
          </table:table-cell>
        </table:table-row>
        <table:table-row table:style-name="ro1">
          <table:table-cell office:value-type="float" office:value="82.9938812255859" calcext:value-type="float">
            <text:p>82.9938812255859</text:p>
          </table:table-cell>
        </table:table-row>
        <table:table-row table:style-name="ro1">
          <table:table-cell office:value-type="float" office:value="81.3951034545898" calcext:value-type="float">
            <text:p>81.3951034545898</text:p>
          </table:table-cell>
        </table:table-row>
        <table:table-row table:style-name="ro1">
          <table:table-cell office:value-type="float" office:value="81.116081237793" calcext:value-type="float">
            <text:p>81.116081237793</text:p>
          </table:table-cell>
        </table:table-row>
        <table:table-row table:style-name="ro1">
          <table:table-cell office:value-type="float" office:value="82.0928649902344" calcext:value-type="float">
            <text:p>82.0928649902344</text:p>
          </table:table-cell>
        </table:table-row>
        <table:table-row table:style-name="ro1">
          <table:table-cell office:value-type="float" office:value="84.4742889404297" calcext:value-type="float">
            <text:p>84.4742889404297</text:p>
          </table:table-cell>
        </table:table-row>
        <table:table-row table:style-name="ro1">
          <table:table-cell office:value-type="float" office:value="86.9794311523438" calcext:value-type="float">
            <text:p>86.9794311523438</text:p>
          </table:table-cell>
        </table:table-row>
        <table:table-row table:style-name="ro1">
          <table:table-cell office:value-type="float" office:value="89.1835479736328" calcext:value-type="float">
            <text:p>89.1835479736328</text:p>
          </table:table-cell>
        </table:table-row>
        <table:table-row table:style-name="ro1">
          <table:table-cell office:value-type="float" office:value="91.1468353271484" calcext:value-type="float">
            <text:p>91.1468353271484</text:p>
          </table:table-cell>
        </table:table-row>
        <table:table-row table:style-name="ro1">
          <table:table-cell office:value-type="float" office:value="92.7174682617188" calcext:value-type="float">
            <text:p>92.7174682617188</text:p>
          </table:table-cell>
        </table:table-row>
        <table:table-row table:style-name="ro1">
          <table:table-cell office:value-type="float" office:value="93.573974609375" calcext:value-type="float">
            <text:p>93.573974609375</text:p>
          </table:table-cell>
        </table:table-row>
        <table:table-row table:style-name="ro1">
          <table:table-cell office:value-type="float" office:value="95.4591827392578" calcext:value-type="float">
            <text:p>95.4591827392578</text:p>
          </table:table-cell>
        </table:table-row>
        <table:table-row table:style-name="ro1">
          <table:table-cell office:value-type="float" office:value="97.5673446655273" calcext:value-type="float">
            <text:p>97.5673446655273</text:p>
          </table:table-cell>
        </table:table-row>
        <table:table-row table:style-name="ro1">
          <table:table-cell office:value-type="float" office:value="99.2538757324219" calcext:value-type="float">
            <text:p>99.2538757324219</text:p>
          </table:table-cell>
        </table:table-row>
        <table:table-row table:style-name="ro1">
          <table:table-cell office:value-type="float" office:value="100.403099060059" calcext:value-type="float">
            <text:p>100.403099060059</text:p>
          </table:table-cell>
        </table:table-row>
        <table:table-row table:style-name="ro1">
          <table:table-cell office:value-type="float" office:value="99.5224761962891" calcext:value-type="float">
            <text:p>99.5224761962891</text:p>
          </table:table-cell>
        </table:table-row>
        <table:table-row table:style-name="ro1">
          <table:table-cell office:value-type="float" office:value="97.0179824829102" calcext:value-type="float">
            <text:p>97.0179824829102</text:p>
          </table:table-cell>
        </table:table-row>
        <table:table-row table:style-name="ro1">
          <table:table-cell office:value-type="float" office:value="94.4143829345703" calcext:value-type="float">
            <text:p>94.4143829345703</text:p>
          </table:table-cell>
        </table:table-row>
        <table:table-row table:style-name="ro1">
          <table:table-cell office:value-type="float" office:value="91.9315032958984" calcext:value-type="float">
            <text:p>91.9315032958984</text:p>
          </table:table-cell>
        </table:table-row>
        <table:table-row table:style-name="ro1">
          <table:table-cell office:value-type="float" office:value="90.1452026367188" calcext:value-type="float">
            <text:p>90.1452026367188</text:p>
          </table:table-cell>
        </table:table-row>
        <table:table-row table:style-name="ro1">
          <table:table-cell office:value-type="float" office:value="88.9161605834961" calcext:value-type="float">
            <text:p>88.9161605834961</text:p>
          </table:table-cell>
        </table:table-row>
        <table:table-row table:style-name="ro1">
          <table:table-cell office:value-type="float" office:value="88.9329299926758" calcext:value-type="float">
            <text:p>88.9329299926758</text:p>
          </table:table-cell>
        </table:table-row>
        <table:table-row table:style-name="ro1">
          <table:table-cell office:value-type="float" office:value="89.9463424682617" calcext:value-type="float">
            <text:p>89.9463424682617</text:p>
          </table:table-cell>
        </table:table-row>
        <table:table-row table:style-name="ro1">
          <table:table-cell office:value-type="float" office:value="90.7570724487305" calcext:value-type="float">
            <text:p>90.7570724487305</text:p>
          </table:table-cell>
        </table:table-row>
        <table:table-row table:style-name="ro1">
          <table:table-cell office:value-type="float" office:value="91.0056610107422" calcext:value-type="float">
            <text:p>91.0056610107422</text:p>
          </table:table-cell>
        </table:table-row>
        <table:table-row table:style-name="ro1">
          <table:table-cell office:value-type="float" office:value="91.4045257568359" calcext:value-type="float">
            <text:p>91.4045257568359</text:p>
          </table:table-cell>
        </table:table-row>
        <table:table-row table:style-name="ro1">
          <table:table-cell office:value-type="float" office:value="92.3236236572266" calcext:value-type="float">
            <text:p>92.3236236572266</text:p>
          </table:table-cell>
        </table:table-row>
        <table:table-row table:style-name="ro1">
          <table:table-cell office:value-type="float" office:value="92.6588973999023" calcext:value-type="float">
            <text:p>92.6588973999023</text:p>
          </table:table-cell>
        </table:table-row>
        <table:table-row table:style-name="ro1">
          <table:table-cell office:value-type="float" office:value="92.3271179199219" calcext:value-type="float">
            <text:p>92.3271179199219</text:p>
          </table:table-cell>
        </table:table-row>
        <table:table-row table:style-name="ro1">
          <table:table-cell office:value-type="float" office:value="92.0616912841797" calcext:value-type="float">
            <text:p>92.0616912841797</text:p>
          </table:table-cell>
        </table:table-row>
        <table:table-row table:style-name="ro1">
          <table:table-cell office:value-type="float" office:value="91.4493560791016" calcext:value-type="float">
            <text:p>91.4493560791016</text:p>
          </table:table-cell>
        </table:table-row>
        <table:table-row table:style-name="ro1">
          <table:table-cell office:value-type="float" office:value="90.5594863891602" calcext:value-type="float">
            <text:p>90.5594863891602</text:p>
          </table:table-cell>
        </table:table-row>
        <table:table-row table:style-name="ro1">
          <table:table-cell office:value-type="float" office:value="90.0475921630859" calcext:value-type="float">
            <text:p>90.0475921630859</text:p>
          </table:table-cell>
        </table:table-row>
        <table:table-row table:style-name="ro1">
          <table:table-cell office:value-type="float" office:value="90.2380752563477" calcext:value-type="float">
            <text:p>90.2380752563477</text:p>
          </table:table-cell>
        </table:table-row>
        <table:table-row table:style-name="ro1">
          <table:table-cell office:value-type="float" office:value="90.7904586791992" calcext:value-type="float">
            <text:p>90.7904586791992</text:p>
          </table:table-cell>
        </table:table-row>
        <table:table-row table:style-name="ro1">
          <table:table-cell office:value-type="float" office:value="90.6323699951172" calcext:value-type="float">
            <text:p>90.6323699951172</text:p>
          </table:table-cell>
        </table:table-row>
        <table:table-row table:style-name="ro1">
          <table:table-cell office:value-type="float" office:value="91.1058959960938" calcext:value-type="float">
            <text:p>91.1058959960938</text:p>
          </table:table-cell>
        </table:table-row>
        <table:table-row table:style-name="ro1">
          <table:table-cell office:value-type="float" office:value="91.6847152709961" calcext:value-type="float">
            <text:p>91.6847152709961</text:p>
          </table:table-cell>
        </table:table-row>
        <table:table-row table:style-name="ro1">
          <table:table-cell office:value-type="float" office:value="92.9477691650391" calcext:value-type="float">
            <text:p>92.9477691650391</text:p>
          </table:table-cell>
        </table:table-row>
        <table:table-row table:style-name="ro1">
          <table:table-cell office:value-type="float" office:value="93.7582168579102" calcext:value-type="float">
            <text:p>93.7582168579102</text:p>
          </table:table-cell>
        </table:table-row>
        <table:table-row table:style-name="ro1">
          <table:table-cell office:value-type="float" office:value="94.0065765380859" calcext:value-type="float">
            <text:p>94.0065765380859</text:p>
          </table:table-cell>
        </table:table-row>
        <table:table-row table:style-name="ro1">
          <table:table-cell office:value-type="float" office:value="94.0052642822266" calcext:value-type="float">
            <text:p>94.0052642822266</text:p>
          </table:table-cell>
        </table:table-row>
        <table:table-row table:style-name="ro1">
          <table:table-cell office:value-type="float" office:value="93.8042144775391" calcext:value-type="float">
            <text:p>93.8042144775391</text:p>
          </table:table-cell>
        </table:table-row>
        <table:table-row table:style-name="ro1">
          <table:table-cell office:value-type="float" office:value="93.2433700561523" calcext:value-type="float">
            <text:p>93.2433700561523</text:p>
          </table:table-cell>
        </table:table-row>
        <table:table-row table:style-name="ro1">
          <table:table-cell office:value-type="float" office:value="92.3946990966797" calcext:value-type="float">
            <text:p>92.3946990966797</text:p>
          </table:table-cell>
        </table:table-row>
        <table:table-row table:style-name="ro1">
          <table:table-cell office:value-type="float" office:value="91.3157577514648" calcext:value-type="float">
            <text:p>91.3157577514648</text:p>
          </table:table-cell>
        </table:table-row>
        <table:table-row table:style-name="ro1">
          <table:table-cell office:value-type="float" office:value="90.052604675293" calcext:value-type="float">
            <text:p>90.052604675293</text:p>
          </table:table-cell>
        </table:table-row>
        <table:table-row table:style-name="ro1">
          <table:table-cell office:value-type="float" office:value="89.4420852661133" calcext:value-type="float">
            <text:p>89.4420852661133</text:p>
          </table:table-cell>
        </table:table-row>
        <table:table-row table:style-name="ro1">
          <table:table-cell office:value-type="float" office:value="89.3536682128906" calcext:value-type="float">
            <text:p>89.3536682128906</text:p>
          </table:table-cell>
        </table:table-row>
        <table:table-row table:style-name="ro1">
          <table:table-cell office:value-type="float" office:value="89.4829330444336" calcext:value-type="float">
            <text:p>89.4829330444336</text:p>
          </table:table-cell>
        </table:table-row>
        <table:table-row table:style-name="ro1">
          <table:table-cell office:value-type="float" office:value="89.9863433837891" calcext:value-type="float">
            <text:p>89.9863433837891</text:p>
          </table:table-cell>
        </table:table-row>
        <table:table-row table:style-name="ro1">
          <table:table-cell office:value-type="float" office:value="89.3890762329102" calcext:value-type="float">
            <text:p>89.3890762329102</text:p>
          </table:table-cell>
        </table:table-row>
        <table:table-row table:style-name="ro1">
          <table:table-cell office:value-type="float" office:value="89.3890762329102" calcext:value-type="float">
            <text:p>89.3890762329102</text:p>
          </table:table-cell>
        </table:table-row>
        <table:table-row table:style-name="ro1">
          <table:table-cell office:value-type="float" office:value="89.3890762329102" calcext:value-type="float">
            <text:p>89.3890762329102</text:p>
          </table:table-cell>
        </table:table-row>
        <table:table-row table:style-name="ro1">
          <table:table-cell office:value-type="float" office:value="86.911262512207" calcext:value-type="float">
            <text:p>86.911262512207</text:p>
          </table:table-cell>
        </table:table-row>
        <table:table-row table:style-name="ro1">
          <table:table-cell office:value-type="float" office:value="86.911262512207" calcext:value-type="float">
            <text:p>86.911262512207</text:p>
          </table:table-cell>
        </table:table-row>
        <table:table-row table:style-name="ro1">
          <table:table-cell office:value-type="float" office:value="83.9290084838867" calcext:value-type="float">
            <text:p>83.9290084838867</text:p>
          </table:table-cell>
        </table:table-row>
        <table:table-row table:style-name="ro1">
          <table:table-cell office:value-type="float" office:value="83.9290084838867" calcext:value-type="float">
            <text:p>83.9290084838867</text:p>
          </table:table-cell>
        </table:table-row>
        <table:table-row table:style-name="ro1">
          <table:table-cell office:value-type="float" office:value="83.9290084838867" calcext:value-type="float">
            <text:p>83.9290084838867</text:p>
          </table:table-cell>
        </table:table-row>
        <table:table-row table:style-name="ro1">
          <table:table-cell office:value-type="float" office:value="81.5432052612305" calcext:value-type="float">
            <text:p>81.5432052612305</text:p>
          </table:table-cell>
        </table:table-row>
        <table:table-row table:style-name="ro1">
          <table:table-cell office:value-type="float" office:value="79.2345657348633" calcext:value-type="float">
            <text:p>79.2345657348633</text:p>
          </table:table-cell>
        </table:table-row>
        <table:table-row table:style-name="ro1">
          <table:table-cell office:value-type="float" office:value="79.2345657348633" calcext:value-type="float">
            <text:p>79.2345657348633</text:p>
          </table:table-cell>
        </table:table-row>
        <table:table-row table:style-name="ro1">
          <table:table-cell office:value-type="float" office:value="78.9876556396484" calcext:value-type="float">
            <text:p>78.9876556396484</text:p>
          </table:table-cell>
        </table:table-row>
        <table:table-row table:style-name="ro1">
          <table:table-cell office:value-type="float" office:value="78.9876556396484" calcext:value-type="float">
            <text:p>78.9876556396484</text:p>
          </table:table-cell>
        </table:table-row>
        <table:table-row table:style-name="ro1">
          <table:table-cell office:value-type="float" office:value="78.7901229858398" calcext:value-type="float">
            <text:p>78.7901229858398</text:p>
          </table:table-cell>
        </table:table-row>
        <table:table-row table:style-name="ro1">
          <table:table-cell office:value-type="float" office:value="78.7901229858398" calcext:value-type="float">
            <text:p>78.7901229858398</text:p>
          </table:table-cell>
        </table:table-row>
        <table:table-row table:style-name="ro1">
          <table:table-cell office:value-type="float" office:value="78.7901229858398" calcext:value-type="float">
            <text:p>78.7901229858398</text:p>
          </table:table-cell>
        </table:table-row>
        <table:table-row table:style-name="ro1">
          <table:table-cell office:value-type="float" office:value="78.7901229858398" calcext:value-type="float">
            <text:p>78.7901229858398</text:p>
          </table:table-cell>
        </table:table-row>
        <table:table-row table:style-name="ro1">
          <table:table-cell office:value-type="float" office:value="78.7901229858398" calcext:value-type="float">
            <text:p>78.7901229858398</text:p>
          </table:table-cell>
        </table:table-row>
        <table:table-row table:style-name="ro1">
          <table:table-cell office:value-type="float" office:value="78.7901229858398" calcext:value-type="float">
            <text:p>78.7901229858398</text:p>
          </table:table-cell>
        </table:table-row>
        <table:table-row table:style-name="ro1">
          <table:table-cell office:value-type="float" office:value="78.7901229858398" calcext:value-type="float">
            <text:p>78.7901229858398</text:p>
          </table:table-cell>
        </table:table-row>
        <table:table-row table:style-name="ro1">
          <table:table-cell office:value-type="float" office:value="78.7901229858398" calcext:value-type="float">
            <text:p>78.7901229858398</text:p>
          </table:table-cell>
        </table:table-row>
        <table:table-row table:style-name="ro1">
          <table:table-cell office:value-type="float" office:value="78.7901229858398" calcext:value-type="float">
            <text:p>78.7901229858398</text:p>
          </table:table-cell>
        </table:table-row>
        <table:table-row table:style-name="ro1">
          <table:table-cell office:value-type="float" office:value="76.2321014404297" calcext:value-type="float">
            <text:p>76.2321014404297</text:p>
          </table:table-cell>
        </table:table-row>
        <table:table-row table:style-name="ro1">
          <table:table-cell office:value-type="float" office:value="76.2321014404297" calcext:value-type="float">
            <text:p>76.2321014404297</text:p>
          </table:table-cell>
        </table:table-row>
        <table:table-row table:style-name="ro1">
          <table:table-cell office:value-type="float" office:value="76.2321014404297" calcext:value-type="float">
            <text:p>76.2321014404297</text:p>
          </table:table-cell>
        </table:table-row>
        <table:table-row table:style-name="ro1">
          <table:table-cell office:value-type="float" office:value="76.2321014404297" calcext:value-type="float">
            <text:p>76.2321014404297</text:p>
          </table:table-cell>
        </table:table-row>
        <table:table-row table:style-name="ro1">
          <table:table-cell office:value-type="float" office:value="76.2321014404297" calcext:value-type="float">
            <text:p>76.2321014404297</text:p>
          </table:table-cell>
        </table:table-row>
        <table:table-row table:style-name="ro1">
          <table:table-cell office:value-type="float" office:value="76.2321014404297" calcext:value-type="float">
            <text:p>76.2321014404297</text:p>
          </table:table-cell>
        </table:table-row>
        <table:table-row table:style-name="ro1">
          <table:table-cell office:value-type="float" office:value="76.2321014404297" calcext:value-type="float">
            <text:p>76.2321014404297</text:p>
          </table:table-cell>
        </table:table-row>
        <table:table-row table:style-name="ro1">
          <table:table-cell office:value-type="float" office:value="76.2321014404297" calcext:value-type="float">
            <text:p>76.2321014404297</text:p>
          </table:table-cell>
        </table:table-row>
        <table:table-row table:style-name="ro1">
          <table:table-cell office:value-type="float" office:value="76.2321014404297" calcext:value-type="float">
            <text:p>76.2321014404297</text:p>
          </table:table-cell>
        </table:table-row>
        <table:table-row table:style-name="ro1">
          <table:table-cell office:value-type="float" office:value="76.2321014404297" calcext:value-type="float">
            <text:p>76.2321014404297</text:p>
          </table:table-cell>
        </table:table-row>
        <table:table-row table:style-name="ro1">
          <table:table-cell office:value-type="float" office:value="78.5856781005859" calcext:value-type="float">
            <text:p>78.5856781005859</text:p>
          </table:table-cell>
        </table:table-row>
        <table:table-row table:style-name="ro1">
          <table:table-cell office:value-type="float" office:value="80.0685424804688" calcext:value-type="float">
            <text:p>80.0685424804688</text:p>
          </table:table-cell>
        </table:table-row>
        <table:table-row table:style-name="ro1">
          <table:table-cell office:value-type="float" office:value="81.0548324584961" calcext:value-type="float">
            <text:p>81.0548324584961</text:p>
          </table:table-cell>
        </table:table-row>
        <table:table-row table:style-name="ro1">
          <table:table-cell office:value-type="float" office:value="81.4438629150391" calcext:value-type="float">
            <text:p>81.4438629150391</text:p>
          </table:table-cell>
        </table:table-row>
        <table:table-row table:style-name="ro1">
          <table:table-cell office:value-type="float" office:value="81.9550933837891" calcext:value-type="float">
            <text:p>81.9550933837891</text:p>
          </table:table-cell>
        </table:table-row>
        <table:table-row table:style-name="ro1">
          <table:table-cell office:value-type="float" office:value="81.9640731811523" calcext:value-type="float">
            <text:p>81.9640731811523</text:p>
          </table:table-cell>
        </table:table-row>
        <table:table-row table:style-name="ro1">
          <table:table-cell office:value-type="float" office:value="82.171257019043" calcext:value-type="float">
            <text:p>82.171257019043</text:p>
          </table:table-cell>
        </table:table-row>
        <table:table-row table:style-name="ro1">
          <table:table-cell office:value-type="float" office:value="82.5370025634766" calcext:value-type="float">
            <text:p>82.5370025634766</text:p>
          </table:table-cell>
        </table:table-row>
        <table:table-row table:style-name="ro1">
          <table:table-cell office:value-type="float" office:value="83.4296035766602" calcext:value-type="float">
            <text:p>83.4296035766602</text:p>
          </table:table-cell>
        </table:table-row>
        <table:table-row table:style-name="ro1">
          <table:table-cell office:value-type="float" office:value="84.9436798095703" calcext:value-type="float">
            <text:p>84.9436798095703</text:p>
          </table:table-cell>
        </table:table-row>
        <table:table-row table:style-name="ro1">
          <table:table-cell office:value-type="float" office:value="85.7549438476563" calcext:value-type="float">
            <text:p>85.7549438476563</text:p>
          </table:table-cell>
        </table:table-row>
        <table:table-row table:style-name="ro1">
          <table:table-cell office:value-type="float" office:value="86.6039581298828" calcext:value-type="float">
            <text:p>86.6039581298828</text:p>
          </table:table-cell>
        </table:table-row>
        <table:table-row table:style-name="ro1">
          <table:table-cell office:value-type="float" office:value="87.0831680297852" calcext:value-type="float">
            <text:p>87.0831680297852</text:p>
          </table:table-cell>
        </table:table-row>
        <table:table-row table:style-name="ro1">
          <table:table-cell office:value-type="float" office:value="87.2665328979492" calcext:value-type="float">
            <text:p>87.2665328979492</text:p>
          </table:table-cell>
        </table:table-row>
        <table:table-row table:style-name="ro1">
          <table:table-cell office:value-type="float" office:value="87.4132232666016" calcext:value-type="float">
            <text:p>87.4132232666016</text:p>
          </table:table-cell>
        </table:table-row>
        <table:table-row table:style-name="ro1">
          <table:table-cell office:value-type="float" office:value="87.5305786132813" calcext:value-type="float">
            <text:p>87.5305786132813</text:p>
          </table:table-cell>
        </table:table-row>
        <table:table-row table:style-name="ro1">
          <table:table-cell office:value-type="float" office:value="87.0244598388672" calcext:value-type="float">
            <text:p>87.0244598388672</text:p>
          </table:table-cell>
        </table:table-row>
        <table:table-row table:style-name="ro1">
          <table:table-cell office:value-type="float" office:value="86.4195709228516" calcext:value-type="float">
            <text:p>86.4195709228516</text:p>
          </table:table-cell>
        </table:table-row>
        <table:table-row table:style-name="ro1">
          <table:table-cell office:value-type="float" office:value="85.1356582641602" calcext:value-type="float">
            <text:p>85.1356582641602</text:p>
          </table:table-cell>
        </table:table-row>
        <table:table-row table:style-name="ro1">
          <table:table-cell office:value-type="float" office:value="84.9085235595703" calcext:value-type="float">
            <text:p>84.9085235595703</text:p>
          </table:table-cell>
        </table:table-row>
        <table:table-row table:style-name="ro1">
          <table:table-cell office:value-type="float" office:value="82.5268173217773" calcext:value-type="float">
            <text:p>82.5268173217773</text:p>
          </table:table-cell>
        </table:table-row>
        <table:table-row table:style-name="ro1">
          <table:table-cell office:value-type="float" office:value="82.5268173217773" calcext:value-type="float">
            <text:p>82.5268173217773</text:p>
          </table:table-cell>
        </table:table-row>
        <table:table-row table:style-name="ro1">
          <table:table-cell office:value-type="float" office:value="85.2214508056641" calcext:value-type="float">
            <text:p>85.2214508056641</text:p>
          </table:table-cell>
        </table:table-row>
        <table:table-row table:style-name="ro1">
          <table:table-cell office:value-type="float" office:value="87.3771591186523" calcext:value-type="float">
            <text:p>87.3771591186523</text:p>
          </table:table-cell>
        </table:table-row>
        <table:table-row table:style-name="ro1">
          <table:table-cell office:value-type="float" office:value="89.901725769043" calcext:value-type="float">
            <text:p>89.901725769043</text:p>
          </table:table-cell>
        </table:table-row>
        <table:table-row table:style-name="ro1">
          <table:table-cell office:value-type="float" office:value="91.9213790893555" calcext:value-type="float">
            <text:p>91.9213790893555</text:p>
          </table:table-cell>
        </table:table-row>
        <table:table-row table:style-name="ro1">
          <table:table-cell office:value-type="float" office:value="93.7371063232422" calcext:value-type="float">
            <text:p>93.7371063232422</text:p>
          </table:table-cell>
        </table:table-row>
        <table:table-row table:style-name="ro1">
          <table:table-cell office:value-type="float" office:value="96.7896881103516" calcext:value-type="float">
            <text:p>96.7896881103516</text:p>
          </table:table-cell>
        </table:table-row>
        <table:table-row table:style-name="ro1">
          <table:table-cell office:value-type="float" office:value="100.031753540039" calcext:value-type="float">
            <text:p>100.031753540039</text:p>
          </table:table-cell>
        </table:table-row>
        <table:table-row table:style-name="ro1">
          <table:table-cell office:value-type="float" office:value="101.825401306152" calcext:value-type="float">
            <text:p>101.825401306152</text:p>
          </table:table-cell>
        </table:table-row>
        <table:table-row table:style-name="ro1">
          <table:table-cell office:value-type="float" office:value="103.860321044922" calcext:value-type="float">
            <text:p>103.860321044922</text:p>
          </table:table-cell>
        </table:table-row>
        <table:table-row table:style-name="ro1">
          <table:table-cell office:value-type="float" office:value="105.088256835938" calcext:value-type="float">
            <text:p>105.088256835938</text:p>
          </table:table-cell>
        </table:table-row>
        <table:table-row table:style-name="ro1">
          <table:table-cell office:value-type="float" office:value="106.270606994629" calcext:value-type="float">
            <text:p>106.270606994629</text:p>
          </table:table-cell>
        </table:table-row>
        <table:table-row table:style-name="ro1">
          <table:table-cell office:value-type="float" office:value="106.816482543945" calcext:value-type="float">
            <text:p>106.816482543945</text:p>
          </table:table-cell>
        </table:table-row>
        <table:table-row table:style-name="ro1">
          <table:table-cell office:value-type="float" office:value="106.253189086914" calcext:value-type="float">
            <text:p>106.253189086914</text:p>
          </table:table-cell>
        </table:table-row>
        <table:table-row table:style-name="ro1">
          <table:table-cell office:value-type="float" office:value="103.802551269531" calcext:value-type="float">
            <text:p>103.802551269531</text:p>
          </table:table-cell>
        </table:table-row>
        <table:table-row table:style-name="ro1">
          <table:table-cell office:value-type="float" office:value="102.242042541504" calcext:value-type="float">
            <text:p>102.242042541504</text:p>
          </table:table-cell>
        </table:table-row>
        <table:table-row table:style-name="ro1">
          <table:table-cell office:value-type="float" office:value="100.593635559082" calcext:value-type="float">
            <text:p>100.593635559082</text:p>
          </table:table-cell>
        </table:table-row>
        <table:table-row table:style-name="ro1">
          <table:table-cell office:value-type="float" office:value="97.8749084472656" calcext:value-type="float">
            <text:p>97.8749084472656</text:p>
          </table:table-cell>
        </table:table-row>
        <table:table-row table:style-name="ro1">
          <table:table-cell office:value-type="float" office:value="95.2999267578125" calcext:value-type="float">
            <text:p>95.2999267578125</text:p>
          </table:table-cell>
        </table:table-row>
        <table:table-row table:style-name="ro1">
          <table:table-cell office:value-type="float" office:value="93.0399398803711" calcext:value-type="float">
            <text:p>93.0399398803711</text:p>
          </table:table-cell>
        </table:table-row>
        <table:table-row table:style-name="ro1">
          <table:table-cell office:value-type="float" office:value="91.8319549560547" calcext:value-type="float">
            <text:p>91.8319549560547</text:p>
          </table:table-cell>
        </table:table-row>
        <table:table-row table:style-name="ro1">
          <table:table-cell office:value-type="float" office:value="90.6655654907227" calcext:value-type="float">
            <text:p>90.6655654907227</text:p>
          </table:table-cell>
        </table:table-row>
        <table:table-row table:style-name="ro1">
          <table:table-cell office:value-type="float" office:value="89.7324523925781" calcext:value-type="float">
            <text:p>89.7324523925781</text:p>
          </table:table-cell>
        </table:table-row>
        <table:table-row table:style-name="ro1">
          <table:table-cell office:value-type="float" office:value="88.9859619140625" calcext:value-type="float">
            <text:p>88.9859619140625</text:p>
          </table:table-cell>
        </table:table-row>
        <table:table-row table:style-name="ro1">
          <table:table-cell office:value-type="float" office:value="88.5887680053711" calcext:value-type="float">
            <text:p>88.5887680053711</text:p>
          </table:table-cell>
        </table:table-row>
        <table:table-row table:style-name="ro1">
          <table:table-cell office:value-type="float" office:value="89.2710113525391" calcext:value-type="float">
            <text:p>89.2710113525391</text:p>
          </table:table-cell>
        </table:table-row>
        <table:table-row table:style-name="ro1">
          <table:table-cell office:value-type="float" office:value="89.0168075561523" calcext:value-type="float">
            <text:p>89.0168075561523</text:p>
          </table:table-cell>
        </table:table-row>
        <table:table-row table:style-name="ro1">
          <table:table-cell office:value-type="float" office:value="89.0134429931641" calcext:value-type="float">
            <text:p>89.0134429931641</text:p>
          </table:table-cell>
        </table:table-row>
        <table:table-row table:style-name="ro1">
          <table:table-cell office:value-type="float" office:value="88.6107559204102" calcext:value-type="float">
            <text:p>88.6107559204102</text:p>
          </table:table-cell>
        </table:table-row>
        <table:table-row table:style-name="ro1">
          <table:table-cell office:value-type="float" office:value="88.688606262207" calcext:value-type="float">
            <text:p>88.688606262207</text:p>
          </table:table-cell>
        </table:table-row>
        <table:table-row table:style-name="ro1">
          <table:table-cell office:value-type="float" office:value="88.3508834838867" calcext:value-type="float">
            <text:p>88.3508834838867</text:p>
          </table:table-cell>
        </table:table-row>
        <table:table-row table:style-name="ro1">
          <table:table-cell office:value-type="float" office:value="87.8807067871094" calcext:value-type="float">
            <text:p>87.8807067871094</text:p>
          </table:table-cell>
        </table:table-row>
        <table:table-row table:style-name="ro1">
          <table:table-cell office:value-type="float" office:value="87.1045684814453" calcext:value-type="float">
            <text:p>87.1045684814453</text:p>
          </table:table-cell>
        </table:table-row>
        <table:table-row table:style-name="ro1">
          <table:table-cell office:value-type="float" office:value="86.0836563110352" calcext:value-type="float">
            <text:p>86.0836563110352</text:p>
          </table:table-cell>
        </table:table-row>
        <table:table-row table:style-name="ro1">
          <table:table-cell office:value-type="float" office:value="85.8669281005859" calcext:value-type="float">
            <text:p>85.8669281005859</text:p>
          </table:table-cell>
        </table:table-row>
        <table:table-row table:style-name="ro1">
          <table:table-cell office:value-type="float" office:value="86.0935440063477" calcext:value-type="float">
            <text:p>86.0935440063477</text:p>
          </table:table-cell>
        </table:table-row>
        <table:table-row table:style-name="ro1">
          <table:table-cell office:value-type="float" office:value="87.6748352050781" calcext:value-type="float">
            <text:p>87.6748352050781</text:p>
          </table:table-cell>
        </table:table-row>
        <table:table-row table:style-name="ro1">
          <table:table-cell office:value-type="float" office:value="89.1398696899414" calcext:value-type="float">
            <text:p>89.1398696899414</text:p>
          </table:table-cell>
        </table:table-row>
      </table:table>
      <table:table table:name="LPF0.2 Ignore0.4" table:style-name="ta1">
        <table:shapes>
          <draw:frame draw:z-index="0" draw:style-name="gr1" draw:text-style-name="P1" svg:width="15.999cm" svg:height="8.999cm" svg:x="10.564cm" svg:y="2.251cm">
            <draw:object draw:notify-on-update-of-ranges="'LPF0.2 Ignore0.4'.A5:'LPF0.2 Ignore0.4'.A5 'LPF0.2 Ignore0.4'.A6:'LPF0.2 Ignore0.4'.A1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Instantaneous BPM</text:p>
          </table:table-cell>
        </table:table-row>
        <table:table-row table:style-name="ro1">
          <table:table-cell office:value-type="string" calcext:value-type="string">
            <text:p>LPF: 0.2</text:p>
          </table:table-cell>
        </table:table-row>
        <table:table-row table:style-name="ro1">
          <table:table-cell office:value-type="string" calcext:value-type="string">
            <text:p>Ignore: 0.4</text:p>
          </table:table-cell>
        </table:table-row>
        <table:table-row table:style-name="ro1">
          <table:table-cell office:value-type="string" calcext:value-type="string">
            <text:p>Filtered Dat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.1999969482422" calcext:value-type="float">
            <text:p>91.1999969482422</text:p>
          </table:table-cell>
        </table:table-row>
        <table:table-row table:style-name="ro1">
          <table:table-cell office:value-type="float" office:value="91.3600006103516" calcext:value-type="float">
            <text:p>91.3600006103516</text:p>
          </table:table-cell>
        </table:table-row>
        <table:table-row table:style-name="ro1">
          <table:table-cell office:value-type="float" office:value="91.6880035400391" calcext:value-type="float">
            <text:p>91.6880035400391</text:p>
          </table:table-cell>
        </table:table-row>
        <table:table-row table:style-name="ro1">
          <table:table-cell office:value-type="float" office:value="91.7504043579102" calcext:value-type="float">
            <text:p>91.7504043579102</text:p>
          </table:table-cell>
        </table:table-row>
        <table:table-row table:style-name="ro1">
          <table:table-cell office:value-type="float" office:value="91.8003234863281" calcext:value-type="float">
            <text:p>91.8003234863281</text:p>
          </table:table-cell>
        </table:table-row>
        <table:table-row table:style-name="ro1">
          <table:table-cell office:value-type="float" office:value="91.4402618408203" calcext:value-type="float">
            <text:p>91.4402618408203</text:p>
          </table:table-cell>
        </table:table-row>
        <table:table-row table:style-name="ro1">
          <table:table-cell office:value-type="float" office:value="90.9522094726563" calcext:value-type="float">
            <text:p>90.9522094726563</text:p>
          </table:table-cell>
        </table:table-row>
        <table:table-row table:style-name="ro1">
          <table:table-cell office:value-type="float" office:value="90.561767578125" calcext:value-type="float">
            <text:p>90.561767578125</text:p>
          </table:table-cell>
        </table:table-row>
        <table:table-row table:style-name="ro1">
          <table:table-cell office:value-type="float" office:value="90.6494140625" calcext:value-type="float">
            <text:p>90.6494140625</text:p>
          </table:table-cell>
        </table:table-row>
        <table:table-row table:style-name="ro1">
          <table:table-cell office:value-type="float" office:value="90.9195327758789" calcext:value-type="float">
            <text:p>90.9195327758789</text:p>
          </table:table-cell>
        </table:table-row>
        <table:table-row table:style-name="ro1">
          <table:table-cell office:value-type="float" office:value="91.135627746582" calcext:value-type="float">
            <text:p>91.135627746582</text:p>
          </table:table-cell>
        </table:table-row>
        <table:table-row table:style-name="ro1">
          <table:table-cell office:value-type="float" office:value="91.5084991455078" calcext:value-type="float">
            <text:p>91.5084991455078</text:p>
          </table:table-cell>
        </table:table-row>
        <table:table-row table:style-name="ro1">
          <table:table-cell office:value-type="float" office:value="92.6067962646484" calcext:value-type="float">
            <text:p>92.6067962646484</text:p>
          </table:table-cell>
        </table:table-row>
        <table:table-row table:style-name="ro1">
          <table:table-cell office:value-type="float" office:value="93.4854354858398" calcext:value-type="float">
            <text:p>93.4854354858398</text:p>
          </table:table-cell>
        </table:table-row>
        <table:table-row table:style-name="ro1">
          <table:table-cell office:value-type="float" office:value="94.188346862793" calcext:value-type="float">
            <text:p>94.188346862793</text:p>
          </table:table-cell>
        </table:table-row>
        <table:table-row table:style-name="ro1">
          <table:table-cell office:value-type="float" office:value="93.5506744384766" calcext:value-type="float">
            <text:p>93.5506744384766</text:p>
          </table:table-cell>
        </table:table-row>
        <table:table-row table:style-name="ro1">
          <table:table-cell office:value-type="float" office:value="91.8405380249023" calcext:value-type="float">
            <text:p>91.8405380249023</text:p>
          </table:table-cell>
        </table:table-row>
        <table:table-row table:style-name="ro1">
          <table:table-cell office:value-type="float" office:value="89.4724273681641" calcext:value-type="float">
            <text:p>89.4724273681641</text:p>
          </table:table-cell>
        </table:table-row>
        <table:table-row table:style-name="ro1">
          <table:table-cell office:value-type="float" office:value="87.1779403686523" calcext:value-type="float">
            <text:p>87.1779403686523</text:p>
          </table:table-cell>
        </table:table-row>
        <table:table-row table:style-name="ro1">
          <table:table-cell office:value-type="float" office:value="84.7423553466797" calcext:value-type="float">
            <text:p>84.7423553466797</text:p>
          </table:table-cell>
        </table:table-row>
        <table:table-row table:style-name="ro1">
          <table:table-cell office:value-type="float" office:value="82.9938812255859" calcext:value-type="float">
            <text:p>82.9938812255859</text:p>
          </table:table-cell>
        </table:table-row>
        <table:table-row table:style-name="ro1">
          <table:table-cell office:value-type="float" office:value="81.3951034545898" calcext:value-type="float">
            <text:p>81.3951034545898</text:p>
          </table:table-cell>
        </table:table-row>
        <table:table-row table:style-name="ro1">
          <table:table-cell office:value-type="float" office:value="81.116081237793" calcext:value-type="float">
            <text:p>81.116081237793</text:p>
          </table:table-cell>
        </table:table-row>
        <table:table-row table:style-name="ro1">
          <table:table-cell office:value-type="float" office:value="82.0928649902344" calcext:value-type="float">
            <text:p>82.0928649902344</text:p>
          </table:table-cell>
        </table:table-row>
        <table:table-row table:style-name="ro1">
          <table:table-cell office:value-type="float" office:value="84.4742889404297" calcext:value-type="float">
            <text:p>84.4742889404297</text:p>
          </table:table-cell>
        </table:table-row>
        <table:table-row table:style-name="ro1">
          <table:table-cell office:value-type="float" office:value="86.9794311523438" calcext:value-type="float">
            <text:p>86.9794311523438</text:p>
          </table:table-cell>
        </table:table-row>
        <table:table-row table:style-name="ro1">
          <table:table-cell office:value-type="float" office:value="89.1835479736328" calcext:value-type="float">
            <text:p>89.1835479736328</text:p>
          </table:table-cell>
        </table:table-row>
        <table:table-row table:style-name="ro1">
          <table:table-cell office:value-type="float" office:value="91.1468353271484" calcext:value-type="float">
            <text:p>91.1468353271484</text:p>
          </table:table-cell>
        </table:table-row>
        <table:table-row table:style-name="ro1">
          <table:table-cell office:value-type="float" office:value="92.7174682617188" calcext:value-type="float">
            <text:p>92.7174682617188</text:p>
          </table:table-cell>
        </table:table-row>
        <table:table-row table:style-name="ro1">
          <table:table-cell office:value-type="float" office:value="93.573974609375" calcext:value-type="float">
            <text:p>93.573974609375</text:p>
          </table:table-cell>
        </table:table-row>
        <table:table-row table:style-name="ro1">
          <table:table-cell office:value-type="float" office:value="95.4591827392578" calcext:value-type="float">
            <text:p>95.4591827392578</text:p>
          </table:table-cell>
        </table:table-row>
        <table:table-row table:style-name="ro1">
          <table:table-cell office:value-type="float" office:value="97.5673446655273" calcext:value-type="float">
            <text:p>97.5673446655273</text:p>
          </table:table-cell>
        </table:table-row>
        <table:table-row table:style-name="ro1">
          <table:table-cell office:value-type="float" office:value="99.2538757324219" calcext:value-type="float">
            <text:p>99.2538757324219</text:p>
          </table:table-cell>
        </table:table-row>
        <table:table-row table:style-name="ro1">
          <table:table-cell office:value-type="float" office:value="100.403099060059" calcext:value-type="float">
            <text:p>100.403099060059</text:p>
          </table:table-cell>
        </table:table-row>
        <table:table-row table:style-name="ro1">
          <table:table-cell office:value-type="float" office:value="99.5224761962891" calcext:value-type="float">
            <text:p>99.5224761962891</text:p>
          </table:table-cell>
        </table:table-row>
        <table:table-row table:style-name="ro1">
          <table:table-cell office:value-type="float" office:value="97.0179824829102" calcext:value-type="float">
            <text:p>97.0179824829102</text:p>
          </table:table-cell>
        </table:table-row>
        <table:table-row table:style-name="ro1">
          <table:table-cell office:value-type="float" office:value="94.4143829345703" calcext:value-type="float">
            <text:p>94.4143829345703</text:p>
          </table:table-cell>
        </table:table-row>
        <table:table-row table:style-name="ro1">
          <table:table-cell office:value-type="float" office:value="91.9315032958984" calcext:value-type="float">
            <text:p>91.9315032958984</text:p>
          </table:table-cell>
        </table:table-row>
        <table:table-row table:style-name="ro1">
          <table:table-cell office:value-type="float" office:value="90.1452026367188" calcext:value-type="float">
            <text:p>90.1452026367188</text:p>
          </table:table-cell>
        </table:table-row>
        <table:table-row table:style-name="ro1">
          <table:table-cell office:value-type="float" office:value="88.9161605834961" calcext:value-type="float">
            <text:p>88.9161605834961</text:p>
          </table:table-cell>
        </table:table-row>
        <table:table-row table:style-name="ro1">
          <table:table-cell office:value-type="float" office:value="88.9329299926758" calcext:value-type="float">
            <text:p>88.9329299926758</text:p>
          </table:table-cell>
        </table:table-row>
        <table:table-row table:style-name="ro1">
          <table:table-cell office:value-type="float" office:value="89.9463424682617" calcext:value-type="float">
            <text:p>89.9463424682617</text:p>
          </table:table-cell>
        </table:table-row>
        <table:table-row table:style-name="ro1">
          <table:table-cell office:value-type="float" office:value="90.7570724487305" calcext:value-type="float">
            <text:p>90.7570724487305</text:p>
          </table:table-cell>
        </table:table-row>
        <table:table-row table:style-name="ro1">
          <table:table-cell office:value-type="float" office:value="91.0056610107422" calcext:value-type="float">
            <text:p>91.0056610107422</text:p>
          </table:table-cell>
        </table:table-row>
        <table:table-row table:style-name="ro1">
          <table:table-cell office:value-type="float" office:value="91.4045257568359" calcext:value-type="float">
            <text:p>91.4045257568359</text:p>
          </table:table-cell>
        </table:table-row>
        <table:table-row table:style-name="ro1">
          <table:table-cell office:value-type="float" office:value="92.3236236572266" calcext:value-type="float">
            <text:p>92.3236236572266</text:p>
          </table:table-cell>
        </table:table-row>
        <table:table-row table:style-name="ro1">
          <table:table-cell office:value-type="float" office:value="92.6588973999023" calcext:value-type="float">
            <text:p>92.6588973999023</text:p>
          </table:table-cell>
        </table:table-row>
        <table:table-row table:style-name="ro1">
          <table:table-cell office:value-type="float" office:value="92.3271179199219" calcext:value-type="float">
            <text:p>92.3271179199219</text:p>
          </table:table-cell>
        </table:table-row>
        <table:table-row table:style-name="ro1">
          <table:table-cell office:value-type="float" office:value="92.0616912841797" calcext:value-type="float">
            <text:p>92.0616912841797</text:p>
          </table:table-cell>
        </table:table-row>
        <table:table-row table:style-name="ro1">
          <table:table-cell office:value-type="float" office:value="91.4493560791016" calcext:value-type="float">
            <text:p>91.4493560791016</text:p>
          </table:table-cell>
        </table:table-row>
        <table:table-row table:style-name="ro1">
          <table:table-cell office:value-type="float" office:value="90.5594863891602" calcext:value-type="float">
            <text:p>90.5594863891602</text:p>
          </table:table-cell>
        </table:table-row>
        <table:table-row table:style-name="ro1">
          <table:table-cell office:value-type="float" office:value="90.0475921630859" calcext:value-type="float">
            <text:p>90.0475921630859</text:p>
          </table:table-cell>
        </table:table-row>
        <table:table-row table:style-name="ro1">
          <table:table-cell office:value-type="float" office:value="90.2380752563477" calcext:value-type="float">
            <text:p>90.2380752563477</text:p>
          </table:table-cell>
        </table:table-row>
        <table:table-row table:style-name="ro1">
          <table:table-cell office:value-type="float" office:value="90.7904586791992" calcext:value-type="float">
            <text:p>90.7904586791992</text:p>
          </table:table-cell>
        </table:table-row>
        <table:table-row table:style-name="ro1">
          <table:table-cell office:value-type="float" office:value="90.6323699951172" calcext:value-type="float">
            <text:p>90.6323699951172</text:p>
          </table:table-cell>
        </table:table-row>
        <table:table-row table:style-name="ro1">
          <table:table-cell office:value-type="float" office:value="91.1058959960938" calcext:value-type="float">
            <text:p>91.1058959960938</text:p>
          </table:table-cell>
        </table:table-row>
        <table:table-row table:style-name="ro1">
          <table:table-cell office:value-type="float" office:value="91.6847152709961" calcext:value-type="float">
            <text:p>91.6847152709961</text:p>
          </table:table-cell>
        </table:table-row>
        <table:table-row table:style-name="ro1">
          <table:table-cell office:value-type="float" office:value="92.9477691650391" calcext:value-type="float">
            <text:p>92.9477691650391</text:p>
          </table:table-cell>
        </table:table-row>
        <table:table-row table:style-name="ro1">
          <table:table-cell office:value-type="float" office:value="93.7582168579102" calcext:value-type="float">
            <text:p>93.7582168579102</text:p>
          </table:table-cell>
        </table:table-row>
        <table:table-row table:style-name="ro1">
          <table:table-cell office:value-type="float" office:value="94.0065765380859" calcext:value-type="float">
            <text:p>94.0065765380859</text:p>
          </table:table-cell>
        </table:table-row>
        <table:table-row table:style-name="ro1">
          <table:table-cell office:value-type="float" office:value="94.0052642822266" calcext:value-type="float">
            <text:p>94.0052642822266</text:p>
          </table:table-cell>
        </table:table-row>
        <table:table-row table:style-name="ro1">
          <table:table-cell office:value-type="float" office:value="93.8042144775391" calcext:value-type="float">
            <text:p>93.8042144775391</text:p>
          </table:table-cell>
        </table:table-row>
        <table:table-row table:style-name="ro1">
          <table:table-cell office:value-type="float" office:value="93.2433700561523" calcext:value-type="float">
            <text:p>93.2433700561523</text:p>
          </table:table-cell>
        </table:table-row>
        <table:table-row table:style-name="ro1">
          <table:table-cell office:value-type="float" office:value="92.3946990966797" calcext:value-type="float">
            <text:p>92.3946990966797</text:p>
          </table:table-cell>
        </table:table-row>
        <table:table-row table:style-name="ro1">
          <table:table-cell office:value-type="float" office:value="91.3157577514648" calcext:value-type="float">
            <text:p>91.3157577514648</text:p>
          </table:table-cell>
        </table:table-row>
        <table:table-row table:style-name="ro1">
          <table:table-cell office:value-type="float" office:value="90.052604675293" calcext:value-type="float">
            <text:p>90.052604675293</text:p>
          </table:table-cell>
        </table:table-row>
        <table:table-row table:style-name="ro1">
          <table:table-cell office:value-type="float" office:value="89.4420852661133" calcext:value-type="float">
            <text:p>89.4420852661133</text:p>
          </table:table-cell>
        </table:table-row>
        <table:table-row table:style-name="ro1">
          <table:table-cell office:value-type="float" office:value="89.3536682128906" calcext:value-type="float">
            <text:p>89.3536682128906</text:p>
          </table:table-cell>
        </table:table-row>
        <table:table-row table:style-name="ro1">
          <table:table-cell office:value-type="float" office:value="89.4829330444336" calcext:value-type="float">
            <text:p>89.4829330444336</text:p>
          </table:table-cell>
        </table:table-row>
        <table:table-row table:style-name="ro1">
          <table:table-cell office:value-type="float" office:value="89.9863433837891" calcext:value-type="float">
            <text:p>89.9863433837891</text:p>
          </table:table-cell>
        </table:table-row>
        <table:table-row table:style-name="ro1">
          <table:table-cell office:value-type="float" office:value="89.3890762329102" calcext:value-type="float">
            <text:p>89.3890762329102</text:p>
          </table:table-cell>
        </table:table-row>
        <table:table-row table:style-name="ro1">
          <table:table-cell office:value-type="float" office:value="89.3890762329102" calcext:value-type="float">
            <text:p>89.3890762329102</text:p>
          </table:table-cell>
        </table:table-row>
        <table:table-row table:style-name="ro1">
          <table:table-cell office:value-type="float" office:value="89.3890762329102" calcext:value-type="float">
            <text:p>89.3890762329102</text:p>
          </table:table-cell>
        </table:table-row>
        <table:table-row table:style-name="ro1">
          <table:table-cell office:value-type="float" office:value="86.911262512207" calcext:value-type="float">
            <text:p>86.911262512207</text:p>
          </table:table-cell>
        </table:table-row>
        <table:table-row table:style-name="ro1">
          <table:table-cell office:value-type="float" office:value="86.911262512207" calcext:value-type="float">
            <text:p>86.911262512207</text:p>
          </table:table-cell>
        </table:table-row>
        <table:table-row table:style-name="ro1">
          <table:table-cell office:value-type="float" office:value="83.9290084838867" calcext:value-type="float">
            <text:p>83.9290084838867</text:p>
          </table:table-cell>
        </table:table-row>
        <table:table-row table:style-name="ro1">
          <table:table-cell office:value-type="float" office:value="83.9290084838867" calcext:value-type="float">
            <text:p>83.9290084838867</text:p>
          </table:table-cell>
        </table:table-row>
        <table:table-row table:style-name="ro1">
          <table:table-cell office:value-type="float" office:value="83.9290084838867" calcext:value-type="float">
            <text:p>83.9290084838867</text:p>
          </table:table-cell>
        </table:table-row>
        <table:table-row table:style-name="ro1">
          <table:table-cell office:value-type="float" office:value="81.5432052612305" calcext:value-type="float">
            <text:p>81.5432052612305</text:p>
          </table:table-cell>
        </table:table-row>
        <table:table-row table:style-name="ro1">
          <table:table-cell office:value-type="float" office:value="79.2345657348633" calcext:value-type="float">
            <text:p>79.2345657348633</text:p>
          </table:table-cell>
        </table:table-row>
        <table:table-row table:style-name="ro1">
          <table:table-cell office:value-type="float" office:value="79.2345657348633" calcext:value-type="float">
            <text:p>79.2345657348633</text:p>
          </table:table-cell>
        </table:table-row>
        <table:table-row table:style-name="ro1">
          <table:table-cell office:value-type="float" office:value="78.9876556396484" calcext:value-type="float">
            <text:p>78.9876556396484</text:p>
          </table:table-cell>
        </table:table-row>
        <table:table-row table:style-name="ro1">
          <table:table-cell office:value-type="float" office:value="72.9901275634766" calcext:value-type="float">
            <text:p>72.9901275634766</text:p>
          </table:table-cell>
        </table:table-row>
        <table:table-row table:style-name="ro1">
          <table:table-cell office:value-type="float" office:value="73.9921035766602" calcext:value-type="float">
            <text:p>73.9921035766602</text:p>
          </table:table-cell>
        </table:table-row>
        <table:table-row table:style-name="ro1">
          <table:table-cell office:value-type="float" office:value="73.9921035766602" calcext:value-type="float">
            <text:p>73.9921035766602</text:p>
          </table:table-cell>
        </table:table-row>
        <table:table-row table:style-name="ro1">
          <table:table-cell office:value-type="float" office:value="73.9921035766602" calcext:value-type="float">
            <text:p>73.9921035766602</text:p>
          </table:table-cell>
        </table:table-row>
        <table:table-row table:style-name="ro1">
          <table:table-cell office:value-type="float" office:value="73.9921035766602" calcext:value-type="float">
            <text:p>73.9921035766602</text:p>
          </table:table-cell>
        </table:table-row>
        <table:table-row table:style-name="ro1">
          <table:table-cell office:value-type="float" office:value="78.393684387207" calcext:value-type="float">
            <text:p>78.393684387207</text:p>
          </table:table-cell>
        </table:table-row>
        <table:table-row table:style-name="ro1">
          <table:table-cell office:value-type="float" office:value="82.1149444580078" calcext:value-type="float">
            <text:p>82.1149444580078</text:p>
          </table:table-cell>
        </table:table-row>
        <table:table-row table:style-name="ro1">
          <table:table-cell office:value-type="float" office:value="85.2919540405273" calcext:value-type="float">
            <text:p>85.2919540405273</text:p>
          </table:table-cell>
        </table:table-row>
        <table:table-row table:style-name="ro1">
          <table:table-cell office:value-type="float" office:value="85.2919540405273" calcext:value-type="float">
            <text:p>85.2919540405273</text:p>
          </table:table-cell>
        </table:table-row>
        <table:table-row table:style-name="ro1">
          <table:table-cell office:value-type="float" office:value="91.8335647583008" calcext:value-type="float">
            <text:p>91.8335647583008</text:p>
          </table:table-cell>
        </table:table-row>
        <table:table-row table:style-name="ro1">
          <table:table-cell office:value-type="float" office:value="86.6668548583984" calcext:value-type="float">
            <text:p>86.6668548583984</text:p>
          </table:table-cell>
        </table:table-row>
        <table:table-row table:style-name="ro1">
          <table:table-cell office:value-type="float" office:value="93.5334854125977" calcext:value-type="float">
            <text:p>93.5334854125977</text:p>
          </table:table-cell>
        </table:table-row>
        <table:table-row table:style-name="ro1">
          <table:table-cell office:value-type="float" office:value="93.5334854125977" calcext:value-type="float">
            <text:p>93.5334854125977</text:p>
          </table:table-cell>
        </table:table-row>
        <table:table-row table:style-name="ro1">
          <table:table-cell office:value-type="float" office:value="93.5334854125977" calcext:value-type="float">
            <text:p>93.5334854125977</text:p>
          </table:table-cell>
        </table:table-row>
        <table:table-row table:style-name="ro1">
          <table:table-cell office:value-type="float" office:value="97.2267913818359" calcext:value-type="float">
            <text:p>97.2267913818359</text:p>
          </table:table-cell>
        </table:table-row>
        <table:table-row table:style-name="ro1">
          <table:table-cell office:value-type="float" office:value="99.7814331054688" calcext:value-type="float">
            <text:p>99.7814331054688</text:p>
          </table:table-cell>
        </table:table-row>
        <table:table-row table:style-name="ro1">
          <table:table-cell office:value-type="float" office:value="102.025146484375" calcext:value-type="float">
            <text:p>102.025146484375</text:p>
          </table:table-cell>
        </table:table-row>
        <table:table-row table:style-name="ro1">
          <table:table-cell office:value-type="float" office:value="103.820114135742" calcext:value-type="float">
            <text:p>103.820114135742</text:p>
          </table:table-cell>
        </table:table-row>
        <table:table-row table:style-name="ro1">
          <table:table-cell office:value-type="float" office:value="105.056091308594" calcext:value-type="float">
            <text:p>105.056091308594</text:p>
          </table:table-cell>
        </table:table-row>
        <table:table-row table:style-name="ro1">
          <table:table-cell office:value-type="float" office:value="105.644874572754" calcext:value-type="float">
            <text:p>105.644874572754</text:p>
          </table:table-cell>
        </table:table-row>
        <table:table-row table:style-name="ro1">
          <table:table-cell office:value-type="float" office:value="102.115898132324" calcext:value-type="float">
            <text:p>102.115898132324</text:p>
          </table:table-cell>
        </table:table-row>
        <table:table-row table:style-name="ro1">
          <table:table-cell office:value-type="float" office:value="98.8927154541016" calcext:value-type="float">
            <text:p>98.8927154541016</text:p>
          </table:table-cell>
        </table:table-row>
        <table:table-row table:style-name="ro1">
          <table:table-cell office:value-type="float" office:value="96.1141738891602" calcext:value-type="float">
            <text:p>96.1141738891602</text:p>
          </table:table-cell>
        </table:table-row>
        <table:table-row table:style-name="ro1">
          <table:table-cell office:value-type="float" office:value="93.491340637207" calcext:value-type="float">
            <text:p>93.491340637207</text:p>
          </table:table-cell>
        </table:table-row>
        <table:table-row table:style-name="ro1">
          <table:table-cell office:value-type="float" office:value="91.5930709838867" calcext:value-type="float">
            <text:p>91.5930709838867</text:p>
          </table:table-cell>
        </table:table-row>
        <table:table-row table:style-name="ro1">
          <table:table-cell office:value-type="float" office:value="89.6744537353516" calcext:value-type="float">
            <text:p>89.6744537353516</text:p>
          </table:table-cell>
        </table:table-row>
        <table:table-row table:style-name="ro1">
          <table:table-cell office:value-type="float" office:value="88.3395614624023" calcext:value-type="float">
            <text:p>88.3395614624023</text:p>
          </table:table-cell>
        </table:table-row>
        <table:table-row table:style-name="ro1">
          <table:table-cell office:value-type="float" office:value="87.4716491699219" calcext:value-type="float">
            <text:p>87.4716491699219</text:p>
          </table:table-cell>
        </table:table-row>
        <table:table-row table:style-name="ro1">
          <table:table-cell office:value-type="float" office:value="87.3773193359375" calcext:value-type="float">
            <text:p>87.3773193359375</text:p>
          </table:table-cell>
        </table:table-row>
        <table:table-row table:style-name="ro1">
          <table:table-cell office:value-type="float" office:value="88.1018524169922" calcext:value-type="float">
            <text:p>88.1018524169922</text:p>
          </table:table-cell>
        </table:table-row>
        <table:table-row table:style-name="ro1">
          <table:table-cell office:value-type="float" office:value="88.2814788818359" calcext:value-type="float">
            <text:p>88.2814788818359</text:p>
          </table:table-cell>
        </table:table-row>
        <table:table-row table:style-name="ro1">
          <table:table-cell office:value-type="float" office:value="88.6251831054688" calcext:value-type="float">
            <text:p>88.6251831054688</text:p>
          </table:table-cell>
        </table:table-row>
        <table:table-row table:style-name="ro1">
          <table:table-cell office:value-type="float" office:value="88.7001495361328" calcext:value-type="float">
            <text:p>88.7001495361328</text:p>
          </table:table-cell>
        </table:table-row>
        <table:table-row table:style-name="ro1">
          <table:table-cell office:value-type="float" office:value="88.5601196289063" calcext:value-type="float">
            <text:p>88.5601196289063</text:p>
          </table:table-cell>
        </table:table-row>
        <table:table-row table:style-name="ro1">
          <table:table-cell office:value-type="float" office:value="88.4480972290039" calcext:value-type="float">
            <text:p>88.4480972290039</text:p>
          </table:table-cell>
        </table:table-row>
        <table:table-row table:style-name="ro1">
          <table:table-cell office:value-type="float" office:value="88.3584747314453" calcext:value-type="float">
            <text:p>88.3584747314453</text:p>
          </table:table-cell>
        </table:table-row>
        <table:table-row table:style-name="ro1">
          <table:table-cell office:value-type="float" office:value="87.6867828369141" calcext:value-type="float">
            <text:p>87.6867828369141</text:p>
          </table:table-cell>
        </table:table-row>
        <table:table-row table:style-name="ro1">
          <table:table-cell office:value-type="float" office:value="86.9494247436523" calcext:value-type="float">
            <text:p>86.9494247436523</text:p>
          </table:table-cell>
        </table:table-row>
        <table:table-row table:style-name="ro1">
          <table:table-cell office:value-type="float" office:value="85.5595397949219" calcext:value-type="float">
            <text:p>85.5595397949219</text:p>
          </table:table-cell>
        </table:table-row>
        <table:table-row table:style-name="ro1">
          <table:table-cell office:value-type="float" office:value="85.2476348876953" calcext:value-type="float">
            <text:p>85.2476348876953</text:p>
          </table:table-cell>
        </table:table-row>
        <table:table-row table:style-name="ro1">
          <table:table-cell office:value-type="float" office:value="82.7981109619141" calcext:value-type="float">
            <text:p>82.7981109619141</text:p>
          </table:table-cell>
        </table:table-row>
        <table:table-row table:style-name="ro1">
          <table:table-cell office:value-type="float" office:value="76.6384887695313" calcext:value-type="float">
            <text:p>76.6384887695313</text:p>
          </table:table-cell>
        </table:table-row>
        <table:table-row table:style-name="ro1">
          <table:table-cell office:value-type="float" office:value="80.5107879638672" calcext:value-type="float">
            <text:p>80.5107879638672</text:p>
          </table:table-cell>
        </table:table-row>
        <table:table-row table:style-name="ro1">
          <table:table-cell office:value-type="float" office:value="83.6086273193359" calcext:value-type="float">
            <text:p>83.6086273193359</text:p>
          </table:table-cell>
        </table:table-row>
        <table:table-row table:style-name="ro1">
          <table:table-cell office:value-type="float" office:value="86.8869018554688" calcext:value-type="float">
            <text:p>86.8869018554688</text:p>
          </table:table-cell>
        </table:table-row>
        <table:table-row table:style-name="ro1">
          <table:table-cell office:value-type="float" office:value="89.509521484375" calcext:value-type="float">
            <text:p>89.509521484375</text:p>
          </table:table-cell>
        </table:table-row>
        <table:table-row table:style-name="ro1">
          <table:table-cell office:value-type="float" office:value="91.8076171875" calcext:value-type="float">
            <text:p>91.8076171875</text:p>
          </table:table-cell>
        </table:table-row>
        <table:table-row table:style-name="ro1">
          <table:table-cell office:value-type="float" office:value="95.24609375" calcext:value-type="float">
            <text:p>95.24609375</text:p>
          </table:table-cell>
        </table:table-row>
        <table:table-row table:style-name="ro1">
          <table:table-cell office:value-type="float" office:value="98.796875" calcext:value-type="float">
            <text:p>98.796875</text:p>
          </table:table-cell>
        </table:table-row>
        <table:table-row table:style-name="ro1">
          <table:table-cell office:value-type="float" office:value="100.837501525879" calcext:value-type="float">
            <text:p>100.837501525879</text:p>
          </table:table-cell>
        </table:table-row>
        <table:table-row table:style-name="ro1">
          <table:table-cell office:value-type="float" office:value="103.069999694824" calcext:value-type="float">
            <text:p>103.069999694824</text:p>
          </table:table-cell>
        </table:table-row>
        <table:table-row table:style-name="ro1">
          <table:table-cell office:value-type="float" office:value="104.456001281738" calcext:value-type="float">
            <text:p>104.456001281738</text:p>
          </table:table-cell>
        </table:table-row>
        <table:table-row table:style-name="ro1">
          <table:table-cell office:value-type="float" office:value="105.764801025391" calcext:value-type="float">
            <text:p>105.764801025391</text:p>
          </table:table-cell>
        </table:table-row>
        <table:table-row table:style-name="ro1">
          <table:table-cell office:value-type="float" office:value="106.411842346191" calcext:value-type="float">
            <text:p>106.411842346191</text:p>
          </table:table-cell>
        </table:table-row>
        <table:table-row table:style-name="ro1">
          <table:table-cell office:value-type="float" office:value="105.929473876953" calcext:value-type="float">
            <text:p>105.929473876953</text:p>
          </table:table-cell>
        </table:table-row>
        <table:table-row table:style-name="ro1">
          <table:table-cell office:value-type="float" office:value="103.543579101563" calcext:value-type="float">
            <text:p>103.543579101563</text:p>
          </table:table-cell>
        </table:table-row>
        <table:table-row table:style-name="ro1">
          <table:table-cell office:value-type="float" office:value="102.034866333008" calcext:value-type="float">
            <text:p>102.034866333008</text:p>
          </table:table-cell>
        </table:table-row>
        <table:table-row table:style-name="ro1">
          <table:table-cell office:value-type="float" office:value="100.427894592285" calcext:value-type="float">
            <text:p>100.427894592285</text:p>
          </table:table-cell>
        </table:table-row>
        <table:table-row table:style-name="ro1">
          <table:table-cell office:value-type="float" office:value="97.742317199707" calcext:value-type="float">
            <text:p>97.742317199707</text:p>
          </table:table-cell>
        </table:table-row>
        <table:table-row table:style-name="ro1">
          <table:table-cell office:value-type="float" office:value="95.1938552856445" calcext:value-type="float">
            <text:p>95.1938552856445</text:p>
          </table:table-cell>
        </table:table-row>
        <table:table-row table:style-name="ro1">
          <table:table-cell office:value-type="float" office:value="92.9550857543945" calcext:value-type="float">
            <text:p>92.9550857543945</text:p>
          </table:table-cell>
        </table:table-row>
        <table:table-row table:style-name="ro1">
          <table:table-cell office:value-type="float" office:value="91.7640686035156" calcext:value-type="float">
            <text:p>91.7640686035156</text:p>
          </table:table-cell>
        </table:table-row>
        <table:table-row table:style-name="ro1">
          <table:table-cell office:value-type="float" office:value="90.6112518310547" calcext:value-type="float">
            <text:p>90.6112518310547</text:p>
          </table:table-cell>
        </table:table-row>
        <table:table-row table:style-name="ro1">
          <table:table-cell office:value-type="float" office:value="89.6890029907227" calcext:value-type="float">
            <text:p>89.6890029907227</text:p>
          </table:table-cell>
        </table:table-row>
        <table:table-row table:style-name="ro1">
          <table:table-cell office:value-type="float" office:value="88.9512023925781" calcext:value-type="float">
            <text:p>88.9512023925781</text:p>
          </table:table-cell>
        </table:table-row>
        <table:table-row table:style-name="ro1">
          <table:table-cell office:value-type="float" office:value="88.5609588623047" calcext:value-type="float">
            <text:p>88.5609588623047</text:p>
          </table:table-cell>
        </table:table-row>
        <table:table-row table:style-name="ro1">
          <table:table-cell office:value-type="float" office:value="89.2487640380859" calcext:value-type="float">
            <text:p>89.2487640380859</text:p>
          </table:table-cell>
        </table:table-row>
        <table:table-row table:style-name="ro1">
          <table:table-cell office:value-type="float" office:value="88.9990081787109" calcext:value-type="float">
            <text:p>88.9990081787109</text:p>
          </table:table-cell>
        </table:table-row>
        <table:table-row table:style-name="ro1">
          <table:table-cell office:value-type="float" office:value="88.9992065429688" calcext:value-type="float">
            <text:p>88.9992065429688</text:p>
          </table:table-cell>
        </table:table-row>
        <table:table-row table:style-name="ro1">
          <table:table-cell office:value-type="float" office:value="88.599365234375" calcext:value-type="float">
            <text:p>88.599365234375</text:p>
          </table:table-cell>
        </table:table-row>
        <table:table-row table:style-name="ro1">
          <table:table-cell office:value-type="float" office:value="88.6794891357422" calcext:value-type="float">
            <text:p>88.6794891357422</text:p>
          </table:table-cell>
        </table:table-row>
        <table:table-row table:style-name="ro1">
          <table:table-cell office:value-type="float" office:value="88.3435897827148" calcext:value-type="float">
            <text:p>88.3435897827148</text:p>
          </table:table-cell>
        </table:table-row>
        <table:table-row table:style-name="ro1">
          <table:table-cell office:value-type="float" office:value="87.874870300293" calcext:value-type="float">
            <text:p>87.874870300293</text:p>
          </table:table-cell>
        </table:table-row>
        <table:table-row table:style-name="ro1">
          <table:table-cell office:value-type="float" office:value="87.0998992919922" calcext:value-type="float">
            <text:p>87.0998992919922</text:p>
          </table:table-cell>
        </table:table-row>
        <table:table-row table:style-name="ro1">
          <table:table-cell office:value-type="float" office:value="86.0799179077148" calcext:value-type="float">
            <text:p>86.0799179077148</text:p>
          </table:table-cell>
        </table:table-row>
        <table:table-row table:style-name="ro1">
          <table:table-cell office:value-type="float" office:value="85.8639373779297" calcext:value-type="float">
            <text:p>85.8639373779297</text:p>
          </table:table-cell>
        </table:table-row>
        <table:table-row table:style-name="ro1">
          <table:table-cell office:value-type="float" office:value="86.0911483764648" calcext:value-type="float">
            <text:p>86.0911483764648</text:p>
          </table:table-cell>
        </table:table-row>
        <table:table-row table:style-name="ro1">
          <table:table-cell office:value-type="float" office:value="87.6729202270508" calcext:value-type="float">
            <text:p>87.6729202270508</text:p>
          </table:table-cell>
        </table:table-row>
        <table:table-row table:style-name="ro1">
          <table:table-cell office:value-type="float" office:value="89.1383361816406" calcext:value-type="float">
            <text:p>89.1383361816406</text:p>
          </table:table-cell>
        </table:table-row>
      </table:table>
      <table:table table:name="LPF0.2 Ignore1" table:style-name="ta1">
        <table:shapes>
          <draw:frame draw:z-index="0" draw:style-name="gr1" draw:text-style-name="P1" svg:width="15.999cm" svg:height="8.999cm" svg:x="10.564cm" svg:y="2.251cm">
            <draw:object draw:notify-on-update-of-ranges="'LPF0.2 Ignore1'.A5:'LPF0.2 Ignore1'.A5 'LPF0.2 Ignore1'.A6:'LPF0.2 Ignore1'.A16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Instantaneous BPM</text:p>
          </table:table-cell>
        </table:table-row>
        <table:table-row table:style-name="ro1">
          <table:table-cell office:value-type="string" calcext:value-type="string">
            <text:p>LPF: 0.2</text:p>
          </table:table-cell>
        </table:table-row>
        <table:table-row table:style-name="ro1">
          <table:table-cell office:value-type="string" calcext:value-type="string">
            <text:p>Ignore: 1</text:p>
          </table:table-cell>
        </table:table-row>
        <table:table-row table:style-name="ro1">
          <table:table-cell office:value-type="string" calcext:value-type="string">
            <text:p>Filtered Dat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.1999969482422" calcext:value-type="float">
            <text:p>91.1999969482422</text:p>
          </table:table-cell>
        </table:table-row>
        <table:table-row table:style-name="ro1">
          <table:table-cell office:value-type="float" office:value="91.3600006103516" calcext:value-type="float">
            <text:p>91.3600006103516</text:p>
          </table:table-cell>
        </table:table-row>
        <table:table-row table:style-name="ro1">
          <table:table-cell office:value-type="float" office:value="91.6880035400391" calcext:value-type="float">
            <text:p>91.6880035400391</text:p>
          </table:table-cell>
        </table:table-row>
        <table:table-row table:style-name="ro1">
          <table:table-cell office:value-type="float" office:value="91.7504043579102" calcext:value-type="float">
            <text:p>91.7504043579102</text:p>
          </table:table-cell>
        </table:table-row>
        <table:table-row table:style-name="ro1">
          <table:table-cell office:value-type="float" office:value="91.8003234863281" calcext:value-type="float">
            <text:p>91.8003234863281</text:p>
          </table:table-cell>
        </table:table-row>
        <table:table-row table:style-name="ro1">
          <table:table-cell office:value-type="float" office:value="91.4402618408203" calcext:value-type="float">
            <text:p>91.4402618408203</text:p>
          </table:table-cell>
        </table:table-row>
        <table:table-row table:style-name="ro1">
          <table:table-cell office:value-type="float" office:value="90.9522094726563" calcext:value-type="float">
            <text:p>90.9522094726563</text:p>
          </table:table-cell>
        </table:table-row>
        <table:table-row table:style-name="ro1">
          <table:table-cell office:value-type="float" office:value="90.561767578125" calcext:value-type="float">
            <text:p>90.561767578125</text:p>
          </table:table-cell>
        </table:table-row>
        <table:table-row table:style-name="ro1">
          <table:table-cell office:value-type="float" office:value="90.6494140625" calcext:value-type="float">
            <text:p>90.6494140625</text:p>
          </table:table-cell>
        </table:table-row>
        <table:table-row table:style-name="ro1">
          <table:table-cell office:value-type="float" office:value="90.9195327758789" calcext:value-type="float">
            <text:p>90.9195327758789</text:p>
          </table:table-cell>
        </table:table-row>
        <table:table-row table:style-name="ro1">
          <table:table-cell office:value-type="float" office:value="91.135627746582" calcext:value-type="float">
            <text:p>91.135627746582</text:p>
          </table:table-cell>
        </table:table-row>
        <table:table-row table:style-name="ro1">
          <table:table-cell office:value-type="float" office:value="91.5084991455078" calcext:value-type="float">
            <text:p>91.5084991455078</text:p>
          </table:table-cell>
        </table:table-row>
        <table:table-row table:style-name="ro1">
          <table:table-cell office:value-type="float" office:value="92.6067962646484" calcext:value-type="float">
            <text:p>92.6067962646484</text:p>
          </table:table-cell>
        </table:table-row>
        <table:table-row table:style-name="ro1">
          <table:table-cell office:value-type="float" office:value="93.4854354858398" calcext:value-type="float">
            <text:p>93.4854354858398</text:p>
          </table:table-cell>
        </table:table-row>
        <table:table-row table:style-name="ro1">
          <table:table-cell office:value-type="float" office:value="94.188346862793" calcext:value-type="float">
            <text:p>94.188346862793</text:p>
          </table:table-cell>
        </table:table-row>
        <table:table-row table:style-name="ro1">
          <table:table-cell office:value-type="float" office:value="93.5506744384766" calcext:value-type="float">
            <text:p>93.5506744384766</text:p>
          </table:table-cell>
        </table:table-row>
        <table:table-row table:style-name="ro1">
          <table:table-cell office:value-type="float" office:value="91.8405380249023" calcext:value-type="float">
            <text:p>91.8405380249023</text:p>
          </table:table-cell>
        </table:table-row>
        <table:table-row table:style-name="ro1">
          <table:table-cell office:value-type="float" office:value="89.4724273681641" calcext:value-type="float">
            <text:p>89.4724273681641</text:p>
          </table:table-cell>
        </table:table-row>
        <table:table-row table:style-name="ro1">
          <table:table-cell office:value-type="float" office:value="87.1779403686523" calcext:value-type="float">
            <text:p>87.1779403686523</text:p>
          </table:table-cell>
        </table:table-row>
        <table:table-row table:style-name="ro1">
          <table:table-cell office:value-type="float" office:value="84.7423553466797" calcext:value-type="float">
            <text:p>84.7423553466797</text:p>
          </table:table-cell>
        </table:table-row>
        <table:table-row table:style-name="ro1">
          <table:table-cell office:value-type="float" office:value="82.9938812255859" calcext:value-type="float">
            <text:p>82.9938812255859</text:p>
          </table:table-cell>
        </table:table-row>
        <table:table-row table:style-name="ro1">
          <table:table-cell office:value-type="float" office:value="81.3951034545898" calcext:value-type="float">
            <text:p>81.3951034545898</text:p>
          </table:table-cell>
        </table:table-row>
        <table:table-row table:style-name="ro1">
          <table:table-cell office:value-type="float" office:value="81.116081237793" calcext:value-type="float">
            <text:p>81.116081237793</text:p>
          </table:table-cell>
        </table:table-row>
        <table:table-row table:style-name="ro1">
          <table:table-cell office:value-type="float" office:value="82.0928649902344" calcext:value-type="float">
            <text:p>82.0928649902344</text:p>
          </table:table-cell>
        </table:table-row>
        <table:table-row table:style-name="ro1">
          <table:table-cell office:value-type="float" office:value="84.4742889404297" calcext:value-type="float">
            <text:p>84.4742889404297</text:p>
          </table:table-cell>
        </table:table-row>
        <table:table-row table:style-name="ro1">
          <table:table-cell office:value-type="float" office:value="86.9794311523438" calcext:value-type="float">
            <text:p>86.9794311523438</text:p>
          </table:table-cell>
        </table:table-row>
        <table:table-row table:style-name="ro1">
          <table:table-cell office:value-type="float" office:value="89.1835479736328" calcext:value-type="float">
            <text:p>89.1835479736328</text:p>
          </table:table-cell>
        </table:table-row>
        <table:table-row table:style-name="ro1">
          <table:table-cell office:value-type="float" office:value="91.1468353271484" calcext:value-type="float">
            <text:p>91.1468353271484</text:p>
          </table:table-cell>
        </table:table-row>
        <table:table-row table:style-name="ro1">
          <table:table-cell office:value-type="float" office:value="92.7174682617188" calcext:value-type="float">
            <text:p>92.7174682617188</text:p>
          </table:table-cell>
        </table:table-row>
        <table:table-row table:style-name="ro1">
          <table:table-cell office:value-type="float" office:value="93.573974609375" calcext:value-type="float">
            <text:p>93.573974609375</text:p>
          </table:table-cell>
        </table:table-row>
        <table:table-row table:style-name="ro1">
          <table:table-cell office:value-type="float" office:value="95.4591827392578" calcext:value-type="float">
            <text:p>95.4591827392578</text:p>
          </table:table-cell>
        </table:table-row>
        <table:table-row table:style-name="ro1">
          <table:table-cell office:value-type="float" office:value="97.5673446655273" calcext:value-type="float">
            <text:p>97.5673446655273</text:p>
          </table:table-cell>
        </table:table-row>
        <table:table-row table:style-name="ro1">
          <table:table-cell office:value-type="float" office:value="99.2538757324219" calcext:value-type="float">
            <text:p>99.2538757324219</text:p>
          </table:table-cell>
        </table:table-row>
        <table:table-row table:style-name="ro1">
          <table:table-cell office:value-type="float" office:value="100.403099060059" calcext:value-type="float">
            <text:p>100.403099060059</text:p>
          </table:table-cell>
        </table:table-row>
        <table:table-row table:style-name="ro1">
          <table:table-cell office:value-type="float" office:value="99.5224761962891" calcext:value-type="float">
            <text:p>99.5224761962891</text:p>
          </table:table-cell>
        </table:table-row>
        <table:table-row table:style-name="ro1">
          <table:table-cell office:value-type="float" office:value="97.0179824829102" calcext:value-type="float">
            <text:p>97.0179824829102</text:p>
          </table:table-cell>
        </table:table-row>
        <table:table-row table:style-name="ro1">
          <table:table-cell office:value-type="float" office:value="94.4143829345703" calcext:value-type="float">
            <text:p>94.4143829345703</text:p>
          </table:table-cell>
        </table:table-row>
        <table:table-row table:style-name="ro1">
          <table:table-cell office:value-type="float" office:value="91.9315032958984" calcext:value-type="float">
            <text:p>91.9315032958984</text:p>
          </table:table-cell>
        </table:table-row>
        <table:table-row table:style-name="ro1">
          <table:table-cell office:value-type="float" office:value="90.1452026367188" calcext:value-type="float">
            <text:p>90.1452026367188</text:p>
          </table:table-cell>
        </table:table-row>
        <table:table-row table:style-name="ro1">
          <table:table-cell office:value-type="float" office:value="88.9161605834961" calcext:value-type="float">
            <text:p>88.9161605834961</text:p>
          </table:table-cell>
        </table:table-row>
        <table:table-row table:style-name="ro1">
          <table:table-cell office:value-type="float" office:value="88.9329299926758" calcext:value-type="float">
            <text:p>88.9329299926758</text:p>
          </table:table-cell>
        </table:table-row>
        <table:table-row table:style-name="ro1">
          <table:table-cell office:value-type="float" office:value="89.9463424682617" calcext:value-type="float">
            <text:p>89.9463424682617</text:p>
          </table:table-cell>
        </table:table-row>
        <table:table-row table:style-name="ro1">
          <table:table-cell office:value-type="float" office:value="90.7570724487305" calcext:value-type="float">
            <text:p>90.7570724487305</text:p>
          </table:table-cell>
        </table:table-row>
        <table:table-row table:style-name="ro1">
          <table:table-cell office:value-type="float" office:value="91.0056610107422" calcext:value-type="float">
            <text:p>91.0056610107422</text:p>
          </table:table-cell>
        </table:table-row>
        <table:table-row table:style-name="ro1">
          <table:table-cell office:value-type="float" office:value="91.4045257568359" calcext:value-type="float">
            <text:p>91.4045257568359</text:p>
          </table:table-cell>
        </table:table-row>
        <table:table-row table:style-name="ro1">
          <table:table-cell office:value-type="float" office:value="92.3236236572266" calcext:value-type="float">
            <text:p>92.3236236572266</text:p>
          </table:table-cell>
        </table:table-row>
        <table:table-row table:style-name="ro1">
          <table:table-cell office:value-type="float" office:value="92.6588973999023" calcext:value-type="float">
            <text:p>92.6588973999023</text:p>
          </table:table-cell>
        </table:table-row>
        <table:table-row table:style-name="ro1">
          <table:table-cell office:value-type="float" office:value="92.3271179199219" calcext:value-type="float">
            <text:p>92.3271179199219</text:p>
          </table:table-cell>
        </table:table-row>
        <table:table-row table:style-name="ro1">
          <table:table-cell office:value-type="float" office:value="92.0616912841797" calcext:value-type="float">
            <text:p>92.0616912841797</text:p>
          </table:table-cell>
        </table:table-row>
        <table:table-row table:style-name="ro1">
          <table:table-cell office:value-type="float" office:value="91.4493560791016" calcext:value-type="float">
            <text:p>91.4493560791016</text:p>
          </table:table-cell>
        </table:table-row>
        <table:table-row table:style-name="ro1">
          <table:table-cell office:value-type="float" office:value="90.5594863891602" calcext:value-type="float">
            <text:p>90.5594863891602</text:p>
          </table:table-cell>
        </table:table-row>
        <table:table-row table:style-name="ro1">
          <table:table-cell office:value-type="float" office:value="90.0475921630859" calcext:value-type="float">
            <text:p>90.0475921630859</text:p>
          </table:table-cell>
        </table:table-row>
        <table:table-row table:style-name="ro1">
          <table:table-cell office:value-type="float" office:value="90.2380752563477" calcext:value-type="float">
            <text:p>90.2380752563477</text:p>
          </table:table-cell>
        </table:table-row>
        <table:table-row table:style-name="ro1">
          <table:table-cell office:value-type="float" office:value="90.7904586791992" calcext:value-type="float">
            <text:p>90.7904586791992</text:p>
          </table:table-cell>
        </table:table-row>
        <table:table-row table:style-name="ro1">
          <table:table-cell office:value-type="float" office:value="90.6323699951172" calcext:value-type="float">
            <text:p>90.6323699951172</text:p>
          </table:table-cell>
        </table:table-row>
        <table:table-row table:style-name="ro1">
          <table:table-cell office:value-type="float" office:value="91.1058959960938" calcext:value-type="float">
            <text:p>91.1058959960938</text:p>
          </table:table-cell>
        </table:table-row>
        <table:table-row table:style-name="ro1">
          <table:table-cell office:value-type="float" office:value="91.6847152709961" calcext:value-type="float">
            <text:p>91.6847152709961</text:p>
          </table:table-cell>
        </table:table-row>
        <table:table-row table:style-name="ro1">
          <table:table-cell office:value-type="float" office:value="92.9477691650391" calcext:value-type="float">
            <text:p>92.9477691650391</text:p>
          </table:table-cell>
        </table:table-row>
        <table:table-row table:style-name="ro1">
          <table:table-cell office:value-type="float" office:value="93.7582168579102" calcext:value-type="float">
            <text:p>93.7582168579102</text:p>
          </table:table-cell>
        </table:table-row>
        <table:table-row table:style-name="ro1">
          <table:table-cell office:value-type="float" office:value="94.0065765380859" calcext:value-type="float">
            <text:p>94.0065765380859</text:p>
          </table:table-cell>
        </table:table-row>
        <table:table-row table:style-name="ro1">
          <table:table-cell office:value-type="float" office:value="94.0052642822266" calcext:value-type="float">
            <text:p>94.0052642822266</text:p>
          </table:table-cell>
        </table:table-row>
        <table:table-row table:style-name="ro1">
          <table:table-cell office:value-type="float" office:value="93.8042144775391" calcext:value-type="float">
            <text:p>93.8042144775391</text:p>
          </table:table-cell>
        </table:table-row>
        <table:table-row table:style-name="ro1">
          <table:table-cell office:value-type="float" office:value="93.2433700561523" calcext:value-type="float">
            <text:p>93.2433700561523</text:p>
          </table:table-cell>
        </table:table-row>
        <table:table-row table:style-name="ro1">
          <table:table-cell office:value-type="float" office:value="92.3946990966797" calcext:value-type="float">
            <text:p>92.3946990966797</text:p>
          </table:table-cell>
        </table:table-row>
        <table:table-row table:style-name="ro1">
          <table:table-cell office:value-type="float" office:value="91.3157577514648" calcext:value-type="float">
            <text:p>91.3157577514648</text:p>
          </table:table-cell>
        </table:table-row>
        <table:table-row table:style-name="ro1">
          <table:table-cell office:value-type="float" office:value="90.052604675293" calcext:value-type="float">
            <text:p>90.052604675293</text:p>
          </table:table-cell>
        </table:table-row>
        <table:table-row table:style-name="ro1">
          <table:table-cell office:value-type="float" office:value="89.4420852661133" calcext:value-type="float">
            <text:p>89.4420852661133</text:p>
          </table:table-cell>
        </table:table-row>
        <table:table-row table:style-name="ro1">
          <table:table-cell office:value-type="float" office:value="89.3536682128906" calcext:value-type="float">
            <text:p>89.3536682128906</text:p>
          </table:table-cell>
        </table:table-row>
        <table:table-row table:style-name="ro1">
          <table:table-cell office:value-type="float" office:value="89.4829330444336" calcext:value-type="float">
            <text:p>89.4829330444336</text:p>
          </table:table-cell>
        </table:table-row>
        <table:table-row table:style-name="ro1">
          <table:table-cell office:value-type="float" office:value="89.9863433837891" calcext:value-type="float">
            <text:p>89.9863433837891</text:p>
          </table:table-cell>
        </table:table-row>
        <table:table-row table:style-name="ro1">
          <table:table-cell office:value-type="float" office:value="89.3890762329102" calcext:value-type="float">
            <text:p>89.3890762329102</text:p>
          </table:table-cell>
        </table:table-row>
        <table:table-row table:style-name="ro1">
          <table:table-cell office:value-type="float" office:value="100.511260986328" calcext:value-type="float">
            <text:p>100.511260986328</text:p>
          </table:table-cell>
        </table:table-row>
        <table:table-row table:style-name="ro1">
          <table:table-cell office:value-type="float" office:value="89.8090057373047" calcext:value-type="float">
            <text:p>89.8090057373047</text:p>
          </table:table-cell>
        </table:table-row>
        <table:table-row table:style-name="ro1">
          <table:table-cell office:value-type="float" office:value="87.2472076416016" calcext:value-type="float">
            <text:p>87.2472076416016</text:p>
          </table:table-cell>
        </table:table-row>
        <table:table-row table:style-name="ro1">
          <table:table-cell office:value-type="float" office:value="98.5977630615234" calcext:value-type="float">
            <text:p>98.5977630615234</text:p>
          </table:table-cell>
        </table:table-row>
        <table:table-row table:style-name="ro1">
          <table:table-cell office:value-type="float" office:value="93.2782135009766" calcext:value-type="float">
            <text:p>93.2782135009766</text:p>
          </table:table-cell>
        </table:table-row>
        <table:table-row table:style-name="ro1">
          <table:table-cell office:value-type="float" office:value="101.422569274902" calcext:value-type="float">
            <text:p>101.422569274902</text:p>
          </table:table-cell>
        </table:table-row>
        <table:table-row table:style-name="ro1">
          <table:table-cell office:value-type="float" office:value="120.33805847168" calcext:value-type="float">
            <text:p>120.33805847168</text:p>
          </table:table-cell>
        </table:table-row>
        <table:table-row table:style-name="ro1">
          <table:table-cell office:value-type="float" office:value="110.670448303223" calcext:value-type="float">
            <text:p>110.670448303223</text:p>
          </table:table-cell>
        </table:table-row>
        <table:table-row table:style-name="ro1">
          <table:table-cell office:value-type="float" office:value="102.536361694336" calcext:value-type="float">
            <text:p>102.536361694336</text:p>
          </table:table-cell>
        </table:table-row>
        <table:table-row table:style-name="ro1">
          <table:table-cell office:value-type="float" office:value="121.029090881348" calcext:value-type="float">
            <text:p>121.029090881348</text:p>
          </table:table-cell>
        </table:table-row>
        <table:table-row table:style-name="ro1">
          <table:table-cell office:value-type="float" office:value="112.423271179199" calcext:value-type="float">
            <text:p>112.423271179199</text:p>
          </table:table-cell>
        </table:table-row>
        <table:table-row table:style-name="ro1">
          <table:table-cell office:value-type="float" office:value="99.7386169433594" calcext:value-type="float">
            <text:p>99.7386169433594</text:p>
          </table:table-cell>
        </table:table-row>
        <table:table-row table:style-name="ro1">
          <table:table-cell office:value-type="float" office:value="95.3908920288086" calcext:value-type="float">
            <text:p>95.3908920288086</text:p>
          </table:table-cell>
        </table:table-row>
        <table:table-row table:style-name="ro1">
          <table:table-cell office:value-type="float" office:value="110.912712097168" calcext:value-type="float">
            <text:p>110.912712097168</text:p>
          </table:table-cell>
        </table:table-row>
        <table:table-row table:style-name="ro1">
          <table:table-cell office:value-type="float" office:value="114.530166625977" calcext:value-type="float">
            <text:p>114.530166625977</text:p>
          </table:table-cell>
        </table:table-row>
        <table:table-row table:style-name="ro1">
          <table:table-cell office:value-type="float" office:value="119.82413482666" calcext:value-type="float">
            <text:p>119.82413482666</text:p>
          </table:table-cell>
        </table:table-row>
        <table:table-row table:style-name="ro1">
          <table:table-cell office:value-type="float" office:value="115.059310913086" calcext:value-type="float">
            <text:p>115.059310913086</text:p>
          </table:table-cell>
        </table:table-row>
        <table:table-row table:style-name="ro1">
          <table:table-cell office:value-type="float" office:value="111.447448730469" calcext:value-type="float">
            <text:p>111.447448730469</text:p>
          </table:table-cell>
        </table:table-row>
        <table:table-row table:style-name="ro1">
          <table:table-cell office:value-type="float" office:value="108.757957458496" calcext:value-type="float">
            <text:p>108.757957458496</text:p>
          </table:table-cell>
        </table:table-row>
        <table:table-row table:style-name="ro1">
          <table:table-cell office:value-type="float" office:value="125.206367492676" calcext:value-type="float">
            <text:p>125.206367492676</text:p>
          </table:table-cell>
        </table:table-row>
        <table:table-row table:style-name="ro1">
          <table:table-cell office:value-type="float" office:value="123.765090942383" calcext:value-type="float">
            <text:p>123.765090942383</text:p>
          </table:table-cell>
        </table:table-row>
        <table:table-row table:style-name="ro1">
          <table:table-cell office:value-type="float" office:value="112.212074279785" calcext:value-type="float">
            <text:p>112.212074279785</text:p>
          </table:table-cell>
        </table:table-row>
        <table:table-row table:style-name="ro1">
          <table:table-cell office:value-type="float" office:value="113.969657897949" calcext:value-type="float">
            <text:p>113.969657897949</text:p>
          </table:table-cell>
        </table:table-row>
        <table:table-row table:style-name="ro1">
          <table:table-cell office:value-type="float" office:value="126.775726318359" calcext:value-type="float">
            <text:p>126.775726318359</text:p>
          </table:table-cell>
        </table:table-row>
        <table:table-row table:style-name="ro1">
          <table:table-cell office:value-type="float" office:value="141.020584106445" calcext:value-type="float">
            <text:p>141.020584106445</text:p>
          </table:table-cell>
        </table:table-row>
        <table:table-row table:style-name="ro1">
          <table:table-cell office:value-type="float" office:value="135.216461181641" calcext:value-type="float">
            <text:p>135.216461181641</text:p>
          </table:table-cell>
        </table:table-row>
        <table:table-row table:style-name="ro1">
          <table:table-cell office:value-type="float" office:value="130.17317199707" calcext:value-type="float">
            <text:p>130.17317199707</text:p>
          </table:table-cell>
        </table:table-row>
        <table:table-row table:style-name="ro1">
          <table:table-cell office:value-type="float" office:value="126.338539123535" calcext:value-type="float">
            <text:p>126.338539123535</text:p>
          </table:table-cell>
        </table:table-row>
        <table:table-row table:style-name="ro1">
          <table:table-cell office:value-type="float" office:value="123.27082824707" calcext:value-type="float">
            <text:p>123.27082824707</text:p>
          </table:table-cell>
        </table:table-row>
        <table:table-row table:style-name="ro1">
          <table:table-cell office:value-type="float" office:value="120.616661071777" calcext:value-type="float">
            <text:p>120.616661071777</text:p>
          </table:table-cell>
        </table:table-row>
        <table:table-row table:style-name="ro1">
          <table:table-cell office:value-type="float" office:value="118.093330383301" calcext:value-type="float">
            <text:p>118.093330383301</text:p>
          </table:table-cell>
        </table:table-row>
        <table:table-row table:style-name="ro1">
          <table:table-cell office:value-type="float" office:value="112.074661254883" calcext:value-type="float">
            <text:p>112.074661254883</text:p>
          </table:table-cell>
        </table:table-row>
        <table:table-row table:style-name="ro1">
          <table:table-cell office:value-type="float" office:value="106.859725952148" calcext:value-type="float">
            <text:p>106.859725952148</text:p>
          </table:table-cell>
        </table:table-row>
        <table:table-row table:style-name="ro1">
          <table:table-cell office:value-type="float" office:value="102.487777709961" calcext:value-type="float">
            <text:p>102.487777709961</text:p>
          </table:table-cell>
        </table:table-row>
        <table:table-row table:style-name="ro1">
          <table:table-cell office:value-type="float" office:value="98.5902252197266" calcext:value-type="float">
            <text:p>98.5902252197266</text:p>
          </table:table-cell>
        </table:table-row>
        <table:table-row table:style-name="ro1">
          <table:table-cell office:value-type="float" office:value="95.6721801757813" calcext:value-type="float">
            <text:p>95.6721801757813</text:p>
          </table:table-cell>
        </table:table-row>
        <table:table-row table:style-name="ro1">
          <table:table-cell office:value-type="float" office:value="92.937744140625" calcext:value-type="float">
            <text:p>92.937744140625</text:p>
          </table:table-cell>
        </table:table-row>
        <table:table-row table:style-name="ro1">
          <table:table-cell office:value-type="float" office:value="90.9501953125" calcext:value-type="float">
            <text:p>90.9501953125</text:p>
          </table:table-cell>
        </table:table-row>
        <table:table-row table:style-name="ro1">
          <table:table-cell office:value-type="float" office:value="89.5601577758789" calcext:value-type="float">
            <text:p>89.5601577758789</text:p>
          </table:table-cell>
        </table:table-row>
        <table:table-row table:style-name="ro1">
          <table:table-cell office:value-type="float" office:value="89.0481262207031" calcext:value-type="float">
            <text:p>89.0481262207031</text:p>
          </table:table-cell>
        </table:table-row>
        <table:table-row table:style-name="ro1">
          <table:table-cell office:value-type="float" office:value="89.4384994506836" calcext:value-type="float">
            <text:p>89.4384994506836</text:p>
          </table:table-cell>
        </table:table-row>
        <table:table-row table:style-name="ro1">
          <table:table-cell office:value-type="float" office:value="89.3507995605469" calcext:value-type="float">
            <text:p>89.3507995605469</text:p>
          </table:table-cell>
        </table:table-row>
        <table:table-row table:style-name="ro1">
          <table:table-cell office:value-type="float" office:value="89.4806365966797" calcext:value-type="float">
            <text:p>89.4806365966797</text:p>
          </table:table-cell>
        </table:table-row>
        <table:table-row table:style-name="ro1">
          <table:table-cell office:value-type="float" office:value="89.3845062255859" calcext:value-type="float">
            <text:p>89.3845062255859</text:p>
          </table:table-cell>
        </table:table-row>
        <table:table-row table:style-name="ro1">
          <table:table-cell office:value-type="float" office:value="89.1076049804688" calcext:value-type="float">
            <text:p>89.1076049804688</text:p>
          </table:table-cell>
        </table:table-row>
        <table:table-row table:style-name="ro1">
          <table:table-cell office:value-type="float" office:value="88.8860855102539" calcext:value-type="float">
            <text:p>88.8860855102539</text:p>
          </table:table-cell>
        </table:table-row>
        <table:table-row table:style-name="ro1">
          <table:table-cell office:value-type="float" office:value="88.708869934082" calcext:value-type="float">
            <text:p>88.708869934082</text:p>
          </table:table-cell>
        </table:table-row>
        <table:table-row table:style-name="ro1">
          <table:table-cell office:value-type="float" office:value="87.9670944213867" calcext:value-type="float">
            <text:p>87.9670944213867</text:p>
          </table:table-cell>
        </table:table-row>
        <table:table-row table:style-name="ro1">
          <table:table-cell office:value-type="float" office:value="87.1736755371094" calcext:value-type="float">
            <text:p>87.1736755371094</text:p>
          </table:table-cell>
        </table:table-row>
        <table:table-row table:style-name="ro1">
          <table:table-cell office:value-type="float" office:value="85.7389373779297" calcext:value-type="float">
            <text:p>85.7389373779297</text:p>
          </table:table-cell>
        </table:table-row>
        <table:table-row table:style-name="ro1">
          <table:table-cell office:value-type="float" office:value="85.3911514282227" calcext:value-type="float">
            <text:p>85.3911514282227</text:p>
          </table:table-cell>
        </table:table-row>
        <table:table-row table:style-name="ro1">
          <table:table-cell office:value-type="float" office:value="82.9129180908203" calcext:value-type="float">
            <text:p>82.9129180908203</text:p>
          </table:table-cell>
        </table:table-row>
        <table:table-row table:style-name="ro1">
          <table:table-cell office:value-type="float" office:value="76.7303314208984" calcext:value-type="float">
            <text:p>76.7303314208984</text:p>
          </table:table-cell>
        </table:table-row>
        <table:table-row table:style-name="ro1">
          <table:table-cell office:value-type="float" office:value="80.5842666625977" calcext:value-type="float">
            <text:p>80.5842666625977</text:p>
          </table:table-cell>
        </table:table-row>
        <table:table-row table:style-name="ro1">
          <table:table-cell office:value-type="float" office:value="83.6674118041992" calcext:value-type="float">
            <text:p>83.6674118041992</text:p>
          </table:table-cell>
        </table:table-row>
        <table:table-row table:style-name="ro1">
          <table:table-cell office:value-type="float" office:value="86.9339294433594" calcext:value-type="float">
            <text:p>86.9339294433594</text:p>
          </table:table-cell>
        </table:table-row>
        <table:table-row table:style-name="ro1">
          <table:table-cell office:value-type="float" office:value="89.5471420288086" calcext:value-type="float">
            <text:p>89.5471420288086</text:p>
          </table:table-cell>
        </table:table-row>
        <table:table-row table:style-name="ro1">
          <table:table-cell office:value-type="float" office:value="91.8377151489258" calcext:value-type="float">
            <text:p>91.8377151489258</text:p>
          </table:table-cell>
        </table:table-row>
        <table:table-row table:style-name="ro1">
          <table:table-cell office:value-type="float" office:value="95.2701721191406" calcext:value-type="float">
            <text:p>95.2701721191406</text:p>
          </table:table-cell>
        </table:table-row>
        <table:table-row table:style-name="ro1">
          <table:table-cell office:value-type="float" office:value="98.8161392211914" calcext:value-type="float">
            <text:p>98.8161392211914</text:p>
          </table:table-cell>
        </table:table-row>
        <table:table-row table:style-name="ro1">
          <table:table-cell office:value-type="float" office:value="100.852912902832" calcext:value-type="float">
            <text:p>100.852912902832</text:p>
          </table:table-cell>
        </table:table-row>
        <table:table-row table:style-name="ro1">
          <table:table-cell office:value-type="float" office:value="103.082328796387" calcext:value-type="float">
            <text:p>103.082328796387</text:p>
          </table:table-cell>
        </table:table-row>
        <table:table-row table:style-name="ro1">
          <table:table-cell office:value-type="float" office:value="104.465866088867" calcext:value-type="float">
            <text:p>104.465866088867</text:p>
          </table:table-cell>
        </table:table-row>
        <table:table-row table:style-name="ro1">
          <table:table-cell office:value-type="float" office:value="105.772689819336" calcext:value-type="float">
            <text:p>105.772689819336</text:p>
          </table:table-cell>
        </table:table-row>
        <table:table-row table:style-name="ro1">
          <table:table-cell office:value-type="float" office:value="106.418151855469" calcext:value-type="float">
            <text:p>106.418151855469</text:p>
          </table:table-cell>
        </table:table-row>
        <table:table-row table:style-name="ro1">
          <table:table-cell office:value-type="float" office:value="105.934524536133" calcext:value-type="float">
            <text:p>105.934524536133</text:p>
          </table:table-cell>
        </table:table-row>
        <table:table-row table:style-name="ro1">
          <table:table-cell office:value-type="float" office:value="103.547622680664" calcext:value-type="float">
            <text:p>103.547622680664</text:p>
          </table:table-cell>
        </table:table-row>
        <table:table-row table:style-name="ro1">
          <table:table-cell office:value-type="float" office:value="102.038101196289" calcext:value-type="float">
            <text:p>102.038101196289</text:p>
          </table:table-cell>
        </table:table-row>
        <table:table-row table:style-name="ro1">
          <table:table-cell office:value-type="float" office:value="100.430480957031" calcext:value-type="float">
            <text:p>100.430480957031</text:p>
          </table:table-cell>
        </table:table-row>
        <table:table-row table:style-name="ro1">
          <table:table-cell office:value-type="float" office:value="97.744384765625" calcext:value-type="float">
            <text:p>97.744384765625</text:p>
          </table:table-cell>
        </table:table-row>
        <table:table-row table:style-name="ro1">
          <table:table-cell office:value-type="float" office:value="95.1955108642578" calcext:value-type="float">
            <text:p>95.1955108642578</text:p>
          </table:table-cell>
        </table:table-row>
        <table:table-row table:style-name="ro1">
          <table:table-cell office:value-type="float" office:value="92.9564056396484" calcext:value-type="float">
            <text:p>92.9564056396484</text:p>
          </table:table-cell>
        </table:table-row>
        <table:table-row table:style-name="ro1">
          <table:table-cell office:value-type="float" office:value="91.7651214599609" calcext:value-type="float">
            <text:p>91.7651214599609</text:p>
          </table:table-cell>
        </table:table-row>
        <table:table-row table:style-name="ro1">
          <table:table-cell office:value-type="float" office:value="90.6120986938477" calcext:value-type="float">
            <text:p>90.6120986938477</text:p>
          </table:table-cell>
        </table:table-row>
        <table:table-row table:style-name="ro1">
          <table:table-cell office:value-type="float" office:value="89.6896820068359" calcext:value-type="float">
            <text:p>89.6896820068359</text:p>
          </table:table-cell>
        </table:table-row>
        <table:table-row table:style-name="ro1">
          <table:table-cell office:value-type="float" office:value="88.9517440795898" calcext:value-type="float">
            <text:p>88.9517440795898</text:p>
          </table:table-cell>
        </table:table-row>
        <table:table-row table:style-name="ro1">
          <table:table-cell office:value-type="float" office:value="88.561393737793" calcext:value-type="float">
            <text:p>88.561393737793</text:p>
          </table:table-cell>
        </table:table-row>
        <table:table-row table:style-name="ro1">
          <table:table-cell office:value-type="float" office:value="89.2491149902344" calcext:value-type="float">
            <text:p>89.2491149902344</text:p>
          </table:table-cell>
        </table:table-row>
        <table:table-row table:style-name="ro1">
          <table:table-cell office:value-type="float" office:value="88.9992904663086" calcext:value-type="float">
            <text:p>88.9992904663086</text:p>
          </table:table-cell>
        </table:table-row>
        <table:table-row table:style-name="ro1">
          <table:table-cell office:value-type="float" office:value="88.9994354248047" calcext:value-type="float">
            <text:p>88.9994354248047</text:p>
          </table:table-cell>
        </table:table-row>
        <table:table-row table:style-name="ro1">
          <table:table-cell office:value-type="float" office:value="88.5995483398438" calcext:value-type="float">
            <text:p>88.5995483398438</text:p>
          </table:table-cell>
        </table:table-row>
        <table:table-row table:style-name="ro1">
          <table:table-cell office:value-type="float" office:value="88.6796417236328" calcext:value-type="float">
            <text:p>88.6796417236328</text:p>
          </table:table-cell>
        </table:table-row>
        <table:table-row table:style-name="ro1">
          <table:table-cell office:value-type="float" office:value="88.3437118530273" calcext:value-type="float">
            <text:p>88.3437118530273</text:p>
          </table:table-cell>
        </table:table-row>
        <table:table-row table:style-name="ro1">
          <table:table-cell office:value-type="float" office:value="87.8749694824219" calcext:value-type="float">
            <text:p>87.8749694824219</text:p>
          </table:table-cell>
        </table:table-row>
        <table:table-row table:style-name="ro1">
          <table:table-cell office:value-type="float" office:value="87.0999755859375" calcext:value-type="float">
            <text:p>87.0999755859375</text:p>
          </table:table-cell>
        </table:table-row>
        <table:table-row table:style-name="ro1">
          <table:table-cell office:value-type="float" office:value="86.0799789428711" calcext:value-type="float">
            <text:p>86.0799789428711</text:p>
          </table:table-cell>
        </table:table-row>
        <table:table-row table:style-name="ro1">
          <table:table-cell office:value-type="float" office:value="85.8639831542969" calcext:value-type="float">
            <text:p>85.8639831542969</text:p>
          </table:table-cell>
        </table:table-row>
        <table:table-row table:style-name="ro1">
          <table:table-cell office:value-type="float" office:value="86.0911865234375" calcext:value-type="float">
            <text:p>86.0911865234375</text:p>
          </table:table-cell>
        </table:table-row>
        <table:table-row table:style-name="ro1">
          <table:table-cell office:value-type="float" office:value="87.6729507446289" calcext:value-type="float">
            <text:p>87.6729507446289</text:p>
          </table:table-cell>
        </table:table-row>
        <table:table-row table:style-name="ro1">
          <table:table-cell office:value-type="float" office:value="89.1383590698242" calcext:value-type="float">
            <text:p>89.1383590698242</text:p>
          </table:table-cell>
        </table:table-row>
      </table:table>
      <table:table table:name="LPF0.3 Ignore1" table:style-name="ta1">
        <table:shapes>
          <draw:frame draw:z-index="0" draw:style-name="gr1" draw:text-style-name="P1" svg:width="15.999cm" svg:height="8.999cm" svg:x="10.564cm" svg:y="2.251cm">
            <draw:object draw:notify-on-update-of-ranges="'LPF0.3 Ignore1'.A5:'LPF0.3 Ignore1'.A5 'LPF0.3 Ignore1'.A6:'LPF0.3 Ignore1'.A16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Instantaneous BPM</text:p>
          </table:table-cell>
        </table:table-row>
        <table:table-row table:style-name="ro1">
          <table:table-cell office:value-type="string" calcext:value-type="string">
            <text:p>LPF: 0.3</text:p>
          </table:table-cell>
        </table:table-row>
        <table:table-row table:style-name="ro1">
          <table:table-cell office:value-type="string" calcext:value-type="string">
            <text:p>Ignore: 1</text:p>
          </table:table-cell>
        </table:table-row>
        <table:table-row table:style-name="ro1">
          <table:table-cell office:value-type="string" calcext:value-type="string">
            <text:p>Filtered Dat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.3000030517578" calcext:value-type="float">
            <text:p>91.3000030517578</text:p>
          </table:table-cell>
        </table:table-row>
        <table:table-row table:style-name="ro1">
          <table:table-cell office:value-type="float" office:value="91.5100021362305" calcext:value-type="float">
            <text:p>91.5100021362305</text:p>
          </table:table-cell>
        </table:table-row>
        <table:table-row table:style-name="ro1">
          <table:table-cell office:value-type="float" office:value="91.9570007324219" calcext:value-type="float">
            <text:p>91.9570007324219</text:p>
          </table:table-cell>
        </table:table-row>
        <table:table-row table:style-name="ro1">
          <table:table-cell office:value-type="float" office:value="91.9699020385742" calcext:value-type="float">
            <text:p>91.9699020385742</text:p>
          </table:table-cell>
        </table:table-row>
        <table:table-row table:style-name="ro1">
          <table:table-cell office:value-type="float" office:value="91.9789352416992" calcext:value-type="float">
            <text:p>91.9789352416992</text:p>
          </table:table-cell>
        </table:table-row>
        <table:table-row table:style-name="ro1">
          <table:table-cell office:value-type="float" office:value="91.38525390625" calcext:value-type="float">
            <text:p>91.38525390625</text:p>
          </table:table-cell>
        </table:table-row>
        <table:table-row table:style-name="ro1">
          <table:table-cell office:value-type="float" office:value="90.669677734375" calcext:value-type="float">
            <text:p>90.669677734375</text:p>
          </table:table-cell>
        </table:table-row>
        <table:table-row table:style-name="ro1">
          <table:table-cell office:value-type="float" office:value="90.1687774658203" calcext:value-type="float">
            <text:p>90.1687774658203</text:p>
          </table:table-cell>
        </table:table-row>
        <table:table-row table:style-name="ro1">
          <table:table-cell office:value-type="float" office:value="90.4181442260742" calcext:value-type="float">
            <text:p>90.4181442260742</text:p>
          </table:table-cell>
        </table:table-row>
        <table:table-row table:style-name="ro1">
          <table:table-cell office:value-type="float" office:value="90.8927001953125" calcext:value-type="float">
            <text:p>90.8927001953125</text:p>
          </table:table-cell>
        </table:table-row>
        <table:table-row table:style-name="ro1">
          <table:table-cell office:value-type="float" office:value="91.2248916625977" calcext:value-type="float">
            <text:p>91.2248916625977</text:p>
          </table:table-cell>
        </table:table-row>
        <table:table-row table:style-name="ro1">
          <table:table-cell office:value-type="float" office:value="91.7574234008789" calcext:value-type="float">
            <text:p>91.7574234008789</text:p>
          </table:table-cell>
        </table:table-row>
        <table:table-row table:style-name="ro1">
          <table:table-cell office:value-type="float" office:value="93.3302001953125" calcext:value-type="float">
            <text:p>93.3302001953125</text:p>
          </table:table-cell>
        </table:table-row>
        <table:table-row table:style-name="ro1">
          <table:table-cell office:value-type="float" office:value="94.4311370849609" calcext:value-type="float">
            <text:p>94.4311370849609</text:p>
          </table:table-cell>
        </table:table-row>
        <table:table-row table:style-name="ro1">
          <table:table-cell office:value-type="float" office:value="95.2017974853516" calcext:value-type="float">
            <text:p>95.2017974853516</text:p>
          </table:table-cell>
        </table:table-row>
        <table:table-row table:style-name="ro1">
          <table:table-cell office:value-type="float" office:value="93.9412612915039" calcext:value-type="float">
            <text:p>93.9412612915039</text:p>
          </table:table-cell>
        </table:table-row>
        <table:table-row table:style-name="ro1">
          <table:table-cell office:value-type="float" office:value="91.2588806152344" calcext:value-type="float">
            <text:p>91.2588806152344</text:p>
          </table:table-cell>
        </table:table-row>
        <table:table-row table:style-name="ro1">
          <table:table-cell office:value-type="float" office:value="87.881217956543" calcext:value-type="float">
            <text:p>87.881217956543</text:p>
          </table:table-cell>
        </table:table-row>
        <table:table-row table:style-name="ro1">
          <table:table-cell office:value-type="float" office:value="84.9168548583984" calcext:value-type="float">
            <text:p>84.9168548583984</text:p>
          </table:table-cell>
        </table:table-row>
        <table:table-row table:style-name="ro1">
          <table:table-cell office:value-type="float" office:value="81.9417953491211" calcext:value-type="float">
            <text:p>81.9417953491211</text:p>
          </table:table-cell>
        </table:table-row>
        <table:table-row table:style-name="ro1">
          <table:table-cell office:value-type="float" office:value="80.1592559814453" calcext:value-type="float">
            <text:p>80.1592559814453</text:p>
          </table:table-cell>
        </table:table-row>
        <table:table-row table:style-name="ro1">
          <table:table-cell office:value-type="float" office:value="78.6114807128906" calcext:value-type="float">
            <text:p>78.6114807128906</text:p>
          </table:table-cell>
        </table:table-row>
        <table:table-row table:style-name="ro1">
          <table:table-cell office:value-type="float" office:value="79.0280380249023" calcext:value-type="float">
            <text:p>79.0280380249023</text:p>
          </table:table-cell>
        </table:table-row>
        <table:table-row table:style-name="ro1">
          <table:table-cell office:value-type="float" office:value="81.11962890625" calcext:value-type="float">
            <text:p>81.11962890625</text:p>
          </table:table-cell>
        </table:table-row>
        <table:table-row table:style-name="ro1">
          <table:table-cell office:value-type="float" office:value="84.9837417602539" calcext:value-type="float">
            <text:p>84.9837417602539</text:p>
          </table:table-cell>
        </table:table-row>
        <table:table-row table:style-name="ro1">
          <table:table-cell office:value-type="float" office:value="88.588623046875" calcext:value-type="float">
            <text:p>88.588623046875</text:p>
          </table:table-cell>
        </table:table-row>
        <table:table-row table:style-name="ro1">
          <table:table-cell office:value-type="float" office:value="91.4120330810547" calcext:value-type="float">
            <text:p>91.4120330810547</text:p>
          </table:table-cell>
        </table:table-row>
        <table:table-row table:style-name="ro1">
          <table:table-cell office:value-type="float" office:value="93.6884231567383" calcext:value-type="float">
            <text:p>93.6884231567383</text:p>
          </table:table-cell>
        </table:table-row>
        <table:table-row table:style-name="ro1">
          <table:table-cell office:value-type="float" office:value="95.2818984985352" calcext:value-type="float">
            <text:p>95.2818984985352</text:p>
          </table:table-cell>
        </table:table-row>
        <table:table-row table:style-name="ro1">
          <table:table-cell office:value-type="float" office:value="95.7973327636719" calcext:value-type="float">
            <text:p>95.7973327636719</text:p>
          </table:table-cell>
        </table:table-row>
        <table:table-row table:style-name="ro1">
          <table:table-cell office:value-type="float" office:value="97.9581298828125" calcext:value-type="float">
            <text:p>97.9581298828125</text:p>
          </table:table-cell>
        </table:table-row>
        <table:table-row table:style-name="ro1">
          <table:table-cell office:value-type="float" office:value="100.37068939209" calcext:value-type="float">
            <text:p>100.37068939209</text:p>
          </table:table-cell>
        </table:table-row>
        <table:table-row table:style-name="ro1">
          <table:table-cell office:value-type="float" office:value="102.05948638916" calcext:value-type="float">
            <text:p>102.05948638916</text:p>
          </table:table-cell>
        </table:table-row>
        <table:table-row table:style-name="ro1">
          <table:table-cell office:value-type="float" office:value="102.94164276123" calcext:value-type="float">
            <text:p>102.94164276123</text:p>
          </table:table-cell>
        </table:table-row>
        <table:table-row table:style-name="ro1">
          <table:table-cell office:value-type="float" office:value="100.859146118164" calcext:value-type="float">
            <text:p>100.859146118164</text:p>
          </table:table-cell>
        </table:table-row>
        <table:table-row table:style-name="ro1">
          <table:table-cell office:value-type="float" office:value="96.7014007568359" calcext:value-type="float">
            <text:p>96.7014007568359</text:p>
          </table:table-cell>
        </table:table-row>
        <table:table-row table:style-name="ro1">
          <table:table-cell office:value-type="float" office:value="92.890983581543" calcext:value-type="float">
            <text:p>92.890983581543</text:p>
          </table:table-cell>
        </table:table-row>
        <table:table-row table:style-name="ro1">
          <table:table-cell office:value-type="float" office:value="89.6236877441406" calcext:value-type="float">
            <text:p>89.6236877441406</text:p>
          </table:table-cell>
        </table:table-row>
        <table:table-row table:style-name="ro1">
          <table:table-cell office:value-type="float" office:value="87.6365814208984" calcext:value-type="float">
            <text:p>87.6365814208984</text:p>
          </table:table-cell>
        </table:table-row>
        <table:table-row table:style-name="ro1">
          <table:table-cell office:value-type="float" office:value="86.5456085205078" calcext:value-type="float">
            <text:p>86.5456085205078</text:p>
          </table:table-cell>
        </table:table-row>
        <table:table-row table:style-name="ro1">
          <table:table-cell office:value-type="float" office:value="87.2819290161133" calcext:value-type="float">
            <text:p>87.2819290161133</text:p>
          </table:table-cell>
        </table:table-row>
        <table:table-row table:style-name="ro1">
          <table:table-cell office:value-type="float" office:value="89.2973480224609" calcext:value-type="float">
            <text:p>89.2973480224609</text:p>
          </table:table-cell>
        </table:table-row>
        <table:table-row table:style-name="ro1">
          <table:table-cell office:value-type="float" office:value="90.7081451416016" calcext:value-type="float">
            <text:p>90.7081451416016</text:p>
          </table:table-cell>
        </table:table-row>
        <table:table-row table:style-name="ro1">
          <table:table-cell office:value-type="float" office:value="91.095703125" calcext:value-type="float">
            <text:p>91.095703125</text:p>
          </table:table-cell>
        </table:table-row>
        <table:table-row table:style-name="ro1">
          <table:table-cell office:value-type="float" office:value="91.6669921875" calcext:value-type="float">
            <text:p>91.6669921875</text:p>
          </table:table-cell>
        </table:table-row>
        <table:table-row table:style-name="ro1">
          <table:table-cell office:value-type="float" office:value="92.9668960571289" calcext:value-type="float">
            <text:p>92.9668960571289</text:p>
          </table:table-cell>
        </table:table-row>
        <table:table-row table:style-name="ro1">
          <table:table-cell office:value-type="float" office:value="93.2768249511719" calcext:value-type="float">
            <text:p>93.2768249511719</text:p>
          </table:table-cell>
        </table:table-row>
        <table:table-row table:style-name="ro1">
          <table:table-cell office:value-type="float" office:value="92.5937805175781" calcext:value-type="float">
            <text:p>92.5937805175781</text:p>
          </table:table-cell>
        </table:table-row>
        <table:table-row table:style-name="ro1">
          <table:table-cell office:value-type="float" office:value="92.1156463623047" calcext:value-type="float">
            <text:p>92.1156463623047</text:p>
          </table:table-cell>
        </table:table-row>
        <table:table-row table:style-name="ro1">
          <table:table-cell office:value-type="float" office:value="91.1809539794922" calcext:value-type="float">
            <text:p>91.1809539794922</text:p>
          </table:table-cell>
        </table:table-row>
        <table:table-row table:style-name="ro1">
          <table:table-cell office:value-type="float" office:value="89.9266662597656" calcext:value-type="float">
            <text:p>89.9266662597656</text:p>
          </table:table-cell>
        </table:table-row>
        <table:table-row table:style-name="ro1">
          <table:table-cell office:value-type="float" office:value="89.3486633300781" calcext:value-type="float">
            <text:p>89.3486633300781</text:p>
          </table:table-cell>
        </table:table-row>
        <table:table-row table:style-name="ro1">
          <table:table-cell office:value-type="float" office:value="89.8440628051758" calcext:value-type="float">
            <text:p>89.8440628051758</text:p>
          </table:table-cell>
        </table:table-row>
        <table:table-row table:style-name="ro1">
          <table:table-cell office:value-type="float" office:value="90.7908477783203" calcext:value-type="float">
            <text:p>90.7908477783203</text:p>
          </table:table-cell>
        </table:table-row>
        <table:table-row table:style-name="ro1">
          <table:table-cell office:value-type="float" office:value="90.553596496582" calcext:value-type="float">
            <text:p>90.553596496582</text:p>
          </table:table-cell>
        </table:table-row>
        <table:table-row table:style-name="ro1">
          <table:table-cell office:value-type="float" office:value="91.2875213623047" calcext:value-type="float">
            <text:p>91.2875213623047</text:p>
          </table:table-cell>
        </table:table-row>
        <table:table-row table:style-name="ro1">
          <table:table-cell office:value-type="float" office:value="92.1012649536133" calcext:value-type="float">
            <text:p>92.1012649536133</text:p>
          </table:table-cell>
        </table:table-row>
        <table:table-row table:style-name="ro1">
          <table:table-cell office:value-type="float" office:value="93.8708877563477" calcext:value-type="float">
            <text:p>93.8708877563477</text:p>
          </table:table-cell>
        </table:table-row>
        <table:table-row table:style-name="ro1">
          <table:table-cell office:value-type="float" office:value="94.8096237182617" calcext:value-type="float">
            <text:p>94.8096237182617</text:p>
          </table:table-cell>
        </table:table-row>
        <table:table-row table:style-name="ro1">
          <table:table-cell office:value-type="float" office:value="94.8667373657227" calcext:value-type="float">
            <text:p>94.8667373657227</text:p>
          </table:table-cell>
        </table:table-row>
        <table:table-row table:style-name="ro1">
          <table:table-cell office:value-type="float" office:value="94.6067123413086" calcext:value-type="float">
            <text:p>94.6067123413086</text:p>
          </table:table-cell>
        </table:table-row>
        <table:table-row table:style-name="ro1">
          <table:table-cell office:value-type="float" office:value="94.1246948242188" calcext:value-type="float">
            <text:p>94.1246948242188</text:p>
          </table:table-cell>
        </table:table-row>
        <table:table-row table:style-name="ro1">
          <table:table-cell office:value-type="float" office:value="93.1872863769531" calcext:value-type="float">
            <text:p>93.1872863769531</text:p>
          </table:table-cell>
        </table:table-row>
        <table:table-row table:style-name="ro1">
          <table:table-cell office:value-type="float" office:value="91.9310989379883" calcext:value-type="float">
            <text:p>91.9310989379883</text:p>
          </table:table-cell>
        </table:table-row>
        <table:table-row table:style-name="ro1">
          <table:table-cell office:value-type="float" office:value="90.4517669677734" calcext:value-type="float">
            <text:p>90.4517669677734</text:p>
          </table:table-cell>
        </table:table-row>
        <table:table-row table:style-name="ro1">
          <table:table-cell office:value-type="float" office:value="88.8162384033203" calcext:value-type="float">
            <text:p>88.8162384033203</text:p>
          </table:table-cell>
        </table:table-row>
        <table:table-row table:style-name="ro1">
          <table:table-cell office:value-type="float" office:value="88.271369934082" calcext:value-type="float">
            <text:p>88.271369934082</text:p>
          </table:table-cell>
        </table:table-row>
        <table:table-row table:style-name="ro1">
          <table:table-cell office:value-type="float" office:value="88.4899597167969" calcext:value-type="float">
            <text:p>88.4899597167969</text:p>
          </table:table-cell>
        </table:table-row>
        <table:table-row table:style-name="ro1">
          <table:table-cell office:value-type="float" office:value="88.9429702758789" calcext:value-type="float">
            <text:p>88.9429702758789</text:p>
          </table:table-cell>
        </table:table-row>
        <table:table-row table:style-name="ro1">
          <table:table-cell office:value-type="float" office:value="89.8600769042969" calcext:value-type="float">
            <text:p>89.8600769042969</text:p>
          </table:table-cell>
        </table:table-row>
        <table:table-row table:style-name="ro1">
          <table:table-cell office:value-type="float" office:value="89.0020523071289" calcext:value-type="float">
            <text:p>89.0020523071289</text:p>
          </table:table-cell>
        </table:table-row>
        <table:table-row table:style-name="ro1">
          <table:table-cell office:value-type="float" office:value="105.80143737793" calcext:value-type="float">
            <text:p>105.80143737793</text:p>
          </table:table-cell>
        </table:table-row>
        <table:table-row table:style-name="ro1">
          <table:table-cell office:value-type="float" office:value="88.161003112793" calcext:value-type="float">
            <text:p>88.161003112793</text:p>
          </table:table-cell>
        </table:table-row>
        <table:table-row table:style-name="ro1">
          <table:table-cell office:value-type="float" office:value="84.8126983642578" calcext:value-type="float">
            <text:p>84.8126983642578</text:p>
          </table:table-cell>
        </table:table-row>
        <table:table-row table:style-name="ro1">
          <table:table-cell office:value-type="float" office:value="102.568885803223" calcext:value-type="float">
            <text:p>102.568885803223</text:p>
          </table:table-cell>
        </table:table-row>
        <table:table-row table:style-name="ro1">
          <table:table-cell office:value-type="float" office:value="93.3982162475586" calcext:value-type="float">
            <text:p>93.3982162475586</text:p>
          </table:table-cell>
        </table:table-row>
        <table:table-row table:style-name="ro1">
          <table:table-cell office:value-type="float" office:value="105.578750610352" calcext:value-type="float">
            <text:p>105.578750610352</text:p>
          </table:table-cell>
        </table:table-row>
        <table:table-row table:style-name="ro1">
          <table:table-cell office:value-type="float" office:value="132.705123901367" calcext:value-type="float">
            <text:p>132.705123901367</text:p>
          </table:table-cell>
        </table:table-row>
        <table:table-row table:style-name="ro1">
          <table:table-cell office:value-type="float" office:value="114.493583679199" calcext:value-type="float">
            <text:p>114.493583679199</text:p>
          </table:table-cell>
        </table:table-row>
        <table:table-row table:style-name="ro1">
          <table:table-cell office:value-type="float" office:value="101.1455078125" calcext:value-type="float">
            <text:p>101.1455078125</text:p>
          </table:table-cell>
        </table:table-row>
        <table:table-row table:style-name="ro1">
          <table:table-cell office:value-type="float" office:value="129.301849365234" calcext:value-type="float">
            <text:p>129.301849365234</text:p>
          </table:table-cell>
        </table:table-row>
        <table:table-row table:style-name="ro1">
          <table:table-cell office:value-type="float" office:value="113.911293029785" calcext:value-type="float">
            <text:p>113.911293029785</text:p>
          </table:table-cell>
        </table:table-row>
        <table:table-row table:style-name="ro1">
          <table:table-cell office:value-type="float" office:value="94.4379043579102" calcext:value-type="float">
            <text:p>94.4379043579102</text:p>
          </table:table-cell>
        </table:table-row>
        <table:table-row table:style-name="ro1">
          <table:table-cell office:value-type="float" office:value="89.5065307617188" calcext:value-type="float">
            <text:p>89.5065307617188</text:p>
          </table:table-cell>
        </table:table-row>
        <table:table-row table:style-name="ro1">
          <table:table-cell office:value-type="float" office:value="114.554573059082" calcext:value-type="float">
            <text:p>114.554573059082</text:p>
          </table:table-cell>
        </table:table-row>
        <table:table-row table:style-name="ro1">
          <table:table-cell office:value-type="float" office:value="118.888198852539" calcext:value-type="float">
            <text:p>118.888198852539</text:p>
          </table:table-cell>
        </table:table-row>
        <table:table-row table:style-name="ro1">
          <table:table-cell office:value-type="float" office:value="125.52173614502" calcext:value-type="float">
            <text:p>125.52173614502</text:p>
          </table:table-cell>
        </table:table-row>
        <table:table-row table:style-name="ro1">
          <table:table-cell office:value-type="float" office:value="116.665214538574" calcext:value-type="float">
            <text:p>116.665214538574</text:p>
          </table:table-cell>
        </table:table-row>
        <table:table-row table:style-name="ro1">
          <table:table-cell office:value-type="float" office:value="110.765647888184" calcext:value-type="float">
            <text:p>110.765647888184</text:p>
          </table:table-cell>
        </table:table-row>
        <table:table-row table:style-name="ro1">
          <table:table-cell office:value-type="float" office:value="106.93595123291" calcext:value-type="float">
            <text:p>106.93595123291</text:p>
          </table:table-cell>
        </table:table-row>
        <table:table-row table:style-name="ro1">
          <table:table-cell office:value-type="float" office:value="132.155166625977" calcext:value-type="float">
            <text:p>132.155166625977</text:p>
          </table:table-cell>
        </table:table-row>
        <table:table-row table:style-name="ro1">
          <table:table-cell office:value-type="float" office:value="127.908615112305" calcext:value-type="float">
            <text:p>127.908615112305</text:p>
          </table:table-cell>
        </table:table-row>
        <table:table-row table:style-name="ro1">
          <table:table-cell office:value-type="float" office:value="109.336029052734" calcext:value-type="float">
            <text:p>109.336029052734</text:p>
          </table:table-cell>
        </table:table-row>
        <table:table-row table:style-name="ro1">
          <table:table-cell office:value-type="float" office:value="112.835220336914" calcext:value-type="float">
            <text:p>112.835220336914</text:p>
          </table:table-cell>
        </table:table-row>
        <table:table-row table:style-name="ro1">
          <table:table-cell office:value-type="float" office:value="132.384658813477" calcext:value-type="float">
            <text:p>132.384658813477</text:p>
          </table:table-cell>
        </table:table-row>
        <table:table-row table:style-name="ro1">
          <table:table-cell office:value-type="float" office:value="152.069259643555" calcext:value-type="float">
            <text:p>152.069259643555</text:p>
          </table:table-cell>
        </table:table-row>
        <table:table-row table:style-name="ro1">
          <table:table-cell office:value-type="float" office:value="140.048477172852" calcext:value-type="float">
            <text:p>140.048477172852</text:p>
          </table:table-cell>
        </table:table-row>
        <table:table-row table:style-name="ro1">
          <table:table-cell office:value-type="float" office:value="131.033935546875" calcext:value-type="float">
            <text:p>131.033935546875</text:p>
          </table:table-cell>
        </table:table-row>
        <table:table-row table:style-name="ro1">
          <table:table-cell office:value-type="float" office:value="125.02375793457" calcext:value-type="float">
            <text:p>125.02375793457</text:p>
          </table:table-cell>
        </table:table-row>
        <table:table-row table:style-name="ro1">
          <table:table-cell office:value-type="float" office:value="120.816627502441" calcext:value-type="float">
            <text:p>120.816627502441</text:p>
          </table:table-cell>
        </table:table-row>
        <table:table-row table:style-name="ro1">
          <table:table-cell office:value-type="float" office:value="117.571640014648" calcext:value-type="float">
            <text:p>117.571640014648</text:p>
          </table:table-cell>
        </table:table-row>
        <table:table-row table:style-name="ro1">
          <table:table-cell office:value-type="float" office:value="114.700149536133" calcext:value-type="float">
            <text:p>114.700149536133</text:p>
          </table:table-cell>
        </table:table-row>
        <table:table-row table:style-name="ro1">
          <table:table-cell office:value-type="float" office:value="106.690101623535" calcext:value-type="float">
            <text:p>106.690101623535</text:p>
          </table:table-cell>
        </table:table-row>
        <table:table-row table:style-name="ro1">
          <table:table-cell office:value-type="float" office:value="100.483070373535" calcext:value-type="float">
            <text:p>100.483070373535</text:p>
          </table:table-cell>
        </table:table-row>
        <table:table-row table:style-name="ro1">
          <table:table-cell office:value-type="float" office:value="95.8381500244141" calcext:value-type="float">
            <text:p>95.8381500244141</text:p>
          </table:table-cell>
        </table:table-row>
        <table:table-row table:style-name="ro1">
          <table:table-cell office:value-type="float" office:value="91.986701965332" calcext:value-type="float">
            <text:p>91.986701965332</text:p>
          </table:table-cell>
        </table:table-row>
        <table:table-row table:style-name="ro1">
          <table:table-cell office:value-type="float" office:value="89.590690612793" calcext:value-type="float">
            <text:p>89.590690612793</text:p>
          </table:table-cell>
        </table:table-row>
        <table:table-row table:style-name="ro1">
          <table:table-cell office:value-type="float" office:value="87.3134841918945" calcext:value-type="float">
            <text:p>87.3134841918945</text:p>
          </table:table-cell>
        </table:table-row>
        <table:table-row table:style-name="ro1">
          <table:table-cell office:value-type="float" office:value="86.0194396972656" calcext:value-type="float">
            <text:p>86.0194396972656</text:p>
          </table:table-cell>
        </table:table-row>
        <table:table-row table:style-name="ro1">
          <table:table-cell office:value-type="float" office:value="85.4136047363281" calcext:value-type="float">
            <text:p>85.4136047363281</text:p>
          </table:table-cell>
        </table:table-row>
        <table:table-row table:style-name="ro1">
          <table:table-cell office:value-type="float" office:value="85.8895263671875" calcext:value-type="float">
            <text:p>85.8895263671875</text:p>
          </table:table-cell>
        </table:table-row>
        <table:table-row table:style-name="ro1">
          <table:table-cell office:value-type="float" office:value="87.4226684570313" calcext:value-type="float">
            <text:p>87.4226684570313</text:p>
          </table:table-cell>
        </table:table-row>
        <table:table-row table:style-name="ro1">
          <table:table-cell office:value-type="float" office:value="87.895866394043" calcext:value-type="float">
            <text:p>87.895866394043</text:p>
          </table:table-cell>
        </table:table-row>
        <table:table-row table:style-name="ro1">
          <table:table-cell office:value-type="float" office:value="88.5271072387695" calcext:value-type="float">
            <text:p>88.5271072387695</text:p>
          </table:table-cell>
        </table:table-row>
        <table:table-row table:style-name="ro1">
          <table:table-cell office:value-type="float" office:value="88.6689758300781" calcext:value-type="float">
            <text:p>88.6689758300781</text:p>
          </table:table-cell>
        </table:table-row>
        <table:table-row table:style-name="ro1">
          <table:table-cell office:value-type="float" office:value="88.4682846069336" calcext:value-type="float">
            <text:p>88.4682846069336</text:p>
          </table:table-cell>
        </table:table-row>
        <table:table-row table:style-name="ro1">
          <table:table-cell office:value-type="float" office:value="88.3277969360352" calcext:value-type="float">
            <text:p>88.3277969360352</text:p>
          </table:table-cell>
        </table:table-row>
        <table:table-row table:style-name="ro1">
          <table:table-cell office:value-type="float" office:value="88.2294540405273" calcext:value-type="float">
            <text:p>88.2294540405273</text:p>
          </table:table-cell>
        </table:table-row>
        <table:table-row table:style-name="ro1">
          <table:table-cell office:value-type="float" office:value="87.2606201171875" calcext:value-type="float">
            <text:p>87.2606201171875</text:p>
          </table:table-cell>
        </table:table-row>
        <table:table-row table:style-name="ro1">
          <table:table-cell office:value-type="float" office:value="86.2824325561523" calcext:value-type="float">
            <text:p>86.2824325561523</text:p>
          </table:table-cell>
        </table:table-row>
        <table:table-row table:style-name="ro1">
          <table:table-cell office:value-type="float" office:value="84.397705078125" calcext:value-type="float">
            <text:p>84.397705078125</text:p>
          </table:table-cell>
        </table:table-row>
        <table:table-row table:style-name="ro1">
          <table:table-cell office:value-type="float" office:value="84.2783966064453" calcext:value-type="float">
            <text:p>84.2783966064453</text:p>
          </table:table-cell>
        </table:table-row>
        <table:table-row table:style-name="ro1">
          <table:table-cell office:value-type="float" office:value="80.8948745727539" calcext:value-type="float">
            <text:p>80.8948745727539</text:p>
          </table:table-cell>
        </table:table-row>
        <table:table-row table:style-name="ro1">
          <table:table-cell office:value-type="float" office:value="72.2264099121094" calcext:value-type="float">
            <text:p>72.2264099121094</text:p>
          </table:table-cell>
        </table:table-row>
        <table:table-row table:style-name="ro1">
          <table:table-cell office:value-type="float" office:value="79.3584899902344" calcext:value-type="float">
            <text:p>79.3584899902344</text:p>
          </table:table-cell>
        </table:table-row>
        <table:table-row table:style-name="ro1">
          <table:table-cell office:value-type="float" office:value="84.350944519043" calcext:value-type="float">
            <text:p>84.350944519043</text:p>
          </table:table-cell>
        </table:table-row>
        <table:table-row table:style-name="ro1">
          <table:table-cell office:value-type="float" office:value="89.0456619262695" calcext:value-type="float">
            <text:p>89.0456619262695</text:p>
          </table:table-cell>
        </table:table-row>
        <table:table-row table:style-name="ro1">
          <table:table-cell office:value-type="float" office:value="92.3319625854492" calcext:value-type="float">
            <text:p>92.3319625854492</text:p>
          </table:table-cell>
        </table:table-row>
        <table:table-row table:style-name="ro1">
          <table:table-cell office:value-type="float" office:value="94.932373046875" calcext:value-type="float">
            <text:p>94.932373046875</text:p>
          </table:table-cell>
        </table:table-row>
        <table:table-row table:style-name="ro1">
          <table:table-cell office:value-type="float" office:value="99.1526641845703" calcext:value-type="float">
            <text:p>99.1526641845703</text:p>
          </table:table-cell>
        </table:table-row>
        <table:table-row table:style-name="ro1">
          <table:table-cell office:value-type="float" office:value="103.306861877441" calcext:value-type="float">
            <text:p>103.306861877441</text:p>
          </table:table-cell>
        </table:table-row>
        <table:table-row table:style-name="ro1">
          <table:table-cell office:value-type="float" office:value="105.014801025391" calcext:value-type="float">
            <text:p>105.014801025391</text:p>
          </table:table-cell>
        </table:table-row>
        <table:table-row table:style-name="ro1">
          <table:table-cell office:value-type="float" office:value="107.110359191895" calcext:value-type="float">
            <text:p>107.110359191895</text:p>
          </table:table-cell>
        </table:table-row>
        <table:table-row table:style-name="ro1">
          <table:table-cell office:value-type="float" office:value="107.977249145508" calcext:value-type="float">
            <text:p>107.977249145508</text:p>
          </table:table-cell>
        </table:table-row>
        <table:table-row table:style-name="ro1">
          <table:table-cell office:value-type="float" office:value="108.884071350098" calcext:value-type="float">
            <text:p>108.884071350098</text:p>
          </table:table-cell>
        </table:table-row>
        <table:table-row table:style-name="ro1">
          <table:table-cell office:value-type="float" office:value="108.918853759766" calcext:value-type="float">
            <text:p>108.918853759766</text:p>
          </table:table-cell>
        </table:table-row>
        <table:table-row table:style-name="ro1">
          <table:table-cell office:value-type="float" office:value="107.443199157715" calcext:value-type="float">
            <text:p>107.443199157715</text:p>
          </table:table-cell>
        </table:table-row>
        <table:table-row table:style-name="ro1">
          <table:table-cell office:value-type="float" office:value="103.41024017334" calcext:value-type="float">
            <text:p>103.41024017334</text:p>
          </table:table-cell>
        </table:table-row>
        <table:table-row table:style-name="ro1">
          <table:table-cell office:value-type="float" office:value="101.187164306641" calcext:value-type="float">
            <text:p>101.187164306641</text:p>
          </table:table-cell>
        </table:table-row>
        <table:table-row table:style-name="ro1">
          <table:table-cell office:value-type="float" office:value="99.0310134887695" calcext:value-type="float">
            <text:p>99.0310134887695</text:p>
          </table:table-cell>
        </table:table-row>
        <table:table-row table:style-name="ro1">
          <table:table-cell office:value-type="float" office:value="95.4217071533203" calcext:value-type="float">
            <text:p>95.4217071533203</text:p>
          </table:table-cell>
        </table:table-row>
        <table:table-row table:style-name="ro1">
          <table:table-cell office:value-type="float" office:value="92.2951965332031" calcext:value-type="float">
            <text:p>92.2951965332031</text:p>
          </table:table-cell>
        </table:table-row>
        <table:table-row table:style-name="ro1">
          <table:table-cell office:value-type="float" office:value="89.806640625" calcext:value-type="float">
            <text:p>89.806640625</text:p>
          </table:table-cell>
        </table:table-row>
        <table:table-row table:style-name="ro1">
          <table:table-cell office:value-type="float" office:value="88.9646453857422" calcext:value-type="float">
            <text:p>88.9646453857422</text:p>
          </table:table-cell>
        </table:table-row>
        <table:table-row table:style-name="ro1">
          <table:table-cell office:value-type="float" office:value="88.0752487182617" calcext:value-type="float">
            <text:p>88.0752487182617</text:p>
          </table:table-cell>
        </table:table-row>
        <table:table-row table:style-name="ro1">
          <table:table-cell office:value-type="float" office:value="87.4526748657227" calcext:value-type="float">
            <text:p>87.4526748657227</text:p>
          </table:table-cell>
        </table:table-row>
        <table:table-row table:style-name="ro1">
          <table:table-cell office:value-type="float" office:value="87.0168685913086" calcext:value-type="float">
            <text:p>87.0168685913086</text:p>
          </table:table-cell>
        </table:table-row>
        <table:table-row table:style-name="ro1">
          <table:table-cell office:value-type="float" office:value="87.0118103027344" calcext:value-type="float">
            <text:p>87.0118103027344</text:p>
          </table:table-cell>
        </table:table-row>
        <table:table-row table:style-name="ro1">
          <table:table-cell office:value-type="float" office:value="88.5082702636719" calcext:value-type="float">
            <text:p>88.5082702636719</text:p>
          </table:table-cell>
        </table:table-row>
        <table:table-row table:style-name="ro1">
          <table:table-cell office:value-type="float" office:value="88.3557891845703" calcext:value-type="float">
            <text:p>88.3557891845703</text:p>
          </table:table-cell>
        </table:table-row>
        <table:table-row table:style-name="ro1">
          <table:table-cell office:value-type="float" office:value="88.5490493774414" calcext:value-type="float">
            <text:p>88.5490493774414</text:p>
          </table:table-cell>
        </table:table-row>
        <table:table-row table:style-name="ro1">
          <table:table-cell office:value-type="float" office:value="88.0843353271484" calcext:value-type="float">
            <text:p>88.0843353271484</text:p>
          </table:table-cell>
        </table:table-row>
        <table:table-row table:style-name="ro1">
          <table:table-cell office:value-type="float" office:value="88.3590316772461" calcext:value-type="float">
            <text:p>88.3590316772461</text:p>
          </table:table-cell>
        </table:table-row>
        <table:table-row table:style-name="ro1">
          <table:table-cell office:value-type="float" office:value="87.9513244628906" calcext:value-type="float">
            <text:p>87.9513244628906</text:p>
          </table:table-cell>
        </table:table-row>
        <table:table-row table:style-name="ro1">
          <table:table-cell office:value-type="float" office:value="87.3659286499023" calcext:value-type="float">
            <text:p>87.3659286499023</text:p>
          </table:table-cell>
        </table:table-row>
        <table:table-row table:style-name="ro1">
          <table:table-cell office:value-type="float" office:value="86.3561477661133" calcext:value-type="float">
            <text:p>86.3561477661133</text:p>
          </table:table-cell>
        </table:table-row>
        <table:table-row table:style-name="ro1">
          <table:table-cell office:value-type="float" office:value="85.0493011474609" calcext:value-type="float">
            <text:p>85.0493011474609</text:p>
          </table:table-cell>
        </table:table-row>
        <table:table-row table:style-name="ro1">
          <table:table-cell office:value-type="float" office:value="85.0345077514648" calcext:value-type="float">
            <text:p>85.0345077514648</text:p>
          </table:table-cell>
        </table:table-row>
        <table:table-row table:style-name="ro1">
          <table:table-cell office:value-type="float" office:value="85.624153137207" calcext:value-type="float">
            <text:p>85.624153137207</text:p>
          </table:table-cell>
        </table:table-row>
        <table:table-row table:style-name="ro1">
          <table:table-cell office:value-type="float" office:value="88.1369094848633" calcext:value-type="float">
            <text:p>88.1369094848633</text:p>
          </table:table-cell>
        </table:table-row>
        <table:table-row table:style-name="ro1">
          <table:table-cell office:value-type="float" office:value="90.1958389282227" calcext:value-type="float">
            <text:p>90.1958389282227</text:p>
          </table:table-cell>
        </table:table-row>
      </table:table>
      <table:table table:name="LPF0.4 Ignore0.2" table:style-name="ta1">
        <table:shapes>
          <draw:frame draw:z-index="0" draw:style-name="gr1" draw:text-style-name="P1" svg:width="15.999cm" svg:height="8.999cm" svg:x="10.564cm" svg:y="2.251cm">
            <draw:object draw:notify-on-update-of-ranges="'LPF0.4 Ignore0.2'.A5:'LPF0.4 Ignore0.2'.A5 'LPF0.4 Ignore0.2'.A6:'LPF0.4 Ignore0.2'.A16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Instantaneous BPM</text:p>
          </table:table-cell>
        </table:table-row>
        <table:table-row table:style-name="ro1">
          <table:table-cell office:value-type="string" calcext:value-type="string">
            <text:p>LPF: 0.4</text:p>
          </table:table-cell>
        </table:table-row>
        <table:table-row table:style-name="ro1">
          <table:table-cell office:value-type="string" calcext:value-type="string">
            <text:p>Ignore: 0.2</text:p>
          </table:table-cell>
        </table:table-row>
        <table:table-row table:style-name="ro1">
          <table:table-cell office:value-type="string" calcext:value-type="string">
            <text:p>Filtered Dat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.4000015258789" calcext:value-type="float">
            <text:p>91.4000015258789</text:p>
          </table:table-cell>
        </table:table-row>
        <table:table-row table:style-name="ro1">
          <table:table-cell office:value-type="float" office:value="91.6399993896484" calcext:value-type="float">
            <text:p>91.6399993896484</text:p>
          </table:table-cell>
        </table:table-row>
        <table:table-row table:style-name="ro1">
          <table:table-cell office:value-type="float" office:value="92.1839981079102" calcext:value-type="float">
            <text:p>92.1839981079102</text:p>
          </table:table-cell>
        </table:table-row>
        <table:table-row table:style-name="ro1">
          <table:table-cell office:value-type="float" office:value="92.1103973388672" calcext:value-type="float">
            <text:p>92.1103973388672</text:p>
          </table:table-cell>
        </table:table-row>
        <table:table-row table:style-name="ro1">
          <table:table-cell office:value-type="float" office:value="92.0662384033203" calcext:value-type="float">
            <text:p>92.0662384033203</text:p>
          </table:table-cell>
        </table:table-row>
        <table:table-row table:style-name="ro1">
          <table:table-cell office:value-type="float" office:value="91.23974609375" calcext:value-type="float">
            <text:p>91.23974609375</text:p>
          </table:table-cell>
        </table:table-row>
        <table:table-row table:style-name="ro1">
          <table:table-cell office:value-type="float" office:value="90.3438491821289" calcext:value-type="float">
            <text:p>90.3438491821289</text:p>
          </table:table-cell>
        </table:table-row>
        <table:table-row table:style-name="ro1">
          <table:table-cell office:value-type="float" office:value="89.8063125610352" calcext:value-type="float">
            <text:p>89.8063125610352</text:p>
          </table:table-cell>
        </table:table-row>
        <table:table-row table:style-name="ro1">
          <table:table-cell office:value-type="float" office:value="90.2837905883789" calcext:value-type="float">
            <text:p>90.2837905883789</text:p>
          </table:table-cell>
        </table:table-row>
        <table:table-row table:style-name="ro1">
          <table:table-cell office:value-type="float" office:value="90.9702758789063" calcext:value-type="float">
            <text:p>90.9702758789063</text:p>
          </table:table-cell>
        </table:table-row>
        <table:table-row table:style-name="ro1">
          <table:table-cell office:value-type="float" office:value="91.3821640014648" calcext:value-type="float">
            <text:p>91.3821640014648</text:p>
          </table:table-cell>
        </table:table-row>
        <table:table-row table:style-name="ro1">
          <table:table-cell office:value-type="float" office:value="92.029296875" calcext:value-type="float">
            <text:p>92.029296875</text:p>
          </table:table-cell>
        </table:table-row>
        <table:table-row table:style-name="ro1">
          <table:table-cell office:value-type="float" office:value="94.017578125" calcext:value-type="float">
            <text:p>94.017578125</text:p>
          </table:table-cell>
        </table:table-row>
        <table:table-row table:style-name="ro1">
          <table:table-cell office:value-type="float" office:value="95.2105484008789" calcext:value-type="float">
            <text:p>95.2105484008789</text:p>
          </table:table-cell>
        </table:table-row>
        <table:table-row table:style-name="ro1">
          <table:table-cell office:value-type="float" office:value="95.9263305664063" calcext:value-type="float">
            <text:p>95.9263305664063</text:p>
          </table:table-cell>
        </table:table-row>
        <table:table-row table:style-name="ro1">
          <table:table-cell office:value-type="float" office:value="93.9557952880859" calcext:value-type="float">
            <text:p>93.9557952880859</text:p>
          </table:table-cell>
        </table:table-row>
        <table:table-row table:style-name="ro1">
          <table:table-cell office:value-type="float" office:value="90.3734741210938" calcext:value-type="float">
            <text:p>90.3734741210938</text:p>
          </table:table-cell>
        </table:table-row>
        <table:table-row table:style-name="ro1">
          <table:table-cell office:value-type="float" office:value="86.2240829467773" calcext:value-type="float">
            <text:p>86.2240829467773</text:p>
          </table:table-cell>
        </table:table-row>
        <table:table-row table:style-name="ro1">
          <table:table-cell office:value-type="float" office:value="82.9344482421875" calcext:value-type="float">
            <text:p>82.9344482421875</text:p>
          </table:table-cell>
        </table:table-row>
        <table:table-row table:style-name="ro1">
          <table:table-cell office:value-type="float" office:value="79.7606658935547" calcext:value-type="float">
            <text:p>79.7606658935547</text:p>
          </table:table-cell>
        </table:table-row>
        <table:table-row table:style-name="ro1">
          <table:table-cell office:value-type="float" office:value="78.2564010620117" calcext:value-type="float">
            <text:p>78.2564010620117</text:p>
          </table:table-cell>
        </table:table-row>
        <table:table-row table:style-name="ro1">
          <table:table-cell office:value-type="float" office:value="76.9538421630859" calcext:value-type="float">
            <text:p>76.9538421630859</text:p>
          </table:table-cell>
        </table:table-row>
        <table:table-row table:style-name="ro1">
          <table:table-cell office:value-type="float" office:value="78.1723022460938" calcext:value-type="float">
            <text:p>78.1723022460938</text:p>
          </table:table-cell>
        </table:table-row>
        <table:table-row table:style-name="ro1">
          <table:table-cell office:value-type="float" office:value="81.3033828735352" calcext:value-type="float">
            <text:p>81.3033828735352</text:p>
          </table:table-cell>
        </table:table-row>
        <table:table-row table:style-name="ro1">
          <table:table-cell office:value-type="float" office:value="86.3820266723633" calcext:value-type="float">
            <text:p>86.3820266723633</text:p>
          </table:table-cell>
        </table:table-row>
        <table:table-row table:style-name="ro1">
          <table:table-cell office:value-type="float" office:value="90.6292190551758" calcext:value-type="float">
            <text:p>90.6292190551758</text:p>
          </table:table-cell>
        </table:table-row>
        <table:table-row table:style-name="ro1">
          <table:table-cell office:value-type="float" office:value="93.5775299072266" calcext:value-type="float">
            <text:p>93.5775299072266</text:p>
          </table:table-cell>
        </table:table-row>
        <table:table-row table:style-name="ro1">
          <table:table-cell office:value-type="float" office:value="95.7465209960938" calcext:value-type="float">
            <text:p>95.7465209960938</text:p>
          </table:table-cell>
        </table:table-row>
        <table:table-row table:style-name="ro1">
          <table:table-cell office:value-type="float" office:value="97.0479125976563" calcext:value-type="float">
            <text:p>97.0479125976563</text:p>
          </table:table-cell>
        </table:table-row>
        <table:table-row table:style-name="ro1">
          <table:table-cell office:value-type="float" office:value="97.0287475585938" calcext:value-type="float">
            <text:p>97.0287475585938</text:p>
          </table:table-cell>
        </table:table-row>
        <table:table-row table:style-name="ro1">
          <table:table-cell office:value-type="float" office:value="99.4172515869141" calcext:value-type="float">
            <text:p>99.4172515869141</text:p>
          </table:table-cell>
        </table:table-row>
        <table:table-row table:style-name="ro1">
          <table:table-cell office:value-type="float" office:value="102.050354003906" calcext:value-type="float">
            <text:p>102.050354003906</text:p>
          </table:table-cell>
        </table:table-row>
        <table:table-row table:style-name="ro1">
          <table:table-cell office:value-type="float" office:value="103.630210876465" calcext:value-type="float">
            <text:p>103.630210876465</text:p>
          </table:table-cell>
        </table:table-row>
        <table:table-row table:style-name="ro1">
          <table:table-cell office:value-type="float" office:value="104.178123474121" calcext:value-type="float">
            <text:p>104.178123474121</text:p>
          </table:table-cell>
        </table:table-row>
        <table:table-row table:style-name="ro1">
          <table:table-cell office:value-type="float" office:value="100.906875610352" calcext:value-type="float">
            <text:p>100.906875610352</text:p>
          </table:table-cell>
        </table:table-row>
        <table:table-row table:style-name="ro1">
          <table:table-cell office:value-type="float" office:value="95.344123840332" calcext:value-type="float">
            <text:p>95.344123840332</text:p>
          </table:table-cell>
        </table:table-row>
        <table:table-row table:style-name="ro1">
          <table:table-cell office:value-type="float" office:value="90.8064727783203" calcext:value-type="float">
            <text:p>90.8064727783203</text:p>
          </table:table-cell>
        </table:table-row>
        <table:table-row table:style-name="ro1">
          <table:table-cell office:value-type="float" office:value="87.2838821411133" calcext:value-type="float">
            <text:p>87.2838821411133</text:p>
          </table:table-cell>
        </table:table-row>
        <table:table-row table:style-name="ro1">
          <table:table-cell office:value-type="float" office:value="85.5703277587891" calcext:value-type="float">
            <text:p>85.5703277587891</text:p>
          </table:table-cell>
        </table:table-row>
        <table:table-row table:style-name="ro1">
          <table:table-cell office:value-type="float" office:value="84.9421997070313" calcext:value-type="float">
            <text:p>84.9421997070313</text:p>
          </table:table-cell>
        </table:table-row>
        <table:table-row table:style-name="ro1">
          <table:table-cell office:value-type="float" office:value="86.5653228759766" calcext:value-type="float">
            <text:p>86.5653228759766</text:p>
          </table:table-cell>
        </table:table-row>
        <table:table-row table:style-name="ro1">
          <table:table-cell office:value-type="float" office:value="89.539192199707" calcext:value-type="float">
            <text:p>89.539192199707</text:p>
          </table:table-cell>
        </table:table-row>
        <table:table-row table:style-name="ro1">
          <table:table-cell office:value-type="float" office:value="91.3235168457031" calcext:value-type="float">
            <text:p>91.3235168457031</text:p>
          </table:table-cell>
        </table:table-row>
        <table:table-row table:style-name="ro1">
          <table:table-cell office:value-type="float" office:value="91.594108581543" calcext:value-type="float">
            <text:p>91.594108581543</text:p>
          </table:table-cell>
        </table:table-row>
        <table:table-row table:style-name="ro1">
          <table:table-cell office:value-type="float" office:value="92.1564636230469" calcext:value-type="float">
            <text:p>92.1564636230469</text:p>
          </table:table-cell>
        </table:table-row>
        <table:table-row table:style-name="ro1">
          <table:table-cell office:value-type="float" office:value="93.6938781738281" calcext:value-type="float">
            <text:p>93.6938781738281</text:p>
          </table:table-cell>
        </table:table-row>
        <table:table-row table:style-name="ro1">
          <table:table-cell office:value-type="float" office:value="93.8163299560547" calcext:value-type="float">
            <text:p>93.8163299560547</text:p>
          </table:table-cell>
        </table:table-row>
        <table:table-row table:style-name="ro1">
          <table:table-cell office:value-type="float" office:value="92.6897964477539" calcext:value-type="float">
            <text:p>92.6897964477539</text:p>
          </table:table-cell>
        </table:table-row>
        <table:table-row table:style-name="ro1">
          <table:table-cell office:value-type="float" office:value="92.0138778686523" calcext:value-type="float">
            <text:p>92.0138778686523</text:p>
          </table:table-cell>
        </table:table-row>
        <table:table-row table:style-name="ro1">
          <table:table-cell office:value-type="float" office:value="90.8083267211914" calcext:value-type="float">
            <text:p>90.8083267211914</text:p>
          </table:table-cell>
        </table:table-row>
        <table:table-row table:style-name="ro1">
          <table:table-cell office:value-type="float" office:value="89.2849960327148" calcext:value-type="float">
            <text:p>89.2849960327148</text:p>
          </table:table-cell>
        </table:table-row>
        <table:table-row table:style-name="ro1">
          <table:table-cell office:value-type="float" office:value="88.77099609375" calcext:value-type="float">
            <text:p>88.77099609375</text:p>
          </table:table-cell>
        </table:table-row>
        <table:table-row table:style-name="ro1">
          <table:table-cell office:value-type="float" office:value="89.66259765625" calcext:value-type="float">
            <text:p>89.66259765625</text:p>
          </table:table-cell>
        </table:table-row>
        <table:table-row table:style-name="ro1">
          <table:table-cell office:value-type="float" office:value="90.99755859375" calcext:value-type="float">
            <text:p>90.99755859375</text:p>
          </table:table-cell>
        </table:table-row>
        <table:table-row table:style-name="ro1">
          <table:table-cell office:value-type="float" office:value="90.5985336303711" calcext:value-type="float">
            <text:p>90.5985336303711</text:p>
          </table:table-cell>
        </table:table-row>
        <table:table-row table:style-name="ro1">
          <table:table-cell office:value-type="float" office:value="91.5591201782227" calcext:value-type="float">
            <text:p>91.5591201782227</text:p>
          </table:table-cell>
        </table:table-row>
        <table:table-row table:style-name="ro1">
          <table:table-cell office:value-type="float" office:value="92.5354690551758" calcext:value-type="float">
            <text:p>92.5354690551758</text:p>
          </table:table-cell>
        </table:table-row>
        <table:table-row table:style-name="ro1">
          <table:table-cell office:value-type="float" office:value="94.7212829589844" calcext:value-type="float">
            <text:p>94.7212829589844</text:p>
          </table:table-cell>
        </table:table-row>
        <table:table-row table:style-name="ro1">
          <table:table-cell office:value-type="float" office:value="95.6327667236328" calcext:value-type="float">
            <text:p>95.6327667236328</text:p>
          </table:table-cell>
        </table:table-row>
        <table:table-row table:style-name="ro1">
          <table:table-cell office:value-type="float" office:value="95.3796615600586" calcext:value-type="float">
            <text:p>95.3796615600586</text:p>
          </table:table-cell>
        </table:table-row>
        <table:table-row table:style-name="ro1">
          <table:table-cell office:value-type="float" office:value="94.8277969360352" calcext:value-type="float">
            <text:p>94.8277969360352</text:p>
          </table:table-cell>
        </table:table-row>
        <table:table-row table:style-name="ro1">
          <table:table-cell office:value-type="float" office:value="94.0966796875" calcext:value-type="float">
            <text:p>94.0966796875</text:p>
          </table:table-cell>
        </table:table-row>
        <table:table-row table:style-name="ro1">
          <table:table-cell office:value-type="float" office:value="92.8580093383789" calcext:value-type="float">
            <text:p>92.8580093383789</text:p>
          </table:table-cell>
        </table:table-row>
        <table:table-row table:style-name="ro1">
          <table:table-cell office:value-type="float" office:value="91.3148040771484" calcext:value-type="float">
            <text:p>91.3148040771484</text:p>
          </table:table-cell>
        </table:table-row>
        <table:table-row table:style-name="ro1">
          <table:table-cell office:value-type="float" office:value="89.5888824462891" calcext:value-type="float">
            <text:p>89.5888824462891</text:p>
          </table:table-cell>
        </table:table-row>
        <table:table-row table:style-name="ro1">
          <table:table-cell office:value-type="float" office:value="87.7533264160156" calcext:value-type="float">
            <text:p>87.7533264160156</text:p>
          </table:table-cell>
        </table:table-row>
        <table:table-row table:style-name="ro1">
          <table:table-cell office:value-type="float" office:value="87.4519958496094" calcext:value-type="float">
            <text:p>87.4519958496094</text:p>
          </table:table-cell>
        </table:table-row>
        <table:table-row table:style-name="ro1">
          <table:table-cell office:value-type="float" office:value="88.0711975097656" calcext:value-type="float">
            <text:p>88.0711975097656</text:p>
          </table:table-cell>
        </table:table-row>
        <table:table-row table:style-name="ro1">
          <table:table-cell office:value-type="float" office:value="88.8427200317383" calcext:value-type="float">
            <text:p>88.8427200317383</text:p>
          </table:table-cell>
        </table:table-row>
        <table:table-row table:style-name="ro1">
          <table:table-cell office:value-type="float" office:value="90.1056289672852" calcext:value-type="float">
            <text:p>90.1056289672852</text:p>
          </table:table-cell>
        </table:table-row>
        <table:table-row table:style-name="ro1">
          <table:table-cell office:value-type="float" office:value="88.8633804321289" calcext:value-type="float">
            <text:p>88.8633804321289</text:p>
          </table:table-cell>
        </table:table-row>
        <table:table-row table:style-name="ro1">
          <table:table-cell office:value-type="float" office:value="88.8633804321289" calcext:value-type="float">
            <text:p>88.8633804321289</text:p>
          </table:table-cell>
        </table:table-row>
        <table:table-row table:style-name="ro1">
          <table:table-cell office:value-type="float" office:value="88.8633804321289" calcext:value-type="float">
            <text:p>88.8633804321289</text:p>
          </table:table-cell>
        </table:table-row>
        <table:table-row table:style-name="ro1">
          <table:table-cell office:value-type="float" office:value="84.1180267333984" calcext:value-type="float">
            <text:p>84.1180267333984</text:p>
          </table:table-cell>
        </table:table-row>
        <table:table-row table:style-name="ro1">
          <table:table-cell office:value-type="float" office:value="84.1180267333984" calcext:value-type="float">
            <text:p>84.1180267333984</text:p>
          </table:table-cell>
        </table:table-row>
        <table:table-row table:style-name="ro1">
          <table:table-cell office:value-type="float" office:value="79.2708129882813" calcext:value-type="float">
            <text:p>79.2708129882813</text:p>
          </table:table-cell>
        </table:table-row>
        <table:table-row table:style-name="ro1">
          <table:table-cell office:value-type="float" office:value="79.2708129882813" calcext:value-type="float">
            <text:p>79.2708129882813</text:p>
          </table:table-cell>
        </table:table-row>
        <table:table-row table:style-name="ro1">
          <table:table-cell office:value-type="float" office:value="79.2708129882813" calcext:value-type="float">
            <text:p>79.2708129882813</text:p>
          </table:table-cell>
        </table:table-row>
        <table:table-row table:style-name="ro1">
          <table:table-cell office:value-type="float" office:value="76.3624877929688" calcext:value-type="float">
            <text:p>76.3624877929688</text:p>
          </table:table-cell>
        </table:table-row>
        <table:table-row table:style-name="ro1">
          <table:table-cell office:value-type="float" office:value="73.8174896240234" calcext:value-type="float">
            <text:p>73.8174896240234</text:p>
          </table:table-cell>
        </table:table-row>
        <table:table-row table:style-name="ro1">
          <table:table-cell office:value-type="float" office:value="73.8174896240234" calcext:value-type="float">
            <text:p>73.8174896240234</text:p>
          </table:table-cell>
        </table:table-row>
        <table:table-row table:style-name="ro1">
          <table:table-cell office:value-type="float" office:value="75.4904937744141" calcext:value-type="float">
            <text:p>75.4904937744141</text:p>
          </table:table-cell>
        </table:table-row>
        <table:table-row table:style-name="ro1">
          <table:table-cell office:value-type="float" office:value="75.4904937744141" calcext:value-type="float">
            <text:p>75.4904937744141</text:p>
          </table:table-cell>
        </table:table-row>
        <table:table-row table:style-name="ro1">
          <table:table-cell office:value-type="float" office:value="76.4942932128906" calcext:value-type="float">
            <text:p>76.4942932128906</text:p>
          </table:table-cell>
        </table:table-row>
        <table:table-row table:style-name="ro1">
          <table:table-cell office:value-type="float" office:value="76.4942932128906" calcext:value-type="float">
            <text:p>76.4942932128906</text:p>
          </table:table-cell>
        </table:table-row>
        <table:table-row table:style-name="ro1">
          <table:table-cell office:value-type="float" office:value="76.4942932128906" calcext:value-type="float">
            <text:p>76.4942932128906</text:p>
          </table:table-cell>
        </table:table-row>
        <table:table-row table:style-name="ro1">
          <table:table-cell office:value-type="float" office:value="76.4942932128906" calcext:value-type="float">
            <text:p>76.4942932128906</text:p>
          </table:table-cell>
        </table:table-row>
        <table:table-row table:style-name="ro1">
          <table:table-cell office:value-type="float" office:value="76.4942932128906" calcext:value-type="float">
            <text:p>76.4942932128906</text:p>
          </table:table-cell>
        </table:table-row>
        <table:table-row table:style-name="ro1">
          <table:table-cell office:value-type="float" office:value="76.4942932128906" calcext:value-type="float">
            <text:p>76.4942932128906</text:p>
          </table:table-cell>
        </table:table-row>
        <table:table-row table:style-name="ro1">
          <table:table-cell office:value-type="float" office:value="76.4942932128906" calcext:value-type="float">
            <text:p>76.4942932128906</text:p>
          </table:table-cell>
        </table:table-row>
        <table:table-row table:style-name="ro1">
          <table:table-cell office:value-type="float" office:value="76.4942932128906" calcext:value-type="float">
            <text:p>76.4942932128906</text:p>
          </table:table-cell>
        </table:table-row>
        <table:table-row table:style-name="ro1">
          <table:table-cell office:value-type="float" office:value="76.4942932128906" calcext:value-type="float">
            <text:p>76.4942932128906</text:p>
          </table:table-cell>
        </table:table-row>
        <table:table-row table:style-name="ro1">
          <table:table-cell office:value-type="float" office:value="72.2965774536133" calcext:value-type="float">
            <text:p>72.2965774536133</text:p>
          </table:table-cell>
        </table:table-row>
        <table:table-row table:style-name="ro1">
          <table:table-cell office:value-type="float" office:value="72.2965774536133" calcext:value-type="float">
            <text:p>72.2965774536133</text:p>
          </table:table-cell>
        </table:table-row>
        <table:table-row table:style-name="ro1">
          <table:table-cell office:value-type="float" office:value="72.2965774536133" calcext:value-type="float">
            <text:p>72.2965774536133</text:p>
          </table:table-cell>
        </table:table-row>
        <table:table-row table:style-name="ro1">
          <table:table-cell office:value-type="float" office:value="72.2965774536133" calcext:value-type="float">
            <text:p>72.2965774536133</text:p>
          </table:table-cell>
        </table:table-row>
        <table:table-row table:style-name="ro1">
          <table:table-cell office:value-type="float" office:value="72.2965774536133" calcext:value-type="float">
            <text:p>72.2965774536133</text:p>
          </table:table-cell>
        </table:table-row>
        <table:table-row table:style-name="ro1">
          <table:table-cell office:value-type="float" office:value="72.2965774536133" calcext:value-type="float">
            <text:p>72.2965774536133</text:p>
          </table:table-cell>
        </table:table-row>
        <table:table-row table:style-name="ro1">
          <table:table-cell office:value-type="float" office:value="72.2965774536133" calcext:value-type="float">
            <text:p>72.2965774536133</text:p>
          </table:table-cell>
        </table:table-row>
        <table:table-row table:style-name="ro1">
          <table:table-cell office:value-type="float" office:value="72.2965774536133" calcext:value-type="float">
            <text:p>72.2965774536133</text:p>
          </table:table-cell>
        </table:table-row>
        <table:table-row table:style-name="ro1">
          <table:table-cell office:value-type="float" office:value="72.2965774536133" calcext:value-type="float">
            <text:p>72.2965774536133</text:p>
          </table:table-cell>
        </table:table-row>
        <table:table-row table:style-name="ro1">
          <table:table-cell office:value-type="float" office:value="72.2965774536133" calcext:value-type="float">
            <text:p>72.2965774536133</text:p>
          </table:table-cell>
        </table:table-row>
        <table:table-row table:style-name="ro1">
          <table:table-cell office:value-type="float" office:value="72.2965774536133" calcext:value-type="float">
            <text:p>72.2965774536133</text:p>
          </table:table-cell>
        </table:table-row>
        <table:table-row table:style-name="ro1">
          <table:table-cell office:value-type="float" office:value="77.777946472168" calcext:value-type="float">
            <text:p>77.777946472168</text:p>
          </table:table-cell>
        </table:table-row>
        <table:table-row table:style-name="ro1">
          <table:table-cell office:value-type="float" office:value="80.6667709350586" calcext:value-type="float">
            <text:p>80.6667709350586</text:p>
          </table:table-cell>
        </table:table-row>
        <table:table-row table:style-name="ro1">
          <table:table-cell office:value-type="float" office:value="81.6000595092773" calcext:value-type="float">
            <text:p>81.6000595092773</text:p>
          </table:table-cell>
        </table:table-row>
        <table:table-row table:style-name="ro1">
          <table:table-cell office:value-type="float" office:value="82.5600357055664" calcext:value-type="float">
            <text:p>82.5600357055664</text:p>
          </table:table-cell>
        </table:table-row>
        <table:table-row table:style-name="ro1">
          <table:table-cell office:value-type="float" office:value="82.3360214233398" calcext:value-type="float">
            <text:p>82.3360214233398</text:p>
          </table:table-cell>
        </table:table-row>
        <table:table-row table:style-name="ro1">
          <table:table-cell office:value-type="float" office:value="82.6016159057617" calcext:value-type="float">
            <text:p>82.6016159057617</text:p>
          </table:table-cell>
        </table:table-row>
        <table:table-row table:style-name="ro1">
          <table:table-cell office:value-type="float" office:value="83.1609725952148" calcext:value-type="float">
            <text:p>83.1609725952148</text:p>
          </table:table-cell>
        </table:table-row>
        <table:table-row table:style-name="ro1">
          <table:table-cell office:value-type="float" office:value="84.6965866088867" calcext:value-type="float">
            <text:p>84.6965866088867</text:p>
          </table:table-cell>
        </table:table-row>
        <table:table-row table:style-name="ro1">
          <table:table-cell office:value-type="float" office:value="87.2179489135742" calcext:value-type="float">
            <text:p>87.2179489135742</text:p>
          </table:table-cell>
        </table:table-row>
        <table:table-row table:style-name="ro1">
          <table:table-cell office:value-type="float" office:value="87.9307708740234" calcext:value-type="float">
            <text:p>87.9307708740234</text:p>
          </table:table-cell>
        </table:table-row>
        <table:table-row table:style-name="ro1">
          <table:table-cell office:value-type="float" office:value="88.7584609985352" calcext:value-type="float">
            <text:p>88.7584609985352</text:p>
          </table:table-cell>
        </table:table-row>
        <table:table-row table:style-name="ro1">
          <table:table-cell office:value-type="float" office:value="88.8550796508789" calcext:value-type="float">
            <text:p>88.8550796508789</text:p>
          </table:table-cell>
        </table:table-row>
        <table:table-row table:style-name="ro1">
          <table:table-cell office:value-type="float" office:value="88.5130462646484" calcext:value-type="float">
            <text:p>88.5130462646484</text:p>
          </table:table-cell>
        </table:table-row>
        <table:table-row table:style-name="ro1">
          <table:table-cell office:value-type="float" office:value="88.3078308105469" calcext:value-type="float">
            <text:p>88.3078308105469</text:p>
          </table:table-cell>
        </table:table-row>
        <table:table-row table:style-name="ro1">
          <table:table-cell office:value-type="float" office:value="88.184700012207" calcext:value-type="float">
            <text:p>88.184700012207</text:p>
          </table:table-cell>
        </table:table-row>
        <table:table-row table:style-name="ro1">
          <table:table-cell office:value-type="float" office:value="86.9108200073242" calcext:value-type="float">
            <text:p>86.9108200073242</text:p>
          </table:table-cell>
        </table:table-row>
        <table:table-row table:style-name="ro1">
          <table:table-cell office:value-type="float" office:value="85.7464904785156" calcext:value-type="float">
            <text:p>85.7464904785156</text:p>
          </table:table-cell>
        </table:table-row>
        <table:table-row table:style-name="ro1">
          <table:table-cell office:value-type="float" office:value="83.4478912353516" calcext:value-type="float">
            <text:p>83.4478912353516</text:p>
          </table:table-cell>
        </table:table-row>
        <table:table-row table:style-name="ro1">
          <table:table-cell office:value-type="float" office:value="83.6687316894531" calcext:value-type="float">
            <text:p>83.6687316894531</text:p>
          </table:table-cell>
        </table:table-row>
        <table:table-row table:style-name="ro1">
          <table:table-cell office:value-type="float" office:value="79.401237487793" calcext:value-type="float">
            <text:p>79.401237487793</text:p>
          </table:table-cell>
        </table:table-row>
        <table:table-row table:style-name="ro1">
          <table:table-cell office:value-type="float" office:value="79.401237487793" calcext:value-type="float">
            <text:p>79.401237487793</text:p>
          </table:table-cell>
        </table:table-row>
        <table:table-row table:style-name="ro1">
          <table:table-cell office:value-type="float" office:value="79.401237487793" calcext:value-type="float">
            <text:p>79.401237487793</text:p>
          </table:table-cell>
        </table:table-row>
        <table:table-row table:style-name="ro1">
          <table:table-cell office:value-type="float" office:value="79.401237487793" calcext:value-type="float">
            <text:p>79.401237487793</text:p>
          </table:table-cell>
        </table:table-row>
        <table:table-row table:style-name="ro1">
          <table:table-cell office:value-type="float" office:value="79.401237487793" calcext:value-type="float">
            <text:p>79.401237487793</text:p>
          </table:table-cell>
        </table:table-row>
        <table:table-row table:style-name="ro1">
          <table:table-cell office:value-type="float" office:value="79.401237487793" calcext:value-type="float">
            <text:p>79.401237487793</text:p>
          </table:table-cell>
        </table:table-row>
        <table:table-row table:style-name="ro1">
          <table:table-cell office:value-type="float" office:value="79.401237487793" calcext:value-type="float">
            <text:p>79.401237487793</text:p>
          </table:table-cell>
        </table:table-row>
        <table:table-row table:style-name="ro1">
          <table:table-cell office:value-type="float" office:value="79.401237487793" calcext:value-type="float">
            <text:p>79.401237487793</text:p>
          </table:table-cell>
        </table:table-row>
        <table:table-row table:style-name="ro1">
          <table:table-cell office:value-type="float" office:value="79.401237487793" calcext:value-type="float">
            <text:p>79.401237487793</text:p>
          </table:table-cell>
        </table:table-row>
        <table:table-row table:style-name="ro1">
          <table:table-cell office:value-type="float" office:value="79.401237487793" calcext:value-type="float">
            <text:p>79.401237487793</text:p>
          </table:table-cell>
        </table:table-row>
        <table:table-row table:style-name="ro1">
          <table:table-cell office:value-type="float" office:value="79.401237487793" calcext:value-type="float">
            <text:p>79.401237487793</text:p>
          </table:table-cell>
        </table:table-row>
        <table:table-row table:style-name="ro1">
          <table:table-cell office:value-type="float" office:value="79.401237487793" calcext:value-type="float">
            <text:p>79.401237487793</text:p>
          </table:table-cell>
        </table:table-row>
        <table:table-row table:style-name="ro1">
          <table:table-cell office:value-type="float" office:value="79.401237487793" calcext:value-type="float">
            <text:p>79.401237487793</text:p>
          </table:table-cell>
        </table:table-row>
        <table:table-row table:style-name="ro1">
          <table:table-cell office:value-type="float" office:value="79.401237487793" calcext:value-type="float">
            <text:p>79.401237487793</text:p>
          </table:table-cell>
        </table:table-row>
        <table:table-row table:style-name="ro1">
          <table:table-cell office:value-type="float" office:value="79.401237487793" calcext:value-type="float">
            <text:p>79.401237487793</text:p>
          </table:table-cell>
        </table:table-row>
        <table:table-row table:style-name="ro1">
          <table:table-cell office:value-type="float" office:value="85.2407455444336" calcext:value-type="float">
            <text:p>85.2407455444336</text:p>
          </table:table-cell>
        </table:table-row>
        <table:table-row table:style-name="ro1">
          <table:table-cell office:value-type="float" office:value="89.5444488525391" calcext:value-type="float">
            <text:p>89.5444488525391</text:p>
          </table:table-cell>
        </table:table-row>
        <table:table-row table:style-name="ro1">
          <table:table-cell office:value-type="float" office:value="91.3266677856445" calcext:value-type="float">
            <text:p>91.3266677856445</text:p>
          </table:table-cell>
        </table:table-row>
        <table:table-row table:style-name="ro1">
          <table:table-cell office:value-type="float" office:value="89.5960006713867" calcext:value-type="float">
            <text:p>89.5960006713867</text:p>
          </table:table-cell>
        </table:table-row>
        <table:table-row table:style-name="ro1">
          <table:table-cell office:value-type="float" office:value="87.7575988769531" calcext:value-type="float">
            <text:p>87.7575988769531</text:p>
          </table:table-cell>
        </table:table-row>
        <table:table-row table:style-name="ro1">
          <table:table-cell office:value-type="float" office:value="86.2545623779297" calcext:value-type="float">
            <text:p>86.2545623779297</text:p>
          </table:table-cell>
        </table:table-row>
        <table:table-row table:style-name="ro1">
          <table:table-cell office:value-type="float" office:value="86.552734375" calcext:value-type="float">
            <text:p>86.552734375</text:p>
          </table:table-cell>
        </table:table-row>
        <table:table-row table:style-name="ro1">
          <table:table-cell office:value-type="float" office:value="86.3316421508789" calcext:value-type="float">
            <text:p>86.3316421508789</text:p>
          </table:table-cell>
        </table:table-row>
        <table:table-row table:style-name="ro1">
          <table:table-cell office:value-type="float" office:value="86.1989822387695" calcext:value-type="float">
            <text:p>86.1989822387695</text:p>
          </table:table-cell>
        </table:table-row>
        <table:table-row table:style-name="ro1">
          <table:table-cell office:value-type="float" office:value="86.1193923950195" calcext:value-type="float">
            <text:p>86.1193923950195</text:p>
          </table:table-cell>
        </table:table-row>
        <table:table-row table:style-name="ro1">
          <table:table-cell office:value-type="float" office:value="86.4716339111328" calcext:value-type="float">
            <text:p>86.4716339111328</text:p>
          </table:table-cell>
        </table:table-row>
        <table:table-row table:style-name="ro1">
          <table:table-cell office:value-type="float" office:value="88.6829833984375" calcext:value-type="float">
            <text:p>88.6829833984375</text:p>
          </table:table-cell>
        </table:table-row>
        <table:table-row table:style-name="ro1">
          <table:table-cell office:value-type="float" office:value="88.4097900390625" calcext:value-type="float">
            <text:p>88.4097900390625</text:p>
          </table:table-cell>
        </table:table-row>
        <table:table-row table:style-name="ro1">
          <table:table-cell office:value-type="float" office:value="88.6458740234375" calcext:value-type="float">
            <text:p>88.6458740234375</text:p>
          </table:table-cell>
        </table:table-row>
        <table:table-row table:style-name="ro1">
          <table:table-cell office:value-type="float" office:value="87.9875259399414" calcext:value-type="float">
            <text:p>87.9875259399414</text:p>
          </table:table-cell>
        </table:table-row>
        <table:table-row table:style-name="ro1">
          <table:table-cell office:value-type="float" office:value="88.3925170898438" calcext:value-type="float">
            <text:p>88.3925170898438</text:p>
          </table:table-cell>
        </table:table-row>
        <table:table-row table:style-name="ro1">
          <table:table-cell office:value-type="float" office:value="87.8355102539063" calcext:value-type="float">
            <text:p>87.8355102539063</text:p>
          </table:table-cell>
        </table:table-row>
        <table:table-row table:style-name="ro1">
          <table:table-cell office:value-type="float" office:value="87.1013031005859" calcext:value-type="float">
            <text:p>87.1013031005859</text:p>
          </table:table-cell>
        </table:table-row>
        <table:table-row table:style-name="ro1">
          <table:table-cell office:value-type="float" office:value="85.8607788085938" calcext:value-type="float">
            <text:p>85.8607788085938</text:p>
          </table:table-cell>
        </table:table-row>
        <table:table-row table:style-name="ro1">
          <table:table-cell office:value-type="float" office:value="84.3164672851563" calcext:value-type="float">
            <text:p>84.3164672851563</text:p>
          </table:table-cell>
        </table:table-row>
        <table:table-row table:style-name="ro1">
          <table:table-cell office:value-type="float" office:value="84.5898818969727" calcext:value-type="float">
            <text:p>84.5898818969727</text:p>
          </table:table-cell>
        </table:table-row>
        <table:table-row table:style-name="ro1">
          <table:table-cell office:value-type="float" office:value="85.5539321899414" calcext:value-type="float">
            <text:p>85.5539321899414</text:p>
          </table:table-cell>
        </table:table-row>
        <table:table-row table:style-name="ro1">
          <table:table-cell office:value-type="float" office:value="88.9323577880859" calcext:value-type="float">
            <text:p>88.9323577880859</text:p>
          </table:table-cell>
        </table:table-row>
        <table:table-row table:style-name="ro1">
          <table:table-cell office:value-type="float" office:value="91.3594131469727" calcext:value-type="float">
            <text:p>91.3594131469727</text:p>
          </table:table-cell>
        </table:table-row>
      </table:table>
      <table:table table:name="LPF0.4 Ignore0.4" table:style-name="ta1">
        <table:shapes>
          <draw:frame draw:z-index="0" draw:style-name="gr1" draw:text-style-name="P1" svg:width="15.999cm" svg:height="8.999cm" svg:x="10.564cm" svg:y="2.251cm">
            <draw:object draw:notify-on-update-of-ranges="'LPF0.4 Ignore0.4'.A5:'LPF0.4 Ignore0.4'.A5 'LPF0.4 Ignore0.4'.A6:'LPF0.4 Ignore0.4'.A1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Instantaneous BPM</text:p>
          </table:table-cell>
        </table:table-row>
        <table:table-row table:style-name="ro1">
          <table:table-cell office:value-type="string" calcext:value-type="string">
            <text:p>LPF: 0.4</text:p>
          </table:table-cell>
        </table:table-row>
        <table:table-row table:style-name="ro1">
          <table:table-cell office:value-type="string" calcext:value-type="string">
            <text:p>Ignore: 0.4</text:p>
          </table:table-cell>
        </table:table-row>
        <table:table-row table:style-name="ro1">
          <table:table-cell office:value-type="string" calcext:value-type="string">
            <text:p>Filtered Dat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.4000015258789" calcext:value-type="float">
            <text:p>91.4000015258789</text:p>
          </table:table-cell>
        </table:table-row>
        <table:table-row table:style-name="ro1">
          <table:table-cell office:value-type="float" office:value="91.6399993896484" calcext:value-type="float">
            <text:p>91.6399993896484</text:p>
          </table:table-cell>
        </table:table-row>
        <table:table-row table:style-name="ro1">
          <table:table-cell office:value-type="float" office:value="92.1839981079102" calcext:value-type="float">
            <text:p>92.1839981079102</text:p>
          </table:table-cell>
        </table:table-row>
        <table:table-row table:style-name="ro1">
          <table:table-cell office:value-type="float" office:value="92.1103973388672" calcext:value-type="float">
            <text:p>92.1103973388672</text:p>
          </table:table-cell>
        </table:table-row>
        <table:table-row table:style-name="ro1">
          <table:table-cell office:value-type="float" office:value="92.0662384033203" calcext:value-type="float">
            <text:p>92.0662384033203</text:p>
          </table:table-cell>
        </table:table-row>
        <table:table-row table:style-name="ro1">
          <table:table-cell office:value-type="float" office:value="91.23974609375" calcext:value-type="float">
            <text:p>91.23974609375</text:p>
          </table:table-cell>
        </table:table-row>
        <table:table-row table:style-name="ro1">
          <table:table-cell office:value-type="float" office:value="90.3438491821289" calcext:value-type="float">
            <text:p>90.3438491821289</text:p>
          </table:table-cell>
        </table:table-row>
        <table:table-row table:style-name="ro1">
          <table:table-cell office:value-type="float" office:value="89.8063125610352" calcext:value-type="float">
            <text:p>89.8063125610352</text:p>
          </table:table-cell>
        </table:table-row>
        <table:table-row table:style-name="ro1">
          <table:table-cell office:value-type="float" office:value="90.2837905883789" calcext:value-type="float">
            <text:p>90.2837905883789</text:p>
          </table:table-cell>
        </table:table-row>
        <table:table-row table:style-name="ro1">
          <table:table-cell office:value-type="float" office:value="90.9702758789063" calcext:value-type="float">
            <text:p>90.9702758789063</text:p>
          </table:table-cell>
        </table:table-row>
        <table:table-row table:style-name="ro1">
          <table:table-cell office:value-type="float" office:value="91.3821640014648" calcext:value-type="float">
            <text:p>91.3821640014648</text:p>
          </table:table-cell>
        </table:table-row>
        <table:table-row table:style-name="ro1">
          <table:table-cell office:value-type="float" office:value="92.029296875" calcext:value-type="float">
            <text:p>92.029296875</text:p>
          </table:table-cell>
        </table:table-row>
        <table:table-row table:style-name="ro1">
          <table:table-cell office:value-type="float" office:value="94.017578125" calcext:value-type="float">
            <text:p>94.017578125</text:p>
          </table:table-cell>
        </table:table-row>
        <table:table-row table:style-name="ro1">
          <table:table-cell office:value-type="float" office:value="95.2105484008789" calcext:value-type="float">
            <text:p>95.2105484008789</text:p>
          </table:table-cell>
        </table:table-row>
        <table:table-row table:style-name="ro1">
          <table:table-cell office:value-type="float" office:value="95.9263305664063" calcext:value-type="float">
            <text:p>95.9263305664063</text:p>
          </table:table-cell>
        </table:table-row>
        <table:table-row table:style-name="ro1">
          <table:table-cell office:value-type="float" office:value="93.9557952880859" calcext:value-type="float">
            <text:p>93.9557952880859</text:p>
          </table:table-cell>
        </table:table-row>
        <table:table-row table:style-name="ro1">
          <table:table-cell office:value-type="float" office:value="90.3734741210938" calcext:value-type="float">
            <text:p>90.3734741210938</text:p>
          </table:table-cell>
        </table:table-row>
        <table:table-row table:style-name="ro1">
          <table:table-cell office:value-type="float" office:value="86.2240829467773" calcext:value-type="float">
            <text:p>86.2240829467773</text:p>
          </table:table-cell>
        </table:table-row>
        <table:table-row table:style-name="ro1">
          <table:table-cell office:value-type="float" office:value="82.9344482421875" calcext:value-type="float">
            <text:p>82.9344482421875</text:p>
          </table:table-cell>
        </table:table-row>
        <table:table-row table:style-name="ro1">
          <table:table-cell office:value-type="float" office:value="79.7606658935547" calcext:value-type="float">
            <text:p>79.7606658935547</text:p>
          </table:table-cell>
        </table:table-row>
        <table:table-row table:style-name="ro1">
          <table:table-cell office:value-type="float" office:value="78.2564010620117" calcext:value-type="float">
            <text:p>78.2564010620117</text:p>
          </table:table-cell>
        </table:table-row>
        <table:table-row table:style-name="ro1">
          <table:table-cell office:value-type="float" office:value="76.9538421630859" calcext:value-type="float">
            <text:p>76.9538421630859</text:p>
          </table:table-cell>
        </table:table-row>
        <table:table-row table:style-name="ro1">
          <table:table-cell office:value-type="float" office:value="78.1723022460938" calcext:value-type="float">
            <text:p>78.1723022460938</text:p>
          </table:table-cell>
        </table:table-row>
        <table:table-row table:style-name="ro1">
          <table:table-cell office:value-type="float" office:value="81.3033828735352" calcext:value-type="float">
            <text:p>81.3033828735352</text:p>
          </table:table-cell>
        </table:table-row>
        <table:table-row table:style-name="ro1">
          <table:table-cell office:value-type="float" office:value="86.3820266723633" calcext:value-type="float">
            <text:p>86.3820266723633</text:p>
          </table:table-cell>
        </table:table-row>
        <table:table-row table:style-name="ro1">
          <table:table-cell office:value-type="float" office:value="90.6292190551758" calcext:value-type="float">
            <text:p>90.6292190551758</text:p>
          </table:table-cell>
        </table:table-row>
        <table:table-row table:style-name="ro1">
          <table:table-cell office:value-type="float" office:value="93.5775299072266" calcext:value-type="float">
            <text:p>93.5775299072266</text:p>
          </table:table-cell>
        </table:table-row>
        <table:table-row table:style-name="ro1">
          <table:table-cell office:value-type="float" office:value="95.7465209960938" calcext:value-type="float">
            <text:p>95.7465209960938</text:p>
          </table:table-cell>
        </table:table-row>
        <table:table-row table:style-name="ro1">
          <table:table-cell office:value-type="float" office:value="97.0479125976563" calcext:value-type="float">
            <text:p>97.0479125976563</text:p>
          </table:table-cell>
        </table:table-row>
        <table:table-row table:style-name="ro1">
          <table:table-cell office:value-type="float" office:value="97.0287475585938" calcext:value-type="float">
            <text:p>97.0287475585938</text:p>
          </table:table-cell>
        </table:table-row>
        <table:table-row table:style-name="ro1">
          <table:table-cell office:value-type="float" office:value="99.4172515869141" calcext:value-type="float">
            <text:p>99.4172515869141</text:p>
          </table:table-cell>
        </table:table-row>
        <table:table-row table:style-name="ro1">
          <table:table-cell office:value-type="float" office:value="102.050354003906" calcext:value-type="float">
            <text:p>102.050354003906</text:p>
          </table:table-cell>
        </table:table-row>
        <table:table-row table:style-name="ro1">
          <table:table-cell office:value-type="float" office:value="103.630210876465" calcext:value-type="float">
            <text:p>103.630210876465</text:p>
          </table:table-cell>
        </table:table-row>
        <table:table-row table:style-name="ro1">
          <table:table-cell office:value-type="float" office:value="104.178123474121" calcext:value-type="float">
            <text:p>104.178123474121</text:p>
          </table:table-cell>
        </table:table-row>
        <table:table-row table:style-name="ro1">
          <table:table-cell office:value-type="float" office:value="100.906875610352" calcext:value-type="float">
            <text:p>100.906875610352</text:p>
          </table:table-cell>
        </table:table-row>
        <table:table-row table:style-name="ro1">
          <table:table-cell office:value-type="float" office:value="95.344123840332" calcext:value-type="float">
            <text:p>95.344123840332</text:p>
          </table:table-cell>
        </table:table-row>
        <table:table-row table:style-name="ro1">
          <table:table-cell office:value-type="float" office:value="90.8064727783203" calcext:value-type="float">
            <text:p>90.8064727783203</text:p>
          </table:table-cell>
        </table:table-row>
        <table:table-row table:style-name="ro1">
          <table:table-cell office:value-type="float" office:value="87.2838821411133" calcext:value-type="float">
            <text:p>87.2838821411133</text:p>
          </table:table-cell>
        </table:table-row>
        <table:table-row table:style-name="ro1">
          <table:table-cell office:value-type="float" office:value="85.5703277587891" calcext:value-type="float">
            <text:p>85.5703277587891</text:p>
          </table:table-cell>
        </table:table-row>
        <table:table-row table:style-name="ro1">
          <table:table-cell office:value-type="float" office:value="84.9421997070313" calcext:value-type="float">
            <text:p>84.9421997070313</text:p>
          </table:table-cell>
        </table:table-row>
        <table:table-row table:style-name="ro1">
          <table:table-cell office:value-type="float" office:value="86.5653228759766" calcext:value-type="float">
            <text:p>86.5653228759766</text:p>
          </table:table-cell>
        </table:table-row>
        <table:table-row table:style-name="ro1">
          <table:table-cell office:value-type="float" office:value="89.539192199707" calcext:value-type="float">
            <text:p>89.539192199707</text:p>
          </table:table-cell>
        </table:table-row>
        <table:table-row table:style-name="ro1">
          <table:table-cell office:value-type="float" office:value="91.3235168457031" calcext:value-type="float">
            <text:p>91.3235168457031</text:p>
          </table:table-cell>
        </table:table-row>
        <table:table-row table:style-name="ro1">
          <table:table-cell office:value-type="float" office:value="91.594108581543" calcext:value-type="float">
            <text:p>91.594108581543</text:p>
          </table:table-cell>
        </table:table-row>
        <table:table-row table:style-name="ro1">
          <table:table-cell office:value-type="float" office:value="92.1564636230469" calcext:value-type="float">
            <text:p>92.1564636230469</text:p>
          </table:table-cell>
        </table:table-row>
        <table:table-row table:style-name="ro1">
          <table:table-cell office:value-type="float" office:value="93.6938781738281" calcext:value-type="float">
            <text:p>93.6938781738281</text:p>
          </table:table-cell>
        </table:table-row>
        <table:table-row table:style-name="ro1">
          <table:table-cell office:value-type="float" office:value="93.8163299560547" calcext:value-type="float">
            <text:p>93.8163299560547</text:p>
          </table:table-cell>
        </table:table-row>
        <table:table-row table:style-name="ro1">
          <table:table-cell office:value-type="float" office:value="92.6897964477539" calcext:value-type="float">
            <text:p>92.6897964477539</text:p>
          </table:table-cell>
        </table:table-row>
        <table:table-row table:style-name="ro1">
          <table:table-cell office:value-type="float" office:value="92.0138778686523" calcext:value-type="float">
            <text:p>92.0138778686523</text:p>
          </table:table-cell>
        </table:table-row>
        <table:table-row table:style-name="ro1">
          <table:table-cell office:value-type="float" office:value="90.8083267211914" calcext:value-type="float">
            <text:p>90.8083267211914</text:p>
          </table:table-cell>
        </table:table-row>
        <table:table-row table:style-name="ro1">
          <table:table-cell office:value-type="float" office:value="89.2849960327148" calcext:value-type="float">
            <text:p>89.2849960327148</text:p>
          </table:table-cell>
        </table:table-row>
        <table:table-row table:style-name="ro1">
          <table:table-cell office:value-type="float" office:value="88.77099609375" calcext:value-type="float">
            <text:p>88.77099609375</text:p>
          </table:table-cell>
        </table:table-row>
        <table:table-row table:style-name="ro1">
          <table:table-cell office:value-type="float" office:value="89.66259765625" calcext:value-type="float">
            <text:p>89.66259765625</text:p>
          </table:table-cell>
        </table:table-row>
        <table:table-row table:style-name="ro1">
          <table:table-cell office:value-type="float" office:value="90.99755859375" calcext:value-type="float">
            <text:p>90.99755859375</text:p>
          </table:table-cell>
        </table:table-row>
        <table:table-row table:style-name="ro1">
          <table:table-cell office:value-type="float" office:value="90.5985336303711" calcext:value-type="float">
            <text:p>90.5985336303711</text:p>
          </table:table-cell>
        </table:table-row>
        <table:table-row table:style-name="ro1">
          <table:table-cell office:value-type="float" office:value="91.5591201782227" calcext:value-type="float">
            <text:p>91.5591201782227</text:p>
          </table:table-cell>
        </table:table-row>
        <table:table-row table:style-name="ro1">
          <table:table-cell office:value-type="float" office:value="92.5354690551758" calcext:value-type="float">
            <text:p>92.5354690551758</text:p>
          </table:table-cell>
        </table:table-row>
        <table:table-row table:style-name="ro1">
          <table:table-cell office:value-type="float" office:value="94.7212829589844" calcext:value-type="float">
            <text:p>94.7212829589844</text:p>
          </table:table-cell>
        </table:table-row>
        <table:table-row table:style-name="ro1">
          <table:table-cell office:value-type="float" office:value="95.6327667236328" calcext:value-type="float">
            <text:p>95.6327667236328</text:p>
          </table:table-cell>
        </table:table-row>
        <table:table-row table:style-name="ro1">
          <table:table-cell office:value-type="float" office:value="95.3796615600586" calcext:value-type="float">
            <text:p>95.3796615600586</text:p>
          </table:table-cell>
        </table:table-row>
        <table:table-row table:style-name="ro1">
          <table:table-cell office:value-type="float" office:value="94.8277969360352" calcext:value-type="float">
            <text:p>94.8277969360352</text:p>
          </table:table-cell>
        </table:table-row>
        <table:table-row table:style-name="ro1">
          <table:table-cell office:value-type="float" office:value="94.0966796875" calcext:value-type="float">
            <text:p>94.0966796875</text:p>
          </table:table-cell>
        </table:table-row>
        <table:table-row table:style-name="ro1">
          <table:table-cell office:value-type="float" office:value="92.8580093383789" calcext:value-type="float">
            <text:p>92.8580093383789</text:p>
          </table:table-cell>
        </table:table-row>
        <table:table-row table:style-name="ro1">
          <table:table-cell office:value-type="float" office:value="91.3148040771484" calcext:value-type="float">
            <text:p>91.3148040771484</text:p>
          </table:table-cell>
        </table:table-row>
        <table:table-row table:style-name="ro1">
          <table:table-cell office:value-type="float" office:value="89.5888824462891" calcext:value-type="float">
            <text:p>89.5888824462891</text:p>
          </table:table-cell>
        </table:table-row>
        <table:table-row table:style-name="ro1">
          <table:table-cell office:value-type="float" office:value="87.7533264160156" calcext:value-type="float">
            <text:p>87.7533264160156</text:p>
          </table:table-cell>
        </table:table-row>
        <table:table-row table:style-name="ro1">
          <table:table-cell office:value-type="float" office:value="87.4519958496094" calcext:value-type="float">
            <text:p>87.4519958496094</text:p>
          </table:table-cell>
        </table:table-row>
        <table:table-row table:style-name="ro1">
          <table:table-cell office:value-type="float" office:value="88.0711975097656" calcext:value-type="float">
            <text:p>88.0711975097656</text:p>
          </table:table-cell>
        </table:table-row>
        <table:table-row table:style-name="ro1">
          <table:table-cell office:value-type="float" office:value="88.8427200317383" calcext:value-type="float">
            <text:p>88.8427200317383</text:p>
          </table:table-cell>
        </table:table-row>
        <table:table-row table:style-name="ro1">
          <table:table-cell office:value-type="float" office:value="90.1056289672852" calcext:value-type="float">
            <text:p>90.1056289672852</text:p>
          </table:table-cell>
        </table:table-row>
        <table:table-row table:style-name="ro1">
          <table:table-cell office:value-type="float" office:value="88.8633804321289" calcext:value-type="float">
            <text:p>88.8633804321289</text:p>
          </table:table-cell>
        </table:table-row>
        <table:table-row table:style-name="ro1">
          <table:table-cell office:value-type="float" office:value="88.8633804321289" calcext:value-type="float">
            <text:p>88.8633804321289</text:p>
          </table:table-cell>
        </table:table-row>
        <table:table-row table:style-name="ro1">
          <table:table-cell office:value-type="float" office:value="88.8633804321289" calcext:value-type="float">
            <text:p>88.8633804321289</text:p>
          </table:table-cell>
        </table:table-row>
        <table:table-row table:style-name="ro1">
          <table:table-cell office:value-type="float" office:value="84.1180267333984" calcext:value-type="float">
            <text:p>84.1180267333984</text:p>
          </table:table-cell>
        </table:table-row>
        <table:table-row table:style-name="ro1">
          <table:table-cell office:value-type="float" office:value="84.1180267333984" calcext:value-type="float">
            <text:p>84.1180267333984</text:p>
          </table:table-cell>
        </table:table-row>
        <table:table-row table:style-name="ro1">
          <table:table-cell office:value-type="float" office:value="79.2708129882813" calcext:value-type="float">
            <text:p>79.2708129882813</text:p>
          </table:table-cell>
        </table:table-row>
        <table:table-row table:style-name="ro1">
          <table:table-cell office:value-type="float" office:value="79.2708129882813" calcext:value-type="float">
            <text:p>79.2708129882813</text:p>
          </table:table-cell>
        </table:table-row>
        <table:table-row table:style-name="ro1">
          <table:table-cell office:value-type="float" office:value="79.2708129882813" calcext:value-type="float">
            <text:p>79.2708129882813</text:p>
          </table:table-cell>
        </table:table-row>
        <table:table-row table:style-name="ro1">
          <table:table-cell office:value-type="float" office:value="76.3624877929688" calcext:value-type="float">
            <text:p>76.3624877929688</text:p>
          </table:table-cell>
        </table:table-row>
        <table:table-row table:style-name="ro1">
          <table:table-cell office:value-type="float" office:value="73.8174896240234" calcext:value-type="float">
            <text:p>73.8174896240234</text:p>
          </table:table-cell>
        </table:table-row>
        <table:table-row table:style-name="ro1">
          <table:table-cell office:value-type="float" office:value="73.8174896240234" calcext:value-type="float">
            <text:p>73.8174896240234</text:p>
          </table:table-cell>
        </table:table-row>
        <table:table-row table:style-name="ro1">
          <table:table-cell office:value-type="float" office:value="75.4904937744141" calcext:value-type="float">
            <text:p>75.4904937744141</text:p>
          </table:table-cell>
        </table:table-row>
        <table:table-row table:style-name="ro1">
          <table:table-cell office:value-type="float" office:value="64.8942947387695" calcext:value-type="float">
            <text:p>64.8942947387695</text:p>
          </table:table-cell>
        </table:table-row>
        <table:table-row table:style-name="ro1">
          <table:table-cell office:value-type="float" office:value="70.1365737915039" calcext:value-type="float">
            <text:p>70.1365737915039</text:p>
          </table:table-cell>
        </table:table-row>
        <table:table-row table:style-name="ro1">
          <table:table-cell office:value-type="float" office:value="70.1365737915039" calcext:value-type="float">
            <text:p>70.1365737915039</text:p>
          </table:table-cell>
        </table:table-row>
        <table:table-row table:style-name="ro1">
          <table:table-cell office:value-type="float" office:value="70.1365737915039" calcext:value-type="float">
            <text:p>70.1365737915039</text:p>
          </table:table-cell>
        </table:table-row>
        <table:table-row table:style-name="ro1">
          <table:table-cell office:value-type="float" office:value="70.1365737915039" calcext:value-type="float">
            <text:p>70.1365737915039</text:p>
          </table:table-cell>
        </table:table-row>
        <table:table-row table:style-name="ro1">
          <table:table-cell office:value-type="float" office:value="80.4819412231445" calcext:value-type="float">
            <text:p>80.4819412231445</text:p>
          </table:table-cell>
        </table:table-row>
        <table:table-row table:style-name="ro1">
          <table:table-cell office:value-type="float" office:value="87.0891647338867" calcext:value-type="float">
            <text:p>87.0891647338867</text:p>
          </table:table-cell>
        </table:table-row>
        <table:table-row table:style-name="ro1">
          <table:table-cell office:value-type="float" office:value="91.453498840332" calcext:value-type="float">
            <text:p>91.453498840332</text:p>
          </table:table-cell>
        </table:table-row>
        <table:table-row table:style-name="ro1">
          <table:table-cell office:value-type="float" office:value="91.453498840332" calcext:value-type="float">
            <text:p>91.453498840332</text:p>
          </table:table-cell>
        </table:table-row>
        <table:table-row table:style-name="ro1">
          <table:table-cell office:value-type="float" office:value="102.07209777832" calcext:value-type="float">
            <text:p>102.07209777832</text:p>
          </table:table-cell>
        </table:table-row>
        <table:table-row table:style-name="ro1">
          <table:table-cell office:value-type="float" office:value="87.6432571411133" calcext:value-type="float">
            <text:p>87.6432571411133</text:p>
          </table:table-cell>
        </table:table-row>
        <table:table-row table:style-name="ro1">
          <table:table-cell office:value-type="float" office:value="100.985954284668" calcext:value-type="float">
            <text:p>100.985954284668</text:p>
          </table:table-cell>
        </table:table-row>
        <table:table-row table:style-name="ro1">
          <table:table-cell office:value-type="float" office:value="100.985954284668" calcext:value-type="float">
            <text:p>100.985954284668</text:p>
          </table:table-cell>
        </table:table-row>
        <table:table-row table:style-name="ro1">
          <table:table-cell office:value-type="float" office:value="100.985954284668" calcext:value-type="float">
            <text:p>100.985954284668</text:p>
          </table:table-cell>
        </table:table-row>
        <table:table-row table:style-name="ro1">
          <table:table-cell office:value-type="float" office:value="105.391571044922" calcext:value-type="float">
            <text:p>105.391571044922</text:p>
          </table:table-cell>
        </table:table-row>
        <table:table-row table:style-name="ro1">
          <table:table-cell office:value-type="float" office:value="107.234939575195" calcext:value-type="float">
            <text:p>107.234939575195</text:p>
          </table:table-cell>
        </table:table-row>
        <table:table-row table:style-name="ro1">
          <table:table-cell office:value-type="float" office:value="108.740966796875" calcext:value-type="float">
            <text:p>108.740966796875</text:p>
          </table:table-cell>
        </table:table-row>
        <table:table-row table:style-name="ro1">
          <table:table-cell office:value-type="float" office:value="109.644577026367" calcext:value-type="float">
            <text:p>109.644577026367</text:p>
          </table:table-cell>
        </table:table-row>
        <table:table-row table:style-name="ro1">
          <table:table-cell office:value-type="float" office:value="109.786743164063" calcext:value-type="float">
            <text:p>109.786743164063</text:p>
          </table:table-cell>
        </table:table-row>
        <table:table-row table:style-name="ro1">
          <table:table-cell office:value-type="float" office:value="109.072044372559" calcext:value-type="float">
            <text:p>109.072044372559</text:p>
          </table:table-cell>
        </table:table-row>
        <table:table-row table:style-name="ro1">
          <table:table-cell office:value-type="float" office:value="100.643226623535" calcext:value-type="float">
            <text:p>100.643226623535</text:p>
          </table:table-cell>
        </table:table-row>
        <table:table-row table:style-name="ro1">
          <table:table-cell office:value-type="float" office:value="94.7859344482422" calcext:value-type="float">
            <text:p>94.7859344482422</text:p>
          </table:table-cell>
        </table:table-row>
        <table:table-row table:style-name="ro1">
          <table:table-cell office:value-type="float" office:value="90.8715591430664" calcext:value-type="float">
            <text:p>90.8715591430664</text:p>
          </table:table-cell>
        </table:table-row>
        <table:table-row table:style-name="ro1">
          <table:table-cell office:value-type="float" office:value="87.7229385375977" calcext:value-type="float">
            <text:p>87.7229385375977</text:p>
          </table:table-cell>
        </table:table-row>
        <table:table-row table:style-name="ro1">
          <table:table-cell office:value-type="float" office:value="86.2337646484375" calcext:value-type="float">
            <text:p>86.2337646484375</text:p>
          </table:table-cell>
        </table:table-row>
        <table:table-row table:style-name="ro1">
          <table:table-cell office:value-type="float" office:value="84.5402603149414" calcext:value-type="float">
            <text:p>84.5402603149414</text:p>
          </table:table-cell>
        </table:table-row>
        <table:table-row table:style-name="ro1">
          <table:table-cell office:value-type="float" office:value="83.9241561889648" calcext:value-type="float">
            <text:p>83.9241561889648</text:p>
          </table:table-cell>
        </table:table-row>
        <table:table-row table:style-name="ro1">
          <table:table-cell office:value-type="float" office:value="83.9544906616211" calcext:value-type="float">
            <text:p>83.9544906616211</text:p>
          </table:table-cell>
        </table:table-row>
        <table:table-row table:style-name="ro1">
          <table:table-cell office:value-type="float" office:value="85.1726913452148" calcext:value-type="float">
            <text:p>85.1726913452148</text:p>
          </table:table-cell>
        </table:table-row>
        <table:table-row table:style-name="ro1">
          <table:table-cell office:value-type="float" office:value="87.5036163330078" calcext:value-type="float">
            <text:p>87.5036163330078</text:p>
          </table:table-cell>
        </table:table-row>
        <table:table-row table:style-name="ro1">
          <table:table-cell office:value-type="float" office:value="88.1021728515625" calcext:value-type="float">
            <text:p>88.1021728515625</text:p>
          </table:table-cell>
        </table:table-row>
        <table:table-row table:style-name="ro1">
          <table:table-cell office:value-type="float" office:value="88.8613052368164" calcext:value-type="float">
            <text:p>88.8613052368164</text:p>
          </table:table-cell>
        </table:table-row>
        <table:table-row table:style-name="ro1">
          <table:table-cell office:value-type="float" office:value="88.9167861938477" calcext:value-type="float">
            <text:p>88.9167861938477</text:p>
          </table:table-cell>
        </table:table-row>
        <table:table-row table:style-name="ro1">
          <table:table-cell office:value-type="float" office:value="88.5500717163086" calcext:value-type="float">
            <text:p>88.5500717163086</text:p>
          </table:table-cell>
        </table:table-row>
        <table:table-row table:style-name="ro1">
          <table:table-cell office:value-type="float" office:value="88.3300399780273" calcext:value-type="float">
            <text:p>88.3300399780273</text:p>
          </table:table-cell>
        </table:table-row>
        <table:table-row table:style-name="ro1">
          <table:table-cell office:value-type="float" office:value="88.1980209350586" calcext:value-type="float">
            <text:p>88.1980209350586</text:p>
          </table:table-cell>
        </table:table-row>
        <table:table-row table:style-name="ro1">
          <table:table-cell office:value-type="float" office:value="86.918815612793" calcext:value-type="float">
            <text:p>86.918815612793</text:p>
          </table:table-cell>
        </table:table-row>
        <table:table-row table:style-name="ro1">
          <table:table-cell office:value-type="float" office:value="85.7512893676758" calcext:value-type="float">
            <text:p>85.7512893676758</text:p>
          </table:table-cell>
        </table:table-row>
        <table:table-row table:style-name="ro1">
          <table:table-cell office:value-type="float" office:value="83.4507751464844" calcext:value-type="float">
            <text:p>83.4507751464844</text:p>
          </table:table-cell>
        </table:table-row>
        <table:table-row table:style-name="ro1">
          <table:table-cell office:value-type="float" office:value="83.6704635620117" calcext:value-type="float">
            <text:p>83.6704635620117</text:p>
          </table:table-cell>
        </table:table-row>
        <table:table-row table:style-name="ro1">
          <table:table-cell office:value-type="float" office:value="79.4022750854492" calcext:value-type="float">
            <text:p>79.4022750854492</text:p>
          </table:table-cell>
        </table:table-row>
        <table:table-row table:style-name="ro1">
          <table:table-cell office:value-type="float" office:value="68.4413681030273" calcext:value-type="float">
            <text:p>68.4413681030273</text:p>
          </table:table-cell>
        </table:table-row>
        <table:table-row table:style-name="ro1">
          <table:table-cell office:value-type="float" office:value="68.4413681030273" calcext:value-type="float">
            <text:p>68.4413681030273</text:p>
          </table:table-cell>
        </table:table-row>
        <table:table-row table:style-name="ro1">
          <table:table-cell office:value-type="float" office:value="68.4413681030273" calcext:value-type="float">
            <text:p>68.4413681030273</text:p>
          </table:table-cell>
        </table:table-row>
        <table:table-row table:style-name="ro1">
          <table:table-cell office:value-type="float" office:value="68.4413681030273" calcext:value-type="float">
            <text:p>68.4413681030273</text:p>
          </table:table-cell>
        </table:table-row>
        <table:table-row table:style-name="ro1">
          <table:table-cell office:value-type="float" office:value="68.4413681030273" calcext:value-type="float">
            <text:p>68.4413681030273</text:p>
          </table:table-cell>
        </table:table-row>
        <table:table-row table:style-name="ro1">
          <table:table-cell office:value-type="float" office:value="68.4413681030273" calcext:value-type="float">
            <text:p>68.4413681030273</text:p>
          </table:table-cell>
        </table:table-row>
        <table:table-row table:style-name="ro1">
          <table:table-cell office:value-type="float" office:value="68.4413681030273" calcext:value-type="float">
            <text:p>68.4413681030273</text:p>
          </table:table-cell>
        </table:table-row>
        <table:table-row table:style-name="ro1">
          <table:table-cell office:value-type="float" office:value="68.4413681030273" calcext:value-type="float">
            <text:p>68.4413681030273</text:p>
          </table:table-cell>
        </table:table-row>
        <table:table-row table:style-name="ro1">
          <table:table-cell office:value-type="float" office:value="68.4413681030273" calcext:value-type="float">
            <text:p>68.4413681030273</text:p>
          </table:table-cell>
        </table:table-row>
        <table:table-row table:style-name="ro1">
          <table:table-cell office:value-type="float" office:value="68.4413681030273" calcext:value-type="float">
            <text:p>68.4413681030273</text:p>
          </table:table-cell>
        </table:table-row>
        <table:table-row table:style-name="ro1">
          <table:table-cell office:value-type="float" office:value="68.4413681030273" calcext:value-type="float">
            <text:p>68.4413681030273</text:p>
          </table:table-cell>
        </table:table-row>
        <table:table-row table:style-name="ro1">
          <table:table-cell office:value-type="float" office:value="68.4413681030273" calcext:value-type="float">
            <text:p>68.4413681030273</text:p>
          </table:table-cell>
        </table:table-row>
        <table:table-row table:style-name="ro1">
          <table:table-cell office:value-type="float" office:value="68.4413681030273" calcext:value-type="float">
            <text:p>68.4413681030273</text:p>
          </table:table-cell>
        </table:table-row>
        <table:table-row table:style-name="ro1">
          <table:table-cell office:value-type="float" office:value="68.4413681030273" calcext:value-type="float">
            <text:p>68.4413681030273</text:p>
          </table:table-cell>
        </table:table-row>
        <table:table-row table:style-name="ro1">
          <table:table-cell office:value-type="float" office:value="78.6648178100586" calcext:value-type="float">
            <text:p>78.6648178100586</text:p>
          </table:table-cell>
        </table:table-row>
        <table:table-row table:style-name="ro1">
          <table:table-cell office:value-type="float" office:value="85.5988922119141" calcext:value-type="float">
            <text:p>85.5988922119141</text:p>
          </table:table-cell>
        </table:table-row>
        <table:table-row table:style-name="ro1">
          <table:table-cell office:value-type="float" office:value="88.9593353271484" calcext:value-type="float">
            <text:p>88.9593353271484</text:p>
          </table:table-cell>
        </table:table-row>
        <table:table-row table:style-name="ro1">
          <table:table-cell office:value-type="float" office:value="88.1755981445313" calcext:value-type="float">
            <text:p>88.1755981445313</text:p>
          </table:table-cell>
        </table:table-row>
        <table:table-row table:style-name="ro1">
          <table:table-cell office:value-type="float" office:value="86.9053573608398" calcext:value-type="float">
            <text:p>86.9053573608398</text:p>
          </table:table-cell>
        </table:table-row>
        <table:table-row table:style-name="ro1">
          <table:table-cell office:value-type="float" office:value="85.7432174682617" calcext:value-type="float">
            <text:p>85.7432174682617</text:p>
          </table:table-cell>
        </table:table-row>
        <table:table-row table:style-name="ro1">
          <table:table-cell office:value-type="float" office:value="86.2459335327148" calcext:value-type="float">
            <text:p>86.2459335327148</text:p>
          </table:table-cell>
        </table:table-row>
        <table:table-row table:style-name="ro1">
          <table:table-cell office:value-type="float" office:value="86.1475601196289" calcext:value-type="float">
            <text:p>86.1475601196289</text:p>
          </table:table-cell>
        </table:table-row>
        <table:table-row table:style-name="ro1">
          <table:table-cell office:value-type="float" office:value="86.0885391235352" calcext:value-type="float">
            <text:p>86.0885391235352</text:p>
          </table:table-cell>
        </table:table-row>
        <table:table-row table:style-name="ro1">
          <table:table-cell office:value-type="float" office:value="86.0531234741211" calcext:value-type="float">
            <text:p>86.0531234741211</text:p>
          </table:table-cell>
        </table:table-row>
        <table:table-row table:style-name="ro1">
          <table:table-cell office:value-type="float" office:value="86.4318771362305" calcext:value-type="float">
            <text:p>86.4318771362305</text:p>
          </table:table-cell>
        </table:table-row>
        <table:table-row table:style-name="ro1">
          <table:table-cell office:value-type="float" office:value="88.6591262817383" calcext:value-type="float">
            <text:p>88.6591262817383</text:p>
          </table:table-cell>
        </table:table-row>
        <table:table-row table:style-name="ro1">
          <table:table-cell office:value-type="float" office:value="88.3954772949219" calcext:value-type="float">
            <text:p>88.3954772949219</text:p>
          </table:table-cell>
        </table:table-row>
        <table:table-row table:style-name="ro1">
          <table:table-cell office:value-type="float" office:value="88.6372833251953" calcext:value-type="float">
            <text:p>88.6372833251953</text:p>
          </table:table-cell>
        </table:table-row>
        <table:table-row table:style-name="ro1">
          <table:table-cell office:value-type="float" office:value="87.9823684692383" calcext:value-type="float">
            <text:p>87.9823684692383</text:p>
          </table:table-cell>
        </table:table-row>
        <table:table-row table:style-name="ro1">
          <table:table-cell office:value-type="float" office:value="88.3894195556641" calcext:value-type="float">
            <text:p>88.3894195556641</text:p>
          </table:table-cell>
        </table:table-row>
        <table:table-row table:style-name="ro1">
          <table:table-cell office:value-type="float" office:value="87.8336486816406" calcext:value-type="float">
            <text:p>87.8336486816406</text:p>
          </table:table-cell>
        </table:table-row>
        <table:table-row table:style-name="ro1">
          <table:table-cell office:value-type="float" office:value="87.1001892089844" calcext:value-type="float">
            <text:p>87.1001892089844</text:p>
          </table:table-cell>
        </table:table-row>
        <table:table-row table:style-name="ro1">
          <table:table-cell office:value-type="float" office:value="85.8601150512695" calcext:value-type="float">
            <text:p>85.8601150512695</text:p>
          </table:table-cell>
        </table:table-row>
        <table:table-row table:style-name="ro1">
          <table:table-cell office:value-type="float" office:value="84.3160705566406" calcext:value-type="float">
            <text:p>84.3160705566406</text:p>
          </table:table-cell>
        </table:table-row>
        <table:table-row table:style-name="ro1">
          <table:table-cell office:value-type="float" office:value="84.5896453857422" calcext:value-type="float">
            <text:p>84.5896453857422</text:p>
          </table:table-cell>
        </table:table-row>
        <table:table-row table:style-name="ro1">
          <table:table-cell office:value-type="float" office:value="85.5537872314453" calcext:value-type="float">
            <text:p>85.5537872314453</text:p>
          </table:table-cell>
        </table:table-row>
        <table:table-row table:style-name="ro1">
          <table:table-cell office:value-type="float" office:value="88.9322738647461" calcext:value-type="float">
            <text:p>88.9322738647461</text:p>
          </table:table-cell>
        </table:table-row>
        <table:table-row table:style-name="ro1">
          <table:table-cell office:value-type="float" office:value="91.3593673706055" calcext:value-type="float">
            <text:p>91.3593673706055</text:p>
          </table:table-cell>
        </table:table-row>
      </table:table>
      <table:table table:name="LPF0.4 Ignore1" table:style-name="ta1">
        <table:shapes>
          <draw:frame draw:z-index="0" draw:style-name="gr1" draw:text-style-name="P1" svg:width="15.999cm" svg:height="8.999cm" svg:x="10.564cm" svg:y="2.251cm">
            <draw:object draw:notify-on-update-of-ranges="'LPF0.4 Ignore1'.A5:'LPF0.4 Ignore1'.A5 'LPF0.4 Ignore1'.A6:'LPF0.4 Ignore1'.A1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Instantaneous BPM</text:p>
          </table:table-cell>
        </table:table-row>
        <table:table-row table:style-name="ro1">
          <table:table-cell office:value-type="string" calcext:value-type="string">
            <text:p>LPF: 0.4</text:p>
          </table:table-cell>
        </table:table-row>
        <table:table-row table:style-name="ro1">
          <table:table-cell office:value-type="string" calcext:value-type="string">
            <text:p>Ignore: 1</text:p>
          </table:table-cell>
        </table:table-row>
        <table:table-row table:style-name="ro1">
          <table:table-cell office:value-type="string" calcext:value-type="string">
            <text:p>Filtered Dat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.4000015258789" calcext:value-type="float">
            <text:p>91.4000015258789</text:p>
          </table:table-cell>
        </table:table-row>
        <table:table-row table:style-name="ro1">
          <table:table-cell office:value-type="float" office:value="91.6399993896484" calcext:value-type="float">
            <text:p>91.6399993896484</text:p>
          </table:table-cell>
        </table:table-row>
        <table:table-row table:style-name="ro1">
          <table:table-cell office:value-type="float" office:value="92.1839981079102" calcext:value-type="float">
            <text:p>92.1839981079102</text:p>
          </table:table-cell>
        </table:table-row>
        <table:table-row table:style-name="ro1">
          <table:table-cell office:value-type="float" office:value="92.1103973388672" calcext:value-type="float">
            <text:p>92.1103973388672</text:p>
          </table:table-cell>
        </table:table-row>
        <table:table-row table:style-name="ro1">
          <table:table-cell office:value-type="float" office:value="92.0662384033203" calcext:value-type="float">
            <text:p>92.0662384033203</text:p>
          </table:table-cell>
        </table:table-row>
        <table:table-row table:style-name="ro1">
          <table:table-cell office:value-type="float" office:value="91.23974609375" calcext:value-type="float">
            <text:p>91.23974609375</text:p>
          </table:table-cell>
        </table:table-row>
        <table:table-row table:style-name="ro1">
          <table:table-cell office:value-type="float" office:value="90.3438491821289" calcext:value-type="float">
            <text:p>90.3438491821289</text:p>
          </table:table-cell>
        </table:table-row>
        <table:table-row table:style-name="ro1">
          <table:table-cell office:value-type="float" office:value="89.8063125610352" calcext:value-type="float">
            <text:p>89.8063125610352</text:p>
          </table:table-cell>
        </table:table-row>
        <table:table-row table:style-name="ro1">
          <table:table-cell office:value-type="float" office:value="90.2837905883789" calcext:value-type="float">
            <text:p>90.2837905883789</text:p>
          </table:table-cell>
        </table:table-row>
        <table:table-row table:style-name="ro1">
          <table:table-cell office:value-type="float" office:value="90.9702758789063" calcext:value-type="float">
            <text:p>90.9702758789063</text:p>
          </table:table-cell>
        </table:table-row>
        <table:table-row table:style-name="ro1">
          <table:table-cell office:value-type="float" office:value="91.3821640014648" calcext:value-type="float">
            <text:p>91.3821640014648</text:p>
          </table:table-cell>
        </table:table-row>
        <table:table-row table:style-name="ro1">
          <table:table-cell office:value-type="float" office:value="92.029296875" calcext:value-type="float">
            <text:p>92.029296875</text:p>
          </table:table-cell>
        </table:table-row>
        <table:table-row table:style-name="ro1">
          <table:table-cell office:value-type="float" office:value="94.017578125" calcext:value-type="float">
            <text:p>94.017578125</text:p>
          </table:table-cell>
        </table:table-row>
        <table:table-row table:style-name="ro1">
          <table:table-cell office:value-type="float" office:value="95.2105484008789" calcext:value-type="float">
            <text:p>95.2105484008789</text:p>
          </table:table-cell>
        </table:table-row>
        <table:table-row table:style-name="ro1">
          <table:table-cell office:value-type="float" office:value="95.9263305664063" calcext:value-type="float">
            <text:p>95.9263305664063</text:p>
          </table:table-cell>
        </table:table-row>
        <table:table-row table:style-name="ro1">
          <table:table-cell office:value-type="float" office:value="93.9557952880859" calcext:value-type="float">
            <text:p>93.9557952880859</text:p>
          </table:table-cell>
        </table:table-row>
        <table:table-row table:style-name="ro1">
          <table:table-cell office:value-type="float" office:value="90.3734741210938" calcext:value-type="float">
            <text:p>90.3734741210938</text:p>
          </table:table-cell>
        </table:table-row>
        <table:table-row table:style-name="ro1">
          <table:table-cell office:value-type="float" office:value="86.2240829467773" calcext:value-type="float">
            <text:p>86.2240829467773</text:p>
          </table:table-cell>
        </table:table-row>
        <table:table-row table:style-name="ro1">
          <table:table-cell office:value-type="float" office:value="82.9344482421875" calcext:value-type="float">
            <text:p>82.9344482421875</text:p>
          </table:table-cell>
        </table:table-row>
        <table:table-row table:style-name="ro1">
          <table:table-cell office:value-type="float" office:value="79.7606658935547" calcext:value-type="float">
            <text:p>79.7606658935547</text:p>
          </table:table-cell>
        </table:table-row>
        <table:table-row table:style-name="ro1">
          <table:table-cell office:value-type="float" office:value="78.2564010620117" calcext:value-type="float">
            <text:p>78.2564010620117</text:p>
          </table:table-cell>
        </table:table-row>
        <table:table-row table:style-name="ro1">
          <table:table-cell office:value-type="float" office:value="76.9538421630859" calcext:value-type="float">
            <text:p>76.9538421630859</text:p>
          </table:table-cell>
        </table:table-row>
        <table:table-row table:style-name="ro1">
          <table:table-cell office:value-type="float" office:value="78.1723022460938" calcext:value-type="float">
            <text:p>78.1723022460938</text:p>
          </table:table-cell>
        </table:table-row>
        <table:table-row table:style-name="ro1">
          <table:table-cell office:value-type="float" office:value="81.3033828735352" calcext:value-type="float">
            <text:p>81.3033828735352</text:p>
          </table:table-cell>
        </table:table-row>
        <table:table-row table:style-name="ro1">
          <table:table-cell office:value-type="float" office:value="86.3820266723633" calcext:value-type="float">
            <text:p>86.3820266723633</text:p>
          </table:table-cell>
        </table:table-row>
        <table:table-row table:style-name="ro1">
          <table:table-cell office:value-type="float" office:value="90.6292190551758" calcext:value-type="float">
            <text:p>90.6292190551758</text:p>
          </table:table-cell>
        </table:table-row>
        <table:table-row table:style-name="ro1">
          <table:table-cell office:value-type="float" office:value="93.5775299072266" calcext:value-type="float">
            <text:p>93.5775299072266</text:p>
          </table:table-cell>
        </table:table-row>
        <table:table-row table:style-name="ro1">
          <table:table-cell office:value-type="float" office:value="95.7465209960938" calcext:value-type="float">
            <text:p>95.7465209960938</text:p>
          </table:table-cell>
        </table:table-row>
        <table:table-row table:style-name="ro1">
          <table:table-cell office:value-type="float" office:value="97.0479125976563" calcext:value-type="float">
            <text:p>97.0479125976563</text:p>
          </table:table-cell>
        </table:table-row>
        <table:table-row table:style-name="ro1">
          <table:table-cell office:value-type="float" office:value="97.0287475585938" calcext:value-type="float">
            <text:p>97.0287475585938</text:p>
          </table:table-cell>
        </table:table-row>
        <table:table-row table:style-name="ro1">
          <table:table-cell office:value-type="float" office:value="99.4172515869141" calcext:value-type="float">
            <text:p>99.4172515869141</text:p>
          </table:table-cell>
        </table:table-row>
        <table:table-row table:style-name="ro1">
          <table:table-cell office:value-type="float" office:value="102.050354003906" calcext:value-type="float">
            <text:p>102.050354003906</text:p>
          </table:table-cell>
        </table:table-row>
        <table:table-row table:style-name="ro1">
          <table:table-cell office:value-type="float" office:value="103.630210876465" calcext:value-type="float">
            <text:p>103.630210876465</text:p>
          </table:table-cell>
        </table:table-row>
        <table:table-row table:style-name="ro1">
          <table:table-cell office:value-type="float" office:value="104.178123474121" calcext:value-type="float">
            <text:p>104.178123474121</text:p>
          </table:table-cell>
        </table:table-row>
        <table:table-row table:style-name="ro1">
          <table:table-cell office:value-type="float" office:value="100.906875610352" calcext:value-type="float">
            <text:p>100.906875610352</text:p>
          </table:table-cell>
        </table:table-row>
        <table:table-row table:style-name="ro1">
          <table:table-cell office:value-type="float" office:value="95.344123840332" calcext:value-type="float">
            <text:p>95.344123840332</text:p>
          </table:table-cell>
        </table:table-row>
        <table:table-row table:style-name="ro1">
          <table:table-cell office:value-type="float" office:value="90.8064727783203" calcext:value-type="float">
            <text:p>90.8064727783203</text:p>
          </table:table-cell>
        </table:table-row>
        <table:table-row table:style-name="ro1">
          <table:table-cell office:value-type="float" office:value="87.2838821411133" calcext:value-type="float">
            <text:p>87.2838821411133</text:p>
          </table:table-cell>
        </table:table-row>
        <table:table-row table:style-name="ro1">
          <table:table-cell office:value-type="float" office:value="85.5703277587891" calcext:value-type="float">
            <text:p>85.5703277587891</text:p>
          </table:table-cell>
        </table:table-row>
        <table:table-row table:style-name="ro1">
          <table:table-cell office:value-type="float" office:value="84.9421997070313" calcext:value-type="float">
            <text:p>84.9421997070313</text:p>
          </table:table-cell>
        </table:table-row>
        <table:table-row table:style-name="ro1">
          <table:table-cell office:value-type="float" office:value="86.5653228759766" calcext:value-type="float">
            <text:p>86.5653228759766</text:p>
          </table:table-cell>
        </table:table-row>
        <table:table-row table:style-name="ro1">
          <table:table-cell office:value-type="float" office:value="89.539192199707" calcext:value-type="float">
            <text:p>89.539192199707</text:p>
          </table:table-cell>
        </table:table-row>
        <table:table-row table:style-name="ro1">
          <table:table-cell office:value-type="float" office:value="91.3235168457031" calcext:value-type="float">
            <text:p>91.3235168457031</text:p>
          </table:table-cell>
        </table:table-row>
        <table:table-row table:style-name="ro1">
          <table:table-cell office:value-type="float" office:value="91.594108581543" calcext:value-type="float">
            <text:p>91.594108581543</text:p>
          </table:table-cell>
        </table:table-row>
        <table:table-row table:style-name="ro1">
          <table:table-cell office:value-type="float" office:value="92.1564636230469" calcext:value-type="float">
            <text:p>92.1564636230469</text:p>
          </table:table-cell>
        </table:table-row>
        <table:table-row table:style-name="ro1">
          <table:table-cell office:value-type="float" office:value="93.6938781738281" calcext:value-type="float">
            <text:p>93.6938781738281</text:p>
          </table:table-cell>
        </table:table-row>
        <table:table-row table:style-name="ro1">
          <table:table-cell office:value-type="float" office:value="93.8163299560547" calcext:value-type="float">
            <text:p>93.8163299560547</text:p>
          </table:table-cell>
        </table:table-row>
        <table:table-row table:style-name="ro1">
          <table:table-cell office:value-type="float" office:value="92.6897964477539" calcext:value-type="float">
            <text:p>92.6897964477539</text:p>
          </table:table-cell>
        </table:table-row>
        <table:table-row table:style-name="ro1">
          <table:table-cell office:value-type="float" office:value="92.0138778686523" calcext:value-type="float">
            <text:p>92.0138778686523</text:p>
          </table:table-cell>
        </table:table-row>
        <table:table-row table:style-name="ro1">
          <table:table-cell office:value-type="float" office:value="90.8083267211914" calcext:value-type="float">
            <text:p>90.8083267211914</text:p>
          </table:table-cell>
        </table:table-row>
        <table:table-row table:style-name="ro1">
          <table:table-cell office:value-type="float" office:value="89.2849960327148" calcext:value-type="float">
            <text:p>89.2849960327148</text:p>
          </table:table-cell>
        </table:table-row>
        <table:table-row table:style-name="ro1">
          <table:table-cell office:value-type="float" office:value="88.77099609375" calcext:value-type="float">
            <text:p>88.77099609375</text:p>
          </table:table-cell>
        </table:table-row>
        <table:table-row table:style-name="ro1">
          <table:table-cell office:value-type="float" office:value="89.66259765625" calcext:value-type="float">
            <text:p>89.66259765625</text:p>
          </table:table-cell>
        </table:table-row>
        <table:table-row table:style-name="ro1">
          <table:table-cell office:value-type="float" office:value="90.99755859375" calcext:value-type="float">
            <text:p>90.99755859375</text:p>
          </table:table-cell>
        </table:table-row>
        <table:table-row table:style-name="ro1">
          <table:table-cell office:value-type="float" office:value="90.5985336303711" calcext:value-type="float">
            <text:p>90.5985336303711</text:p>
          </table:table-cell>
        </table:table-row>
        <table:table-row table:style-name="ro1">
          <table:table-cell office:value-type="float" office:value="91.5591201782227" calcext:value-type="float">
            <text:p>91.5591201782227</text:p>
          </table:table-cell>
        </table:table-row>
        <table:table-row table:style-name="ro1">
          <table:table-cell office:value-type="float" office:value="92.5354690551758" calcext:value-type="float">
            <text:p>92.5354690551758</text:p>
          </table:table-cell>
        </table:table-row>
        <table:table-row table:style-name="ro1">
          <table:table-cell office:value-type="float" office:value="94.7212829589844" calcext:value-type="float">
            <text:p>94.7212829589844</text:p>
          </table:table-cell>
        </table:table-row>
        <table:table-row table:style-name="ro1">
          <table:table-cell office:value-type="float" office:value="95.6327667236328" calcext:value-type="float">
            <text:p>95.6327667236328</text:p>
          </table:table-cell>
        </table:table-row>
        <table:table-row table:style-name="ro1">
          <table:table-cell office:value-type="float" office:value="95.3796615600586" calcext:value-type="float">
            <text:p>95.3796615600586</text:p>
          </table:table-cell>
        </table:table-row>
        <table:table-row table:style-name="ro1">
          <table:table-cell office:value-type="float" office:value="94.8277969360352" calcext:value-type="float">
            <text:p>94.8277969360352</text:p>
          </table:table-cell>
        </table:table-row>
        <table:table-row table:style-name="ro1">
          <table:table-cell office:value-type="float" office:value="94.0966796875" calcext:value-type="float">
            <text:p>94.0966796875</text:p>
          </table:table-cell>
        </table:table-row>
        <table:table-row table:style-name="ro1">
          <table:table-cell office:value-type="float" office:value="92.8580093383789" calcext:value-type="float">
            <text:p>92.8580093383789</text:p>
          </table:table-cell>
        </table:table-row>
        <table:table-row table:style-name="ro1">
          <table:table-cell office:value-type="float" office:value="91.3148040771484" calcext:value-type="float">
            <text:p>91.3148040771484</text:p>
          </table:table-cell>
        </table:table-row>
        <table:table-row table:style-name="ro1">
          <table:table-cell office:value-type="float" office:value="89.5888824462891" calcext:value-type="float">
            <text:p>89.5888824462891</text:p>
          </table:table-cell>
        </table:table-row>
        <table:table-row table:style-name="ro1">
          <table:table-cell office:value-type="float" office:value="87.7533264160156" calcext:value-type="float">
            <text:p>87.7533264160156</text:p>
          </table:table-cell>
        </table:table-row>
        <table:table-row table:style-name="ro1">
          <table:table-cell office:value-type="float" office:value="87.4519958496094" calcext:value-type="float">
            <text:p>87.4519958496094</text:p>
          </table:table-cell>
        </table:table-row>
        <table:table-row table:style-name="ro1">
          <table:table-cell office:value-type="float" office:value="88.0711975097656" calcext:value-type="float">
            <text:p>88.0711975097656</text:p>
          </table:table-cell>
        </table:table-row>
        <table:table-row table:style-name="ro1">
          <table:table-cell office:value-type="float" office:value="88.8427200317383" calcext:value-type="float">
            <text:p>88.8427200317383</text:p>
          </table:table-cell>
        </table:table-row>
        <table:table-row table:style-name="ro1">
          <table:table-cell office:value-type="float" office:value="90.1056289672852" calcext:value-type="float">
            <text:p>90.1056289672852</text:p>
          </table:table-cell>
        </table:table-row>
        <table:table-row table:style-name="ro1">
          <table:table-cell office:value-type="float" office:value="88.8633804321289" calcext:value-type="float">
            <text:p>88.8633804321289</text:p>
          </table:table-cell>
        </table:table-row>
        <table:table-row table:style-name="ro1">
          <table:table-cell office:value-type="float" office:value="111.318031311035" calcext:value-type="float">
            <text:p>111.318031311035</text:p>
          </table:table-cell>
        </table:table-row>
        <table:table-row table:style-name="ro1">
          <table:table-cell office:value-type="float" office:value="85.5908203125" calcext:value-type="float">
            <text:p>85.5908203125</text:p>
          </table:table-cell>
        </table:table-row>
        <table:table-row table:style-name="ro1">
          <table:table-cell office:value-type="float" office:value="82.1544952392578" calcext:value-type="float">
            <text:p>82.1544952392578</text:p>
          </table:table-cell>
        </table:table-row>
        <table:table-row table:style-name="ro1">
          <table:table-cell office:value-type="float" office:value="106.892700195313" calcext:value-type="float">
            <text:p>106.892700195313</text:p>
          </table:table-cell>
        </table:table-row>
        <table:table-row table:style-name="ro1">
          <table:table-cell office:value-type="float" office:value="92.9356231689453" calcext:value-type="float">
            <text:p>92.9356231689453</text:p>
          </table:table-cell>
        </table:table-row>
        <table:table-row table:style-name="ro1">
          <table:table-cell office:value-type="float" office:value="109.361373901367" calcext:value-type="float">
            <text:p>109.361373901367</text:p>
          </table:table-cell>
        </table:table-row>
        <table:table-row table:style-name="ro1">
          <table:table-cell office:value-type="float" office:value="144.016830444336" calcext:value-type="float">
            <text:p>144.016830444336</text:p>
          </table:table-cell>
        </table:table-row>
        <table:table-row table:style-name="ro1">
          <table:table-cell office:value-type="float" office:value="115.210098266602" calcext:value-type="float">
            <text:p>115.210098266602</text:p>
          </table:table-cell>
        </table:table-row>
        <table:table-row table:style-name="ro1">
          <table:table-cell office:value-type="float" office:value="97.1260604858398" calcext:value-type="float">
            <text:p>97.1260604858398</text:p>
          </table:table-cell>
        </table:table-row>
        <table:table-row table:style-name="ro1">
          <table:table-cell office:value-type="float" office:value="97.1260604858398" calcext:value-type="float">
            <text:p>97.1260604858398</text:p>
          </table:table-cell>
        </table:table-row>
        <table:table-row table:style-name="ro1">
          <table:table-cell office:value-type="float" office:value="89.4756393432617" calcext:value-type="float">
            <text:p>89.4756393432617</text:p>
          </table:table-cell>
        </table:table-row>
        <table:table-row table:style-name="ro1">
          <table:table-cell office:value-type="float" office:value="73.2853851318359" calcext:value-type="float">
            <text:p>73.2853851318359</text:p>
          </table:table-cell>
        </table:table-row>
        <table:table-row table:style-name="ro1">
          <table:table-cell office:value-type="float" office:value="75.1712341308594" calcext:value-type="float">
            <text:p>75.1712341308594</text:p>
          </table:table-cell>
        </table:table-row>
        <table:table-row table:style-name="ro1">
          <table:table-cell office:value-type="float" office:value="75.1712341308594" calcext:value-type="float">
            <text:p>75.1712341308594</text:p>
          </table:table-cell>
        </table:table-row>
        <table:table-row table:style-name="ro1">
          <table:table-cell office:value-type="float" office:value="96.7027435302734" calcext:value-type="float">
            <text:p>96.7027435302734</text:p>
          </table:table-cell>
        </table:table-row>
        <table:table-row table:style-name="ro1">
          <table:table-cell office:value-type="float" office:value="114.421646118164" calcext:value-type="float">
            <text:p>114.421646118164</text:p>
          </table:table-cell>
        </table:table-row>
        <table:table-row table:style-name="ro1">
          <table:table-cell office:value-type="float" office:value="107.05298614502" calcext:value-type="float">
            <text:p>107.05298614502</text:p>
          </table:table-cell>
        </table:table-row>
        <table:table-row table:style-name="ro1">
          <table:table-cell office:value-type="float" office:value="103.031791687012" calcext:value-type="float">
            <text:p>103.031791687012</text:p>
          </table:table-cell>
        </table:table-row>
        <table:table-row table:style-name="ro1">
          <table:table-cell office:value-type="float" office:value="101.019073486328" calcext:value-type="float">
            <text:p>101.019073486328</text:p>
          </table:table-cell>
        </table:table-row>
        <table:table-row table:style-name="ro1">
          <table:table-cell office:value-type="float" office:value="137.011444091797" calcext:value-type="float">
            <text:p>137.011444091797</text:p>
          </table:table-cell>
        </table:table-row>
        <table:table-row table:style-name="ro1">
          <table:table-cell office:value-type="float" office:value="129.406860351563" calcext:value-type="float">
            <text:p>129.406860351563</text:p>
          </table:table-cell>
        </table:table-row>
        <table:table-row table:style-name="ro1">
          <table:table-cell office:value-type="float" office:value="104.04411315918" calcext:value-type="float">
            <text:p>104.04411315918</text:p>
          </table:table-cell>
        </table:table-row>
        <table:table-row table:style-name="ro1">
          <table:table-cell office:value-type="float" office:value="110.826469421387" calcext:value-type="float">
            <text:p>110.826469421387</text:p>
          </table:table-cell>
        </table:table-row>
        <table:table-row table:style-name="ro1">
          <table:table-cell office:value-type="float" office:value="137.695877075195" calcext:value-type="float">
            <text:p>137.695877075195</text:p>
          </table:table-cell>
        </table:table-row>
        <table:table-row table:style-name="ro1">
          <table:table-cell office:value-type="float" office:value="161.817520141602" calcext:value-type="float">
            <text:p>161.817520141602</text:p>
          </table:table-cell>
        </table:table-row>
        <table:table-row table:style-name="ro1">
          <table:table-cell office:value-type="float" office:value="141.890518188477" calcext:value-type="float">
            <text:p>141.890518188477</text:p>
          </table:table-cell>
        </table:table-row>
        <table:table-row table:style-name="ro1">
          <table:table-cell office:value-type="float" office:value="129.134307861328" calcext:value-type="float">
            <text:p>129.134307861328</text:p>
          </table:table-cell>
        </table:table-row>
        <table:table-row table:style-name="ro1">
          <table:table-cell office:value-type="float" office:value="121.880584716797" calcext:value-type="float">
            <text:p>121.880584716797</text:p>
          </table:table-cell>
        </table:table-row>
        <table:table-row table:style-name="ro1">
          <table:table-cell office:value-type="float" office:value="117.528350830078" calcext:value-type="float">
            <text:p>117.528350830078</text:p>
          </table:table-cell>
        </table:table-row>
        <table:table-row table:style-name="ro1">
          <table:table-cell office:value-type="float" office:value="114.517013549805" calcext:value-type="float">
            <text:p>114.517013549805</text:p>
          </table:table-cell>
        </table:table-row>
        <table:table-row table:style-name="ro1">
          <table:table-cell office:value-type="float" office:value="111.910209655762" calcext:value-type="float">
            <text:p>111.910209655762</text:p>
          </table:table-cell>
        </table:table-row>
        <table:table-row table:style-name="ro1">
          <table:table-cell office:value-type="float" office:value="102.346122741699" calcext:value-type="float">
            <text:p>102.346122741699</text:p>
          </table:table-cell>
        </table:table-row>
        <table:table-row table:style-name="ro1">
          <table:table-cell office:value-type="float" office:value="95.8076705932617" calcext:value-type="float">
            <text:p>95.8076705932617</text:p>
          </table:table-cell>
        </table:table-row>
        <table:table-row table:style-name="ro1">
          <table:table-cell office:value-type="float" office:value="91.4846038818359" calcext:value-type="float">
            <text:p>91.4846038818359</text:p>
          </table:table-cell>
        </table:table-row>
        <table:table-row table:style-name="ro1">
          <table:table-cell office:value-type="float" office:value="88.0907592773438" calcext:value-type="float">
            <text:p>88.0907592773438</text:p>
          </table:table-cell>
        </table:table-row>
        <table:table-row table:style-name="ro1">
          <table:table-cell office:value-type="float" office:value="86.4544525146484" calcext:value-type="float">
            <text:p>86.4544525146484</text:p>
          </table:table-cell>
        </table:table-row>
        <table:table-row table:style-name="ro1">
          <table:table-cell office:value-type="float" office:value="84.6726684570313" calcext:value-type="float">
            <text:p>84.6726684570313</text:p>
          </table:table-cell>
        </table:table-row>
        <table:table-row table:style-name="ro1">
          <table:table-cell office:value-type="float" office:value="84.0036010742188" calcext:value-type="float">
            <text:p>84.0036010742188</text:p>
          </table:table-cell>
        </table:table-row>
        <table:table-row table:style-name="ro1">
          <table:table-cell office:value-type="float" office:value="84.0021591186523" calcext:value-type="float">
            <text:p>84.0021591186523</text:p>
          </table:table-cell>
        </table:table-row>
        <table:table-row table:style-name="ro1">
          <table:table-cell office:value-type="float" office:value="85.2012939453125" calcext:value-type="float">
            <text:p>85.2012939453125</text:p>
          </table:table-cell>
        </table:table-row>
        <table:table-row table:style-name="ro1">
          <table:table-cell office:value-type="float" office:value="87.5207748413086" calcext:value-type="float">
            <text:p>87.5207748413086</text:p>
          </table:table-cell>
        </table:table-row>
        <table:table-row table:style-name="ro1">
          <table:table-cell office:value-type="float" office:value="88.1124649047852" calcext:value-type="float">
            <text:p>88.1124649047852</text:p>
          </table:table-cell>
        </table:table-row>
        <table:table-row table:style-name="ro1">
          <table:table-cell office:value-type="float" office:value="88.8674774169922" calcext:value-type="float">
            <text:p>88.8674774169922</text:p>
          </table:table-cell>
        </table:table-row>
        <table:table-row table:style-name="ro1">
          <table:table-cell office:value-type="float" office:value="88.9204864501953" calcext:value-type="float">
            <text:p>88.9204864501953</text:p>
          </table:table-cell>
        </table:table-row>
        <table:table-row table:style-name="ro1">
          <table:table-cell office:value-type="float" office:value="88.5522918701172" calcext:value-type="float">
            <text:p>88.5522918701172</text:p>
          </table:table-cell>
        </table:table-row>
        <table:table-row table:style-name="ro1">
          <table:table-cell office:value-type="float" office:value="88.3313751220703" calcext:value-type="float">
            <text:p>88.3313751220703</text:p>
          </table:table-cell>
        </table:table-row>
        <table:table-row table:style-name="ro1">
          <table:table-cell office:value-type="float" office:value="88.1988220214844" calcext:value-type="float">
            <text:p>88.1988220214844</text:p>
          </table:table-cell>
        </table:table-row>
        <table:table-row table:style-name="ro1">
          <table:table-cell office:value-type="float" office:value="86.9192962646484" calcext:value-type="float">
            <text:p>86.9192962646484</text:p>
          </table:table-cell>
        </table:table-row>
        <table:table-row table:style-name="ro1">
          <table:table-cell office:value-type="float" office:value="85.751579284668" calcext:value-type="float">
            <text:p>85.751579284668</text:p>
          </table:table-cell>
        </table:table-row>
        <table:table-row table:style-name="ro1">
          <table:table-cell office:value-type="float" office:value="83.4509506225586" calcext:value-type="float">
            <text:p>83.4509506225586</text:p>
          </table:table-cell>
        </table:table-row>
        <table:table-row table:style-name="ro1">
          <table:table-cell office:value-type="float" office:value="83.6705703735352" calcext:value-type="float">
            <text:p>83.6705703735352</text:p>
          </table:table-cell>
        </table:table-row>
        <table:table-row table:style-name="ro1">
          <table:table-cell office:value-type="float" office:value="79.40234375" calcext:value-type="float">
            <text:p>79.40234375</text:p>
          </table:table-cell>
        </table:table-row>
        <table:table-row table:style-name="ro1">
          <table:table-cell office:value-type="float" office:value="68.44140625" calcext:value-type="float">
            <text:p>68.44140625</text:p>
          </table:table-cell>
        </table:table-row>
        <table:table-row table:style-name="ro1">
          <table:table-cell office:value-type="float" office:value="79.46484375" calcext:value-type="float">
            <text:p>79.46484375</text:p>
          </table:table-cell>
        </table:table-row>
        <table:table-row table:style-name="ro1">
          <table:table-cell office:value-type="float" office:value="86.0789031982422" calcext:value-type="float">
            <text:p>86.0789031982422</text:p>
          </table:table-cell>
        </table:table-row>
        <table:table-row table:style-name="ro1">
          <table:table-cell office:value-type="float" office:value="91.6473388671875" calcext:value-type="float">
            <text:p>91.6473388671875</text:p>
          </table:table-cell>
        </table:table-row>
        <table:table-row table:style-name="ro1">
          <table:table-cell office:value-type="float" office:value="94.9884033203125" calcext:value-type="float">
            <text:p>94.9884033203125</text:p>
          </table:table-cell>
        </table:table-row>
        <table:table-row table:style-name="ro1">
          <table:table-cell office:value-type="float" office:value="97.3930435180664" calcext:value-type="float">
            <text:p>97.3930435180664</text:p>
          </table:table-cell>
        </table:table-row>
        <table:table-row table:style-name="ro1">
          <table:table-cell office:value-type="float" office:value="102.035827636719" calcext:value-type="float">
            <text:p>102.035827636719</text:p>
          </table:table-cell>
        </table:table-row>
        <table:table-row table:style-name="ro1">
          <table:table-cell office:value-type="float" office:value="106.421493530273" calcext:value-type="float">
            <text:p>106.421493530273</text:p>
          </table:table-cell>
        </table:table-row>
        <table:table-row table:style-name="ro1">
          <table:table-cell office:value-type="float" office:value="107.452896118164" calcext:value-type="float">
            <text:p>107.452896118164</text:p>
          </table:table-cell>
        </table:table-row>
        <table:table-row table:style-name="ro1">
          <table:table-cell office:value-type="float" office:value="109.27173614502" calcext:value-type="float">
            <text:p>109.27173614502</text:p>
          </table:table-cell>
        </table:table-row>
        <table:table-row table:style-name="ro1">
          <table:table-cell office:value-type="float" office:value="109.563041687012" calcext:value-type="float">
            <text:p>109.563041687012</text:p>
          </table:table-cell>
        </table:table-row>
        <table:table-row table:style-name="ro1">
          <table:table-cell office:value-type="float" office:value="110.137825012207" calcext:value-type="float">
            <text:p>110.137825012207</text:p>
          </table:table-cell>
        </table:table-row>
        <table:table-row table:style-name="ro1">
          <table:table-cell office:value-type="float" office:value="109.682693481445" calcext:value-type="float">
            <text:p>109.682693481445</text:p>
          </table:table-cell>
        </table:table-row>
        <table:table-row table:style-name="ro1">
          <table:table-cell office:value-type="float" office:value="107.409614562988" calcext:value-type="float">
            <text:p>107.409614562988</text:p>
          </table:table-cell>
        </table:table-row>
        <table:table-row table:style-name="ro1">
          <table:table-cell office:value-type="float" office:value="102.045768737793" calcext:value-type="float">
            <text:p>102.045768737793</text:p>
          </table:table-cell>
        </table:table-row>
        <table:table-row table:style-name="ro1">
          <table:table-cell office:value-type="float" office:value="99.6274642944336" calcext:value-type="float">
            <text:p>99.6274642944336</text:p>
          </table:table-cell>
        </table:table-row>
        <table:table-row table:style-name="ro1">
          <table:table-cell office:value-type="float" office:value="97.3764801025391" calcext:value-type="float">
            <text:p>97.3764801025391</text:p>
          </table:table-cell>
        </table:table-row>
        <table:table-row table:style-name="ro1">
          <table:table-cell office:value-type="float" office:value="93.2258911132813" calcext:value-type="float">
            <text:p>93.2258911132813</text:p>
          </table:table-cell>
        </table:table-row>
        <table:table-row table:style-name="ro1">
          <table:table-cell office:value-type="float" office:value="89.9355316162109" calcext:value-type="float">
            <text:p>89.9355316162109</text:p>
          </table:table-cell>
        </table:table-row>
        <table:table-row table:style-name="ro1">
          <table:table-cell office:value-type="float" office:value="87.5613174438477" calcext:value-type="float">
            <text:p>87.5613174438477</text:p>
          </table:table-cell>
        </table:table-row>
        <table:table-row table:style-name="ro1">
          <table:table-cell office:value-type="float" office:value="87.3367919921875" calcext:value-type="float">
            <text:p>87.3367919921875</text:p>
          </table:table-cell>
        </table:table-row>
        <table:table-row table:style-name="ro1">
          <table:table-cell office:value-type="float" office:value="86.8020782470703" calcext:value-type="float">
            <text:p>86.8020782470703</text:p>
          </table:table-cell>
        </table:table-row>
        <table:table-row table:style-name="ro1">
          <table:table-cell office:value-type="float" office:value="86.4812469482422" calcext:value-type="float">
            <text:p>86.4812469482422</text:p>
          </table:table-cell>
        </table:table-row>
        <table:table-row table:style-name="ro1">
          <table:table-cell office:value-type="float" office:value="86.2887496948242" calcext:value-type="float">
            <text:p>86.2887496948242</text:p>
          </table:table-cell>
        </table:table-row>
        <table:table-row table:style-name="ro1">
          <table:table-cell office:value-type="float" office:value="86.5732498168945" calcext:value-type="float">
            <text:p>86.5732498168945</text:p>
          </table:table-cell>
        </table:table-row>
        <table:table-row table:style-name="ro1">
          <table:table-cell office:value-type="float" office:value="88.7439498901367" calcext:value-type="float">
            <text:p>88.7439498901367</text:p>
          </table:table-cell>
        </table:table-row>
        <table:table-row table:style-name="ro1">
          <table:table-cell office:value-type="float" office:value="88.4463729858398" calcext:value-type="float">
            <text:p>88.4463729858398</text:p>
          </table:table-cell>
        </table:table-row>
        <table:table-row table:style-name="ro1">
          <table:table-cell office:value-type="float" office:value="88.6678237915039" calcext:value-type="float">
            <text:p>88.6678237915039</text:p>
          </table:table-cell>
        </table:table-row>
        <table:table-row table:style-name="ro1">
          <table:table-cell office:value-type="float" office:value="88.0006942749023" calcext:value-type="float">
            <text:p>88.0006942749023</text:p>
          </table:table-cell>
        </table:table-row>
        <table:table-row table:style-name="ro1">
          <table:table-cell office:value-type="float" office:value="88.4004135131836" calcext:value-type="float">
            <text:p>88.4004135131836</text:p>
          </table:table-cell>
        </table:table-row>
        <table:table-row table:style-name="ro1">
          <table:table-cell office:value-type="float" office:value="87.8402481079102" calcext:value-type="float">
            <text:p>87.8402481079102</text:p>
          </table:table-cell>
        </table:table-row>
        <table:table-row table:style-name="ro1">
          <table:table-cell office:value-type="float" office:value="87.1041488647461" calcext:value-type="float">
            <text:p>87.1041488647461</text:p>
          </table:table-cell>
        </table:table-row>
        <table:table-row table:style-name="ro1">
          <table:table-cell office:value-type="float" office:value="85.8624877929688" calcext:value-type="float">
            <text:p>85.8624877929688</text:p>
          </table:table-cell>
        </table:table-row>
        <table:table-row table:style-name="ro1">
          <table:table-cell office:value-type="float" office:value="84.3174896240234" calcext:value-type="float">
            <text:p>84.3174896240234</text:p>
          </table:table-cell>
        </table:table-row>
        <table:table-row table:style-name="ro1">
          <table:table-cell office:value-type="float" office:value="84.5904922485352" calcext:value-type="float">
            <text:p>84.5904922485352</text:p>
          </table:table-cell>
        </table:table-row>
        <table:table-row table:style-name="ro1">
          <table:table-cell office:value-type="float" office:value="85.5542984008789" calcext:value-type="float">
            <text:p>85.5542984008789</text:p>
          </table:table-cell>
        </table:table-row>
        <table:table-row table:style-name="ro1">
          <table:table-cell office:value-type="float" office:value="88.9325790405273" calcext:value-type="float">
            <text:p>88.9325790405273</text:p>
          </table:table-cell>
        </table:table-row>
        <table:table-row table:style-name="ro1">
          <table:table-cell office:value-type="float" office:value="91.3595504760742" calcext:value-type="float">
            <text:p>91.3595504760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3:05:15.7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2T16:49:38.772000000</meta:creation-date>
    <dc:date>2020-11-30T14:57:00.101000000</dc:date>
    <meta:editing-duration>P1DT2H2M43S</meta:editing-duration>
    <meta:editing-cycles>3</meta:editing-cycles>
    <meta:generator>LibreOffice/7.0.1.2$Windows_X86_64 LibreOffice_project/7cbcfc562f6eb6708b5ff7d7397325de9e764452</meta:generator>
    <meta:document-statistic meta:table-count="10" meta:cell-count="1660" meta:object-count="1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" chart:interval-major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52cm" svg:y="0.316cm" chart:style-name="ch2">
          <text:p>Filtered BPM - LPF: 0.2 - Ignore: 0.4 </text:p>
        </chart:title>
        <chart:plot-area chart:style-name="ch3" table:cell-range-address="'LPF0.2 Ignore0.4'.A5:'LPF0.2 Ignore0.4'.A166" chart:data-source-has-labels="row" svg:x="1.331cm" svg:y="1.275cm" svg:width="14.349cm" svg:height="7.545cm">
          <chart:coordinate-region svg:x="2.138cm" svg:y="1.475cm" svg:width="13.542cm" svg:height="7.146cm"/>
          <chart:axis chart:dimension="x" chart:name="primary-x" chart:style-name="ch4"/>
          <chart:axis chart:dimension="y" chart:name="primary-y" chart:style-name="ch5">
            <chart:title svg:x="0.451cm" svg:y="5.448cm" chart:style-name="ch6">
              <text:p>BPM</text:p>
            </chart:title>
            <chart:grid chart:style-name="ch7" chart:class="major"/>
          </chart:axis>
          <chart:series chart:style-name="ch8" chart:values-cell-range-address="'LPF0.2 Ignore0.4'.A6:'LPF0.2 Ignore0.4'.A166" chart:label-cell-address="'LPF0.2 Ignore0.4'.A5:'LPF0.2 Ignore0.4'.A5" chart:class="chart:line">
            <chart:data-point chart:repeated="1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1</text:p>
                <draw:g>
                  <svg:desc>'LPF0.2 Ignore0.4'.A5:'LPF0.2 Ignore0.4'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.1999969482422">
                <text:p>91.1999969482422</text:p>
                <draw:g>
                  <svg:desc>'LPF0.2 Ignore0.4'.A6:'LPF0.2 Ignore0.4'.A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.3600006103516">
                <text:p>91.3600006103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6880035400391">
                <text:p>91.6880035400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7504043579102">
                <text:p>91.7504043579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.8003234863281">
                <text:p>91.8003234863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4402618408203">
                <text:p>91.4402618408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9522094726563">
                <text:p>90.9522094726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561767578125">
                <text:p>90.5617675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6494140625">
                <text:p>90.64941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9195327758789">
                <text:p>90.9195327758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.135627746582">
                <text:p>91.135627746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.5084991455078">
                <text:p>91.50849914550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.6067962646484">
                <text:p>92.6067962646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.4854354858398">
                <text:p>93.4854354858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.188346862793">
                <text:p>94.188346862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.5506744384766">
                <text:p>93.550674438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8405380249023">
                <text:p>91.84053802490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.4724273681641">
                <text:p>89.4724273681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.1779403686523">
                <text:p>87.17794036865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.7423553466797">
                <text:p>84.74235534667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.9938812255859">
                <text:p>82.9938812255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.3951034545898">
                <text:p>81.3951034545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.116081237793">
                <text:p>81.1160812377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.0928649902344">
                <text:p>82.09286499023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.4742889404297">
                <text:p>84.47428894042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.9794311523438">
                <text:p>86.9794311523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9.1835479736328">
                <text:p>89.18354797363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.1468353271484">
                <text:p>91.14683532714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.7174682617188">
                <text:p>92.71746826171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.573974609375">
                <text:p>93.573974609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.4591827392578">
                <text:p>95.45918273925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7.5673446655273">
                <text:p>97.56734466552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2538757324219">
                <text:p>99.25387573242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.403099060059">
                <text:p>100.403099060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5224761962891">
                <text:p>99.5224761962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.0179824829102">
                <text:p>97.0179824829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.4143829345703">
                <text:p>94.41438293457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.9315032958984">
                <text:p>91.9315032958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.1452026367188">
                <text:p>90.14520263671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.9161605834961">
                <text:p>88.9161605834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.9329299926758">
                <text:p>88.9329299926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.9463424682617">
                <text:p>89.94634246826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.7570724487305">
                <text:p>90.75707244873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0056610107422">
                <text:p>91.00566101074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.4045257568359">
                <text:p>91.40452575683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.3236236572266">
                <text:p>92.32362365722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.6588973999023">
                <text:p>92.65889739990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.3271179199219">
                <text:p>92.32711791992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.0616912841797">
                <text:p>92.06169128417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.4493560791016">
                <text:p>91.4493560791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.5594863891602">
                <text:p>90.55948638916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.0475921630859">
                <text:p>90.04759216308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.2380752563477">
                <text:p>90.23807525634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.7904586791992">
                <text:p>90.7904586791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.6323699951172">
                <text:p>90.63236999511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.1058959960938">
                <text:p>91.10589599609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.6847152709961">
                <text:p>91.68471527099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.9477691650391">
                <text:p>92.94776916503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.7582168579102">
                <text:p>93.75821685791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.0065765380859">
                <text:p>94.00657653808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.0052642822266">
                <text:p>94.00526428222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.8042144775391">
                <text:p>93.80421447753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.2433700561523">
                <text:p>93.24337005615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2.3946990966797">
                <text:p>92.39469909667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.3157577514648">
                <text:p>91.31575775146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.052604675293">
                <text:p>90.0526046752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9.4420852661133">
                <text:p>89.44208526611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.3536682128906">
                <text:p>89.35366821289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9.4829330444336">
                <text:p>89.48293304443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9863433837891">
                <text:p>89.98634338378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.3890762329102">
                <text:p>89.38907623291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3890762329102">
                <text:p>89.38907623291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9.3890762329102">
                <text:p>89.38907623291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.911262512207">
                <text:p>86.9112625122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.911262512207">
                <text:p>86.9112625122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.9290084838867">
                <text:p>83.92900848388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.9290084838867">
                <text:p>83.92900848388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.9290084838867">
                <text:p>83.92900848388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.5432052612305">
                <text:p>81.54320526123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.2345657348633">
                <text:p>79.23456573486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.2345657348633">
                <text:p>79.23456573486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.9876556396484">
                <text:p>78.98765563964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2.9901275634766">
                <text:p>72.99012756347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.9921035766602">
                <text:p>73.9921035766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.9921035766602">
                <text:p>73.99210357666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.9921035766602">
                <text:p>73.99210357666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.9921035766602">
                <text:p>73.99210357666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393684387207">
                <text:p>78.3936843872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.1149444580078">
                <text:p>82.1149444580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.2919540405273">
                <text:p>85.29195404052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.2919540405273">
                <text:p>85.29195404052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.8335647583008">
                <text:p>91.8335647583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.6668548583984">
                <text:p>86.66685485839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.5334854125977">
                <text:p>93.53348541259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.5334854125977">
                <text:p>93.53348541259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3.5334854125977">
                <text:p>93.53348541259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.2267913818359">
                <text:p>97.22679138183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.7814331054688">
                <text:p>99.78143310546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.025146484375">
                <text:p>102.025146484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3.820114135742">
                <text:p>103.8201141357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.056091308594">
                <text:p>105.0560913085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5.644874572754">
                <text:p>105.6448745727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.115898132324">
                <text:p>102.1158981323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8.8927154541016">
                <text:p>98.8927154541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6.1141738891602">
                <text:p>96.11417388916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3.491340637207">
                <text:p>93.4913406372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1.5930709838867">
                <text:p>91.59307098388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9.6744537353516">
                <text:p>89.67445373535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.3395614624023">
                <text:p>88.33956146240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.4716491699219">
                <text:p>87.47164916992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7.3773193359375">
                <text:p>87.37731933593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.1018524169922">
                <text:p>88.10185241699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.2814788818359">
                <text:p>88.28147888183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.6251831054688">
                <text:p>88.62518310546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.7001495361328">
                <text:p>88.70014953613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.5601196289063">
                <text:p>88.56011962890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.4480972290039">
                <text:p>88.44809722900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.3584747314453">
                <text:p>88.35847473144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7.6867828369141">
                <text:p>87.68678283691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6.9494247436523">
                <text:p>86.94942474365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.5595397949219">
                <text:p>85.55953979492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.2476348876953">
                <text:p>85.24763488769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.7981109619141">
                <text:p>82.79811096191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6.6384887695313">
                <text:p>76.63848876953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.5107879638672">
                <text:p>80.51078796386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3.6086273193359">
                <text:p>83.60862731933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.8869018554688">
                <text:p>86.88690185546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9.509521484375">
                <text:p>89.509521484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1.8076171875">
                <text:p>91.8076171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5.24609375">
                <text:p>95.24609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8.796875">
                <text:p>98.796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.837501525879">
                <text:p>100.8375015258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3.069999694824">
                <text:p>103.0699996948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4.456001281738">
                <text:p>104.4560012817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5.764801025391">
                <text:p>105.7648010253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6.411842346191">
                <text:p>106.4118423461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5.929473876953">
                <text:p>105.9294738769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3.543579101563">
                <text:p>103.5435791015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2.034866333008">
                <text:p>102.0348663330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.427894592285">
                <text:p>100.4278945922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7.742317199707">
                <text:p>97.7423171997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5.1938552856445">
                <text:p>95.19385528564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.9550857543945">
                <text:p>92.95508575439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.7640686035156">
                <text:p>91.76406860351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.6112518310547">
                <text:p>90.61125183105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9.6890029907227">
                <text:p>89.68900299072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8.9512023925781">
                <text:p>88.95120239257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.5609588623047">
                <text:p>88.56095886230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9.2487640380859">
                <text:p>89.24876403808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.9990081787109">
                <text:p>88.99900817871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.9992065429688">
                <text:p>88.99920654296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8.599365234375">
                <text:p>88.599365234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8.6794891357422">
                <text:p>88.67948913574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8.3435897827148">
                <text:p>88.34358978271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7.874870300293">
                <text:p>87.8748703002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7.0998992919922">
                <text:p>87.09989929199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.0799179077148">
                <text:p>86.07991790771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5.8639373779297">
                <text:p>85.86393737792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6.0911483764648">
                <text:p>86.09114837646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7.6729202270508">
                <text:p>87.67292022705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9.1383361816406">
                <text:p>89.1383361816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" chart:interval-major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85cm" svg:y="0.316cm" chart:style-name="ch2">
          <text:p>Filtered BPM - LPF: 0.05 - Ignore: 1</text:p>
        </chart:title>
        <chart:plot-area chart:style-name="ch3" table:cell-range-address="'LPF0.05 Ignore1'.A5:'LPF0.05 Ignore1'.A166" chart:data-source-has-labels="row" svg:x="1.331cm" svg:y="1.275cm" svg:width="14.349cm" svg:height="7.545cm">
          <chart:coordinate-region svg:x="2.138cm" svg:y="1.475cm" svg:width="13.542cm" svg:height="7.146cm"/>
          <chart:axis chart:dimension="x" chart:name="primary-x" chart:style-name="ch4"/>
          <chart:axis chart:dimension="y" chart:name="primary-y" chart:style-name="ch5">
            <chart:title svg:x="0.451cm" svg:y="5.448cm" chart:style-name="ch6">
              <text:p>BPM</text:p>
            </chart:title>
            <chart:grid chart:style-name="ch7" chart:class="major"/>
          </chart:axis>
          <chart:series chart:style-name="ch8" chart:values-cell-range-address="'LPF0.05 Ignore1'.A6:'LPF0.05 Ignore1'.A166" chart:label-cell-address="'LPF0.05 Ignore1'.A5:'LPF0.05 Ignore1'.A5" chart:class="chart:line">
            <chart:data-point chart:repeated="1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1</text:p>
                <draw:g>
                  <svg:desc>'LPF0.05 Ignore1'.A5:'LPF0.05 Ignore1'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.0500030517578">
                <text:p>91.0500030517578</text:p>
                <draw:g>
                  <svg:desc>'LPF0.05 Ignore1'.A6:'LPF0.05 Ignore1'.A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.0975036621094">
                <text:p>91.0975036621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192626953125">
                <text:p>91.19262695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2329940795898">
                <text:p>91.2329940795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.2713470458984">
                <text:p>91.2713470458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2077789306641">
                <text:p>91.20777893066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0973892211914">
                <text:p>91.0973892211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9925231933594">
                <text:p>90.9925231933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9928970336914">
                <text:p>90.9928970336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0432510375977">
                <text:p>91.04325103759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.0910873413086">
                <text:p>91.0910873413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.1865310668945">
                <text:p>91.1865310668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4772033691406">
                <text:p>91.4772033691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.7533416748047">
                <text:p>91.7533416748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.0156784057617">
                <text:p>92.01567840576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.9648971557617">
                <text:p>91.96489715576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6166534423828">
                <text:p>91.61665344238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.0358200073242">
                <text:p>91.03582000732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.3840255737305">
                <text:p>90.3840255737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.6148223876953">
                <text:p>89.61482238769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.93408203125">
                <text:p>88.9340820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.2373809814453">
                <text:p>88.23738098144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.8255081176758">
                <text:p>87.82550811767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7.7342300415039">
                <text:p>87.73423004150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.0475158691406">
                <text:p>88.0475158691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.4951400756836">
                <text:p>88.49514007568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.9703826904297">
                <text:p>88.97038269042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9.4718627929688">
                <text:p>89.47186279296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.9482727050781">
                <text:p>89.94827270507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3008575439453">
                <text:p>90.30085754394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.9358139038086">
                <text:p>90.93581390380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.6890258789063">
                <text:p>91.68902587890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.4045715332031">
                <text:p>92.40457153320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.0343399047852">
                <text:p>93.03433990478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3.1826248168945">
                <text:p>93.18262481689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.8734970092773">
                <text:p>92.87349700927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.4298248291016">
                <text:p>92.4298248291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.908332824707">
                <text:p>91.9083328247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.4629135131836">
                <text:p>91.46291351318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.0897674560547">
                <text:p>91.08976745605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.9852752685547">
                <text:p>90.9852752685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.1360092163086">
                <text:p>91.13600921630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.2792053222656">
                <text:p>91.27920532226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3152465820313">
                <text:p>91.31524658203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.3994827270508">
                <text:p>91.39948272705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.629508972168">
                <text:p>91.6295089721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1.7480316162109">
                <text:p>91.74803161621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1.7106323242188">
                <text:p>91.71063232421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.6751022338867">
                <text:p>91.67510223388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.5413436889648">
                <text:p>91.54134368896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.3142776489258">
                <text:p>91.31427764892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1.148567199707">
                <text:p>91.1485671997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1.1411361694336">
                <text:p>91.1411361694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.2340774536133">
                <text:p>91.23407745361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.1723709106445">
                <text:p>91.17237091064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.2637557983398">
                <text:p>91.26375579833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.4005661010742">
                <text:p>91.4005661010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.7305374145508">
                <text:p>91.73053741455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.994010925293">
                <text:p>91.9940109252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.1443099975586">
                <text:p>92.14430999755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.2370910644531">
                <text:p>92.23709106445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2752380371094">
                <text:p>92.27523803710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.2114791870117">
                <text:p>92.2114791870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2.0509033203125">
                <text:p>92.050903320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.7983551025391">
                <text:p>91.79835510253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.4584350585938">
                <text:p>91.45843505859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.2355117797852">
                <text:p>91.2355117797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.1237335205078">
                <text:p>91.12373352050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.0675430297852">
                <text:p>91.0675430297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1.1141662597656">
                <text:p>91.1141662597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.9084548950195">
                <text:p>90.90845489501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3.6130294799805">
                <text:p>93.61302947998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1.2823791503906">
                <text:p>91.28237915039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.5682601928711">
                <text:p>90.56826019287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.2398452758789">
                <text:p>93.23984527587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2.1778564453125">
                <text:p>92.1778564453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4.2689666748047">
                <text:p>94.26896667480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4.2689666748047">
                <text:p>94.26896667480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.155517578125">
                <text:p>93.155517578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.9977416992188">
                <text:p>91.99774169921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.9977416992188">
                <text:p>91.99774169921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.2978515625">
                <text:p>91.29785156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.1829605102539">
                <text:p>89.18296051025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.6238098144531">
                <text:p>88.62380981445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.8426208496094">
                <text:p>92.84262084960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.6504898071289">
                <text:p>94.65048980712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.9679641723633">
                <text:p>96.96796417236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.919563293457">
                <text:p>96.9195632934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6.923583984375">
                <text:p>96.923583984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.9774017333984">
                <text:p>96.97740173339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1.678535461426">
                <text:p>101.6785354614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.494606018066">
                <text:p>102.4946060180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.669876098633">
                <text:p>100.6698760986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1.686386108398">
                <text:p>101.686386108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.502067565918">
                <text:p>105.5020675659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.126960754395">
                <text:p>110.126960754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0.220611572266">
                <text:p>110.2206115722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.209579467773">
                <text:p>110.2095794677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0.249099731445">
                <text:p>110.2490997314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.286643981934">
                <text:p>110.2866439819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0.272308349609">
                <text:p>110.2723083496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0.15869140625">
                <text:p>110.15869140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050758361816">
                <text:p>109.0507583618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7.898223876953">
                <text:p>107.8982238769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.753311157227">
                <text:p>106.7533111572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.565643310547">
                <text:p>105.5656433105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.487358093262">
                <text:p>104.4873580932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3.362991333008">
                <text:p>103.362991333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2.344841003418">
                <text:p>102.3448410034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1.427597045898">
                <text:p>101.4275970458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.706214904785">
                <text:p>100.7062149047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.220901489258">
                <text:p>100.2209014892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.6598587036133">
                <text:p>99.65985870361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.1768646240234">
                <text:p>99.17686462402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8.6680221557617">
                <text:p>98.66802215576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8.1346206665039">
                <text:p>98.13462066650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7.6278915405273">
                <text:p>97.62789154052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7.1464996337891">
                <text:p>97.14649963378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6.539176940918">
                <text:p>96.5391769409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.9122161865234">
                <text:p>95.91221618652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5.1166076660156">
                <text:p>95.11660766601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4.5607757568359">
                <text:p>94.56077575683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3.4827346801758">
                <text:p>93.48273468017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1.4085998535156">
                <text:p>91.40859985351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1.6381683349609">
                <text:p>91.63816833496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1.8562622070313">
                <text:p>91.85626220703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2.2634506225586">
                <text:p>92.26345062255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2.650276184082">
                <text:p>92.6502761840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.0677642822266">
                <text:p>93.06776428222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3.8643798828125">
                <text:p>93.8643798828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4.821159362793">
                <text:p>94.8211593627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5.5300979614258">
                <text:p>95.53009796142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6.3535919189453">
                <text:p>96.35359191894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7.0359115600586">
                <text:p>97.03591156005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7.7341156005859">
                <text:p>97.73411560058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8.2974090576172">
                <text:p>98.29740905761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8.5825424194336">
                <text:p>98.58254241943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8.3534164428711">
                <text:p>98.35341644287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8.2357482910156">
                <text:p>98.23574829101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8.0239639282227">
                <text:p>98.02396392822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7.4727630615234">
                <text:p>97.47276306152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.84912109375">
                <text:p>96.84912109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6.2066650390625">
                <text:p>96.2066650390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5.7463302612305">
                <text:p>95.74633026123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5.2590103149414">
                <text:p>95.25901031494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4.7960586547852">
                <text:p>94.79605865478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4.3562545776367">
                <text:p>94.35625457763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3.9884414672852">
                <text:p>93.98844146728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3.8890228271484">
                <text:p>93.88902282714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3.5945739746094">
                <text:p>93.59457397460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3.3648452758789">
                <text:p>93.36484527587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3.0466003417969">
                <text:p>93.04660034179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2.8442687988281">
                <text:p>92.84426879882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2.5520553588867">
                <text:p>92.55205535888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.2244491577148">
                <text:p>92.22444915771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.8132247924805">
                <text:p>91.81322479248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1.3225631713867">
                <text:p>91.32256317138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1.0064315795898">
                <text:p>91.00643157958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0.8061065673828">
                <text:p>90.80610656738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0.9658050537109">
                <text:p>90.96580505371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1.1675186157227">
                <text:p>91.167518615722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" chart:interval-major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52cm" svg:y="0.316cm" chart:style-name="ch2">
          <text:p>Filtered BPM - LPF: 0.4 - Ignore: 0.4 </text:p>
        </chart:title>
        <chart:plot-area chart:style-name="ch3" table:cell-range-address="'LPF0.4 Ignore0.4'.A5:'LPF0.4 Ignore0.4'.A166" chart:data-source-has-labels="row" svg:x="1.331cm" svg:y="1.275cm" svg:width="14.349cm" svg:height="7.545cm">
          <chart:coordinate-region svg:x="2.138cm" svg:y="1.475cm" svg:width="13.542cm" svg:height="7.146cm"/>
          <chart:axis chart:dimension="x" chart:name="primary-x" chart:style-name="ch4"/>
          <chart:axis chart:dimension="y" chart:name="primary-y" chart:style-name="ch5">
            <chart:title svg:x="0.451cm" svg:y="5.448cm" chart:style-name="ch6">
              <text:p>BPM</text:p>
            </chart:title>
            <chart:grid chart:style-name="ch7" chart:class="major"/>
          </chart:axis>
          <chart:series chart:style-name="ch8" chart:values-cell-range-address="'LPF0.4 Ignore0.4'.A6:'LPF0.4 Ignore0.4'.A166" chart:label-cell-address="'LPF0.4 Ignore0.4'.A5:'LPF0.4 Ignore0.4'.A5" chart:class="chart:line">
            <chart:data-point chart:repeated="1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1</text:p>
                <draw:g>
                  <svg:desc>'LPF0.4 Ignore0.4'.A5:'LPF0.4 Ignore0.4'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.4000015258789">
                <text:p>91.4000015258789</text:p>
                <draw:g>
                  <svg:desc>'LPF0.4 Ignore0.4'.A6:'LPF0.4 Ignore0.4'.A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.6399993896484">
                <text:p>91.6399993896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.1839981079102">
                <text:p>92.1839981079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.1103973388672">
                <text:p>92.1103973388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.0662384033203">
                <text:p>92.0662384033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23974609375">
                <text:p>91.239746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3438491821289">
                <text:p>90.3438491821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.8063125610352">
                <text:p>89.8063125610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2837905883789">
                <text:p>90.2837905883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9702758789063">
                <text:p>90.9702758789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.3821640014648">
                <text:p>91.3821640014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.029296875">
                <text:p>92.02929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.017578125">
                <text:p>94.0175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.2105484008789">
                <text:p>95.2105484008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9263305664063">
                <text:p>95.9263305664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.9557952880859">
                <text:p>93.95579528808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.3734741210938">
                <text:p>90.3734741210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2240829467773">
                <text:p>86.2240829467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.9344482421875">
                <text:p>82.934448242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7606658935547">
                <text:p>79.76066589355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.2564010620117">
                <text:p>78.2564010620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.9538421630859">
                <text:p>76.95384216308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.1723022460938">
                <text:p>78.1723022460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.3033828735352">
                <text:p>81.30338287353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.3820266723633">
                <text:p>86.38202667236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.6292190551758">
                <text:p>90.62921905517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.5775299072266">
                <text:p>93.5775299072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.7465209960938">
                <text:p>95.74652099609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.0479125976563">
                <text:p>97.04791259765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.0287475585938">
                <text:p>97.02874755859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4172515869141">
                <text:p>99.4172515869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050354003906">
                <text:p>102.0503540039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.630210876465">
                <text:p>103.6302108764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4.178123474121">
                <text:p>104.178123474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.906875610352">
                <text:p>100.9068756103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.344123840332">
                <text:p>95.344123840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.8064727783203">
                <text:p>90.80647277832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.2838821411133">
                <text:p>87.28388214111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.5703277587891">
                <text:p>85.57032775878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.9421997070313">
                <text:p>84.94219970703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6.5653228759766">
                <text:p>86.56532287597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.539192199707">
                <text:p>89.539192199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.3235168457031">
                <text:p>91.32351684570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594108581543">
                <text:p>91.5941085815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.1564636230469">
                <text:p>92.15646362304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.6938781738281">
                <text:p>93.69387817382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.8163299560547">
                <text:p>93.81632995605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.6897964477539">
                <text:p>92.68979644775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.0138778686523">
                <text:p>92.01387786865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.8083267211914">
                <text:p>90.8083267211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9.2849960327148">
                <text:p>89.28499603271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.77099609375">
                <text:p>88.7709960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.66259765625">
                <text:p>89.66259765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.99755859375">
                <text:p>90.99755859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.5985336303711">
                <text:p>90.59853363037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.5591201782227">
                <text:p>91.55912017822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2.5354690551758">
                <text:p>92.53546905517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.7212829589844">
                <text:p>94.72128295898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.6327667236328">
                <text:p>95.6327667236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.3796615600586">
                <text:p>95.37966156005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.8277969360352">
                <text:p>94.82779693603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4.0966796875">
                <text:p>94.0966796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.8580093383789">
                <text:p>92.8580093383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.3148040771484">
                <text:p>91.31480407714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.5888824462891">
                <text:p>89.58888244628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.7533264160156">
                <text:p>87.75332641601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.4519958496094">
                <text:p>87.4519958496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.0711975097656">
                <text:p>88.07119750976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.8427200317383">
                <text:p>88.84272003173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.1056289672852">
                <text:p>90.1056289672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8633804321289">
                <text:p>88.86338043212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8.8633804321289">
                <text:p>88.86338043212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.8633804321289">
                <text:p>88.86338043212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.1180267333984">
                <text:p>84.11802673339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.1180267333984">
                <text:p>84.11802673339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.2708129882813">
                <text:p>79.27081298828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.2708129882813">
                <text:p>79.27081298828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.2708129882813">
                <text:p>79.27081298828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.3624877929688">
                <text:p>76.3624877929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.8174896240234">
                <text:p>73.81748962402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.8174896240234">
                <text:p>73.81748962402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.4904937744141">
                <text:p>75.49049377441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4.8942947387695">
                <text:p>64.89429473876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.1365737915039">
                <text:p>70.13657379150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.1365737915039">
                <text:p>70.13657379150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.1365737915039">
                <text:p>70.13657379150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.1365737915039">
                <text:p>70.13657379150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.4819412231445">
                <text:p>80.48194122314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.0891647338867">
                <text:p>87.08916473388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.453498840332">
                <text:p>91.4534988403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.453498840332">
                <text:p>91.4534988403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.07209777832">
                <text:p>102.072097778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7.6432571411133">
                <text:p>87.64325714111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.985954284668">
                <text:p>100.9859542846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.985954284668">
                <text:p>100.9859542846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.985954284668">
                <text:p>100.9859542846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5.391571044922">
                <text:p>105.3915710449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.234939575195">
                <text:p>107.2349395751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.740966796875">
                <text:p>108.740966796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644577026367">
                <text:p>109.6445770263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786743164063">
                <text:p>109.7867431640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072044372559">
                <text:p>109.0720443725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.643226623535">
                <text:p>100.6432266235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.7859344482422">
                <text:p>94.78593444824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0.8715591430664">
                <text:p>90.87155914306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.7229385375977">
                <text:p>87.72293853759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6.2337646484375">
                <text:p>86.2337646484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4.5402603149414">
                <text:p>84.54026031494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.9241561889648">
                <text:p>83.92415618896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9544906616211">
                <text:p>83.95449066162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5.1726913452148">
                <text:p>85.17269134521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7.5036163330078">
                <text:p>87.50361633300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.1021728515625">
                <text:p>88.1021728515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.8613052368164">
                <text:p>88.86130523681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.9167861938477">
                <text:p>88.91678619384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.5500717163086">
                <text:p>88.55007171630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.3300399780273">
                <text:p>88.33003997802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.1980209350586">
                <text:p>88.19802093505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.918815612793">
                <text:p>86.9188156127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.7512893676758">
                <text:p>85.75128936767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.4507751464844">
                <text:p>83.45077514648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3.6704635620117">
                <text:p>83.67046356201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.4022750854492">
                <text:p>79.40227508544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.4413681030273">
                <text:p>68.44136810302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.4413681030273">
                <text:p>68.44136810302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.4413681030273">
                <text:p>68.44136810302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.4413681030273">
                <text:p>68.44136810302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.4413681030273">
                <text:p>68.44136810302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.4413681030273">
                <text:p>68.44136810302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.4413681030273">
                <text:p>68.44136810302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.4413681030273">
                <text:p>68.44136810302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.4413681030273">
                <text:p>68.44136810302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4413681030273">
                <text:p>68.44136810302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.4413681030273">
                <text:p>68.44136810302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.4413681030273">
                <text:p>68.44136810302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.4413681030273">
                <text:p>68.44136810302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.4413681030273">
                <text:p>68.44136810302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8.6648178100586">
                <text:p>78.66481781005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5.5988922119141">
                <text:p>85.59889221191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8.9593353271484">
                <text:p>88.95933532714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8.1755981445313">
                <text:p>88.17559814453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6.9053573608398">
                <text:p>86.90535736083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5.7432174682617">
                <text:p>85.74321746826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.2459335327148">
                <text:p>86.24593353271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6.1475601196289">
                <text:p>86.14756011962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.0885391235352">
                <text:p>86.08853912353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.0531234741211">
                <text:p>86.05312347412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6.4318771362305">
                <text:p>86.43187713623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.6591262817383">
                <text:p>88.65912628173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.3954772949219">
                <text:p>88.39547729492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.6372833251953">
                <text:p>88.63728332519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.9823684692383">
                <text:p>87.98236846923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8.3894195556641">
                <text:p>88.38941955566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7.8336486816406">
                <text:p>87.83364868164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7.1001892089844">
                <text:p>87.10018920898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5.8601150512695">
                <text:p>85.86011505126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.3160705566406">
                <text:p>84.31607055664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.5896453857422">
                <text:p>84.58964538574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.5537872314453">
                <text:p>85.55378723144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8.9322738647461">
                <text:p>88.93227386474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1.3593673706055">
                <text:p>91.35936737060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" chart:interval-major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11cm" svg:y="0.316cm" chart:style-name="ch2">
          <text:p>Unfiltered BPM - LPF: 1 - Ignore: 1 </text:p>
        </chart:title>
        <chart:plot-area chart:style-name="ch3" table:cell-range-address="OG.A5:OG.A166" chart:data-source-has-labels="row" svg:x="1.331cm" svg:y="1.275cm" svg:width="14.349cm" svg:height="7.545cm">
          <chart:coordinate-region svg:x="2.138cm" svg:y="1.475cm" svg:width="13.542cm" svg:height="7.146cm"/>
          <chart:axis chart:dimension="x" chart:name="primary-x" chart:style-name="ch4"/>
          <chart:axis chart:dimension="y" chart:name="primary-y" chart:style-name="ch5">
            <chart:title svg:x="0.451cm" svg:y="5.448cm" chart:style-name="ch6">
              <text:p>BPM</text:p>
            </chart:title>
            <chart:grid chart:style-name="ch7" chart:class="major"/>
          </chart:axis>
          <chart:series chart:style-name="ch8" chart:values-cell-range-address="OG.A6:OG.A166" chart:label-cell-address="OG.A5:OG.A5" chart:class="chart:line">
            <chart:data-point chart:repeated="1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1</text:p>
                <draw:g>
                  <svg:desc>OG.A5:OG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">
                <text:p>92</text:p>
                <draw:g>
                  <svg:desc>OG.A6:OG.A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52cm" svg:y="0.316cm" chart:style-name="ch2">
          <text:p>Filtered BPM - LPF: 0.2 - Ignore: 0.2 </text:p>
        </chart:title>
        <chart:plot-area chart:style-name="ch3" table:cell-range-address="'LPF0.2 Ignore0.2'.A5:'LPF0.2 Ignore0.2'.A166" chart:data-source-has-labels="row" svg:x="1.331cm" svg:y="1.275cm" svg:width="14.349cm" svg:height="7.545cm">
          <chart:coordinate-region svg:x="2.138cm" svg:y="1.475cm" svg:width="13.542cm" svg:height="7.146cm"/>
          <chart:axis chart:dimension="x" chart:name="primary-x" chart:style-name="ch4"/>
          <chart:axis chart:dimension="y" chart:name="primary-y" chart:style-name="ch5">
            <chart:title svg:x="0.451cm" svg:y="5.448cm" chart:style-name="ch6">
              <text:p>BPM</text:p>
            </chart:title>
            <chart:grid chart:style-name="ch7" chart:class="major"/>
          </chart:axis>
          <chart:series chart:style-name="ch8" chart:values-cell-range-address="'LPF0.2 Ignore0.2'.A6:'LPF0.2 Ignore0.2'.A166" chart:label-cell-address="'LPF0.2 Ignore0.2'.A5:'LPF0.2 Ignore0.2'.A5" chart:class="chart:line">
            <chart:data-point chart:repeated="1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1</text:p>
                <draw:g>
                  <svg:desc>'LPF0.2 Ignore0.2'.A5:'LPF0.2 Ignore0.2'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.1999969482422">
                <text:p>91.1999969482422</text:p>
                <draw:g>
                  <svg:desc>'LPF0.2 Ignore0.2'.A6:'LPF0.2 Ignore0.2'.A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.3600006103516">
                <text:p>91.3600006103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6880035400391">
                <text:p>91.6880035400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7504043579102">
                <text:p>91.7504043579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.8003234863281">
                <text:p>91.8003234863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4402618408203">
                <text:p>91.4402618408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9522094726563">
                <text:p>90.9522094726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561767578125">
                <text:p>90.5617675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6494140625">
                <text:p>90.64941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9195327758789">
                <text:p>90.9195327758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.135627746582">
                <text:p>91.135627746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.5084991455078">
                <text:p>91.50849914550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.6067962646484">
                <text:p>92.6067962646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.4854354858398">
                <text:p>93.4854354858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.188346862793">
                <text:p>94.188346862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.5506744384766">
                <text:p>93.550674438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8405380249023">
                <text:p>91.84053802490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.4724273681641">
                <text:p>89.4724273681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.1779403686523">
                <text:p>87.17794036865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.7423553466797">
                <text:p>84.74235534667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.9938812255859">
                <text:p>82.9938812255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.3951034545898">
                <text:p>81.3951034545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.116081237793">
                <text:p>81.1160812377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.0928649902344">
                <text:p>82.09286499023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.4742889404297">
                <text:p>84.47428894042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.9794311523438">
                <text:p>86.9794311523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9.1835479736328">
                <text:p>89.18354797363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.1468353271484">
                <text:p>91.14683532714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.7174682617188">
                <text:p>92.71746826171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.573974609375">
                <text:p>93.573974609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.4591827392578">
                <text:p>95.45918273925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7.5673446655273">
                <text:p>97.56734466552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2538757324219">
                <text:p>99.25387573242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.403099060059">
                <text:p>100.403099060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5224761962891">
                <text:p>99.5224761962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.0179824829102">
                <text:p>97.0179824829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.4143829345703">
                <text:p>94.41438293457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.9315032958984">
                <text:p>91.9315032958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.1452026367188">
                <text:p>90.14520263671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.9161605834961">
                <text:p>88.9161605834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.9329299926758">
                <text:p>88.9329299926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.9463424682617">
                <text:p>89.94634246826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.7570724487305">
                <text:p>90.75707244873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0056610107422">
                <text:p>91.00566101074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.4045257568359">
                <text:p>91.40452575683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.3236236572266">
                <text:p>92.32362365722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.6588973999023">
                <text:p>92.65889739990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.3271179199219">
                <text:p>92.32711791992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.0616912841797">
                <text:p>92.06169128417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.4493560791016">
                <text:p>91.4493560791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.5594863891602">
                <text:p>90.55948638916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.0475921630859">
                <text:p>90.04759216308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.2380752563477">
                <text:p>90.23807525634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.7904586791992">
                <text:p>90.7904586791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.6323699951172">
                <text:p>90.63236999511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.1058959960938">
                <text:p>91.10589599609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.6847152709961">
                <text:p>91.68471527099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.9477691650391">
                <text:p>92.94776916503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.7582168579102">
                <text:p>93.75821685791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.0065765380859">
                <text:p>94.00657653808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.0052642822266">
                <text:p>94.00526428222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.8042144775391">
                <text:p>93.80421447753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.2433700561523">
                <text:p>93.24337005615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2.3946990966797">
                <text:p>92.39469909667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.3157577514648">
                <text:p>91.31575775146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.052604675293">
                <text:p>90.0526046752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9.4420852661133">
                <text:p>89.44208526611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.3536682128906">
                <text:p>89.35366821289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9.4829330444336">
                <text:p>89.48293304443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9863433837891">
                <text:p>89.98634338378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.3890762329102">
                <text:p>89.38907623291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3890762329102">
                <text:p>89.38907623291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9.3890762329102">
                <text:p>89.38907623291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.911262512207">
                <text:p>86.9112625122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.911262512207">
                <text:p>86.9112625122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.9290084838867">
                <text:p>83.92900848388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.9290084838867">
                <text:p>83.92900848388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.9290084838867">
                <text:p>83.92900848388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.5432052612305">
                <text:p>81.54320526123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.2345657348633">
                <text:p>79.23456573486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.2345657348633">
                <text:p>79.23456573486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.9876556396484">
                <text:p>78.98765563964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.9876556396484">
                <text:p>78.98765563964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.7901229858398">
                <text:p>78.79012298583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.7901229858398">
                <text:p>78.7901229858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7901229858398">
                <text:p>78.79012298583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7901229858398">
                <text:p>78.79012298583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7901229858398">
                <text:p>78.79012298583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.7901229858398">
                <text:p>78.79012298583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.7901229858398">
                <text:p>78.79012298583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.7901229858398">
                <text:p>78.7901229858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.7901229858398">
                <text:p>78.7901229858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.2321014404297">
                <text:p>76.23210144042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.2321014404297">
                <text:p>76.23210144042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.2321014404297">
                <text:p>76.23210144042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.2321014404297">
                <text:p>76.23210144042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.2321014404297">
                <text:p>76.23210144042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6.2321014404297">
                <text:p>76.23210144042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.2321014404297">
                <text:p>76.23210144042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.2321014404297">
                <text:p>76.23210144042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6.2321014404297">
                <text:p>76.23210144042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6.2321014404297">
                <text:p>76.23210144042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.5856781005859">
                <text:p>78.58567810058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0.0685424804688">
                <text:p>80.06854248046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.0548324584961">
                <text:p>81.05483245849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1.4438629150391">
                <text:p>81.44386291503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1.9550933837891">
                <text:p>81.95509338378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1.9640731811523">
                <text:p>81.96407318115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.171257019043">
                <text:p>82.1712570190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2.5370025634766">
                <text:p>82.53700256347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3.4296035766602">
                <text:p>83.42960357666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4.9436798095703">
                <text:p>84.94367980957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5.7549438476563">
                <text:p>85.75494384765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6.6039581298828">
                <text:p>86.60395812988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7.0831680297852">
                <text:p>87.08316802978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7.2665328979492">
                <text:p>87.26653289794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7.4132232666016">
                <text:p>87.41322326660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7.5305786132813">
                <text:p>87.53057861328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7.0244598388672">
                <text:p>87.02445983886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6.4195709228516">
                <text:p>86.41957092285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.1356582641602">
                <text:p>85.13565826416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4.9085235595703">
                <text:p>84.90852355957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.5268173217773">
                <text:p>82.52681732177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2.5268173217773">
                <text:p>82.52681732177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5.2214508056641">
                <text:p>85.22145080566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7.3771591186523">
                <text:p>87.37715911865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9.901725769043">
                <text:p>89.9017257690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1.9213790893555">
                <text:p>91.92137908935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.7371063232422">
                <text:p>93.73710632324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6.7896881103516">
                <text:p>96.78968811035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.031753540039">
                <text:p>100.0317535400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.825401306152">
                <text:p>101.8254013061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3.860321044922">
                <text:p>103.8603210449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.088256835938">
                <text:p>105.0882568359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6.270606994629">
                <text:p>106.2706069946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6.816482543945">
                <text:p>106.8164825439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6.253189086914">
                <text:p>106.2531890869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3.802551269531">
                <text:p>103.8025512695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2.242042541504">
                <text:p>102.2420425415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.593635559082">
                <text:p>100.5936355590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7.8749084472656">
                <text:p>97.87490844726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5.2999267578125">
                <text:p>95.2999267578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3.0399398803711">
                <text:p>93.03993988037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.8319549560547">
                <text:p>91.83195495605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.6655654907227">
                <text:p>90.66556549072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9.7324523925781">
                <text:p>89.73245239257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8.9859619140625">
                <text:p>88.9859619140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.5887680053711">
                <text:p>88.58876800537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9.2710113525391">
                <text:p>89.27101135253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9.0168075561523">
                <text:p>89.01680755615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9.0134429931641">
                <text:p>89.01344299316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8.6107559204102">
                <text:p>88.61075592041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8.688606262207">
                <text:p>88.6886062622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8.3508834838867">
                <text:p>88.35088348388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7.8807067871094">
                <text:p>87.88070678710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7.1045684814453">
                <text:p>87.10456848144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.0836563110352">
                <text:p>86.08365631103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5.8669281005859">
                <text:p>85.86692810058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6.0935440063477">
                <text:p>86.09354400634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7.6748352050781">
                <text:p>87.67483520507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9.1398696899414">
                <text:p>89.13986968994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" chart:interval-major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52cm" svg:y="0.316cm" chart:style-name="ch2">
          <text:p>Filtered BPM - LPF: 0.4 - Ignore: 0.2 </text:p>
        </chart:title>
        <chart:plot-area chart:style-name="ch3" table:cell-range-address="'LPF0.4 Ignore0.2'.A5:'LPF0.4 Ignore0.2'.A166" chart:data-source-has-labels="row" svg:x="1.331cm" svg:y="1.275cm" svg:width="14.349cm" svg:height="7.545cm">
          <chart:coordinate-region svg:x="2.138cm" svg:y="1.475cm" svg:width="13.542cm" svg:height="7.146cm"/>
          <chart:axis chart:dimension="x" chart:name="primary-x" chart:style-name="ch4"/>
          <chart:axis chart:dimension="y" chart:name="primary-y" chart:style-name="ch5">
            <chart:title svg:x="0.451cm" svg:y="5.448cm" chart:style-name="ch6">
              <text:p>BPM</text:p>
            </chart:title>
            <chart:grid chart:style-name="ch7" chart:class="major"/>
          </chart:axis>
          <chart:series chart:style-name="ch8" chart:values-cell-range-address="'LPF0.4 Ignore0.2'.A6:'LPF0.4 Ignore0.2'.A166" chart:label-cell-address="'LPF0.4 Ignore0.2'.A5:'LPF0.4 Ignore0.2'.A5" chart:class="chart:line">
            <chart:data-point chart:repeated="1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1</text:p>
                <draw:g>
                  <svg:desc>'LPF0.4 Ignore0.2'.A5:'LPF0.4 Ignore0.2'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.4000015258789">
                <text:p>91.4000015258789</text:p>
                <draw:g>
                  <svg:desc>'LPF0.4 Ignore0.2'.A6:'LPF0.4 Ignore0.2'.A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.6399993896484">
                <text:p>91.6399993896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.1839981079102">
                <text:p>92.1839981079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.1103973388672">
                <text:p>92.1103973388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.0662384033203">
                <text:p>92.0662384033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23974609375">
                <text:p>91.239746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3438491821289">
                <text:p>90.3438491821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.8063125610352">
                <text:p>89.8063125610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2837905883789">
                <text:p>90.2837905883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9702758789063">
                <text:p>90.9702758789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.3821640014648">
                <text:p>91.3821640014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.029296875">
                <text:p>92.02929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.017578125">
                <text:p>94.0175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.2105484008789">
                <text:p>95.2105484008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9263305664063">
                <text:p>95.9263305664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.9557952880859">
                <text:p>93.95579528808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.3734741210938">
                <text:p>90.3734741210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2240829467773">
                <text:p>86.2240829467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.9344482421875">
                <text:p>82.934448242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7606658935547">
                <text:p>79.76066589355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.2564010620117">
                <text:p>78.2564010620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.9538421630859">
                <text:p>76.95384216308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.1723022460938">
                <text:p>78.1723022460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.3033828735352">
                <text:p>81.30338287353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.3820266723633">
                <text:p>86.38202667236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.6292190551758">
                <text:p>90.62921905517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.5775299072266">
                <text:p>93.5775299072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.7465209960938">
                <text:p>95.74652099609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.0479125976563">
                <text:p>97.04791259765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.0287475585938">
                <text:p>97.02874755859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4172515869141">
                <text:p>99.4172515869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050354003906">
                <text:p>102.0503540039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.630210876465">
                <text:p>103.6302108764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4.178123474121">
                <text:p>104.178123474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.906875610352">
                <text:p>100.9068756103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.344123840332">
                <text:p>95.344123840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.8064727783203">
                <text:p>90.80647277832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.2838821411133">
                <text:p>87.28388214111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.5703277587891">
                <text:p>85.57032775878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.9421997070313">
                <text:p>84.94219970703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6.5653228759766">
                <text:p>86.56532287597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.539192199707">
                <text:p>89.539192199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.3235168457031">
                <text:p>91.32351684570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594108581543">
                <text:p>91.5941085815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.1564636230469">
                <text:p>92.15646362304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.6938781738281">
                <text:p>93.69387817382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.8163299560547">
                <text:p>93.81632995605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.6897964477539">
                <text:p>92.68979644775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.0138778686523">
                <text:p>92.01387786865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.8083267211914">
                <text:p>90.8083267211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9.2849960327148">
                <text:p>89.28499603271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.77099609375">
                <text:p>88.7709960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.66259765625">
                <text:p>89.66259765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.99755859375">
                <text:p>90.99755859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.5985336303711">
                <text:p>90.59853363037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.5591201782227">
                <text:p>91.55912017822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2.5354690551758">
                <text:p>92.53546905517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.7212829589844">
                <text:p>94.72128295898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.6327667236328">
                <text:p>95.6327667236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.3796615600586">
                <text:p>95.37966156005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.8277969360352">
                <text:p>94.82779693603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4.0966796875">
                <text:p>94.0966796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.8580093383789">
                <text:p>92.8580093383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.3148040771484">
                <text:p>91.31480407714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.5888824462891">
                <text:p>89.58888244628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.7533264160156">
                <text:p>87.75332641601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.4519958496094">
                <text:p>87.4519958496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.0711975097656">
                <text:p>88.07119750976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.8427200317383">
                <text:p>88.84272003173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.1056289672852">
                <text:p>90.1056289672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8633804321289">
                <text:p>88.86338043212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8.8633804321289">
                <text:p>88.86338043212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.8633804321289">
                <text:p>88.86338043212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.1180267333984">
                <text:p>84.11802673339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.1180267333984">
                <text:p>84.11802673339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.2708129882813">
                <text:p>79.27081298828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.2708129882813">
                <text:p>79.27081298828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.2708129882813">
                <text:p>79.27081298828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.3624877929688">
                <text:p>76.3624877929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.8174896240234">
                <text:p>73.81748962402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.8174896240234">
                <text:p>73.81748962402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.4904937744141">
                <text:p>75.49049377441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5.4904937744141">
                <text:p>75.49049377441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6.4942932128906">
                <text:p>76.49429321289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.4942932128906">
                <text:p>76.49429321289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6.4942932128906">
                <text:p>76.49429321289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6.4942932128906">
                <text:p>76.49429321289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6.4942932128906">
                <text:p>76.49429321289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6.4942932128906">
                <text:p>76.49429321289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6.4942932128906">
                <text:p>76.49429321289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.4942932128906">
                <text:p>76.49429321289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.4942932128906">
                <text:p>76.49429321289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.2965774536133">
                <text:p>72.29657745361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2.2965774536133">
                <text:p>72.29657745361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2.2965774536133">
                <text:p>72.29657745361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.2965774536133">
                <text:p>72.29657745361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.2965774536133">
                <text:p>72.29657745361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2.2965774536133">
                <text:p>72.29657745361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.2965774536133">
                <text:p>72.29657745361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.2965774536133">
                <text:p>72.29657745361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2.2965774536133">
                <text:p>72.29657745361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2.2965774536133">
                <text:p>72.29657745361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.2965774536133">
                <text:p>72.29657745361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7.777946472168">
                <text:p>77.7779464721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0.6667709350586">
                <text:p>80.66677093505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1.6000595092773">
                <text:p>81.60005950927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2.5600357055664">
                <text:p>82.56003570556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2.3360214233398">
                <text:p>82.33602142333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.6016159057617">
                <text:p>82.60161590576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1609725952148">
                <text:p>83.16097259521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.6965866088867">
                <text:p>84.69658660888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7.2179489135742">
                <text:p>87.21794891357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7.9307708740234">
                <text:p>87.93077087402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.7584609985352">
                <text:p>88.75846099853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.8550796508789">
                <text:p>88.85507965087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.5130462646484">
                <text:p>88.51304626464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.3078308105469">
                <text:p>88.30783081054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.184700012207">
                <text:p>88.1847000122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.9108200073242">
                <text:p>86.91082000732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.7464904785156">
                <text:p>85.74649047851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.4478912353516">
                <text:p>83.44789123535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3.6687316894531">
                <text:p>83.66873168945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.401237487793">
                <text:p>79.4012374877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9.401237487793">
                <text:p>79.4012374877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.401237487793">
                <text:p>79.4012374877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9.401237487793">
                <text:p>79.4012374877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9.401237487793">
                <text:p>79.4012374877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.401237487793">
                <text:p>79.4012374877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9.401237487793">
                <text:p>79.4012374877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9.401237487793">
                <text:p>79.4012374877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9.401237487793">
                <text:p>79.4012374877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9.401237487793">
                <text:p>79.4012374877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9.401237487793">
                <text:p>79.4012374877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9.401237487793">
                <text:p>79.4012374877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9.401237487793">
                <text:p>79.4012374877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.401237487793">
                <text:p>79.4012374877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9.401237487793">
                <text:p>79.4012374877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5.2407455444336">
                <text:p>85.24074554443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9.5444488525391">
                <text:p>89.54444885253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.3266677856445">
                <text:p>91.32666778564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.5960006713867">
                <text:p>89.59600067138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7.7575988769531">
                <text:p>87.75759887695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.2545623779297">
                <text:p>86.25456237792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.552734375">
                <text:p>86.552734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6.3316421508789">
                <text:p>86.33164215087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.1989822387695">
                <text:p>86.19898223876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.1193923950195">
                <text:p>86.11939239501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6.4716339111328">
                <text:p>86.47163391113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.6829833984375">
                <text:p>88.6829833984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.4097900390625">
                <text:p>88.40979003906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.6458740234375">
                <text:p>88.64587402343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.9875259399414">
                <text:p>87.98752593994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8.3925170898438">
                <text:p>88.39251708984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7.8355102539063">
                <text:p>87.83551025390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7.1013031005859">
                <text:p>87.10130310058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5.8607788085938">
                <text:p>85.8607788085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.3164672851563">
                <text:p>84.31646728515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.5898818969727">
                <text:p>84.58988189697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.5539321899414">
                <text:p>85.55393218994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8.9323577880859">
                <text:p>88.93235778808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1.3594131469727">
                <text:p>91.35941314697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" chart:interval-major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04cm" svg:y="0.316cm" chart:style-name="ch2">
          <text:p>Filtered BPM - LPF: 0.4 - Ignore: 1</text:p>
        </chart:title>
        <chart:plot-area chart:style-name="ch3" table:cell-range-address="'LPF0.4 Ignore1'.A5:'LPF0.4 Ignore1'.A166" chart:data-source-has-labels="row" svg:x="1.331cm" svg:y="1.275cm" svg:width="14.349cm" svg:height="7.545cm">
          <chart:coordinate-region svg:x="2.138cm" svg:y="1.475cm" svg:width="13.542cm" svg:height="7.146cm"/>
          <chart:axis chart:dimension="x" chart:name="primary-x" chart:style-name="ch4"/>
          <chart:axis chart:dimension="y" chart:name="primary-y" chart:style-name="ch5">
            <chart:title svg:x="0.451cm" svg:y="5.448cm" chart:style-name="ch6">
              <text:p>BPM</text:p>
            </chart:title>
            <chart:grid chart:style-name="ch7" chart:class="major"/>
          </chart:axis>
          <chart:series chart:style-name="ch8" chart:values-cell-range-address="'LPF0.4 Ignore1'.A6:'LPF0.4 Ignore1'.A166" chart:label-cell-address="'LPF0.4 Ignore1'.A5:'LPF0.4 Ignore1'.A5" chart:class="chart:line">
            <chart:data-point chart:repeated="1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1</text:p>
                <draw:g>
                  <svg:desc>'LPF0.4 Ignore1'.A5:'LPF0.4 Ignore1'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.4000015258789">
                <text:p>91.4000015258789</text:p>
                <draw:g>
                  <svg:desc>'LPF0.4 Ignore1'.A6:'LPF0.4 Ignore1'.A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.6399993896484">
                <text:p>91.6399993896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.1839981079102">
                <text:p>92.1839981079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.1103973388672">
                <text:p>92.1103973388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.0662384033203">
                <text:p>92.0662384033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23974609375">
                <text:p>91.239746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3438491821289">
                <text:p>90.3438491821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.8063125610352">
                <text:p>89.8063125610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2837905883789">
                <text:p>90.2837905883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9702758789063">
                <text:p>90.9702758789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.3821640014648">
                <text:p>91.3821640014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.029296875">
                <text:p>92.02929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.017578125">
                <text:p>94.0175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.2105484008789">
                <text:p>95.2105484008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9263305664063">
                <text:p>95.9263305664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.9557952880859">
                <text:p>93.95579528808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.3734741210938">
                <text:p>90.3734741210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2240829467773">
                <text:p>86.2240829467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.9344482421875">
                <text:p>82.934448242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7606658935547">
                <text:p>79.76066589355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.2564010620117">
                <text:p>78.2564010620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.9538421630859">
                <text:p>76.95384216308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.1723022460938">
                <text:p>78.1723022460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.3033828735352">
                <text:p>81.30338287353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.3820266723633">
                <text:p>86.38202667236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.6292190551758">
                <text:p>90.62921905517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.5775299072266">
                <text:p>93.5775299072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.7465209960938">
                <text:p>95.74652099609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.0479125976563">
                <text:p>97.04791259765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.0287475585938">
                <text:p>97.02874755859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4172515869141">
                <text:p>99.4172515869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050354003906">
                <text:p>102.0503540039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.630210876465">
                <text:p>103.6302108764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4.178123474121">
                <text:p>104.178123474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.906875610352">
                <text:p>100.9068756103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.344123840332">
                <text:p>95.344123840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.8064727783203">
                <text:p>90.80647277832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.2838821411133">
                <text:p>87.28388214111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.5703277587891">
                <text:p>85.57032775878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.9421997070313">
                <text:p>84.94219970703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6.5653228759766">
                <text:p>86.56532287597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.539192199707">
                <text:p>89.539192199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.3235168457031">
                <text:p>91.32351684570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594108581543">
                <text:p>91.5941085815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.1564636230469">
                <text:p>92.15646362304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.6938781738281">
                <text:p>93.69387817382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.8163299560547">
                <text:p>93.81632995605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.6897964477539">
                <text:p>92.68979644775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.0138778686523">
                <text:p>92.01387786865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.8083267211914">
                <text:p>90.8083267211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9.2849960327148">
                <text:p>89.28499603271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.77099609375">
                <text:p>88.7709960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.66259765625">
                <text:p>89.66259765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.99755859375">
                <text:p>90.99755859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.5985336303711">
                <text:p>90.59853363037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.5591201782227">
                <text:p>91.55912017822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2.5354690551758">
                <text:p>92.53546905517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.7212829589844">
                <text:p>94.72128295898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.6327667236328">
                <text:p>95.6327667236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.3796615600586">
                <text:p>95.37966156005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.8277969360352">
                <text:p>94.82779693603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4.0966796875">
                <text:p>94.0966796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.8580093383789">
                <text:p>92.8580093383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.3148040771484">
                <text:p>91.31480407714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.5888824462891">
                <text:p>89.58888244628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.7533264160156">
                <text:p>87.75332641601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.4519958496094">
                <text:p>87.4519958496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.0711975097656">
                <text:p>88.07119750976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.8427200317383">
                <text:p>88.84272003173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.1056289672852">
                <text:p>90.1056289672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8633804321289">
                <text:p>88.86338043212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.318031311035">
                <text:p>111.3180313110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.5908203125">
                <text:p>85.5908203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2.1544952392578">
                <text:p>82.15449523925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892700195313">
                <text:p>106.8927001953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2.9356231689453">
                <text:p>92.93562316894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9.361373901367">
                <text:p>109.3613739013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4.016830444336">
                <text:p>144.0168304443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5.210098266602">
                <text:p>115.2100982666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.1260604858398">
                <text:p>97.12606048583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.1260604858398">
                <text:p>97.12606048583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.4756393432617">
                <text:p>89.47563934326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.2853851318359">
                <text:p>73.28538513183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.1712341308594">
                <text:p>75.17123413085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5.1712341308594">
                <text:p>75.17123413085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.7027435302734">
                <text:p>96.70274353027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4.421646118164">
                <text:p>114.4216461181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7.05298614502">
                <text:p>107.052986145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.031791687012">
                <text:p>103.0317916870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.019073486328">
                <text:p>101.0190734863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7.011444091797">
                <text:p>137.0114440917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9.406860351563">
                <text:p>129.4068603515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.04411315918">
                <text:p>104.044113159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0.826469421387">
                <text:p>110.8264694213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7.695877075195">
                <text:p>137.6958770751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1.817520141602">
                <text:p>161.8175201416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1.890518188477">
                <text:p>141.890518188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9.134307861328">
                <text:p>129.1343078613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1.880584716797">
                <text:p>121.8805847167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7.528350830078">
                <text:p>117.5283508300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.517013549805">
                <text:p>114.5170135498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.910209655762">
                <text:p>111.9102096557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.346122741699">
                <text:p>102.3461227416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5.8076705932617">
                <text:p>95.80767059326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1.4846038818359">
                <text:p>91.48460388183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8.0907592773438">
                <text:p>88.09075927734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6.4544525146484">
                <text:p>86.45445251464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4.6726684570313">
                <text:p>84.67266845703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4.0036010742188">
                <text:p>84.00360107421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4.0021591186523">
                <text:p>84.00215911865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5.2012939453125">
                <text:p>85.2012939453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7.5207748413086">
                <text:p>87.52077484130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.1124649047852">
                <text:p>88.11246490478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.8674774169922">
                <text:p>88.86747741699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.9204864501953">
                <text:p>88.92048645019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.5522918701172">
                <text:p>88.55229187011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.3313751220703">
                <text:p>88.33137512207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.1988220214844">
                <text:p>88.19882202148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.9192962646484">
                <text:p>86.91929626464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.751579284668">
                <text:p>85.7515792846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.4509506225586">
                <text:p>83.45095062255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3.6705703735352">
                <text:p>83.67057037353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.40234375">
                <text:p>79.40234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.44140625">
                <text:p>68.44140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.46484375">
                <text:p>79.46484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6.0789031982422">
                <text:p>86.07890319824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1.6473388671875">
                <text:p>91.64733886718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4.9884033203125">
                <text:p>94.98840332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7.3930435180664">
                <text:p>97.39304351806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2.035827636719">
                <text:p>102.0358276367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6.421493530273">
                <text:p>106.4214935302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7.452896118164">
                <text:p>107.4528961181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9.27173614502">
                <text:p>109.271736145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9.563041687012">
                <text:p>109.5630416870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0.137825012207">
                <text:p>110.1378250122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9.682693481445">
                <text:p>109.6826934814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7.409614562988">
                <text:p>107.4096145629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2.045768737793">
                <text:p>102.0457687377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9.6274642944336">
                <text:p>99.62746429443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7.3764801025391">
                <text:p>97.37648010253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.2258911132813">
                <text:p>93.22589111328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.9355316162109">
                <text:p>89.93553161621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7.5613174438477">
                <text:p>87.56131744384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7.3367919921875">
                <text:p>87.3367919921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6.8020782470703">
                <text:p>86.80207824707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.4812469482422">
                <text:p>86.48124694824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.2887496948242">
                <text:p>86.28874969482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6.5732498168945">
                <text:p>86.57324981689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.7439498901367">
                <text:p>88.74394989013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.4463729858398">
                <text:p>88.44637298583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.6678237915039">
                <text:p>88.66782379150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8.0006942749023">
                <text:p>88.00069427490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8.4004135131836">
                <text:p>88.40041351318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7.8402481079102">
                <text:p>87.84024810791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7.1041488647461">
                <text:p>87.10414886474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5.8624877929688">
                <text:p>85.86248779296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.3174896240234">
                <text:p>84.31748962402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.5904922485352">
                <text:p>84.59049224853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.5542984008789">
                <text:p>85.55429840087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8.9325790405273">
                <text:p>88.93257904052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1.3595504760742">
                <text:p>91.35955047607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" chart:interval-major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04cm" svg:y="0.316cm" chart:style-name="ch2">
          <text:p>Filtered BPM - LPF: 0.1 - Ignore: 1</text:p>
        </chart:title>
        <chart:plot-area chart:style-name="ch3" table:cell-range-address="'LPF0.1 Ignore1'.A5:'LPF0.1 Ignore1'.A166" chart:data-source-has-labels="row" svg:x="1.331cm" svg:y="1.275cm" svg:width="14.349cm" svg:height="7.545cm">
          <chart:coordinate-region svg:x="2.138cm" svg:y="1.475cm" svg:width="13.542cm" svg:height="7.146cm"/>
          <chart:axis chart:dimension="x" chart:name="primary-x" chart:style-name="ch4"/>
          <chart:axis chart:dimension="y" chart:name="primary-y" chart:style-name="ch5">
            <chart:title svg:x="0.451cm" svg:y="5.448cm" chart:style-name="ch6">
              <text:p>BPM</text:p>
            </chart:title>
            <chart:grid chart:style-name="ch7" chart:class="major"/>
          </chart:axis>
          <chart:series chart:style-name="ch8" chart:values-cell-range-address="'LPF0.1 Ignore1'.A6:'LPF0.1 Ignore1'.A166" chart:label-cell-address="'LPF0.1 Ignore1'.A5:'LPF0.1 Ignore1'.A5" chart:class="chart:line">
            <chart:data-point chart:repeated="1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1</text:p>
                <draw:g>
                  <svg:desc>'LPF0.1 Ignore1'.A5:'LPF0.1 Ignore1'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.0999984741211">
                <text:p>91.0999984741211</text:p>
                <draw:g>
                  <svg:desc>'LPF0.1 Ignore1'.A6:'LPF0.1 Ignore1'.A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.1900024414063">
                <text:p>91.1900024414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3710021972656">
                <text:p>91.3710021972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338989257813">
                <text:p>91.4338989257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.4905090332031">
                <text:p>91.4905090332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3414611816406">
                <text:p>91.34146118164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1073150634766">
                <text:p>91.1073150634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8965835571289">
                <text:p>90.8965835571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9069290161133">
                <text:p>90.9069290161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0162353515625">
                <text:p>91.01623535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.1146087646484">
                <text:p>91.1146087646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.3031463623047">
                <text:p>91.3031463623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8728332519531">
                <text:p>91.87283325195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.3855514526367">
                <text:p>92.3855514526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.8470001220703">
                <text:p>92.84700012207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.6623001098633">
                <text:p>92.66230010986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8960723876953">
                <text:p>91.8960723876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.7064666748047">
                <text:p>90.7064666748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.4358215332031">
                <text:p>89.4358215332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.9922409057617">
                <text:p>87.99224090576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.7930145263672">
                <text:p>86.79301452636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.6137161254883">
                <text:p>85.61371612548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.0523452758789">
                <text:p>85.0523452758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.1471099853516">
                <text:p>85.14710998535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.0324020385742">
                <text:p>86.03240203857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1291656494141">
                <text:p>87.1291656494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.2162475585938">
                <text:p>88.21624755859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9.2946243286133">
                <text:p>89.2946243286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.2651596069336">
                <text:p>90.26515960693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9386444091797">
                <text:p>90.93864440917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.1447830200195">
                <text:p>92.14478302001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.5303039550781">
                <text:p>93.5303039550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.7772750854492">
                <text:p>94.77727508544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.7995452880859">
                <text:p>95.79954528808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.8195877075195">
                <text:p>95.81958770751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.937629699707">
                <text:p>94.937629699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3.843864440918">
                <text:p>93.8438644409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.6594772338867">
                <text:p>92.65947723388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.6935272216797">
                <text:p>91.6935272216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.9241714477539">
                <text:p>90.92417144775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.7317504882813">
                <text:p>90.73175048828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.0585784912109">
                <text:p>91.05857849121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.3527221679688">
                <text:p>91.35272216796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4174499511719">
                <text:p>91.41744995117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.5757064819336">
                <text:p>91.5757064819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.0181350708008">
                <text:p>92.01813507080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.2163238525391">
                <text:p>92.21632385253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.0946884155273">
                <text:p>92.09468841552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.985221862793">
                <text:p>91.9852218627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.6866989135742">
                <text:p>91.68669891357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1.2180252075195">
                <text:p>91.21802520751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.8962249755859">
                <text:p>90.89622497558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.9066009521484">
                <text:p>90.90660095214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.1159439086914">
                <text:p>91.11594390869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.0043487548828">
                <text:p>91.00434875488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.2039108276367">
                <text:p>91.2039108276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.4835205078125">
                <text:p>91.4835205078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.1351699829102">
                <text:p>92.13516998291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2.6216506958008">
                <text:p>92.62165069580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.859489440918">
                <text:p>92.8594894409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.9735412597656">
                <text:p>92.97354125976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976188659668">
                <text:p>92.976188659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.7785720825195">
                <text:p>92.77857208251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2.4007110595703">
                <text:p>92.40071105957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.8606414794922">
                <text:p>91.86064147949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.1745758056641">
                <text:p>91.17457580566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.7571182250977">
                <text:p>90.75711822509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.5814056396484">
                <text:p>90.5814056396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.5232620239258">
                <text:p>90.52326202392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.6709365844727">
                <text:p>90.67093658447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.303840637207">
                <text:p>90.3038406372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.7734603881836">
                <text:p>95.77346038818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.896110534668">
                <text:p>90.8961105346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.5065002441406">
                <text:p>89.50650024414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4.9558486938477">
                <text:p>94.9558486938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2.6602630615234">
                <text:p>92.66026306152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.7942352294922">
                <text:p>96.79423522949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.7942352294922">
                <text:p>96.79423522949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.314811706543">
                <text:p>94.3148117065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.8833312988281">
                <text:p>91.88333129882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.8833312988281">
                <text:p>91.88333129882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.4949951171875">
                <text:p>90.4949951171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.3454971313477">
                <text:p>86.34549713134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.5109481811523">
                <text:p>85.51094818115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.5109481811523">
                <text:p>85.51094818115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.8598556518555">
                <text:p>89.85985565185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4.9738693237305">
                <text:p>94.97386932373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5.0764846801758">
                <text:p>95.07648468017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.2688369750977">
                <text:p>95.26883697509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.5419540405273">
                <text:p>95.54195404052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.087760925293">
                <text:p>105.0877609252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.378982543945">
                <text:p>106.3789825439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.341087341309">
                <text:p>102.3410873413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.206977844238">
                <text:p>104.2069778442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.586280822754">
                <text:p>111.5862808227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.227653503418">
                <text:p>120.2276535034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9.404884338379">
                <text:p>119.4048843383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8.464393615723">
                <text:p>118.4643936157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7.717956542969">
                <text:p>117.717956542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7.046157836914">
                <text:p>117.0461578369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.34154510498">
                <text:p>116.341545104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5.507392883301">
                <text:p>115.5073928833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.756652832031">
                <text:p>112.7566528320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0.080986022949">
                <text:p>110.0809860229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.572883605957">
                <text:p>107.5728836059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.115592956543">
                <text:p>105.1155929565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3.004035949707">
                <text:p>103.0040359497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.903633117676">
                <text:p>100.9036331176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9.1132659912109">
                <text:p>99.11326599121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7.601936340332">
                <text:p>97.6019363403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6.5417404174805">
                <text:p>96.54174041748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5.9875640869141">
                <text:p>95.98756408691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5.2888107299805">
                <text:p>95.28881072998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.7599258422852">
                <text:p>94.75992584228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4.1839294433594">
                <text:p>94.18392944335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3.5655364990234">
                <text:p>93.56553649902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3.0089797973633">
                <text:p>93.00897979736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2.5080795288086">
                <text:p>92.50807952880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1.7572708129883">
                <text:p>91.75727081298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0.9815444946289">
                <text:p>90.98154449462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.8833923339844">
                <text:p>89.88339233398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9.295051574707">
                <text:p>89.2950515747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7.6655426025391">
                <text:p>87.66554260253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4.098991394043">
                <text:p>84.0989913940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5.2890930175781">
                <text:p>85.28909301757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6.3601837158203">
                <text:p>86.36018371582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.7241668701172">
                <text:p>87.72416687011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.9517517089844">
                <text:p>88.9517517089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0.1565780639648">
                <text:p>90.15657806396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.0409240722656">
                <text:p>92.04092407226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4.136833190918">
                <text:p>94.1368331909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5.6231536865234">
                <text:p>95.62315368652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7.2608413696289">
                <text:p>97.26084136962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8.5347595214844">
                <text:p>98.53475952148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9.7812805175781">
                <text:p>99.78128051757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.703155517578">
                <text:p>100.7031555175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1.032836914063">
                <text:p>101.0328369140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.329551696777">
                <text:p>100.3295516967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9.896598815918">
                <text:p>99.8965988159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.3069381713867">
                <text:p>99.30693817138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8.0762405395508">
                <text:p>98.07624053955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.7686157226563">
                <text:p>96.76861572265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5.4917526245117">
                <text:p>95.49175262451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4.642578125">
                <text:p>94.642578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3.7783203125">
                <text:p>93.7783203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3.00048828125">
                <text:p>93.00048828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2.3004379272461">
                <text:p>92.30043792724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1.770393371582">
                <text:p>91.7703933715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1.7933578491211">
                <text:p>91.79335784912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1.4140243530273">
                <text:p>91.41402435302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1.1726226806641">
                <text:p>91.17262268066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0.7553634643555">
                <text:p>90.75536346435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0.5798263549805">
                <text:p>90.57982635498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0.2218399047852">
                <text:p>90.22183990478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9.7996520996094">
                <text:p>89.79965209960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9.2196884155273">
                <text:p>89.21968841552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8.4977188110352">
                <text:p>88.49771881103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8.14794921875">
                <text:p>88.14794921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8.0331573486328">
                <text:p>88.03315734863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8.6298446655273">
                <text:p>88.62984466552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9.2668609619141">
                <text:p>89.26686096191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" chart:interval-major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04cm" svg:y="0.316cm" chart:style-name="ch2">
          <text:p>Filtered BPM - LPF: 0.2 - Ignore: 1</text:p>
        </chart:title>
        <chart:plot-area chart:style-name="ch3" table:cell-range-address="'LPF0.2 Ignore1'.A5:'LPF0.2 Ignore1'.A166" chart:data-source-has-labels="row" svg:x="1.331cm" svg:y="1.275cm" svg:width="14.349cm" svg:height="7.545cm">
          <chart:coordinate-region svg:x="2.138cm" svg:y="1.475cm" svg:width="13.542cm" svg:height="7.146cm"/>
          <chart:axis chart:dimension="x" chart:name="primary-x" chart:style-name="ch4"/>
          <chart:axis chart:dimension="y" chart:name="primary-y" chart:style-name="ch5">
            <chart:title svg:x="0.451cm" svg:y="5.448cm" chart:style-name="ch6">
              <text:p>BPM</text:p>
            </chart:title>
            <chart:grid chart:style-name="ch7" chart:class="major"/>
          </chart:axis>
          <chart:series chart:style-name="ch8" chart:values-cell-range-address="'LPF0.2 Ignore1'.A6:'LPF0.2 Ignore1'.A166" chart:label-cell-address="'LPF0.2 Ignore1'.A5:'LPF0.2 Ignore1'.A5" chart:class="chart:line">
            <chart:data-point chart:repeated="1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1</text:p>
                <draw:g>
                  <svg:desc>'LPF0.2 Ignore1'.A5:'LPF0.2 Ignore1'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.1999969482422">
                <text:p>91.1999969482422</text:p>
                <draw:g>
                  <svg:desc>'LPF0.2 Ignore1'.A6:'LPF0.2 Ignore1'.A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.3600006103516">
                <text:p>91.3600006103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6880035400391">
                <text:p>91.6880035400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7504043579102">
                <text:p>91.7504043579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.8003234863281">
                <text:p>91.8003234863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4402618408203">
                <text:p>91.4402618408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9522094726563">
                <text:p>90.9522094726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561767578125">
                <text:p>90.5617675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6494140625">
                <text:p>90.64941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9195327758789">
                <text:p>90.9195327758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.135627746582">
                <text:p>91.135627746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.5084991455078">
                <text:p>91.50849914550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.6067962646484">
                <text:p>92.6067962646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.4854354858398">
                <text:p>93.4854354858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.188346862793">
                <text:p>94.188346862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.5506744384766">
                <text:p>93.550674438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8405380249023">
                <text:p>91.84053802490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.4724273681641">
                <text:p>89.4724273681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.1779403686523">
                <text:p>87.17794036865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.7423553466797">
                <text:p>84.74235534667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.9938812255859">
                <text:p>82.9938812255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.3951034545898">
                <text:p>81.3951034545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.116081237793">
                <text:p>81.1160812377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.0928649902344">
                <text:p>82.09286499023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.4742889404297">
                <text:p>84.47428894042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.9794311523438">
                <text:p>86.9794311523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9.1835479736328">
                <text:p>89.18354797363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.1468353271484">
                <text:p>91.14683532714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.7174682617188">
                <text:p>92.71746826171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.573974609375">
                <text:p>93.573974609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.4591827392578">
                <text:p>95.45918273925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7.5673446655273">
                <text:p>97.56734466552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2538757324219">
                <text:p>99.25387573242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.403099060059">
                <text:p>100.403099060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5224761962891">
                <text:p>99.5224761962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.0179824829102">
                <text:p>97.0179824829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.4143829345703">
                <text:p>94.41438293457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.9315032958984">
                <text:p>91.9315032958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.1452026367188">
                <text:p>90.14520263671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.9161605834961">
                <text:p>88.9161605834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.9329299926758">
                <text:p>88.9329299926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.9463424682617">
                <text:p>89.94634246826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.7570724487305">
                <text:p>90.75707244873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0056610107422">
                <text:p>91.00566101074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.4045257568359">
                <text:p>91.40452575683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.3236236572266">
                <text:p>92.32362365722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.6588973999023">
                <text:p>92.65889739990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.3271179199219">
                <text:p>92.32711791992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.0616912841797">
                <text:p>92.06169128417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.4493560791016">
                <text:p>91.4493560791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.5594863891602">
                <text:p>90.55948638916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.0475921630859">
                <text:p>90.04759216308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.2380752563477">
                <text:p>90.23807525634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.7904586791992">
                <text:p>90.7904586791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.6323699951172">
                <text:p>90.63236999511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.1058959960938">
                <text:p>91.10589599609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.6847152709961">
                <text:p>91.68471527099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.9477691650391">
                <text:p>92.94776916503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.7582168579102">
                <text:p>93.75821685791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.0065765380859">
                <text:p>94.00657653808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.0052642822266">
                <text:p>94.00526428222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.8042144775391">
                <text:p>93.80421447753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.2433700561523">
                <text:p>93.24337005615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2.3946990966797">
                <text:p>92.39469909667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1.3157577514648">
                <text:p>91.31575775146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.052604675293">
                <text:p>90.0526046752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9.4420852661133">
                <text:p>89.44208526611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.3536682128906">
                <text:p>89.35366821289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9.4829330444336">
                <text:p>89.48293304443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9863433837891">
                <text:p>89.98634338378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.3890762329102">
                <text:p>89.38907623291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.511260986328">
                <text:p>100.511260986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9.8090057373047">
                <text:p>89.80900573730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7.2472076416016">
                <text:p>87.24720764160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.5977630615234">
                <text:p>98.59776306152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3.2782135009766">
                <text:p>93.27821350097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.422569274902">
                <text:p>101.4225692749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.33805847168">
                <text:p>120.338058471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0.670448303223">
                <text:p>110.6704483032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2.536361694336">
                <text:p>102.5363616943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1.029090881348">
                <text:p>121.0290908813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2.423271179199">
                <text:p>112.4232711791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.7386169433594">
                <text:p>99.73861694335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5.3908920288086">
                <text:p>95.39089202880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0.912712097168">
                <text:p>110.9127120971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4.530166625977">
                <text:p>114.5301666259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9.82413482666">
                <text:p>119.824134826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5.059310913086">
                <text:p>115.0593109130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.447448730469">
                <text:p>111.4474487304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757957458496">
                <text:p>108.7579574584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.206367492676">
                <text:p>125.2063674926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.765090942383">
                <text:p>123.7650909423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.212074279785">
                <text:p>112.2120742797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.969657897949">
                <text:p>113.9696578979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6.775726318359">
                <text:p>126.7757263183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1.020584106445">
                <text:p>141.0205841064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5.216461181641">
                <text:p>135.2164611816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0.17317199707">
                <text:p>130.173171997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6.338539123535">
                <text:p>126.3385391235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3.27082824707">
                <text:p>123.270828247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0.616661071777">
                <text:p>120.6166610717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8.093330383301">
                <text:p>118.0933303833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.074661254883">
                <text:p>112.0746612548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.859725952148">
                <text:p>106.8597259521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.487777709961">
                <text:p>102.4877777099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8.5902252197266">
                <text:p>98.59022521972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5.6721801757813">
                <text:p>95.67218017578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2.937744140625">
                <text:p>92.937744140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0.9501953125">
                <text:p>90.9501953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.5601577758789">
                <text:p>89.56015777587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9.0481262207031">
                <text:p>89.04812622070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9.4384994506836">
                <text:p>89.43849945068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.3507995605469">
                <text:p>89.35079956054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9.4806365966797">
                <text:p>89.48063659667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.3845062255859">
                <text:p>89.38450622558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9.1076049804688">
                <text:p>89.10760498046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.8860855102539">
                <text:p>88.88608551025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.708869934082">
                <text:p>88.7088699340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7.9670944213867">
                <text:p>87.96709442138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7.1736755371094">
                <text:p>87.17367553710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.7389373779297">
                <text:p>85.73893737792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.3911514282227">
                <text:p>85.39115142822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.9129180908203">
                <text:p>82.91291809082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6.7303314208984">
                <text:p>76.73033142089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.5842666625977">
                <text:p>80.58426666259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3.6674118041992">
                <text:p>83.6674118041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.9339294433594">
                <text:p>86.93392944335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9.5471420288086">
                <text:p>89.54714202880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1.8377151489258">
                <text:p>91.83771514892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5.2701721191406">
                <text:p>95.27017211914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8.8161392211914">
                <text:p>98.81613922119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.852912902832">
                <text:p>100.8529129028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3.082328796387">
                <text:p>103.0823287963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4.465866088867">
                <text:p>104.4658660888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5.772689819336">
                <text:p>105.7726898193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6.418151855469">
                <text:p>106.4181518554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5.934524536133">
                <text:p>105.9345245361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3.547622680664">
                <text:p>103.5476226806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2.038101196289">
                <text:p>102.0381011962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.430480957031">
                <text:p>100.4304809570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7.744384765625">
                <text:p>97.744384765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5.1955108642578">
                <text:p>95.19551086425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.9564056396484">
                <text:p>92.95640563964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.7651214599609">
                <text:p>91.76512145996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.6120986938477">
                <text:p>90.61209869384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9.6896820068359">
                <text:p>89.68968200683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8.9517440795898">
                <text:p>88.95174407958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.561393737793">
                <text:p>88.5613937377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9.2491149902344">
                <text:p>89.24911499023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.9992904663086">
                <text:p>88.99929046630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.9994354248047">
                <text:p>88.99943542480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8.5995483398438">
                <text:p>88.59954833984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8.6796417236328">
                <text:p>88.67964172363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8.3437118530273">
                <text:p>88.34371185302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7.8749694824219">
                <text:p>87.87496948242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7.0999755859375">
                <text:p>87.0999755859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.0799789428711">
                <text:p>86.07997894287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5.8639831542969">
                <text:p>85.86398315429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6.0911865234375">
                <text:p>86.0911865234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7.6729507446289">
                <text:p>87.67295074462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9.1383590698242">
                <text:p>89.13835906982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" chart:interval-major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04cm" svg:y="0.316cm" chart:style-name="ch2">
          <text:p>Filtered BPM - LPF: 0.3 - Ignore: 1</text:p>
        </chart:title>
        <chart:plot-area chart:style-name="ch3" table:cell-range-address="'LPF0.3 Ignore1'.A5:'LPF0.3 Ignore1'.A166" chart:data-source-has-labels="row" svg:x="1.331cm" svg:y="1.275cm" svg:width="14.349cm" svg:height="7.545cm">
          <chart:coordinate-region svg:x="2.138cm" svg:y="1.475cm" svg:width="13.542cm" svg:height="7.146cm"/>
          <chart:axis chart:dimension="x" chart:name="primary-x" chart:style-name="ch4"/>
          <chart:axis chart:dimension="y" chart:name="primary-y" chart:style-name="ch5">
            <chart:title svg:x="0.451cm" svg:y="5.448cm" chart:style-name="ch6">
              <text:p>BPM</text:p>
            </chart:title>
            <chart:grid chart:style-name="ch7" chart:class="major"/>
          </chart:axis>
          <chart:series chart:style-name="ch8" chart:values-cell-range-address="'LPF0.3 Ignore1'.A6:'LPF0.3 Ignore1'.A166" chart:label-cell-address="'LPF0.3 Ignore1'.A5:'LPF0.3 Ignore1'.A5" chart:class="chart:line">
            <chart:data-point chart:repeated="1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1</text:p>
                <draw:g>
                  <svg:desc>'LPF0.3 Ignore1'.A5:'LPF0.3 Ignore1'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.3000030517578">
                <text:p>91.3000030517578</text:p>
                <draw:g>
                  <svg:desc>'LPF0.3 Ignore1'.A6:'LPF0.3 Ignore1'.A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.5100021362305">
                <text:p>91.5100021362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9570007324219">
                <text:p>91.9570007324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9699020385742">
                <text:p>91.9699020385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.9789352416992">
                <text:p>91.9789352416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38525390625">
                <text:p>91.3852539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669677734375">
                <text:p>90.66967773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1687774658203">
                <text:p>90.1687774658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4181442260742">
                <text:p>90.4181442260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8927001953125">
                <text:p>90.892700195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.2248916625977">
                <text:p>91.2248916625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.7574234008789">
                <text:p>91.75742340087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.3302001953125">
                <text:p>93.330200195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.4311370849609">
                <text:p>94.43113708496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2017974853516">
                <text:p>95.20179748535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.9412612915039">
                <text:p>93.94126129150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2588806152344">
                <text:p>91.25888061523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.881217956543">
                <text:p>87.8812179565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.9168548583984">
                <text:p>84.9168548583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.9417953491211">
                <text:p>81.94179534912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1592559814453">
                <text:p>80.15925598144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.6114807128906">
                <text:p>78.6114807128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.0280380249023">
                <text:p>79.0280380249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.11962890625">
                <text:p>81.11962890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.9837417602539">
                <text:p>84.98374176025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.588623046875">
                <text:p>88.58862304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1.4120330810547">
                <text:p>91.41203308105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.6884231567383">
                <text:p>93.68842315673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.2818984985352">
                <text:p>95.28189849853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.7973327636719">
                <text:p>95.79733276367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.9581298828125">
                <text:p>97.9581298828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.37068939209">
                <text:p>100.37068939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05948638916">
                <text:p>102.05948638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94164276123">
                <text:p>102.941642761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.859146118164">
                <text:p>100.8591461181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.7014007568359">
                <text:p>96.70140075683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.890983581543">
                <text:p>92.8909835815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9.6236877441406">
                <text:p>89.62368774414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7.6365814208984">
                <text:p>87.63658142089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.5456085205078">
                <text:p>86.54560852050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.2819290161133">
                <text:p>87.28192901611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.2973480224609">
                <text:p>89.29734802246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.7081451416016">
                <text:p>90.7081451416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095703125">
                <text:p>91.095703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.6669921875">
                <text:p>91.6669921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.9668960571289">
                <text:p>92.96689605712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.2768249511719">
                <text:p>93.27682495117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.5937805175781">
                <text:p>92.59378051757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.1156463623047">
                <text:p>92.11564636230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.1809539794922">
                <text:p>91.18095397949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9.9266662597656">
                <text:p>89.92666625976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9.3486633300781">
                <text:p>89.34866333007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.8440628051758">
                <text:p>89.84406280517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.7908477783203">
                <text:p>90.79084777832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.553596496582">
                <text:p>90.5535964965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.2875213623047">
                <text:p>91.28752136230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2.1012649536133">
                <text:p>92.1012649536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.8708877563477">
                <text:p>93.87088775634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.8096237182617">
                <text:p>94.80962371826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.8667373657227">
                <text:p>94.86673736572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.6067123413086">
                <text:p>94.60671234130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4.1246948242188">
                <text:p>94.12469482421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.1872863769531">
                <text:p>93.18728637695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.9310989379883">
                <text:p>91.93109893798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.4517669677734">
                <text:p>90.45176696777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.8162384033203">
                <text:p>88.81623840332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.271369934082">
                <text:p>88.2713699340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.4899597167969">
                <text:p>88.4899597167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.9429702758789">
                <text:p>88.94297027587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8600769042969">
                <text:p>89.86007690429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9.0020523071289">
                <text:p>89.00205230712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5.80143737793">
                <text:p>105.801437377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.161003112793">
                <text:p>88.1610031127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.8126983642578">
                <text:p>84.81269836425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.568885803223">
                <text:p>102.5688858032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3.3982162475586">
                <text:p>93.39821624755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5.578750610352">
                <text:p>105.5787506103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2.705123901367">
                <text:p>132.7051239013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4.493583679199">
                <text:p>114.4935836791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1.1455078125">
                <text:p>101.1455078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9.301849365234">
                <text:p>129.3018493652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3.911293029785">
                <text:p>113.9112930297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4.4379043579102">
                <text:p>94.43790435791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.5065307617188">
                <text:p>89.50653076171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4.554573059082">
                <text:p>114.5545730590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8.888198852539">
                <text:p>118.8881988525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.52173614502">
                <text:p>125.521736145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.665214538574">
                <text:p>116.6652145385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0.765647888184">
                <text:p>110.7656478881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6.93595123291">
                <text:p>106.935951232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2.155166625977">
                <text:p>132.1551666259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7.908615112305">
                <text:p>127.9086151123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.336029052734">
                <text:p>109.3360290527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.835220336914">
                <text:p>112.8352203369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2.384658813477">
                <text:p>132.3846588134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2.069259643555">
                <text:p>152.0692596435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0.048477172852">
                <text:p>140.0484771728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1.033935546875">
                <text:p>131.033935546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.02375793457">
                <text:p>125.023757934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0.816627502441">
                <text:p>120.8166275024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7.571640014648">
                <text:p>117.5716400146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4.700149536133">
                <text:p>114.7001495361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6.690101623535">
                <text:p>106.6901016235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.483070373535">
                <text:p>100.4830703735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.8381500244141">
                <text:p>95.83815002441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1.986701965332">
                <text:p>91.9867019653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9.590690612793">
                <text:p>89.5906906127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7.3134841918945">
                <text:p>87.31348419189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6.0194396972656">
                <text:p>86.01943969726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5.4136047363281">
                <text:p>85.41360473632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5.8895263671875">
                <text:p>85.8895263671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7.4226684570313">
                <text:p>87.42266845703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7.895866394043">
                <text:p>87.8958663940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.5271072387695">
                <text:p>88.52710723876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.6689758300781">
                <text:p>88.66897583007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.4682846069336">
                <text:p>88.46828460693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.3277969360352">
                <text:p>88.32779693603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.2294540405273">
                <text:p>88.22945404052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7.2606201171875">
                <text:p>87.2606201171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6.2824325561523">
                <text:p>86.28243255615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4.397705078125">
                <text:p>84.397705078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4.2783966064453">
                <text:p>84.27839660644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0.8948745727539">
                <text:p>80.89487457275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2.2264099121094">
                <text:p>72.22640991210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.3584899902344">
                <text:p>79.35848999023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4.350944519043">
                <text:p>84.3509445190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9.0456619262695">
                <text:p>89.04566192626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2.3319625854492">
                <text:p>92.33196258544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4.932373046875">
                <text:p>94.932373046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9.1526641845703">
                <text:p>99.15266418457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3.306861877441">
                <text:p>103.3068618774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5.014801025391">
                <text:p>105.0148010253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7.110359191895">
                <text:p>107.1103591918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7.977249145508">
                <text:p>107.9772491455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8.884071350098">
                <text:p>108.8840713500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8.918853759766">
                <text:p>108.9188537597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7.443199157715">
                <text:p>107.4431991577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3.41024017334">
                <text:p>103.410240173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1.187164306641">
                <text:p>101.1871643066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.0310134887695">
                <text:p>99.03101348876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5.4217071533203">
                <text:p>95.42170715332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.2951965332031">
                <text:p>92.29519653320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9.806640625">
                <text:p>89.806640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8.9646453857422">
                <text:p>88.96464538574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8.0752487182617">
                <text:p>88.07524871826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7.4526748657227">
                <text:p>87.45267486572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7.0168685913086">
                <text:p>87.01686859130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7.0118103027344">
                <text:p>87.01181030273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.5082702636719">
                <text:p>88.50827026367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.3557891845703">
                <text:p>88.35578918457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.5490493774414">
                <text:p>88.54904937744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8.0843353271484">
                <text:p>88.08433532714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8.3590316772461">
                <text:p>88.35903167724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7.9513244628906">
                <text:p>87.95132446289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7.3659286499023">
                <text:p>87.36592864990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6.3561477661133">
                <text:p>86.35614776611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5.0493011474609">
                <text:p>85.04930114746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5.0345077514648">
                <text:p>85.03450775146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5.624153137207">
                <text:p>85.6241531372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8.1369094848633">
                <text:p>88.13690948486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.1958389282227">
                <text:p>90.195838928222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